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8cm" svg:height="8.965cm" svg:x="33.925cm" svg:y="7.088cm">
            <draw:object draw:notify-on-update-of-ranges="Sheet1.C1:Sheet1.C1 Sheet1.C2:Sheet1.C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88cm" svg:height="8.965cm" svg:x="14.551cm" svg:y="7.191cm">
            <draw:object draw:notify-on-update-of-ranges="Sheet1.D1:Sheet1.D1 Sheet1.D2:Sheet1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ervals</text:p>
          </table:table-cell>
          <table:table-cell office:value-type="string" calcext:value-type="string">
            <text:p>Merge Sort</text:p>
          </table:table-cell>
          <table:table-cell table:style-name="ce3" office:value-type="string" calcext:value-type="string">
            <text:p>Quick Sort</text:p>
          </table:table-cell>
          <table:table-cell table:style-name="ce4" office:value-type="string" calcext:value-type="string">
            <text:p>Merge Sort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3" calcext:value-type="float">
            <text:p>3E-05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52" calcext:value-type="float">
            <text:p>5.2E-05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79" calcext:value-type="float">
            <text:p>7.9E-05</text:p>
          </table:table-cell>
          <table:table-cell table:number-columns-repeated="5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4" calcext:value-type="float">
            <text:p>0.000104</text:p>
          </table:table-cell>
          <table:table-cell table:number-columns-repeated="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29" calcext:value-type="float">
            <text:p>0.000129</text:p>
          </table:table-cell>
          <table:table-cell table:number-columns-repeated="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59" calcext:value-type="float">
            <text:p>0.000159</text:p>
          </table:table-cell>
          <table:table-cell table:number-columns-repeated="5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184" calcext:value-type="float">
            <text:p>0.000184</text:p>
          </table:table-cell>
          <table:table-cell table:number-columns-repeated="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21" calcext:value-type="float">
            <text:p>0.00021</text:p>
          </table:table-cell>
          <table:table-cell table:number-columns-repeated="5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234" calcext:value-type="float">
            <text:p>0.000234</text:p>
          </table:table-cell>
          <table:table-cell table:number-columns-repeated="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263" calcext:value-type="float">
            <text:p>0.000263</text:p>
          </table:table-cell>
          <table:table-cell table:number-columns-repeated="5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51" calcext:value-type="float">
            <text:p>0.000251</text:p>
          </table:table-cell>
          <table:table-cell table:number-columns-repeated="5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62" calcext:value-type="float">
            <text:p>0.000162</text:p>
          </table:table-cell>
          <table:table-cell table:number-columns-repeated="5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169" calcext:value-type="float">
            <text:p>0.000169</text:p>
          </table:table-cell>
          <table:table-cell table:number-columns-repeated="5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186" calcext:value-type="float">
            <text:p>0.000186</text:p>
          </table:table-cell>
          <table:table-cell table:number-columns-repeated="5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197" calcext:value-type="float">
            <text:p>0.000197</text:p>
          </table:table-cell>
          <table:table-cell table:number-columns-repeated="5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209" calcext:value-type="float">
            <text:p>0.000209</text:p>
          </table:table-cell>
          <table:table-cell table:number-columns-repeated="5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22" calcext:value-type="float">
            <text:p>0.00022</text:p>
          </table:table-cell>
          <table:table-cell table:number-columns-repeated="5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229" calcext:value-type="float">
            <text:p>0.000229</text:p>
          </table:table-cell>
          <table:table-cell table:number-columns-repeated="5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227" calcext:value-type="float">
            <text:p>0.000227</text:p>
          </table:table-cell>
          <table:table-cell table:number-columns-repeated="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234" calcext:value-type="float">
            <text:p>0.000234</text:p>
          </table:table-cell>
          <table:table-cell table:number-columns-repeated="5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294" calcext:value-type="float">
            <text:p>0.000294</text:p>
          </table:table-cell>
          <table:table-cell table:number-columns-repeated="5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257" calcext:value-type="float">
            <text:p>0.000257</text:p>
          </table:table-cell>
          <table:table-cell table:number-columns-repeated="5"/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304" calcext:value-type="float">
            <text:p>0.000304</text:p>
          </table:table-cell>
          <table:table-cell table:number-columns-repeated="5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281" calcext:value-type="float">
            <text:p>0.000281</text:p>
          </table:table-cell>
          <table:table-cell table:number-columns-repeated="5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83" calcext:value-type="float">
            <text:p>0.000283</text:p>
          </table:table-cell>
          <table:table-cell table:number-columns-repeated="5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94" calcext:value-type="float">
            <text:p>0.000294</text:p>
          </table:table-cell>
          <table:table-cell table:number-columns-repeated="5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031" calcext:value-type="float">
            <text:p>0.00031</text:p>
          </table:table-cell>
          <table:table-cell table:number-columns-repeated="5"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322" calcext:value-type="float">
            <text:p>0.000322</text:p>
          </table:table-cell>
          <table:table-cell table:number-columns-repeated="5"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0334" calcext:value-type="float">
            <text:p>0.000334</text:p>
          </table:table-cell>
          <table:table-cell table:number-columns-repeated="5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0344" calcext:value-type="float">
            <text:p>0.000344</text:p>
          </table:table-cell>
          <table:table-cell table:number-columns-repeated="5"/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0355" calcext:value-type="float">
            <text:p>0.000355</text:p>
          </table:table-cell>
          <table:table-cell table:number-columns-repeated="5"/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383" calcext:value-type="float">
            <text:p>0.000383</text:p>
          </table:table-cell>
          <table:table-cell table:number-columns-repeated="5"/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000388" calcext:value-type="float">
            <text:p>0.000388</text:p>
          </table:table-cell>
          <table:table-cell table:number-columns-repeated="5"/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1498" calcext:value-type="float">
            <text:p>0.001498</text:p>
          </table:table-cell>
          <table:table-cell office:value-type="float" office:value="0.000402" calcext:value-type="float">
            <text:p>0.000402</text:p>
          </table:table-cell>
          <table:table-cell table:number-columns-repeated="5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.000408" calcext:value-type="float">
            <text:p>0.000408</text:p>
          </table:table-cell>
          <table:table-cell table:number-columns-repeated="5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.000414" calcext:value-type="float">
            <text:p>0.000414</text:p>
          </table:table-cell>
          <table:table-cell table:number-columns-repeated="5"/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.000435" calcext:value-type="float">
            <text:p>0.000435</text:p>
          </table:table-cell>
          <table:table-cell table:number-columns-repeated="5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0442" calcext:value-type="float">
            <text:p>0.000442</text:p>
          </table:table-cell>
          <table:table-cell table:number-columns-repeated="5"/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1889" calcext:value-type="float">
            <text:p>0.001889</text:p>
          </table:table-cell>
          <table:table-cell office:value-type="float" office:value="0.000454" calcext:value-type="float">
            <text:p>0.000454</text:p>
          </table:table-cell>
          <table:table-cell table:number-columns-repeated="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0463" calcext:value-type="float">
            <text:p>0.000463</text:p>
          </table:table-cell>
          <table:table-cell table:number-columns-repeated="5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2047" calcext:value-type="float">
            <text:p>0.002047</text:p>
          </table:table-cell>
          <table:table-cell office:value-type="float" office:value="0.000472" calcext:value-type="float">
            <text:p>0.000472</text:p>
          </table:table-cell>
          <table:table-cell table:number-columns-repeated="5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000488" calcext:value-type="float">
            <text:p>0.000488</text:p>
          </table:table-cell>
          <table:table-cell table:number-columns-repeated="5"/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2286" calcext:value-type="float">
            <text:p>0.002286</text:p>
          </table:table-cell>
          <table:table-cell office:value-type="float" office:value="0.000534" calcext:value-type="float">
            <text:p>0.000534</text:p>
          </table:table-cell>
          <table:table-cell table:number-columns-repeated="5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.000519" calcext:value-type="float">
            <text:p>0.000519</text:p>
          </table:table-cell>
          <table:table-cell table:number-columns-repeated="5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2595" calcext:value-type="float">
            <text:p>0.002595</text:p>
          </table:table-cell>
          <table:table-cell office:value-type="float" office:value="0.000548" calcext:value-type="float">
            <text:p>0.000548</text:p>
          </table:table-cell>
          <table:table-cell table:number-columns-repeated="5"/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0576" calcext:value-type="float">
            <text:p>0.000576</text:p>
          </table:table-cell>
          <table:table-cell table:number-columns-repeated="5"/>
        </table:table-row>
        <table:table-row table:style-name="ro3">
          <table:table-cell office:value-type="float" office:value="4700" calcext:value-type="float">
            <text:p>4700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00552" calcext:value-type="float">
            <text:p>0.000552</text:p>
          </table:table-cell>
          <table:table-cell table:style-name="ce1" office:value-type="string" calcext:value-type="string">
            <text:p>Observation:</text:p>
          </table:table-cell>
          <table:table-cell/>
          <table:table-cell office:value-type="string" calcext:value-type="string">
            <text:p> <text:span text:style-name="T1">By looking at the above graph an observation can be drawn that merge sort is the fastest</text:span></text:p>
          </table:table-cell>
          <table:table-cell table:number-columns-repeated="2"/>
        </table:table-row>
        <table:table-row table:style-name="ro3">
          <table:table-cell office:value-type="float" office:value="4800" calcext:value-type="float">
            <text:p>4800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0.000583" calcext:value-type="float">
            <text:p>0.000583</text:p>
          </table:table-cell>
          <table:table-cell table:number-columns-repeated="2"/>
          <table:table-cell table:style-name="ce2" office:value-type="string" calcext:value-type="string">
            <text:p>of all the sorts and takes minimum time.</text:p>
          </table:table-cell>
          <table:table-cell table:style-name="ce2" table:number-columns-repeated="2"/>
        </table:table-row>
        <table:table-row table:style-name="ro2">
          <table:table-cell office:value-type="float" office:value="4900" calcext:value-type="float">
            <text:p>4900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0578" calcext:value-type="float">
            <text:p>0.000578</text:p>
          </table:table-cell>
          <table:table-cell table:number-columns-repeated="5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0589" calcext:value-type="float">
            <text:p>0.000589</text:p>
          </table:table-cell>
          <table:table-cell table:number-columns-repeated="5"/>
        </table:table-row>
        <table:table-row table:style-name="ro2">
          <table:table-cell office:value-type="float" office:value="5100" calcext:value-type="float">
            <text:p>5100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.000592" calcext:value-type="float">
            <text:p>0.000592</text:p>
          </table:table-cell>
          <table:table-cell table:number-columns-repeated="5"/>
        </table:table-row>
        <table:table-row table:style-name="ro2">
          <table:table-cell office:value-type="float" office:value="5200" calcext:value-type="float">
            <text:p>5200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0.000645" calcext:value-type="float">
            <text:p>0.000645</text:p>
          </table:table-cell>
          <table:table-cell table:number-columns-repeated="5"/>
        </table:table-row>
        <table:table-row table:style-name="ro2">
          <table:table-cell office:value-type="float" office:value="5300" calcext:value-type="float">
            <text:p>5300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0621" calcext:value-type="float">
            <text:p>0.000621</text:p>
          </table:table-cell>
          <table:table-cell table:number-columns-repeated="5"/>
        </table:table-row>
        <table:table-row table:style-name="ro2">
          <table:table-cell office:value-type="float" office:value="5400" calcext:value-type="float">
            <text:p>5400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0664" calcext:value-type="float">
            <text:p>0.000664</text:p>
          </table:table-cell>
          <table:table-cell table:number-columns-repeated="5"/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0649" calcext:value-type="float">
            <text:p>0.000649</text:p>
          </table:table-cell>
          <table:table-cell table:number-columns-repeated="5"/>
        </table:table-row>
        <table:table-row table:style-name="ro2">
          <table:table-cell office:value-type="float" office:value="5600" calcext:value-type="float">
            <text:p>5600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665" calcext:value-type="float">
            <text:p>0.000665</text:p>
          </table:table-cell>
          <table:table-cell table:number-columns-repeated="5"/>
        </table:table-row>
        <table:table-row table:style-name="ro2">
          <table:table-cell office:value-type="float" office:value="5700" calcext:value-type="float">
            <text:p>5700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0711" calcext:value-type="float">
            <text:p>0.000711</text:p>
          </table:table-cell>
          <table:table-cell table:number-columns-repeated="5"/>
        </table:table-row>
        <table:table-row table:style-name="ro2">
          <table:table-cell office:value-type="float" office:value="5800" calcext:value-type="float">
            <text:p>5800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3993" calcext:value-type="float">
            <text:p>0.003993</text:p>
          </table:table-cell>
          <table:table-cell office:value-type="float" office:value="0.000681" calcext:value-type="float">
            <text:p>0.000681</text:p>
          </table:table-cell>
          <table:table-cell table:number-columns-repeated="5"/>
        </table:table-row>
        <table:table-row table:style-name="ro2">
          <table:table-cell office:value-type="float" office:value="5900" calcext:value-type="float">
            <text:p>5900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4157" calcext:value-type="float">
            <text:p>0.004157</text:p>
          </table:table-cell>
          <table:table-cell office:value-type="float" office:value="0.000692" calcext:value-type="float">
            <text:p>0.000692</text:p>
          </table:table-cell>
          <table:table-cell table:number-columns-repeated="5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0.000732" calcext:value-type="float">
            <text:p>0.000732</text:p>
          </table:table-cell>
          <table:table-cell table:number-columns-repeated="5"/>
        </table:table-row>
        <table:table-row table:style-name="ro2">
          <table:table-cell office:value-type="float" office:value="6100" calcext:value-type="float">
            <text:p>6100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04546" calcext:value-type="float">
            <text:p>0.004546</text:p>
          </table:table-cell>
          <table:table-cell office:value-type="float" office:value="0.000777" calcext:value-type="float">
            <text:p>0.000777</text:p>
          </table:table-cell>
          <table:table-cell table:number-columns-repeated="5"/>
        </table:table-row>
        <table:table-row table:style-name="ro2">
          <table:table-cell office:value-type="float" office:value="6200" calcext:value-type="float">
            <text:p>62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4553" calcext:value-type="float">
            <text:p>0.004553</text:p>
          </table:table-cell>
          <table:table-cell office:value-type="float" office:value="0.00073" calcext:value-type="float">
            <text:p>0.00073</text:p>
          </table:table-cell>
          <table:table-cell table:number-columns-repeated="5"/>
        </table:table-row>
        <table:table-row table:style-name="ro2">
          <table:table-cell office:value-type="float" office:value="6300" calcext:value-type="float">
            <text:p>6300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4691" calcext:value-type="float">
            <text:p>0.004691</text:p>
          </table:table-cell>
          <table:table-cell office:value-type="float" office:value="0.000744" calcext:value-type="float">
            <text:p>0.000744</text:p>
          </table:table-cell>
          <table:table-cell table:number-columns-repeated="5"/>
        </table:table-row>
        <table:table-row table:style-name="ro2">
          <table:table-cell office:value-type="float" office:value="6400" calcext:value-type="float">
            <text:p>6400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4805" calcext:value-type="float">
            <text:p>0.004805</text:p>
          </table:table-cell>
          <table:table-cell office:value-type="float" office:value="0.000759" calcext:value-type="float">
            <text:p>0.000759</text:p>
          </table:table-cell>
          <table:table-cell table:number-columns-repeated="5"/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0.000772" calcext:value-type="float">
            <text:p>0.000772</text:p>
          </table:table-cell>
          <table:table-cell table:number-columns-repeated="5"/>
        </table:table-row>
        <table:table-row table:style-name="ro2">
          <table:table-cell office:value-type="float" office:value="6600" calcext:value-type="float">
            <text:p>6600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5575" calcext:value-type="float">
            <text:p>0.005575</text:p>
          </table:table-cell>
          <table:table-cell office:value-type="float" office:value="0.000801" calcext:value-type="float">
            <text:p>0.000801</text:p>
          </table:table-cell>
          <table:table-cell table:number-columns-repeated="5"/>
        </table:table-row>
        <table:table-row table:style-name="ro2">
          <table:table-cell office:value-type="float" office:value="6700" calcext:value-type="float">
            <text:p>6700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5363" calcext:value-type="float">
            <text:p>0.005363</text:p>
          </table:table-cell>
          <table:table-cell office:value-type="float" office:value="0.000791" calcext:value-type="float">
            <text:p>0.000791</text:p>
          </table:table-cell>
          <table:table-cell table:number-columns-repeated="5"/>
        </table:table-row>
        <table:table-row table:style-name="ro2">
          <table:table-cell office:value-type="float" office:value="6800" calcext:value-type="float">
            <text:p>6800</text:p>
          </table:table-cell>
          <table:table-cell office:value-type="float" office:value="0.000814" calcext:value-type="float">
            <text:p>0.000814</text:p>
          </table:table-cell>
          <table:table-cell office:value-type="float" office:value="0.005492" calcext:value-type="float">
            <text:p>0.005492</text:p>
          </table:table-cell>
          <table:table-cell office:value-type="float" office:value="0.000814" calcext:value-type="float">
            <text:p>0.000814</text:p>
          </table:table-cell>
          <table:table-cell table:number-columns-repeated="5"/>
        </table:table-row>
        <table:table-row table:style-name="ro2">
          <table:table-cell office:value-type="float" office:value="6900" calcext:value-type="float">
            <text:p>6900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5636" calcext:value-type="float">
            <text:p>0.005636</text:p>
          </table:table-cell>
          <table:table-cell office:value-type="float" office:value="0.000819" calcext:value-type="float">
            <text:p>0.000819</text:p>
          </table:table-cell>
          <table:table-cell table:number-columns-repeated="5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5764" calcext:value-type="float">
            <text:p>0.005764</text:p>
          </table:table-cell>
          <table:table-cell office:value-type="float" office:value="0.000828" calcext:value-type="float">
            <text:p>0.000828</text:p>
          </table:table-cell>
          <table:table-cell table:number-columns-repeated="5"/>
        </table:table-row>
        <table:table-row table:style-name="ro2">
          <table:table-cell office:value-type="float" office:value="7100" calcext:value-type="float">
            <text:p>7100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0954" calcext:value-type="float">
            <text:p>0.000954</text:p>
          </table:table-cell>
          <table:table-cell table:number-columns-repeated="5"/>
        </table:table-row>
        <table:table-row table:style-name="ro2">
          <table:table-cell office:value-type="float" office:value="7200" calcext:value-type="float">
            <text:p>7200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6245" calcext:value-type="float">
            <text:p>0.006245</text:p>
          </table:table-cell>
          <table:table-cell office:value-type="float" office:value="0.000883" calcext:value-type="float">
            <text:p>0.000883</text:p>
          </table:table-cell>
          <table:table-cell table:number-columns-repeated="5"/>
        </table:table-row>
        <table:table-row table:style-name="ro2">
          <table:table-cell office:value-type="float" office:value="7300" calcext:value-type="float">
            <text:p>7300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6382" calcext:value-type="float">
            <text:p>0.006382</text:p>
          </table:table-cell>
          <table:table-cell office:value-type="float" office:value="0.000863" calcext:value-type="float">
            <text:p>0.000863</text:p>
          </table:table-cell>
          <table:table-cell table:number-columns-repeated="5"/>
        </table:table-row>
        <table:table-row table:style-name="ro2">
          <table:table-cell office:value-type="float" office:value="7400" calcext:value-type="float">
            <text:p>7400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0.000881" calcext:value-type="float">
            <text:p>0.000881</text:p>
          </table:table-cell>
          <table:table-cell table:number-columns-repeated="5"/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0.000892" calcext:value-type="float">
            <text:p>0.000892</text:p>
          </table:table-cell>
          <table:table-cell table:number-columns-repeated="5"/>
        </table:table-row>
        <table:table-row table:style-name="ro2">
          <table:table-cell office:value-type="float" office:value="7600" calcext:value-type="float">
            <text:p>7600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0.007056" calcext:value-type="float">
            <text:p>0.007056</text:p>
          </table:table-cell>
          <table:table-cell office:value-type="float" office:value="0.000908" calcext:value-type="float">
            <text:p>0.000908</text:p>
          </table:table-cell>
          <table:table-cell table:number-columns-repeated="5"/>
        </table:table-row>
        <table:table-row table:style-name="ro2">
          <table:table-cell office:value-type="float" office:value="7700" calcext:value-type="float">
            <text:p>7700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7067" calcext:value-type="float">
            <text:p>0.007067</text:p>
          </table:table-cell>
          <table:table-cell office:value-type="float" office:value="0.000918" calcext:value-type="float">
            <text:p>0.000918</text:p>
          </table:table-cell>
          <table:table-cell table:number-columns-repeated="5"/>
        </table:table-row>
        <table:table-row table:style-name="ro2">
          <table:table-cell office:value-type="float" office:value="7800" calcext:value-type="float">
            <text:p>7800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0.000927" calcext:value-type="float">
            <text:p>0.000927</text:p>
          </table:table-cell>
          <table:table-cell table:number-columns-repeated="5"/>
        </table:table-row>
        <table:table-row table:style-name="ro2">
          <table:table-cell office:value-type="float" office:value="7900" calcext:value-type="float">
            <text:p>7900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0.001026" calcext:value-type="float">
            <text:p>0.001026</text:p>
          </table:table-cell>
          <table:table-cell table:number-columns-repeated="5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.007675" calcext:value-type="float">
            <text:p>0.007675</text:p>
          </table:table-cell>
          <table:table-cell office:value-type="float" office:value="0.000985" calcext:value-type="float">
            <text:p>0.000985</text:p>
          </table:table-cell>
          <table:table-cell table:number-columns-repeated="5"/>
        </table:table-row>
        <table:table-row table:style-name="ro2">
          <table:table-cell office:value-type="float" office:value="8100" calcext:value-type="float">
            <text:p>8100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7854" calcext:value-type="float">
            <text:p>0.007854</text:p>
          </table:table-cell>
          <table:table-cell office:value-type="float" office:value="0.000958" calcext:value-type="float">
            <text:p>0.000958</text:p>
          </table:table-cell>
          <table:table-cell table:number-columns-repeated="5"/>
        </table:table-row>
        <table:table-row table:style-name="ro2">
          <table:table-cell office:value-type="float" office:value="8200" calcext:value-type="float">
            <text:p>8200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0.001016" calcext:value-type="float">
            <text:p>0.001016</text:p>
          </table:table-cell>
          <table:table-cell table:number-columns-repeated="5"/>
        </table:table-row>
        <table:table-row table:style-name="ro2">
          <table:table-cell office:value-type="float" office:value="8300" calcext:value-type="float">
            <text:p>830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8696" calcext:value-type="float">
            <text:p>0.008696</text:p>
          </table:table-cell>
          <table:table-cell office:value-type="float" office:value="0.00097" calcext:value-type="float">
            <text:p>0.00097</text:p>
          </table:table-cell>
          <table:table-cell table:number-columns-repeated="5"/>
        </table:table-row>
        <table:table-row table:style-name="ro2">
          <table:table-cell office:value-type="float" office:value="8400" calcext:value-type="float">
            <text:p>8400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001016" calcext:value-type="float">
            <text:p>0.001016</text:p>
          </table:table-cell>
          <table:table-cell table:number-columns-repeated="5"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8719" calcext:value-type="float">
            <text:p>0.008719</text:p>
          </table:table-cell>
          <table:table-cell office:value-type="float" office:value="0.001048" calcext:value-type="float">
            <text:p>0.001048</text:p>
          </table:table-cell>
          <table:table-cell table:number-columns-repeated="5"/>
        </table:table-row>
        <table:table-row table:style-name="ro2">
          <table:table-cell office:value-type="float" office:value="8600" calcext:value-type="float">
            <text:p>8600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8809" calcext:value-type="float">
            <text:p>0.008809</text:p>
          </table:table-cell>
          <table:table-cell office:value-type="float" office:value="0.001049" calcext:value-type="float">
            <text:p>0.001049</text:p>
          </table:table-cell>
          <table:table-cell table:number-columns-repeated="5"/>
        </table:table-row>
        <table:table-row table:style-name="ro2">
          <table:table-cell office:value-type="float" office:value="8700" calcext:value-type="float">
            <text:p>8700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8814" calcext:value-type="float">
            <text:p>0.008814</text:p>
          </table:table-cell>
          <table:table-cell office:value-type="float" office:value="0.001103" calcext:value-type="float">
            <text:p>0.001103</text:p>
          </table:table-cell>
          <table:table-cell table:number-columns-repeated="5"/>
        </table:table-row>
        <table:table-row table:style-name="ro2">
          <table:table-cell office:value-type="float" office:value="8800" calcext:value-type="float">
            <text:p>8800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1061" calcext:value-type="float">
            <text:p>0.001061</text:p>
          </table:table-cell>
          <table:table-cell table:number-columns-repeated="5"/>
        </table:table-row>
        <table:table-row table:style-name="ro2">
          <table:table-cell office:value-type="float" office:value="8900" calcext:value-type="float">
            <text:p>8900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9335" calcext:value-type="float">
            <text:p>0.009335</text:p>
          </table:table-cell>
          <table:table-cell office:value-type="float" office:value="0.001058" calcext:value-type="float">
            <text:p>0.001058</text:p>
          </table:table-cell>
          <table:table-cell table:number-columns-repeated="5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9596" calcext:value-type="float">
            <text:p>0.009596</text:p>
          </table:table-cell>
          <table:table-cell office:value-type="float" office:value="0.001085" calcext:value-type="float">
            <text:p>0.001085</text:p>
          </table:table-cell>
          <table:table-cell table:number-columns-repeated="5"/>
        </table:table-row>
        <table:table-row table:style-name="ro2">
          <table:table-cell office:value-type="float" office:value="9100" calcext:value-type="float">
            <text:p>9100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0.001095" calcext:value-type="float">
            <text:p>0.001095</text:p>
          </table:table-cell>
          <table:table-cell table:number-columns-repeated="5"/>
        </table:table-row>
        <table:table-row table:style-name="ro2">
          <table:table-cell office:value-type="float" office:value="9200" calcext:value-type="float">
            <text:p>9200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0.001195" calcext:value-type="float">
            <text:p>0.001195</text:p>
          </table:table-cell>
          <table:table-cell table:number-columns-repeated="5"/>
        </table:table-row>
        <table:table-row table:style-name="ro2">
          <table:table-cell office:value-type="float" office:value="9300" calcext:value-type="float">
            <text:p>9300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10217" calcext:value-type="float">
            <text:p>0.010217</text:p>
          </table:table-cell>
          <table:table-cell office:value-type="float" office:value="0.001114" calcext:value-type="float">
            <text:p>0.001114</text:p>
          </table:table-cell>
          <table:table-cell table:number-columns-repeated="5"/>
        </table:table-row>
        <table:table-row table:style-name="ro2">
          <table:table-cell office:value-type="float" office:value="9400" calcext:value-type="float">
            <text:p>9400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10798" calcext:value-type="float">
            <text:p>0.010798</text:p>
          </table:table-cell>
          <table:table-cell office:value-type="float" office:value="0.001164" calcext:value-type="float">
            <text:p>0.001164</text:p>
          </table:table-cell>
          <table:table-cell table:number-columns-repeated="5"/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10558" calcext:value-type="float">
            <text:p>0.010558</text:p>
          </table:table-cell>
          <table:table-cell office:value-type="float" office:value="0.001198" calcext:value-type="float">
            <text:p>0.001198</text:p>
          </table:table-cell>
          <table:table-cell table:number-columns-repeated="5"/>
        </table:table-row>
        <table:table-row table:style-name="ro2">
          <table:table-cell office:value-type="float" office:value="9600" calcext:value-type="float">
            <text:p>9600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10902" calcext:value-type="float">
            <text:p>0.010902</text:p>
          </table:table-cell>
          <table:table-cell office:value-type="float" office:value="0.001192" calcext:value-type="float">
            <text:p>0.001192</text:p>
          </table:table-cell>
          <table:table-cell table:number-columns-repeated="5"/>
        </table:table-row>
        <table:table-row table:style-name="ro2">
          <table:table-cell office:value-type="float" office:value="9700" calcext:value-type="float">
            <text:p>9700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11301" calcext:value-type="float">
            <text:p>0.011301</text:p>
          </table:table-cell>
          <table:table-cell office:value-type="float" office:value="0.001179" calcext:value-type="float">
            <text:p>0.001179</text:p>
          </table:table-cell>
          <table:table-cell table:number-columns-repeated="5"/>
        </table:table-row>
        <table:table-row table:style-name="ro2">
          <table:table-cell office:value-type="float" office:value="9800" calcext:value-type="float">
            <text:p>9800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11393" calcext:value-type="float">
            <text:p>0.011393</text:p>
          </table:table-cell>
          <table:table-cell office:value-type="float" office:value="0.001167" calcext:value-type="float">
            <text:p>0.001167</text:p>
          </table:table-cell>
          <table:table-cell table:number-columns-repeated="5"/>
        </table:table-row>
        <table:table-row table:style-name="ro2">
          <table:table-cell office:value-type="float" office:value="9900" calcext:value-type="float">
            <text:p>9900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11823" calcext:value-type="float">
            <text:p>0.011823</text:p>
          </table:table-cell>
          <table:table-cell office:value-type="float" office:value="0.001182" calcext:value-type="float">
            <text:p>0.001182</text:p>
          </table:table-cell>
          <table:table-cell table:number-columns-repeated="5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11759" calcext:value-type="float">
            <text:p>0.011759</text:p>
          </table:table-cell>
          <table:table-cell office:value-type="float" office:value="0.00121" calcext:value-type="float">
            <text:p>0.00121</text:p>
          </table:table-cell>
          <table:table-cell table:number-columns-repeated="5"/>
        </table:table-row>
        <table:table-row table:style-name="ro2">
          <table:table-cell office:value-type="float" office:value="10100" calcext:value-type="float">
            <text:p>10100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12421" calcext:value-type="float">
            <text:p>0.012421</text:p>
          </table:table-cell>
          <table:table-cell office:value-type="float" office:value="0.001249" calcext:value-type="float">
            <text:p>0.001249</text:p>
          </table:table-cell>
          <table:table-cell table:number-columns-repeated="5"/>
        </table:table-row>
        <table:table-row table:style-name="ro2">
          <table:table-cell office:value-type="float" office:value="10200" calcext:value-type="float">
            <text:p>10200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.012365" calcext:value-type="float">
            <text:p>0.012365</text:p>
          </table:table-cell>
          <table:table-cell office:value-type="float" office:value="0.001206" calcext:value-type="float">
            <text:p>0.001206</text:p>
          </table:table-cell>
          <table:table-cell table:number-columns-repeated="5"/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2862" calcext:value-type="float">
            <text:p>0.012862</text:p>
          </table:table-cell>
          <table:table-cell office:value-type="float" office:value="0.00127" calcext:value-type="float">
            <text:p>0.00127</text:p>
          </table:table-cell>
          <table:table-cell table:number-columns-repeated="5"/>
        </table:table-row>
        <table:table-row table:style-name="ro2">
          <table:table-cell office:value-type="float" office:value="10400" calcext:value-type="float">
            <text:p>10400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12792" calcext:value-type="float">
            <text:p>0.012792</text:p>
          </table:table-cell>
          <table:table-cell office:value-type="float" office:value="0.001271" calcext:value-type="float">
            <text:p>0.001271</text:p>
          </table:table-cell>
          <table:table-cell table:number-columns-repeated="5"/>
        </table:table-row>
        <table:table-row table:style-name="ro2">
          <table:table-cell office:value-type="float" office:value="10500" calcext:value-type="float">
            <text:p>10500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013053" calcext:value-type="float">
            <text:p>0.013053</text:p>
          </table:table-cell>
          <table:table-cell office:value-type="float" office:value="0.001312" calcext:value-type="float">
            <text:p>0.001312</text:p>
          </table:table-cell>
          <table:table-cell table:number-columns-repeated="5"/>
        </table:table-row>
        <table:table-row table:style-name="ro2">
          <table:table-cell office:value-type="float" office:value="10600" calcext:value-type="float">
            <text:p>10600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13349" calcext:value-type="float">
            <text:p>0.013349</text:p>
          </table:table-cell>
          <table:table-cell office:value-type="float" office:value="0.001266" calcext:value-type="float">
            <text:p>0.001266</text:p>
          </table:table-cell>
          <table:table-cell table:number-columns-repeated="5"/>
        </table:table-row>
        <table:table-row table:style-name="ro2">
          <table:table-cell office:value-type="float" office:value="10700" calcext:value-type="float">
            <text:p>10700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13488" calcext:value-type="float">
            <text:p>0.013488</text:p>
          </table:table-cell>
          <table:table-cell office:value-type="float" office:value="0.001295" calcext:value-type="float">
            <text:p>0.001295</text:p>
          </table:table-cell>
          <table:table-cell table:number-columns-repeated="5"/>
        </table:table-row>
        <table:table-row table:style-name="ro2">
          <table:table-cell office:value-type="float" office:value="10800" calcext:value-type="float">
            <text:p>10800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13872" calcext:value-type="float">
            <text:p>0.013872</text:p>
          </table:table-cell>
          <table:table-cell office:value-type="float" office:value="0.001383" calcext:value-type="float">
            <text:p>0.001383</text:p>
          </table:table-cell>
          <table:table-cell table:number-columns-repeated="5"/>
        </table:table-row>
        <table:table-row table:style-name="ro2">
          <table:table-cell office:value-type="float" office:value="10900" calcext:value-type="float">
            <text:p>10900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333" calcext:value-type="float">
            <text:p>0.001333</text:p>
          </table:table-cell>
          <table:table-cell table:number-columns-repeated="5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14578" calcext:value-type="float">
            <text:p>0.014578</text:p>
          </table:table-cell>
          <table:table-cell office:value-type="float" office:value="0.001351" calcext:value-type="float">
            <text:p>0.001351</text:p>
          </table:table-cell>
          <table:table-cell table:number-columns-repeated="5"/>
        </table:table-row>
        <table:table-row table:style-name="ro2">
          <table:table-cell office:value-type="float" office:value="11100" calcext:value-type="float">
            <text:p>11100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0.001334" calcext:value-type="float">
            <text:p>0.001334</text:p>
          </table:table-cell>
          <table:table-cell table:number-columns-repeated="5"/>
        </table:table-row>
        <table:table-row table:style-name="ro2">
          <table:table-cell office:value-type="float" office:value="11200" calcext:value-type="float">
            <text:p>11200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0.001415" calcext:value-type="float">
            <text:p>0.001415</text:p>
          </table:table-cell>
          <table:table-cell table:number-columns-repeated="5"/>
        </table:table-row>
        <table:table-row table:style-name="ro2">
          <table:table-cell office:value-type="float" office:value="11300" calcext:value-type="float">
            <text:p>11300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0.015158" calcext:value-type="float">
            <text:p>0.015158</text:p>
          </table:table-cell>
          <table:table-cell office:value-type="float" office:value="0.001402" calcext:value-type="float">
            <text:p>0.001402</text:p>
          </table:table-cell>
          <table:table-cell table:number-columns-repeated="5"/>
        </table:table-row>
        <table:table-row table:style-name="ro2">
          <table:table-cell office:value-type="float" office:value="11400" calcext:value-type="float">
            <text:p>11400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15268" calcext:value-type="float">
            <text:p>0.015268</text:p>
          </table:table-cell>
          <table:table-cell office:value-type="float" office:value="0.001408" calcext:value-type="float">
            <text:p>0.001408</text:p>
          </table:table-cell>
          <table:table-cell table:number-columns-repeated="5"/>
        </table:table-row>
        <table:table-row table:style-name="ro2">
          <table:table-cell office:value-type="float" office:value="11500" calcext:value-type="float">
            <text:p>11500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15848" calcext:value-type="float">
            <text:p>0.015848</text:p>
          </table:table-cell>
          <table:table-cell office:value-type="float" office:value="0.00138" calcext:value-type="float">
            <text:p>0.00138</text:p>
          </table:table-cell>
          <table:table-cell table:number-columns-repeated="5"/>
        </table:table-row>
        <table:table-row table:style-name="ro2">
          <table:table-cell office:value-type="float" office:value="11600" calcext:value-type="float">
            <text:p>11600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015759" calcext:value-type="float">
            <text:p>0.015759</text:p>
          </table:table-cell>
          <table:table-cell office:value-type="float" office:value="0.001426" calcext:value-type="float">
            <text:p>0.001426</text:p>
          </table:table-cell>
          <table:table-cell table:number-columns-repeated="5"/>
        </table:table-row>
        <table:table-row table:style-name="ro2">
          <table:table-cell office:value-type="float" office:value="11700" calcext:value-type="float">
            <text:p>11700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.016436" calcext:value-type="float">
            <text:p>0.016436</text:p>
          </table:table-cell>
          <table:table-cell office:value-type="float" office:value="0.001423" calcext:value-type="float">
            <text:p>0.001423</text:p>
          </table:table-cell>
          <table:table-cell table:number-columns-repeated="5"/>
        </table:table-row>
        <table:table-row table:style-name="ro2">
          <table:table-cell office:value-type="float" office:value="11800" calcext:value-type="float">
            <text:p>11800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16596" calcext:value-type="float">
            <text:p>0.016596</text:p>
          </table:table-cell>
          <table:table-cell office:value-type="float" office:value="0.001417" calcext:value-type="float">
            <text:p>0.001417</text:p>
          </table:table-cell>
          <table:table-cell table:number-columns-repeated="5"/>
        </table:table-row>
        <table:table-row table:style-name="ro2">
          <table:table-cell office:value-type="float" office:value="11900" calcext:value-type="float">
            <text:p>11900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.017206" calcext:value-type="float">
            <text:p>0.017206</text:p>
          </table:table-cell>
          <table:table-cell office:value-type="float" office:value="0.001423" calcext:value-type="float">
            <text:p>0.001423</text:p>
          </table:table-cell>
          <table:table-cell table:number-columns-repeated="5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.017324" calcext:value-type="float">
            <text:p>0.017324</text:p>
          </table:table-cell>
          <table:table-cell office:value-type="float" office:value="0.001512" calcext:value-type="float">
            <text:p>0.001512</text:p>
          </table:table-cell>
          <table:table-cell table:number-columns-repeated="5"/>
        </table:table-row>
        <table:table-row table:style-name="ro2">
          <table:table-cell office:value-type="float" office:value="12100" calcext:value-type="float">
            <text:p>12100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17353" calcext:value-type="float">
            <text:p>0.017353</text:p>
          </table:table-cell>
          <table:table-cell office:value-type="float" office:value="0.00149" calcext:value-type="float">
            <text:p>0.00149</text:p>
          </table:table-cell>
          <table:table-cell table:number-columns-repeated="5"/>
        </table:table-row>
        <table:table-row table:style-name="ro2">
          <table:table-cell office:value-type="float" office:value="12200" calcext:value-type="float">
            <text:p>12200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17921" calcext:value-type="float">
            <text:p>0.017921</text:p>
          </table:table-cell>
          <table:table-cell office:value-type="float" office:value="0.001454" calcext:value-type="float">
            <text:p>0.001454</text:p>
          </table:table-cell>
          <table:table-cell table:number-columns-repeated="5"/>
        </table:table-row>
        <table:table-row table:style-name="ro2">
          <table:table-cell office:value-type="float" office:value="12300" calcext:value-type="float">
            <text:p>12300</text:p>
          </table:table-cell>
          <table:table-cell office:value-type="float" office:value="0.001504" calcext:value-type="float">
            <text:p>0.001504</text:p>
          </table:table-cell>
          <table:table-cell office:value-type="float" office:value="0.017834" calcext:value-type="float">
            <text:p>0.017834</text:p>
          </table:table-cell>
          <table:table-cell office:value-type="float" office:value="0.001504" calcext:value-type="float">
            <text:p>0.001504</text:p>
          </table:table-cell>
          <table:table-cell table:number-columns-repeated="5"/>
        </table:table-row>
        <table:table-row table:style-name="ro2">
          <table:table-cell office:value-type="float" office:value="12400" calcext:value-type="float">
            <text:p>12400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0.018073" calcext:value-type="float">
            <text:p>0.018073</text:p>
          </table:table-cell>
          <table:table-cell office:value-type="float" office:value="0.001539" calcext:value-type="float">
            <text:p>0.001539</text:p>
          </table:table-cell>
          <table:table-cell table:number-columns-repeated="5"/>
        </table:table-row>
        <table:table-row table:style-name="ro2">
          <table:table-cell office:value-type="float" office:value="12500" calcext:value-type="float">
            <text:p>12500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18549" calcext:value-type="float">
            <text:p>0.018549</text:p>
          </table:table-cell>
          <table:table-cell office:value-type="float" office:value="0.001534" calcext:value-type="float">
            <text:p>0.001534</text:p>
          </table:table-cell>
          <table:table-cell table:number-columns-repeated="5"/>
        </table:table-row>
        <table:table-row table:style-name="ro2">
          <table:table-cell office:value-type="float" office:value="12600" calcext:value-type="float">
            <text:p>12600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01595" calcext:value-type="float">
            <text:p>0.001595</text:p>
          </table:table-cell>
          <table:table-cell table:number-columns-repeated="5"/>
        </table:table-row>
        <table:table-row table:style-name="ro2">
          <table:table-cell office:value-type="float" office:value="12700" calcext:value-type="float">
            <text:p>12700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0.018964" calcext:value-type="float">
            <text:p>0.018964</text:p>
          </table:table-cell>
          <table:table-cell office:value-type="float" office:value="0.001659" calcext:value-type="float">
            <text:p>0.001659</text:p>
          </table:table-cell>
          <table:table-cell table:number-columns-repeated="5"/>
        </table:table-row>
        <table:table-row table:style-name="ro2">
          <table:table-cell office:value-type="float" office:value="12800" calcext:value-type="float">
            <text:p>12800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19547" calcext:value-type="float">
            <text:p>0.019547</text:p>
          </table:table-cell>
          <table:table-cell office:value-type="float" office:value="0.00154" calcext:value-type="float">
            <text:p>0.00154</text:p>
          </table:table-cell>
          <table:table-cell table:number-columns-repeated="5"/>
        </table:table-row>
        <table:table-row table:style-name="ro2">
          <table:table-cell office:value-type="float" office:value="12900" calcext:value-type="float">
            <text:p>12900</text:p>
          </table:table-cell>
          <table:table-cell office:value-type="float" office:value="0.001581" calcext:value-type="float">
            <text:p>0.001581</text:p>
          </table:table-cell>
          <table:table-cell office:value-type="float" office:value="0.019646" calcext:value-type="float">
            <text:p>0.019646</text:p>
          </table:table-cell>
          <table:table-cell office:value-type="float" office:value="0.001581" calcext:value-type="float">
            <text:p>0.001581</text:p>
          </table:table-cell>
          <table:table-cell table:number-columns-repeated="5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.020411" calcext:value-type="float">
            <text:p>0.020411</text:p>
          </table:table-cell>
          <table:table-cell office:value-type="float" office:value="0.001672" calcext:value-type="float">
            <text:p>0.001672</text:p>
          </table:table-cell>
          <table:table-cell table:number-columns-repeated="5"/>
        </table:table-row>
        <table:table-row table:style-name="ro2">
          <table:table-cell office:value-type="float" office:value="13100" calcext:value-type="float">
            <text:p>13100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20743" calcext:value-type="float">
            <text:p>0.020743</text:p>
          </table:table-cell>
          <table:table-cell office:value-type="float" office:value="0.001759" calcext:value-type="float">
            <text:p>0.001759</text:p>
          </table:table-cell>
          <table:table-cell table:number-columns-repeated="5"/>
        </table:table-row>
        <table:table-row table:style-name="ro2">
          <table:table-cell office:value-type="float" office:value="13200" calcext:value-type="float">
            <text:p>13200</text:p>
          </table:table-cell>
          <table:table-cell office:value-type="float" office:value="0.001719" calcext:value-type="float">
            <text:p>0.001719</text:p>
          </table:table-cell>
          <table:table-cell office:value-type="float" office:value="0.020792" calcext:value-type="float">
            <text:p>0.020792</text:p>
          </table:table-cell>
          <table:table-cell office:value-type="float" office:value="0.001719" calcext:value-type="float">
            <text:p>0.001719</text:p>
          </table:table-cell>
          <table:table-cell table:number-columns-repeated="5"/>
        </table:table-row>
        <table:table-row table:style-name="ro2">
          <table:table-cell office:value-type="float" office:value="13300" calcext:value-type="float">
            <text:p>13300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22005" calcext:value-type="float">
            <text:p>0.022005</text:p>
          </table:table-cell>
          <table:table-cell office:value-type="float" office:value="0.001714" calcext:value-type="float">
            <text:p>0.001714</text:p>
          </table:table-cell>
          <table:table-cell table:number-columns-repeated="5"/>
        </table:table-row>
        <table:table-row table:style-name="ro2">
          <table:table-cell office:value-type="float" office:value="13400" calcext:value-type="float">
            <text:p>13400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021482" calcext:value-type="float">
            <text:p>0.021482</text:p>
          </table:table-cell>
          <table:table-cell office:value-type="float" office:value="0.001704" calcext:value-type="float">
            <text:p>0.001704</text:p>
          </table:table-cell>
          <table:table-cell table:number-columns-repeated="5"/>
        </table:table-row>
        <table:table-row table:style-name="ro2">
          <table:table-cell office:value-type="float" office:value="13500" calcext:value-type="float">
            <text:p>1350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22141" calcext:value-type="float">
            <text:p>0.022141</text:p>
          </table:table-cell>
          <table:table-cell office:value-type="float" office:value="0.00175" calcext:value-type="float">
            <text:p>0.00175</text:p>
          </table:table-cell>
          <table:table-cell table:number-columns-repeated="5"/>
        </table:table-row>
        <table:table-row table:style-name="ro2">
          <table:table-cell office:value-type="float" office:value="13600" calcext:value-type="float">
            <text:p>13600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.022312" calcext:value-type="float">
            <text:p>0.022312</text:p>
          </table:table-cell>
          <table:table-cell office:value-type="float" office:value="0.001726" calcext:value-type="float">
            <text:p>0.001726</text:p>
          </table:table-cell>
          <table:table-cell table:number-columns-repeated="5"/>
        </table:table-row>
        <table:table-row table:style-name="ro2">
          <table:table-cell office:value-type="float" office:value="13700" calcext:value-type="float">
            <text:p>13700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22554" calcext:value-type="float">
            <text:p>0.022554</text:p>
          </table:table-cell>
          <table:table-cell office:value-type="float" office:value="0.00172" calcext:value-type="float">
            <text:p>0.00172</text:p>
          </table:table-cell>
          <table:table-cell table:number-columns-repeated="5"/>
        </table:table-row>
        <table:table-row table:style-name="ro2">
          <table:table-cell office:value-type="float" office:value="13800" calcext:value-type="float">
            <text:p>13800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023074" calcext:value-type="float">
            <text:p>0.023074</text:p>
          </table:table-cell>
          <table:table-cell office:value-type="float" office:value="0.001824" calcext:value-type="float">
            <text:p>0.001824</text:p>
          </table:table-cell>
          <table:table-cell table:number-columns-repeated="5"/>
        </table:table-row>
        <table:table-row table:style-name="ro2">
          <table:table-cell office:value-type="float" office:value="13900" calcext:value-type="float">
            <text:p>13900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023238" calcext:value-type="float">
            <text:p>0.023238</text:p>
          </table:table-cell>
          <table:table-cell office:value-type="float" office:value="0.001737" calcext:value-type="float">
            <text:p>0.001737</text:p>
          </table:table-cell>
          <table:table-cell table:number-columns-repeated="5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01809" calcext:value-type="float">
            <text:p>0.001809</text:p>
          </table:table-cell>
          <table:table-cell table:number-columns-repeated="5"/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024186" calcext:value-type="float">
            <text:p>0.024186</text:p>
          </table:table-cell>
          <table:table-cell office:value-type="float" office:value="0.001797" calcext:value-type="float">
            <text:p>0.001797</text:p>
          </table:table-cell>
          <table:table-cell table:number-columns-repeated="5"/>
        </table:table-row>
        <table:table-row table:style-name="ro2">
          <table:table-cell office:value-type="float" office:value="14200" calcext:value-type="float">
            <text:p>14200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024101" calcext:value-type="float">
            <text:p>0.024101</text:p>
          </table:table-cell>
          <table:table-cell office:value-type="float" office:value="0.001766" calcext:value-type="float">
            <text:p>0.001766</text:p>
          </table:table-cell>
          <table:table-cell table:number-columns-repeated="5"/>
        </table:table-row>
        <table:table-row table:style-name="ro2">
          <table:table-cell office:value-type="float" office:value="14300" calcext:value-type="float">
            <text:p>14300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24167" calcext:value-type="float">
            <text:p>0.024167</text:p>
          </table:table-cell>
          <table:table-cell office:value-type="float" office:value="0.00172" calcext:value-type="float">
            <text:p>0.00172</text:p>
          </table:table-cell>
          <table:table-cell table:number-columns-repeated="5"/>
        </table:table-row>
        <table:table-row table:style-name="ro2">
          <table:table-cell office:value-type="float" office:value="14400" calcext:value-type="float">
            <text:p>14400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0.024433" calcext:value-type="float">
            <text:p>0.024433</text:p>
          </table:table-cell>
          <table:table-cell office:value-type="float" office:value="0.001762" calcext:value-type="float">
            <text:p>0.001762</text:p>
          </table:table-cell>
          <table:table-cell table:number-columns-repeated="5"/>
        </table:table-row>
        <table:table-row table:style-name="ro2">
          <table:table-cell office:value-type="float" office:value="14500" calcext:value-type="float">
            <text:p>14500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024945" calcext:value-type="float">
            <text:p>0.024945</text:p>
          </table:table-cell>
          <table:table-cell office:value-type="float" office:value="0.001851" calcext:value-type="float">
            <text:p>0.001851</text:p>
          </table:table-cell>
          <table:table-cell table:number-columns-repeated="5"/>
        </table:table-row>
        <table:table-row table:style-name="ro2">
          <table:table-cell office:value-type="float" office:value="14600" calcext:value-type="float">
            <text:p>14600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.024952" calcext:value-type="float">
            <text:p>0.024952</text:p>
          </table:table-cell>
          <table:table-cell office:value-type="float" office:value="0.001858" calcext:value-type="float">
            <text:p>0.001858</text:p>
          </table:table-cell>
          <table:table-cell table:number-columns-repeated="5"/>
        </table:table-row>
        <table:table-row table:style-name="ro2">
          <table:table-cell office:value-type="float" office:value="14700" calcext:value-type="float">
            <text:p>14700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.025439" calcext:value-type="float">
            <text:p>0.025439</text:p>
          </table:table-cell>
          <table:table-cell office:value-type="float" office:value="0.001856" calcext:value-type="float">
            <text:p>0.001856</text:p>
          </table:table-cell>
          <table:table-cell table:number-columns-repeated="5"/>
        </table:table-row>
        <table:table-row table:style-name="ro2">
          <table:table-cell office:value-type="float" office:value="14800" calcext:value-type="float">
            <text:p>14800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026056" calcext:value-type="float">
            <text:p>0.026056</text:p>
          </table:table-cell>
          <table:table-cell office:value-type="float" office:value="0.001797" calcext:value-type="float">
            <text:p>0.001797</text:p>
          </table:table-cell>
          <table:table-cell table:number-columns-repeated="5"/>
        </table:table-row>
        <table:table-row table:style-name="ro2">
          <table:table-cell office:value-type="float" office:value="14900" calcext:value-type="float">
            <text:p>14900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26255" calcext:value-type="float">
            <text:p>0.026255</text:p>
          </table:table-cell>
          <table:table-cell office:value-type="float" office:value="0.001807" calcext:value-type="float">
            <text:p>0.001807</text:p>
          </table:table-cell>
          <table:table-cell table:number-columns-repeated="5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026804" calcext:value-type="float">
            <text:p>0.026804</text:p>
          </table:table-cell>
          <table:table-cell office:value-type="float" office:value="0.001824" calcext:value-type="float">
            <text:p>0.001824</text:p>
          </table:table-cell>
          <table:table-cell table:number-columns-repeated="5"/>
        </table:table-row>
        <table:table-row table:style-name="ro2">
          <table:table-cell office:value-type="float" office:value="15100" calcext:value-type="float">
            <text:p>15100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.027029" calcext:value-type="float">
            <text:p>0.027029</text:p>
          </table:table-cell>
          <table:table-cell office:value-type="float" office:value="0.001936" calcext:value-type="float">
            <text:p>0.001936</text:p>
          </table:table-cell>
          <table:table-cell table:number-columns-repeated="5"/>
        </table:table-row>
        <table:table-row table:style-name="ro2">
          <table:table-cell office:value-type="float" office:value="15200" calcext:value-type="float">
            <text:p>15200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01939" calcext:value-type="float">
            <text:p>0.001939</text:p>
          </table:table-cell>
          <table:table-cell table:number-columns-repeated="5"/>
        </table:table-row>
        <table:table-row table:style-name="ro2">
          <table:table-cell office:value-type="float" office:value="15300" calcext:value-type="float">
            <text:p>15300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2836" calcext:value-type="float">
            <text:p>0.02836</text:p>
          </table:table-cell>
          <table:table-cell office:value-type="float" office:value="0.001914" calcext:value-type="float">
            <text:p>0.001914</text:p>
          </table:table-cell>
          <table:table-cell table:number-columns-repeated="5"/>
        </table:table-row>
        <table:table-row table:style-name="ro2">
          <table:table-cell office:value-type="float" office:value="15400" calcext:value-type="float">
            <text:p>15400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28422" calcext:value-type="float">
            <text:p>0.028422</text:p>
          </table:table-cell>
          <table:table-cell office:value-type="float" office:value="0.001965" calcext:value-type="float">
            <text:p>0.001965</text:p>
          </table:table-cell>
          <table:table-cell table:number-columns-repeated="5"/>
        </table:table-row>
        <table:table-row table:style-name="ro2">
          <table:table-cell office:value-type="float" office:value="15500" calcext:value-type="float">
            <text:p>15500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28684" calcext:value-type="float">
            <text:p>0.028684</text:p>
          </table:table-cell>
          <table:table-cell office:value-type="float" office:value="0.001974" calcext:value-type="float">
            <text:p>0.001974</text:p>
          </table:table-cell>
          <table:table-cell table:number-columns-repeated="5"/>
        </table:table-row>
        <table:table-row table:style-name="ro2">
          <table:table-cell office:value-type="float" office:value="15600" calcext:value-type="float">
            <text:p>15600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.029114" calcext:value-type="float">
            <text:p>0.029114</text:p>
          </table:table-cell>
          <table:table-cell office:value-type="float" office:value="0.001932" calcext:value-type="float">
            <text:p>0.001932</text:p>
          </table:table-cell>
          <table:table-cell table:number-columns-repeated="5"/>
        </table:table-row>
        <table:table-row table:style-name="ro2">
          <table:table-cell office:value-type="float" office:value="15700" calcext:value-type="float">
            <text:p>15700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29093" calcext:value-type="float">
            <text:p>0.029093</text:p>
          </table:table-cell>
          <table:table-cell office:value-type="float" office:value="0.001909" calcext:value-type="float">
            <text:p>0.001909</text:p>
          </table:table-cell>
          <table:table-cell table:number-columns-repeated="5"/>
        </table:table-row>
        <table:table-row table:style-name="ro2">
          <table:table-cell office:value-type="float" office:value="15800" calcext:value-type="float">
            <text:p>15800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29355" calcext:value-type="float">
            <text:p>0.029355</text:p>
          </table:table-cell>
          <table:table-cell office:value-type="float" office:value="0.00198" calcext:value-type="float">
            <text:p>0.00198</text:p>
          </table:table-cell>
          <table:table-cell table:number-columns-repeated="5"/>
        </table:table-row>
        <table:table-row table:style-name="ro2">
          <table:table-cell office:value-type="float" office:value="15900" calcext:value-type="float">
            <text:p>15900</text:p>
          </table:table-cell>
          <table:table-cell office:value-type="float" office:value="0.002012" calcext:value-type="float">
            <text:p>0.002012</text:p>
          </table:table-cell>
          <table:table-cell office:value-type="float" office:value="0.030073" calcext:value-type="float">
            <text:p>0.030073</text:p>
          </table:table-cell>
          <table:table-cell office:value-type="float" office:value="0.002012" calcext:value-type="float">
            <text:p>0.002012</text:p>
          </table:table-cell>
          <table:table-cell table:number-columns-repeated="5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30309" calcext:value-type="float">
            <text:p>0.030309</text:p>
          </table:table-cell>
          <table:table-cell office:value-type="float" office:value="0.001993" calcext:value-type="float">
            <text:p>0.001993</text:p>
          </table:table-cell>
          <table:table-cell table:number-columns-repeated="5"/>
        </table:table-row>
        <table:table-row table:style-name="ro2">
          <table:table-cell office:value-type="float" office:value="16100" calcext:value-type="float">
            <text:p>16100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30526" calcext:value-type="float">
            <text:p>0.030526</text:p>
          </table:table-cell>
          <table:table-cell office:value-type="float" office:value="0.001966" calcext:value-type="float">
            <text:p>0.001966</text:p>
          </table:table-cell>
          <table:table-cell table:number-columns-repeated="5"/>
        </table:table-row>
        <table:table-row table:style-name="ro2">
          <table:table-cell office:value-type="float" office:value="16200" calcext:value-type="float">
            <text:p>16200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31037" calcext:value-type="float">
            <text:p>0.031037</text:p>
          </table:table-cell>
          <table:table-cell office:value-type="float" office:value="0.001959" calcext:value-type="float">
            <text:p>0.001959</text:p>
          </table:table-cell>
          <table:table-cell table:number-columns-repeated="5"/>
        </table:table-row>
        <table:table-row table:style-name="ro2">
          <table:table-cell office:value-type="float" office:value="16300" calcext:value-type="float">
            <text:p>16300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31406" calcext:value-type="float">
            <text:p>0.031406</text:p>
          </table:table-cell>
          <table:table-cell office:value-type="float" office:value="0.001968" calcext:value-type="float">
            <text:p>0.001968</text:p>
          </table:table-cell>
          <table:table-cell table:number-columns-repeated="5"/>
        </table:table-row>
        <table:table-row table:style-name="ro2">
          <table:table-cell office:value-type="float" office:value="16400" calcext:value-type="float">
            <text:p>16400</text:p>
          </table:table-cell>
          <table:table-cell office:value-type="float" office:value="0.002009" calcext:value-type="float">
            <text:p>0.002009</text:p>
          </table:table-cell>
          <table:table-cell office:value-type="float" office:value="0.032733" calcext:value-type="float">
            <text:p>0.032733</text:p>
          </table:table-cell>
          <table:table-cell office:value-type="float" office:value="0.002009" calcext:value-type="float">
            <text:p>0.002009</text:p>
          </table:table-cell>
          <table:table-cell table:number-columns-repeated="5"/>
        </table:table-row>
        <table:table-row table:style-name="ro2">
          <table:table-cell office:value-type="float" office:value="16500" calcext:value-type="float">
            <text:p>16500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33327" calcext:value-type="float">
            <text:p>0.033327</text:p>
          </table:table-cell>
          <table:table-cell office:value-type="float" office:value="0.002051" calcext:value-type="float">
            <text:p>0.002051</text:p>
          </table:table-cell>
          <table:table-cell table:number-columns-repeated="5"/>
        </table:table-row>
        <table:table-row table:style-name="ro2">
          <table:table-cell office:value-type="float" office:value="16600" calcext:value-type="float">
            <text:p>16600</text:p>
          </table:table-cell>
          <table:table-cell office:value-type="float" office:value="0.002118" calcext:value-type="float">
            <text:p>0.002118</text:p>
          </table:table-cell>
          <table:table-cell office:value-type="float" office:value="0.033102" calcext:value-type="float">
            <text:p>0.033102</text:p>
          </table:table-cell>
          <table:table-cell office:value-type="float" office:value="0.002118" calcext:value-type="float">
            <text:p>0.002118</text:p>
          </table:table-cell>
          <table:table-cell table:number-columns-repeated="5"/>
        </table:table-row>
        <table:table-row table:style-name="ro2">
          <table:table-cell office:value-type="float" office:value="16700" calcext:value-type="float">
            <text:p>16700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033161" calcext:value-type="float">
            <text:p>0.033161</text:p>
          </table:table-cell>
          <table:table-cell office:value-type="float" office:value="0.002037" calcext:value-type="float">
            <text:p>0.002037</text:p>
          </table:table-cell>
          <table:table-cell table:number-columns-repeated="5"/>
        </table:table-row>
        <table:table-row table:style-name="ro2">
          <table:table-cell office:value-type="float" office:value="16800" calcext:value-type="float">
            <text:p>16800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033376" calcext:value-type="float">
            <text:p>0.033376</text:p>
          </table:table-cell>
          <table:table-cell office:value-type="float" office:value="0.002051" calcext:value-type="float">
            <text:p>0.002051</text:p>
          </table:table-cell>
          <table:table-cell table:number-columns-repeated="5"/>
        </table:table-row>
        <table:table-row table:style-name="ro2">
          <table:table-cell office:value-type="float" office:value="16900" calcext:value-type="float">
            <text:p>16900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0.034087" calcext:value-type="float">
            <text:p>0.034087</text:p>
          </table:table-cell>
          <table:table-cell office:value-type="float" office:value="0.002127" calcext:value-type="float">
            <text:p>0.002127</text:p>
          </table:table-cell>
          <table:table-cell table:number-columns-repeated="5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34923" calcext:value-type="float">
            <text:p>0.034923</text:p>
          </table:table-cell>
          <table:table-cell office:value-type="float" office:value="0.002141" calcext:value-type="float">
            <text:p>0.002141</text:p>
          </table:table-cell>
          <table:table-cell table:number-columns-repeated="5"/>
        </table:table-row>
        <table:table-row table:style-name="ro2">
          <table:table-cell office:value-type="float" office:value="17100" calcext:value-type="float">
            <text:p>17100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36151" calcext:value-type="float">
            <text:p>0.036151</text:p>
          </table:table-cell>
          <table:table-cell office:value-type="float" office:value="0.002165" calcext:value-type="float">
            <text:p>0.002165</text:p>
          </table:table-cell>
          <table:table-cell table:number-columns-repeated="5"/>
        </table:table-row>
        <table:table-row table:style-name="ro2">
          <table:table-cell office:value-type="float" office:value="17200" calcext:value-type="float">
            <text:p>17200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0.002173" calcext:value-type="float">
            <text:p>0.002173</text:p>
          </table:table-cell>
          <table:table-cell table:number-columns-repeated="5"/>
        </table:table-row>
        <table:table-row table:style-name="ro2">
          <table:table-cell office:value-type="float" office:value="17300" calcext:value-type="float">
            <text:p>17300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035803" calcext:value-type="float">
            <text:p>0.035803</text:p>
          </table:table-cell>
          <table:table-cell office:value-type="float" office:value="0.002235" calcext:value-type="float">
            <text:p>0.002235</text:p>
          </table:table-cell>
          <table:table-cell table:number-columns-repeated="5"/>
        </table:table-row>
        <table:table-row table:style-name="ro2">
          <table:table-cell office:value-type="float" office:value="17400" calcext:value-type="float">
            <text:p>17400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2133" calcext:value-type="float">
            <text:p>0.002133</text:p>
          </table:table-cell>
          <table:table-cell table:number-columns-repeated="5"/>
        </table:table-row>
        <table:table-row table:style-name="ro2">
          <table:table-cell office:value-type="float" office:value="17500" calcext:value-type="float">
            <text:p>17500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036191" calcext:value-type="float">
            <text:p>0.036191</text:p>
          </table:table-cell>
          <table:table-cell office:value-type="float" office:value="0.002227" calcext:value-type="float">
            <text:p>0.002227</text:p>
          </table:table-cell>
          <table:table-cell table:number-columns-repeated="5"/>
        </table:table-row>
        <table:table-row table:style-name="ro2">
          <table:table-cell office:value-type="float" office:value="17600" calcext:value-type="float">
            <text:p>17600</text:p>
          </table:table-cell>
          <table:table-cell office:value-type="float" office:value="0.002214" calcext:value-type="float">
            <text:p>0.002214</text:p>
          </table:table-cell>
          <table:table-cell office:value-type="float" office:value="0.03648" calcext:value-type="float">
            <text:p>0.03648</text:p>
          </table:table-cell>
          <table:table-cell office:value-type="float" office:value="0.002214" calcext:value-type="float">
            <text:p>0.002214</text:p>
          </table:table-cell>
          <table:table-cell table:number-columns-repeated="5"/>
        </table:table-row>
        <table:table-row table:style-name="ro2">
          <table:table-cell office:value-type="float" office:value="17700" calcext:value-type="float">
            <text:p>17700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36614" calcext:value-type="float">
            <text:p>0.036614</text:p>
          </table:table-cell>
          <table:table-cell office:value-type="float" office:value="0.00229" calcext:value-type="float">
            <text:p>0.00229</text:p>
          </table:table-cell>
          <table:table-cell table:number-columns-repeated="5"/>
        </table:table-row>
        <table:table-row table:style-name="ro2">
          <table:table-cell office:value-type="float" office:value="17800" calcext:value-type="float">
            <text:p>17800</text:p>
          </table:table-cell>
          <table:table-cell office:value-type="float" office:value="0.002194" calcext:value-type="float">
            <text:p>0.002194</text:p>
          </table:table-cell>
          <table:table-cell office:value-type="float" office:value="0.037645" calcext:value-type="float">
            <text:p>0.037645</text:p>
          </table:table-cell>
          <table:table-cell office:value-type="float" office:value="0.002194" calcext:value-type="float">
            <text:p>0.002194</text:p>
          </table:table-cell>
          <table:table-cell table:number-columns-repeated="5"/>
        </table:table-row>
        <table:table-row table:style-name="ro2">
          <table:table-cell office:value-type="float" office:value="17900" calcext:value-type="float">
            <text:p>17900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37867" calcext:value-type="float">
            <text:p>0.037867</text:p>
          </table:table-cell>
          <table:table-cell office:value-type="float" office:value="0.002269" calcext:value-type="float">
            <text:p>0.002269</text:p>
          </table:table-cell>
          <table:table-cell table:number-columns-repeated="5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0.038226" calcext:value-type="float">
            <text:p>0.038226</text:p>
          </table:table-cell>
          <table:table-cell office:value-type="float" office:value="0.002219" calcext:value-type="float">
            <text:p>0.002219</text:p>
          </table:table-cell>
          <table:table-cell table:number-columns-repeated="5"/>
        </table:table-row>
        <table:table-row table:style-name="ro2">
          <table:table-cell office:value-type="float" office:value="18100" calcext:value-type="float">
            <text:p>18100</text:p>
          </table:table-cell>
          <table:table-cell office:value-type="float" office:value="0.002239" calcext:value-type="float">
            <text:p>0.002239</text:p>
          </table:table-cell>
          <table:table-cell office:value-type="float" office:value="0.038823" calcext:value-type="float">
            <text:p>0.038823</text:p>
          </table:table-cell>
          <table:table-cell office:value-type="float" office:value="0.002239" calcext:value-type="float">
            <text:p>0.002239</text:p>
          </table:table-cell>
          <table:table-cell table:number-columns-repeated="5"/>
        </table:table-row>
        <table:table-row table:style-name="ro2">
          <table:table-cell office:value-type="float" office:value="18200" calcext:value-type="float">
            <text:p>18200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3888" calcext:value-type="float">
            <text:p>0.03888</text:p>
          </table:table-cell>
          <table:table-cell office:value-type="float" office:value="0.002299" calcext:value-type="float">
            <text:p>0.002299</text:p>
          </table:table-cell>
          <table:table-cell table:number-columns-repeated="5"/>
        </table:table-row>
        <table:table-row table:style-name="ro2">
          <table:table-cell office:value-type="float" office:value="18300" calcext:value-type="float">
            <text:p>18300</text:p>
          </table:table-cell>
          <table:table-cell office:value-type="float" office:value="0.002307" calcext:value-type="float">
            <text:p>0.002307</text:p>
          </table:table-cell>
          <table:table-cell office:value-type="float" office:value="0.039795" calcext:value-type="float">
            <text:p>0.039795</text:p>
          </table:table-cell>
          <table:table-cell office:value-type="float" office:value="0.002307" calcext:value-type="float">
            <text:p>0.002307</text:p>
          </table:table-cell>
          <table:table-cell table:number-columns-repeated="5"/>
        </table:table-row>
        <table:table-row table:style-name="ro2">
          <table:table-cell office:value-type="float" office:value="18400" calcext:value-type="float">
            <text:p>18400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.040077" calcext:value-type="float">
            <text:p>0.040077</text:p>
          </table:table-cell>
          <table:table-cell office:value-type="float" office:value="0.002296" calcext:value-type="float">
            <text:p>0.002296</text:p>
          </table:table-cell>
          <table:table-cell table:number-columns-repeated="5"/>
        </table:table-row>
        <table:table-row table:style-name="ro2">
          <table:table-cell office:value-type="float" office:value="18500" calcext:value-type="float">
            <text:p>18500</text:p>
          </table:table-cell>
          <table:table-cell office:value-type="float" office:value="0.002261" calcext:value-type="float">
            <text:p>0.002261</text:p>
          </table:table-cell>
          <table:table-cell office:value-type="float" office:value="0.040601" calcext:value-type="float">
            <text:p>0.040601</text:p>
          </table:table-cell>
          <table:table-cell office:value-type="float" office:value="0.002261" calcext:value-type="float">
            <text:p>0.002261</text:p>
          </table:table-cell>
          <table:table-cell table:number-columns-repeated="5"/>
        </table:table-row>
        <table:table-row table:style-name="ro2">
          <table:table-cell office:value-type="float" office:value="18600" calcext:value-type="float">
            <text:p>18600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.040358" calcext:value-type="float">
            <text:p>0.040358</text:p>
          </table:table-cell>
          <table:table-cell office:value-type="float" office:value="0.002518" calcext:value-type="float">
            <text:p>0.002518</text:p>
          </table:table-cell>
          <table:table-cell table:number-columns-repeated="5"/>
        </table:table-row>
        <table:table-row table:style-name="ro2">
          <table:table-cell office:value-type="float" office:value="18700" calcext:value-type="float">
            <text:p>18700</text:p>
          </table:table-cell>
          <table:table-cell office:value-type="float" office:value="0.002334" calcext:value-type="float">
            <text:p>0.002334</text:p>
          </table:table-cell>
          <table:table-cell office:value-type="float" office:value="0.041479" calcext:value-type="float">
            <text:p>0.041479</text:p>
          </table:table-cell>
          <table:table-cell office:value-type="float" office:value="0.002334" calcext:value-type="float">
            <text:p>0.002334</text:p>
          </table:table-cell>
          <table:table-cell table:number-columns-repeated="5"/>
        </table:table-row>
        <table:table-row table:style-name="ro2">
          <table:table-cell office:value-type="float" office:value="18800" calcext:value-type="float">
            <text:p>18800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041538" calcext:value-type="float">
            <text:p>0.041538</text:p>
          </table:table-cell>
          <table:table-cell office:value-type="float" office:value="0.002404" calcext:value-type="float">
            <text:p>0.002404</text:p>
          </table:table-cell>
          <table:table-cell table:number-columns-repeated="5"/>
        </table:table-row>
        <table:table-row table:style-name="ro2">
          <table:table-cell office:value-type="float" office:value="18900" calcext:value-type="float">
            <text:p>18900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42236" calcext:value-type="float">
            <text:p>0.042236</text:p>
          </table:table-cell>
          <table:table-cell office:value-type="float" office:value="0.002374" calcext:value-type="float">
            <text:p>0.002374</text:p>
          </table:table-cell>
          <table:table-cell table:number-columns-repeated="5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.042667" calcext:value-type="float">
            <text:p>0.042667</text:p>
          </table:table-cell>
          <table:table-cell office:value-type="float" office:value="0.002555" calcext:value-type="float">
            <text:p>0.002555</text:p>
          </table:table-cell>
          <table:table-cell table:number-columns-repeated="5"/>
        </table:table-row>
        <table:table-row table:style-name="ro2">
          <table:table-cell office:value-type="float" office:value="19100" calcext:value-type="float">
            <text:p>19100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0.042725" calcext:value-type="float">
            <text:p>0.042725</text:p>
          </table:table-cell>
          <table:table-cell office:value-type="float" office:value="0.002384" calcext:value-type="float">
            <text:p>0.002384</text:p>
          </table:table-cell>
          <table:table-cell table:number-columns-repeated="5"/>
        </table:table-row>
        <table:table-row table:style-name="ro2">
          <table:table-cell office:value-type="float" office:value="19200" calcext:value-type="float">
            <text:p>19200</text:p>
          </table:table-cell>
          <table:table-cell office:value-type="float" office:value="0.002405" calcext:value-type="float">
            <text:p>0.002405</text:p>
          </table:table-cell>
          <table:table-cell office:value-type="float" office:value="0.043493" calcext:value-type="float">
            <text:p>0.043493</text:p>
          </table:table-cell>
          <table:table-cell office:value-type="float" office:value="0.002405" calcext:value-type="float">
            <text:p>0.002405</text:p>
          </table:table-cell>
          <table:table-cell table:number-columns-repeated="5"/>
        </table:table-row>
        <table:table-row table:style-name="ro2">
          <table:table-cell office:value-type="float" office:value="19300" calcext:value-type="float">
            <text:p>19300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.044188" calcext:value-type="float">
            <text:p>0.044188</text:p>
          </table:table-cell>
          <table:table-cell office:value-type="float" office:value="0.002389" calcext:value-type="float">
            <text:p>0.002389</text:p>
          </table:table-cell>
          <table:table-cell table:number-columns-repeated="5"/>
        </table:table-row>
        <table:table-row table:style-name="ro2">
          <table:table-cell office:value-type="float" office:value="19400" calcext:value-type="float">
            <text:p>19400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.044221" calcext:value-type="float">
            <text:p>0.044221</text:p>
          </table:table-cell>
          <table:table-cell office:value-type="float" office:value="0.002487" calcext:value-type="float">
            <text:p>0.002487</text:p>
          </table:table-cell>
          <table:table-cell table:number-columns-repeated="5"/>
        </table:table-row>
        <table:table-row table:style-name="ro2">
          <table:table-cell office:value-type="float" office:value="19500" calcext:value-type="float">
            <text:p>19500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045343" calcext:value-type="float">
            <text:p>0.045343</text:p>
          </table:table-cell>
          <table:table-cell office:value-type="float" office:value="0.002468" calcext:value-type="float">
            <text:p>0.002468</text:p>
          </table:table-cell>
          <table:table-cell table:number-columns-repeated="5"/>
        </table:table-row>
        <table:table-row table:style-name="ro2">
          <table:table-cell office:value-type="float" office:value="19600" calcext:value-type="float">
            <text:p>19600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0.045064" calcext:value-type="float">
            <text:p>0.045064</text:p>
          </table:table-cell>
          <table:table-cell office:value-type="float" office:value="0.002474" calcext:value-type="float">
            <text:p>0.002474</text:p>
          </table:table-cell>
          <table:table-cell table:number-columns-repeated="5"/>
        </table:table-row>
        <table:table-row table:style-name="ro2">
          <table:table-cell office:value-type="float" office:value="19700" calcext:value-type="float">
            <text:p>19700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.045642" calcext:value-type="float">
            <text:p>0.045642</text:p>
          </table:table-cell>
          <table:table-cell office:value-type="float" office:value="0.002472" calcext:value-type="float">
            <text:p>0.002472</text:p>
          </table:table-cell>
          <table:table-cell table:number-columns-repeated="5"/>
        </table:table-row>
        <table:table-row table:style-name="ro2">
          <table:table-cell office:value-type="float" office:value="19800" calcext:value-type="float">
            <text:p>19800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45821" calcext:value-type="float">
            <text:p>0.045821</text:p>
          </table:table-cell>
          <table:table-cell office:value-type="float" office:value="0.002475" calcext:value-type="float">
            <text:p>0.002475</text:p>
          </table:table-cell>
          <table:table-cell table:number-columns-repeated="5"/>
        </table:table-row>
        <table:table-row table:style-name="ro2">
          <table:table-cell office:value-type="float" office:value="19900" calcext:value-type="float">
            <text:p>19900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46923" calcext:value-type="float">
            <text:p>0.046923</text:p>
          </table:table-cell>
          <table:table-cell office:value-type="float" office:value="0.002503" calcext:value-type="float">
            <text:p>0.002503</text:p>
          </table:table-cell>
          <table:table-cell table:number-columns-repeated="5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46991" calcext:value-type="float">
            <text:p>0.046991</text:p>
          </table:table-cell>
          <table:table-cell office:value-type="float" office:value="0.002495" calcext:value-type="float">
            <text:p>0.002495</text:p>
          </table:table-cell>
          <table:table-cell table:number-columns-repeated="5"/>
        </table:table-row>
        <table:table-row table:style-name="ro2">
          <table:table-cell office:value-type="float" office:value="20100" calcext:value-type="float">
            <text:p>20100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047864" calcext:value-type="float">
            <text:p>0.047864</text:p>
          </table:table-cell>
          <table:table-cell office:value-type="float" office:value="0.002525" calcext:value-type="float">
            <text:p>0.002525</text:p>
          </table:table-cell>
          <table:table-cell table:number-columns-repeated="5"/>
        </table:table-row>
        <table:table-row table:style-name="ro2">
          <table:table-cell office:value-type="float" office:value="20200" calcext:value-type="float">
            <text:p>2020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48379" calcext:value-type="float">
            <text:p>0.048379</text:p>
          </table:table-cell>
          <table:table-cell office:value-type="float" office:value="0.002481" calcext:value-type="float">
            <text:p>0.002481</text:p>
          </table:table-cell>
          <table:table-cell table:number-columns-repeated="5"/>
        </table:table-row>
        <table:table-row table:style-name="ro2">
          <table:table-cell office:value-type="float" office:value="20300" calcext:value-type="float">
            <text:p>20300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.048762" calcext:value-type="float">
            <text:p>0.048762</text:p>
          </table:table-cell>
          <table:table-cell office:value-type="float" office:value="0.002491" calcext:value-type="float">
            <text:p>0.002491</text:p>
          </table:table-cell>
          <table:table-cell table:number-columns-repeated="5"/>
        </table:table-row>
        <table:table-row table:style-name="ro2">
          <table:table-cell office:value-type="float" office:value="20400" calcext:value-type="float">
            <text:p>20400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049098" calcext:value-type="float">
            <text:p>0.049098</text:p>
          </table:table-cell>
          <table:table-cell office:value-type="float" office:value="0.002549" calcext:value-type="float">
            <text:p>0.002549</text:p>
          </table:table-cell>
          <table:table-cell table:number-columns-repeated="5"/>
        </table:table-row>
        <table:table-row table:style-name="ro2">
          <table:table-cell office:value-type="float" office:value="20500" calcext:value-type="float">
            <text:p>20500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49498" calcext:value-type="float">
            <text:p>0.049498</text:p>
          </table:table-cell>
          <table:table-cell office:value-type="float" office:value="0.002551" calcext:value-type="float">
            <text:p>0.002551</text:p>
          </table:table-cell>
          <table:table-cell table:number-columns-repeated="5"/>
        </table:table-row>
        <table:table-row table:style-name="ro2">
          <table:table-cell office:value-type="float" office:value="20600" calcext:value-type="float">
            <text:p>20600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049662" calcext:value-type="float">
            <text:p>0.049662</text:p>
          </table:table-cell>
          <table:table-cell office:value-type="float" office:value="0.002525" calcext:value-type="float">
            <text:p>0.002525</text:p>
          </table:table-cell>
          <table:table-cell table:number-columns-repeated="5"/>
        </table:table-row>
        <table:table-row table:style-name="ro2">
          <table:table-cell office:value-type="float" office:value="20700" calcext:value-type="float">
            <text:p>20700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50307" calcext:value-type="float">
            <text:p>0.050307</text:p>
          </table:table-cell>
          <table:table-cell office:value-type="float" office:value="0.002543" calcext:value-type="float">
            <text:p>0.002543</text:p>
          </table:table-cell>
          <table:table-cell table:number-columns-repeated="5"/>
        </table:table-row>
        <table:table-row table:style-name="ro2">
          <table:table-cell office:value-type="float" office:value="20800" calcext:value-type="float">
            <text:p>20800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0.050633" calcext:value-type="float">
            <text:p>0.050633</text:p>
          </table:table-cell>
          <table:table-cell office:value-type="float" office:value="0.002619" calcext:value-type="float">
            <text:p>0.002619</text:p>
          </table:table-cell>
          <table:table-cell table:number-columns-repeated="5"/>
        </table:table-row>
        <table:table-row table:style-name="ro2">
          <table:table-cell office:value-type="float" office:value="20900" calcext:value-type="float">
            <text:p>20900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0.051486" calcext:value-type="float">
            <text:p>0.051486</text:p>
          </table:table-cell>
          <table:table-cell office:value-type="float" office:value="0.002602" calcext:value-type="float">
            <text:p>0.002602</text:p>
          </table:table-cell>
          <table:table-cell table:number-columns-repeated="5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51334" calcext:value-type="float">
            <text:p>0.051334</text:p>
          </table:table-cell>
          <table:table-cell office:value-type="float" office:value="0.002773" calcext:value-type="float">
            <text:p>0.002773</text:p>
          </table:table-cell>
          <table:table-cell table:number-columns-repeated="5"/>
        </table:table-row>
        <table:table-row table:style-name="ro2">
          <table:table-cell office:value-type="float" office:value="21100" calcext:value-type="float">
            <text:p>21100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52296" calcext:value-type="float">
            <text:p>0.052296</text:p>
          </table:table-cell>
          <table:table-cell office:value-type="float" office:value="0.002643" calcext:value-type="float">
            <text:p>0.002643</text:p>
          </table:table-cell>
          <table:table-cell table:number-columns-repeated="5"/>
        </table:table-row>
        <table:table-row table:style-name="ro2">
          <table:table-cell office:value-type="float" office:value="21200" calcext:value-type="float">
            <text:p>21200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0.052432" calcext:value-type="float">
            <text:p>0.052432</text:p>
          </table:table-cell>
          <table:table-cell office:value-type="float" office:value="0.002918" calcext:value-type="float">
            <text:p>0.002918</text:p>
          </table:table-cell>
          <table:table-cell table:number-columns-repeated="5"/>
        </table:table-row>
        <table:table-row table:style-name="ro2">
          <table:table-cell office:value-type="float" office:value="21300" calcext:value-type="float">
            <text:p>21300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53483" calcext:value-type="float">
            <text:p>0.053483</text:p>
          </table:table-cell>
          <table:table-cell office:value-type="float" office:value="0.002676" calcext:value-type="float">
            <text:p>0.002676</text:p>
          </table:table-cell>
          <table:table-cell table:number-columns-repeated="5"/>
        </table:table-row>
        <table:table-row table:style-name="ro2">
          <table:table-cell office:value-type="float" office:value="21400" calcext:value-type="float">
            <text:p>21400</text:p>
          </table:table-cell>
          <table:table-cell office:value-type="float" office:value="0.002814" calcext:value-type="float">
            <text:p>0.002814</text:p>
          </table:table-cell>
          <table:table-cell office:value-type="float" office:value="0.054117" calcext:value-type="float">
            <text:p>0.054117</text:p>
          </table:table-cell>
          <table:table-cell office:value-type="float" office:value="0.002814" calcext:value-type="float">
            <text:p>0.002814</text:p>
          </table:table-cell>
          <table:table-cell table:number-columns-repeated="5"/>
        </table:table-row>
        <table:table-row table:style-name="ro2">
          <table:table-cell office:value-type="float" office:value="21500" calcext:value-type="float">
            <text:p>21500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.054724" calcext:value-type="float">
            <text:p>0.054724</text:p>
          </table:table-cell>
          <table:table-cell office:value-type="float" office:value="0.002695" calcext:value-type="float">
            <text:p>0.002695</text:p>
          </table:table-cell>
          <table:table-cell table:number-columns-repeated="5"/>
        </table:table-row>
        <table:table-row table:style-name="ro2">
          <table:table-cell office:value-type="float" office:value="21600" calcext:value-type="float">
            <text:p>21600</text:p>
          </table:table-cell>
          <table:table-cell office:value-type="float" office:value="0.002737" calcext:value-type="float">
            <text:p>0.002737</text:p>
          </table:table-cell>
          <table:table-cell office:value-type="float" office:value="0.054851" calcext:value-type="float">
            <text:p>0.054851</text:p>
          </table:table-cell>
          <table:table-cell office:value-type="float" office:value="0.002737" calcext:value-type="float">
            <text:p>0.002737</text:p>
          </table:table-cell>
          <table:table-cell table:number-columns-repeated="5"/>
        </table:table-row>
        <table:table-row table:style-name="ro2">
          <table:table-cell office:value-type="float" office:value="21700" calcext:value-type="float">
            <text:p>21700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055215" calcext:value-type="float">
            <text:p>0.055215</text:p>
          </table:table-cell>
          <table:table-cell office:value-type="float" office:value="0.002763" calcext:value-type="float">
            <text:p>0.002763</text:p>
          </table:table-cell>
          <table:table-cell table:number-columns-repeated="5"/>
        </table:table-row>
        <table:table-row table:style-name="ro2">
          <table:table-cell office:value-type="float" office:value="21800" calcext:value-type="float">
            <text:p>21800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55927" calcext:value-type="float">
            <text:p>0.055927</text:p>
          </table:table-cell>
          <table:table-cell office:value-type="float" office:value="0.002745" calcext:value-type="float">
            <text:p>0.002745</text:p>
          </table:table-cell>
          <table:table-cell table:number-columns-repeated="5"/>
        </table:table-row>
        <table:table-row table:style-name="ro2">
          <table:table-cell office:value-type="float" office:value="21900" calcext:value-type="float">
            <text:p>21900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56467" calcext:value-type="float">
            <text:p>0.056467</text:p>
          </table:table-cell>
          <table:table-cell office:value-type="float" office:value="0.002754" calcext:value-type="float">
            <text:p>0.002754</text:p>
          </table:table-cell>
          <table:table-cell table:number-columns-repeated="5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0.056856" calcext:value-type="float">
            <text:p>0.056856</text:p>
          </table:table-cell>
          <table:table-cell office:value-type="float" office:value="0.002741" calcext:value-type="float">
            <text:p>0.002741</text:p>
          </table:table-cell>
          <table:table-cell table:number-columns-repeated="5"/>
        </table:table-row>
        <table:table-row table:style-name="ro2">
          <table:table-cell office:value-type="float" office:value="22100" calcext:value-type="float">
            <text:p>22100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57726" calcext:value-type="float">
            <text:p>0.057726</text:p>
          </table:table-cell>
          <table:table-cell office:value-type="float" office:value="0.002755" calcext:value-type="float">
            <text:p>0.002755</text:p>
          </table:table-cell>
          <table:table-cell table:number-columns-repeated="5"/>
        </table:table-row>
        <table:table-row table:style-name="ro2">
          <table:table-cell office:value-type="float" office:value="22200" calcext:value-type="float">
            <text:p>22200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0.058188" calcext:value-type="float">
            <text:p>0.058188</text:p>
          </table:table-cell>
          <table:table-cell office:value-type="float" office:value="0.002768" calcext:value-type="float">
            <text:p>0.002768</text:p>
          </table:table-cell>
          <table:table-cell table:number-columns-repeated="5"/>
        </table:table-row>
        <table:table-row table:style-name="ro2">
          <table:table-cell office:value-type="float" office:value="22300" calcext:value-type="float">
            <text:p>22300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.058409" calcext:value-type="float">
            <text:p>0.058409</text:p>
          </table:table-cell>
          <table:table-cell office:value-type="float" office:value="0.002818" calcext:value-type="float">
            <text:p>0.002818</text:p>
          </table:table-cell>
          <table:table-cell table:number-columns-repeated="5"/>
        </table:table-row>
        <table:table-row table:style-name="ro2">
          <table:table-cell office:value-type="float" office:value="22400" calcext:value-type="float">
            <text:p>22400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59346" calcext:value-type="float">
            <text:p>0.059346</text:p>
          </table:table-cell>
          <table:table-cell office:value-type="float" office:value="0.002848" calcext:value-type="float">
            <text:p>0.002848</text:p>
          </table:table-cell>
          <table:table-cell table:number-columns-repeated="5"/>
        </table:table-row>
        <table:table-row table:style-name="ro2">
          <table:table-cell office:value-type="float" office:value="22500" calcext:value-type="float">
            <text:p>22500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59251" calcext:value-type="float">
            <text:p>0.059251</text:p>
          </table:table-cell>
          <table:table-cell office:value-type="float" office:value="0.002941" calcext:value-type="float">
            <text:p>0.002941</text:p>
          </table:table-cell>
          <table:table-cell table:number-columns-repeated="5"/>
        </table:table-row>
        <table:table-row table:style-name="ro2">
          <table:table-cell office:value-type="float" office:value="22600" calcext:value-type="float">
            <text:p>22600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.060021" calcext:value-type="float">
            <text:p>0.060021</text:p>
          </table:table-cell>
          <table:table-cell office:value-type="float" office:value="0.002813" calcext:value-type="float">
            <text:p>0.002813</text:p>
          </table:table-cell>
          <table:table-cell table:number-columns-repeated="5"/>
        </table:table-row>
        <table:table-row table:style-name="ro2">
          <table:table-cell office:value-type="float" office:value="22700" calcext:value-type="float">
            <text:p>22700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060845" calcext:value-type="float">
            <text:p>0.060845</text:p>
          </table:table-cell>
          <table:table-cell office:value-type="float" office:value="0.002862" calcext:value-type="float">
            <text:p>0.002862</text:p>
          </table:table-cell>
          <table:table-cell table:number-columns-repeated="5"/>
        </table:table-row>
        <table:table-row table:style-name="ro2">
          <table:table-cell office:value-type="float" office:value="22800" calcext:value-type="float">
            <text:p>2280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61257" calcext:value-type="float">
            <text:p>0.061257</text:p>
          </table:table-cell>
          <table:table-cell office:value-type="float" office:value="0.00289" calcext:value-type="float">
            <text:p>0.00289</text:p>
          </table:table-cell>
          <table:table-cell table:number-columns-repeated="5"/>
        </table:table-row>
        <table:table-row table:style-name="ro2">
          <table:table-cell office:value-type="float" office:value="22900" calcext:value-type="float">
            <text:p>22900</text:p>
          </table:table-cell>
          <table:table-cell office:value-type="float" office:value="0.002879" calcext:value-type="float">
            <text:p>0.002879</text:p>
          </table:table-cell>
          <table:table-cell office:value-type="float" office:value="0.061725" calcext:value-type="float">
            <text:p>0.061725</text:p>
          </table:table-cell>
          <table:table-cell office:value-type="float" office:value="0.002879" calcext:value-type="float">
            <text:p>0.002879</text:p>
          </table:table-cell>
          <table:table-cell table:number-columns-repeated="5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62412" calcext:value-type="float">
            <text:p>0.062412</text:p>
          </table:table-cell>
          <table:table-cell office:value-type="float" office:value="0.002864" calcext:value-type="float">
            <text:p>0.002864</text:p>
          </table:table-cell>
          <table:table-cell table:number-columns-repeated="5"/>
        </table:table-row>
        <table:table-row table:style-name="ro2">
          <table:table-cell office:value-type="float" office:value="23100" calcext:value-type="float">
            <text:p>23100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62746" calcext:value-type="float">
            <text:p>0.062746</text:p>
          </table:table-cell>
          <table:table-cell office:value-type="float" office:value="0.002942" calcext:value-type="float">
            <text:p>0.002942</text:p>
          </table:table-cell>
          <table:table-cell table:number-columns-repeated="5"/>
        </table:table-row>
        <table:table-row table:style-name="ro2">
          <table:table-cell office:value-type="float" office:value="23200" calcext:value-type="float">
            <text:p>23200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0.063112" calcext:value-type="float">
            <text:p>0.063112</text:p>
          </table:table-cell>
          <table:table-cell office:value-type="float" office:value="0.002884" calcext:value-type="float">
            <text:p>0.002884</text:p>
          </table:table-cell>
          <table:table-cell table:number-columns-repeated="5"/>
        </table:table-row>
        <table:table-row table:style-name="ro2">
          <table:table-cell office:value-type="float" office:value="23300" calcext:value-type="float">
            <text:p>23300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64012" calcext:value-type="float">
            <text:p>0.064012</text:p>
          </table:table-cell>
          <table:table-cell office:value-type="float" office:value="0.002933" calcext:value-type="float">
            <text:p>0.002933</text:p>
          </table:table-cell>
          <table:table-cell table:number-columns-repeated="5"/>
        </table:table-row>
        <table:table-row table:style-name="ro2">
          <table:table-cell office:value-type="float" office:value="23400" calcext:value-type="float">
            <text:p>23400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03001" calcext:value-type="float">
            <text:p>0.003001</text:p>
          </table:table-cell>
          <table:table-cell table:number-columns-repeated="5"/>
        </table:table-row>
        <table:table-row table:style-name="ro2">
          <table:table-cell office:value-type="float" office:value="23500" calcext:value-type="float">
            <text:p>23500</text:p>
          </table:table-cell>
          <table:table-cell office:value-type="float" office:value="0.002984" calcext:value-type="float">
            <text:p>0.002984</text:p>
          </table:table-cell>
          <table:table-cell office:value-type="float" office:value="0.064735" calcext:value-type="float">
            <text:p>0.064735</text:p>
          </table:table-cell>
          <table:table-cell office:value-type="float" office:value="0.002984" calcext:value-type="float">
            <text:p>0.002984</text:p>
          </table:table-cell>
          <table:table-cell table:number-columns-repeated="5"/>
        </table:table-row>
        <table:table-row table:style-name="ro2">
          <table:table-cell office:value-type="float" office:value="23600" calcext:value-type="float">
            <text:p>23600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65639" calcext:value-type="float">
            <text:p>0.065639</text:p>
          </table:table-cell>
          <table:table-cell office:value-type="float" office:value="0.002967" calcext:value-type="float">
            <text:p>0.002967</text:p>
          </table:table-cell>
          <table:table-cell table:number-columns-repeated="5"/>
        </table:table-row>
        <table:table-row table:style-name="ro2">
          <table:table-cell office:value-type="float" office:value="23700" calcext:value-type="float">
            <text:p>23700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0.068002" calcext:value-type="float">
            <text:p>0.068002</text:p>
          </table:table-cell>
          <table:table-cell office:value-type="float" office:value="0.002979" calcext:value-type="float">
            <text:p>0.002979</text:p>
          </table:table-cell>
          <table:table-cell table:number-columns-repeated="5"/>
        </table:table-row>
        <table:table-row table:style-name="ro2">
          <table:table-cell office:value-type="float" office:value="23800" calcext:value-type="float">
            <text:p>23800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67747" calcext:value-type="float">
            <text:p>0.067747</text:p>
          </table:table-cell>
          <table:table-cell office:value-type="float" office:value="0.003213" calcext:value-type="float">
            <text:p>0.003213</text:p>
          </table:table-cell>
          <table:table-cell table:number-columns-repeated="5"/>
        </table:table-row>
        <table:table-row table:style-name="ro2">
          <table:table-cell office:value-type="float" office:value="23900" calcext:value-type="float">
            <text:p>23900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002996" calcext:value-type="float">
            <text:p>0.002996</text:p>
          </table:table-cell>
          <table:table-cell table:number-columns-repeated="5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68181" calcext:value-type="float">
            <text:p>0.068181</text:p>
          </table:table-cell>
          <table:table-cell office:value-type="float" office:value="0.002977" calcext:value-type="float">
            <text:p>0.002977</text:p>
          </table:table-cell>
          <table:table-cell table:number-columns-repeated="5"/>
        </table:table-row>
        <table:table-row table:style-name="ro2">
          <table:table-cell office:value-type="float" office:value="24100" calcext:value-type="float">
            <text:p>24100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068396" calcext:value-type="float">
            <text:p>0.068396</text:p>
          </table:table-cell>
          <table:table-cell office:value-type="float" office:value="0.003045" calcext:value-type="float">
            <text:p>0.003045</text:p>
          </table:table-cell>
          <table:table-cell table:number-columns-repeated="5"/>
        </table:table-row>
        <table:table-row table:style-name="ro2">
          <table:table-cell office:value-type="float" office:value="24200" calcext:value-type="float">
            <text:p>242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72896" calcext:value-type="float">
            <text:p>0.072896</text:p>
          </table:table-cell>
          <table:table-cell office:value-type="float" office:value="0.003033" calcext:value-type="float">
            <text:p>0.003033</text:p>
          </table:table-cell>
          <table:table-cell table:number-columns-repeated="5"/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69134" calcext:value-type="float">
            <text:p>0.069134</text:p>
          </table:table-cell>
          <table:table-cell office:value-type="float" office:value="0.003133" calcext:value-type="float">
            <text:p>0.003133</text:p>
          </table:table-cell>
          <table:table-cell table:number-columns-repeated="5"/>
        </table:table-row>
        <table:table-row table:style-name="ro2">
          <table:table-cell office:value-type="float" office:value="24400" calcext:value-type="float">
            <text:p>24400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69754" calcext:value-type="float">
            <text:p>0.069754</text:p>
          </table:table-cell>
          <table:table-cell office:value-type="float" office:value="0.003013" calcext:value-type="float">
            <text:p>0.003013</text:p>
          </table:table-cell>
          <table:table-cell table:number-columns-repeated="5"/>
        </table:table-row>
        <table:table-row table:style-name="ro2">
          <table:table-cell office:value-type="float" office:value="24500" calcext:value-type="float">
            <text:p>245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70472" calcext:value-type="float">
            <text:p>0.070472</text:p>
          </table:table-cell>
          <table:table-cell office:value-type="float" office:value="0.003133" calcext:value-type="float">
            <text:p>0.003133</text:p>
          </table:table-cell>
          <table:table-cell table:number-columns-repeated="5"/>
        </table:table-row>
        <table:table-row table:style-name="ro2">
          <table:table-cell office:value-type="float" office:value="24600" calcext:value-type="float">
            <text:p>24600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70675" calcext:value-type="float">
            <text:p>0.070675</text:p>
          </table:table-cell>
          <table:table-cell office:value-type="float" office:value="0.003066" calcext:value-type="float">
            <text:p>0.003066</text:p>
          </table:table-cell>
          <table:table-cell table:number-columns-repeated="5"/>
        </table:table-row>
        <table:table-row table:style-name="ro2">
          <table:table-cell office:value-type="float" office:value="24700" calcext:value-type="float">
            <text:p>247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71575" calcext:value-type="float">
            <text:p>0.071575</text:p>
          </table:table-cell>
          <table:table-cell office:value-type="float" office:value="0.003082" calcext:value-type="float">
            <text:p>0.003082</text:p>
          </table:table-cell>
          <table:table-cell table:number-columns-repeated="5"/>
        </table:table-row>
        <table:table-row table:style-name="ro2">
          <table:table-cell office:value-type="float" office:value="24800" calcext:value-type="float">
            <text:p>248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72024" calcext:value-type="float">
            <text:p>0.072024</text:p>
          </table:table-cell>
          <table:table-cell office:value-type="float" office:value="0.003078" calcext:value-type="float">
            <text:p>0.003078</text:p>
          </table:table-cell>
          <table:table-cell table:number-columns-repeated="5"/>
        </table:table-row>
        <table:table-row table:style-name="ro2">
          <table:table-cell office:value-type="float" office:value="24900" calcext:value-type="float">
            <text:p>249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74135" calcext:value-type="float">
            <text:p>0.074135</text:p>
          </table:table-cell>
          <table:table-cell office:value-type="float" office:value="0.003133" calcext:value-type="float">
            <text:p>0.003133</text:p>
          </table:table-cell>
          <table:table-cell table:number-columns-repeated="5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77037" calcext:value-type="float">
            <text:p>0.077037</text:p>
          </table:table-cell>
          <table:table-cell office:value-type="float" office:value="0.003376" calcext:value-type="float">
            <text:p>0.003376</text:p>
          </table:table-cell>
          <table:table-cell table:number-columns-repeated="5"/>
        </table:table-row>
        <table:table-row table:style-name="ro2">
          <table:table-cell office:value-type="float" office:value="25100" calcext:value-type="float">
            <text:p>25100</text:p>
          </table:table-cell>
          <table:table-cell office:value-type="float" office:value="0.003313" calcext:value-type="float">
            <text:p>0.003313</text:p>
          </table:table-cell>
          <table:table-cell office:value-type="float" office:value="0.077006" calcext:value-type="float">
            <text:p>0.077006</text:p>
          </table:table-cell>
          <table:table-cell office:value-type="float" office:value="0.003313" calcext:value-type="float">
            <text:p>0.003313</text:p>
          </table:table-cell>
          <table:table-cell table:number-columns-repeated="5"/>
        </table:table-row>
        <table:table-row table:style-name="ro2">
          <table:table-cell office:value-type="float" office:value="25200" calcext:value-type="float">
            <text:p>25200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75308" calcext:value-type="float">
            <text:p>0.075308</text:p>
          </table:table-cell>
          <table:table-cell office:value-type="float" office:value="0.003396" calcext:value-type="float">
            <text:p>0.003396</text:p>
          </table:table-cell>
          <table:table-cell table:number-columns-repeated="5"/>
        </table:table-row>
        <table:table-row table:style-name="ro2">
          <table:table-cell office:value-type="float" office:value="25300" calcext:value-type="float">
            <text:p>25300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75794" calcext:value-type="float">
            <text:p>0.075794</text:p>
          </table:table-cell>
          <table:table-cell office:value-type="float" office:value="0.003267" calcext:value-type="float">
            <text:p>0.003267</text:p>
          </table:table-cell>
          <table:table-cell table:number-columns-repeated="5"/>
        </table:table-row>
        <table:table-row table:style-name="ro2">
          <table:table-cell office:value-type="float" office:value="25400" calcext:value-type="float">
            <text:p>25400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76107" calcext:value-type="float">
            <text:p>0.076107</text:p>
          </table:table-cell>
          <table:table-cell office:value-type="float" office:value="0.00318" calcext:value-type="float">
            <text:p>0.00318</text:p>
          </table:table-cell>
          <table:table-cell table:number-columns-repeated="5"/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76562" calcext:value-type="float">
            <text:p>0.076562</text:p>
          </table:table-cell>
          <table:table-cell office:value-type="float" office:value="0.003191" calcext:value-type="float">
            <text:p>0.003191</text:p>
          </table:table-cell>
          <table:table-cell table:number-columns-repeated="5"/>
        </table:table-row>
        <table:table-row table:style-name="ro2">
          <table:table-cell office:value-type="float" office:value="25600" calcext:value-type="float">
            <text:p>25600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03201" calcext:value-type="float">
            <text:p>0.003201</text:p>
          </table:table-cell>
          <table:table-cell table:number-columns-repeated="5"/>
        </table:table-row>
        <table:table-row table:style-name="ro2">
          <table:table-cell office:value-type="float" office:value="25700" calcext:value-type="float">
            <text:p>25700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78126" calcext:value-type="float">
            <text:p>0.078126</text:p>
          </table:table-cell>
          <table:table-cell office:value-type="float" office:value="0.003342" calcext:value-type="float">
            <text:p>0.003342</text:p>
          </table:table-cell>
          <table:table-cell table:number-columns-repeated="5"/>
        </table:table-row>
        <table:table-row table:style-name="ro2">
          <table:table-cell office:value-type="float" office:value="25800" calcext:value-type="float">
            <text:p>25800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78517" calcext:value-type="float">
            <text:p>0.078517</text:p>
          </table:table-cell>
          <table:table-cell office:value-type="float" office:value="0.00332" calcext:value-type="float">
            <text:p>0.00332</text:p>
          </table:table-cell>
          <table:table-cell table:number-columns-repeated="5"/>
        </table:table-row>
        <table:table-row table:style-name="ro2">
          <table:table-cell office:value-type="float" office:value="25900" calcext:value-type="float">
            <text:p>25900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78228" calcext:value-type="float">
            <text:p>0.078228</text:p>
          </table:table-cell>
          <table:table-cell office:value-type="float" office:value="0.003282" calcext:value-type="float">
            <text:p>0.003282</text:p>
          </table:table-cell>
          <table:table-cell table:number-columns-repeated="5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0.003284" calcext:value-type="float">
            <text:p>0.003284</text:p>
          </table:table-cell>
          <table:table-cell office:value-type="float" office:value="0.078975" calcext:value-type="float">
            <text:p>0.078975</text:p>
          </table:table-cell>
          <table:table-cell office:value-type="float" office:value="0.003284" calcext:value-type="float">
            <text:p>0.003284</text:p>
          </table:table-cell>
          <table:table-cell table:number-columns-repeated="5"/>
        </table:table-row>
        <table:table-row table:style-name="ro2">
          <table:table-cell office:value-type="float" office:value="26100" calcext:value-type="float">
            <text:p>26100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79801" calcext:value-type="float">
            <text:p>0.079801</text:p>
          </table:table-cell>
          <table:table-cell office:value-type="float" office:value="0.003271" calcext:value-type="float">
            <text:p>0.003271</text:p>
          </table:table-cell>
          <table:table-cell table:number-columns-repeated="5"/>
        </table:table-row>
        <table:table-row table:style-name="ro2">
          <table:table-cell office:value-type="float" office:value="26200" calcext:value-type="float">
            <text:p>26200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316" calcext:value-type="float">
            <text:p>0.003316</text:p>
          </table:table-cell>
          <table:table-cell table:number-columns-repeated="5"/>
        </table:table-row>
        <table:table-row table:style-name="ro2">
          <table:table-cell office:value-type="float" office:value="26300" calcext:value-type="float">
            <text:p>26300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081209" calcext:value-type="float">
            <text:p>0.081209</text:p>
          </table:table-cell>
          <table:table-cell office:value-type="float" office:value="0.003346" calcext:value-type="float">
            <text:p>0.003346</text:p>
          </table:table-cell>
          <table:table-cell table:number-columns-repeated="5"/>
        </table:table-row>
        <table:table-row table:style-name="ro2">
          <table:table-cell office:value-type="float" office:value="26400" calcext:value-type="float">
            <text:p>26400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81557" calcext:value-type="float">
            <text:p>0.081557</text:p>
          </table:table-cell>
          <table:table-cell office:value-type="float" office:value="0.003335" calcext:value-type="float">
            <text:p>0.003335</text:p>
          </table:table-cell>
          <table:table-cell table:number-columns-repeated="5"/>
        </table:table-row>
        <table:table-row table:style-name="ro2">
          <table:table-cell office:value-type="float" office:value="26500" calcext:value-type="float">
            <text:p>26500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0.082384" calcext:value-type="float">
            <text:p>0.082384</text:p>
          </table:table-cell>
          <table:table-cell office:value-type="float" office:value="0.003348" calcext:value-type="float">
            <text:p>0.003348</text:p>
          </table:table-cell>
          <table:table-cell table:number-columns-repeated="5"/>
        </table:table-row>
        <table:table-row table:style-name="ro2">
          <table:table-cell office:value-type="float" office:value="26600" calcext:value-type="float">
            <text:p>26600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83027" calcext:value-type="float">
            <text:p>0.083027</text:p>
          </table:table-cell>
          <table:table-cell office:value-type="float" office:value="0.003349" calcext:value-type="float">
            <text:p>0.003349</text:p>
          </table:table-cell>
          <table:table-cell table:number-columns-repeated="5"/>
        </table:table-row>
        <table:table-row table:style-name="ro2">
          <table:table-cell office:value-type="float" office:value="26700" calcext:value-type="float">
            <text:p>26700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083231" calcext:value-type="float">
            <text:p>0.083231</text:p>
          </table:table-cell>
          <table:table-cell office:value-type="float" office:value="0.003346" calcext:value-type="float">
            <text:p>0.003346</text:p>
          </table:table-cell>
          <table:table-cell table:number-columns-repeated="5"/>
        </table:table-row>
        <table:table-row table:style-name="ro2">
          <table:table-cell office:value-type="float" office:value="26800" calcext:value-type="float">
            <text:p>26800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83636" calcext:value-type="float">
            <text:p>0.083636</text:p>
          </table:table-cell>
          <table:table-cell office:value-type="float" office:value="0.003355" calcext:value-type="float">
            <text:p>0.003355</text:p>
          </table:table-cell>
          <table:table-cell table:number-columns-repeated="5"/>
        </table:table-row>
        <table:table-row table:style-name="ro2">
          <table:table-cell office:value-type="float" office:value="26900" calcext:value-type="float">
            <text:p>269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84931" calcext:value-type="float">
            <text:p>0.084931</text:p>
          </table:table-cell>
          <table:table-cell office:value-type="float" office:value="0.003404" calcext:value-type="float">
            <text:p>0.003404</text:p>
          </table:table-cell>
          <table:table-cell table:number-columns-repeated="5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.084887" calcext:value-type="float">
            <text:p>0.084887</text:p>
          </table:table-cell>
          <table:table-cell office:value-type="float" office:value="0.003416" calcext:value-type="float">
            <text:p>0.003416</text:p>
          </table:table-cell>
          <table:table-cell table:number-columns-repeated="5"/>
        </table:table-row>
        <table:table-row table:style-name="ro2">
          <table:table-cell office:value-type="float" office:value="27100" calcext:value-type="float">
            <text:p>27100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85743" calcext:value-type="float">
            <text:p>0.085743</text:p>
          </table:table-cell>
          <table:table-cell office:value-type="float" office:value="0.003427" calcext:value-type="float">
            <text:p>0.003427</text:p>
          </table:table-cell>
          <table:table-cell table:number-columns-repeated="5"/>
        </table:table-row>
        <table:table-row table:style-name="ro2">
          <table:table-cell office:value-type="float" office:value="27200" calcext:value-type="float">
            <text:p>27200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86724" calcext:value-type="float">
            <text:p>0.086724</text:p>
          </table:table-cell>
          <table:table-cell office:value-type="float" office:value="0.003606" calcext:value-type="float">
            <text:p>0.003606</text:p>
          </table:table-cell>
          <table:table-cell table:number-columns-repeated="5"/>
        </table:table-row>
        <table:table-row table:style-name="ro2">
          <table:table-cell office:value-type="float" office:value="27300" calcext:value-type="float">
            <text:p>27300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86671" calcext:value-type="float">
            <text:p>0.086671</text:p>
          </table:table-cell>
          <table:table-cell office:value-type="float" office:value="0.003463" calcext:value-type="float">
            <text:p>0.003463</text:p>
          </table:table-cell>
          <table:table-cell table:number-columns-repeated="5"/>
        </table:table-row>
        <table:table-row table:style-name="ro2">
          <table:table-cell office:value-type="float" office:value="27400" calcext:value-type="float">
            <text:p>27400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87839" calcext:value-type="float">
            <text:p>0.087839</text:p>
          </table:table-cell>
          <table:table-cell office:value-type="float" office:value="0.003475" calcext:value-type="float">
            <text:p>0.003475</text:p>
          </table:table-cell>
          <table:table-cell table:number-columns-repeated="5"/>
        </table:table-row>
        <table:table-row table:style-name="ro2">
          <table:table-cell office:value-type="float" office:value="27500" calcext:value-type="float">
            <text:p>275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88514" calcext:value-type="float">
            <text:p>0.088514</text:p>
          </table:table-cell>
          <table:table-cell office:value-type="float" office:value="0.003503" calcext:value-type="float">
            <text:p>0.003503</text:p>
          </table:table-cell>
          <table:table-cell table:number-columns-repeated="5"/>
        </table:table-row>
        <table:table-row table:style-name="ro2">
          <table:table-cell office:value-type="float" office:value="27600" calcext:value-type="float">
            <text:p>276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89046" calcext:value-type="float">
            <text:p>0.089046</text:p>
          </table:table-cell>
          <table:table-cell office:value-type="float" office:value="0.003501" calcext:value-type="float">
            <text:p>0.003501</text:p>
          </table:table-cell>
          <table:table-cell table:number-columns-repeated="5"/>
        </table:table-row>
        <table:table-row table:style-name="ro2">
          <table:table-cell office:value-type="float" office:value="27700" calcext:value-type="float">
            <text:p>27700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89534" calcext:value-type="float">
            <text:p>0.089534</text:p>
          </table:table-cell>
          <table:table-cell office:value-type="float" office:value="0.003506" calcext:value-type="float">
            <text:p>0.003506</text:p>
          </table:table-cell>
          <table:table-cell table:number-columns-repeated="5"/>
        </table:table-row>
        <table:table-row table:style-name="ro2">
          <table:table-cell office:value-type="float" office:value="27800" calcext:value-type="float">
            <text:p>278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91333" calcext:value-type="float">
            <text:p>0.091333</text:p>
          </table:table-cell>
          <table:table-cell office:value-type="float" office:value="0.0035" calcext:value-type="float">
            <text:p>0.0035</text:p>
          </table:table-cell>
          <table:table-cell table:number-columns-repeated="5"/>
        </table:table-row>
        <table:table-row table:style-name="ro2">
          <table:table-cell office:value-type="float" office:value="27900" calcext:value-type="float">
            <text:p>279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90742" calcext:value-type="float">
            <text:p>0.090742</text:p>
          </table:table-cell>
          <table:table-cell office:value-type="float" office:value="0.00351" calcext:value-type="float">
            <text:p>0.00351</text:p>
          </table:table-cell>
          <table:table-cell table:number-columns-repeated="5"/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9171" calcext:value-type="float">
            <text:p>0.09171</text:p>
          </table:table-cell>
          <table:table-cell office:value-type="float" office:value="0.003545" calcext:value-type="float">
            <text:p>0.003545</text:p>
          </table:table-cell>
          <table:table-cell table:number-columns-repeated="5"/>
        </table:table-row>
        <table:table-row table:style-name="ro2">
          <table:table-cell office:value-type="float" office:value="28100" calcext:value-type="float">
            <text:p>281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03554" calcext:value-type="float">
            <text:p>0.003554</text:p>
          </table:table-cell>
          <table:table-cell table:number-columns-repeated="5"/>
        </table:table-row>
        <table:table-row table:style-name="ro2">
          <table:table-cell office:value-type="float" office:value="28200" calcext:value-type="float">
            <text:p>282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92892" calcext:value-type="float">
            <text:p>0.092892</text:p>
          </table:table-cell>
          <table:table-cell office:value-type="float" office:value="0.003538" calcext:value-type="float">
            <text:p>0.003538</text:p>
          </table:table-cell>
          <table:table-cell table:number-columns-repeated="5"/>
        </table:table-row>
        <table:table-row table:style-name="ro2">
          <table:table-cell office:value-type="float" office:value="28300" calcext:value-type="float">
            <text:p>283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93666" calcext:value-type="float">
            <text:p>0.093666</text:p>
          </table:table-cell>
          <table:table-cell office:value-type="float" office:value="0.003542" calcext:value-type="float">
            <text:p>0.003542</text:p>
          </table:table-cell>
          <table:table-cell table:number-columns-repeated="5"/>
        </table:table-row>
        <table:table-row table:style-name="ro2">
          <table:table-cell office:value-type="float" office:value="28400" calcext:value-type="float">
            <text:p>284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94452" calcext:value-type="float">
            <text:p>0.094452</text:p>
          </table:table-cell>
          <table:table-cell office:value-type="float" office:value="0.003583" calcext:value-type="float">
            <text:p>0.003583</text:p>
          </table:table-cell>
          <table:table-cell table:number-columns-repeated="5"/>
        </table:table-row>
        <table:table-row table:style-name="ro2">
          <table:table-cell office:value-type="float" office:value="28500" calcext:value-type="float">
            <text:p>28500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95311" calcext:value-type="float">
            <text:p>0.095311</text:p>
          </table:table-cell>
          <table:table-cell office:value-type="float" office:value="0.003558" calcext:value-type="float">
            <text:p>0.003558</text:p>
          </table:table-cell>
          <table:table-cell table:number-columns-repeated="5"/>
        </table:table-row>
        <table:table-row table:style-name="ro2">
          <table:table-cell office:value-type="float" office:value="28600" calcext:value-type="float">
            <text:p>28600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95538" calcext:value-type="float">
            <text:p>0.095538</text:p>
          </table:table-cell>
          <table:table-cell office:value-type="float" office:value="0.003601" calcext:value-type="float">
            <text:p>0.003601</text:p>
          </table:table-cell>
          <table:table-cell table:number-columns-repeated="5"/>
        </table:table-row>
        <table:table-row table:style-name="ro2">
          <table:table-cell office:value-type="float" office:value="28700" calcext:value-type="float">
            <text:p>28700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96111" calcext:value-type="float">
            <text:p>0.096111</text:p>
          </table:table-cell>
          <table:table-cell office:value-type="float" office:value="0.003612" calcext:value-type="float">
            <text:p>0.003612</text:p>
          </table:table-cell>
          <table:table-cell table:number-columns-repeated="5"/>
        </table:table-row>
        <table:table-row table:style-name="ro2">
          <table:table-cell office:value-type="float" office:value="28800" calcext:value-type="float">
            <text:p>28800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9637" calcext:value-type="float">
            <text:p>0.09637</text:p>
          </table:table-cell>
          <table:table-cell office:value-type="float" office:value="0.003644" calcext:value-type="float">
            <text:p>0.003644</text:p>
          </table:table-cell>
          <table:table-cell table:number-columns-repeated="5"/>
        </table:table-row>
        <table:table-row table:style-name="ro2">
          <table:table-cell office:value-type="float" office:value="28900" calcext:value-type="float">
            <text:p>28900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97177" calcext:value-type="float">
            <text:p>0.097177</text:p>
          </table:table-cell>
          <table:table-cell office:value-type="float" office:value="0.003647" calcext:value-type="float">
            <text:p>0.003647</text:p>
          </table:table-cell>
          <table:table-cell table:number-columns-repeated="5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98745" calcext:value-type="float">
            <text:p>0.098745</text:p>
          </table:table-cell>
          <table:table-cell office:value-type="float" office:value="0.003664" calcext:value-type="float">
            <text:p>0.003664</text:p>
          </table:table-cell>
          <table:table-cell table:number-columns-repeated="5"/>
        </table:table-row>
        <table:table-row table:style-name="ro2">
          <table:table-cell office:value-type="float" office:value="29100" calcext:value-type="float">
            <text:p>29100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98723" calcext:value-type="float">
            <text:p>0.098723</text:p>
          </table:table-cell>
          <table:table-cell office:value-type="float" office:value="0.003657" calcext:value-type="float">
            <text:p>0.003657</text:p>
          </table:table-cell>
          <table:table-cell table:number-columns-repeated="5"/>
        </table:table-row>
        <table:table-row table:style-name="ro2">
          <table:table-cell office:value-type="float" office:value="29200" calcext:value-type="float">
            <text:p>2920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98807" calcext:value-type="float">
            <text:p>0.098807</text:p>
          </table:table-cell>
          <table:table-cell office:value-type="float" office:value="0.0037" calcext:value-type="float">
            <text:p>0.0037</text:p>
          </table:table-cell>
          <table:table-cell table:number-columns-repeated="5"/>
        </table:table-row>
        <table:table-row table:style-name="ro2">
          <table:table-cell office:value-type="float" office:value="29300" calcext:value-type="float">
            <text:p>29300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100285" calcext:value-type="float">
            <text:p>0.100285</text:p>
          </table:table-cell>
          <table:table-cell office:value-type="float" office:value="0.003715" calcext:value-type="float">
            <text:p>0.003715</text:p>
          </table:table-cell>
          <table:table-cell table:number-columns-repeated="5"/>
        </table:table-row>
        <table:table-row table:style-name="ro2">
          <table:table-cell office:value-type="float" office:value="29400" calcext:value-type="float">
            <text:p>29400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100641" calcext:value-type="float">
            <text:p>0.100641</text:p>
          </table:table-cell>
          <table:table-cell office:value-type="float" office:value="0.003727" calcext:value-type="float">
            <text:p>0.003727</text:p>
          </table:table-cell>
          <table:table-cell table:number-columns-repeated="5"/>
        </table:table-row>
        <table:table-row table:style-name="ro2">
          <table:table-cell office:value-type="float" office:value="29500" calcext:value-type="float">
            <text:p>29500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101943" calcext:value-type="float">
            <text:p>0.101943</text:p>
          </table:table-cell>
          <table:table-cell office:value-type="float" office:value="0.003789" calcext:value-type="float">
            <text:p>0.003789</text:p>
          </table:table-cell>
          <table:table-cell table:number-columns-repeated="5"/>
        </table:table-row>
        <table:table-row table:style-name="ro2">
          <table:table-cell office:value-type="float" office:value="29600" calcext:value-type="float">
            <text:p>29600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102496" calcext:value-type="float">
            <text:p>0.102496</text:p>
          </table:table-cell>
          <table:table-cell office:value-type="float" office:value="0.003764" calcext:value-type="float">
            <text:p>0.003764</text:p>
          </table:table-cell>
          <table:table-cell table:number-columns-repeated="5"/>
        </table:table-row>
        <table:table-row table:style-name="ro2">
          <table:table-cell office:value-type="float" office:value="29700" calcext:value-type="float">
            <text:p>29700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102407" calcext:value-type="float">
            <text:p>0.102407</text:p>
          </table:table-cell>
          <table:table-cell office:value-type="float" office:value="0.003801" calcext:value-type="float">
            <text:p>0.003801</text:p>
          </table:table-cell>
          <table:table-cell table:number-columns-repeated="5"/>
        </table:table-row>
        <table:table-row table:style-name="ro2">
          <table:table-cell office:value-type="float" office:value="29800" calcext:value-type="float">
            <text:p>29800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103809" calcext:value-type="float">
            <text:p>0.103809</text:p>
          </table:table-cell>
          <table:table-cell office:value-type="float" office:value="0.003871" calcext:value-type="float">
            <text:p>0.003871</text:p>
          </table:table-cell>
          <table:table-cell table:number-columns-repeated="5"/>
        </table:table-row>
        <table:table-row table:style-name="ro2">
          <table:table-cell office:value-type="float" office:value="29900" calcext:value-type="float">
            <text:p>29900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10384" calcext:value-type="float">
            <text:p>0.10384</text:p>
          </table:table-cell>
          <table:table-cell office:value-type="float" office:value="0.003815" calcext:value-type="float">
            <text:p>0.003815</text:p>
          </table:table-cell>
          <table:table-cell table:number-columns-repeated="5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105405" calcext:value-type="float">
            <text:p>0.105405</text:p>
          </table:table-cell>
          <table:table-cell office:value-type="float" office:value="0.003822" calcext:value-type="float">
            <text:p>0.003822</text:p>
          </table:table-cell>
          <table:table-cell table:number-columns-repeated="5"/>
        </table:table-row>
        <table:table-row table:style-name="ro2">
          <table:table-cell office:value-type="float" office:value="30100" calcext:value-type="float">
            <text:p>30100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104989" calcext:value-type="float">
            <text:p>0.104989</text:p>
          </table:table-cell>
          <table:table-cell office:value-type="float" office:value="0.003853" calcext:value-type="float">
            <text:p>0.003853</text:p>
          </table:table-cell>
          <table:table-cell table:number-columns-repeated="5"/>
        </table:table-row>
        <table:table-row table:style-name="ro2">
          <table:table-cell office:value-type="float" office:value="30200" calcext:value-type="float">
            <text:p>30200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106823" calcext:value-type="float">
            <text:p>0.106823</text:p>
          </table:table-cell>
          <table:table-cell office:value-type="float" office:value="0.003854" calcext:value-type="float">
            <text:p>0.003854</text:p>
          </table:table-cell>
          <table:table-cell table:number-columns-repeated="5"/>
        </table:table-row>
        <table:table-row table:style-name="ro2">
          <table:table-cell office:value-type="float" office:value="30300" calcext:value-type="float">
            <text:p>30300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107278" calcext:value-type="float">
            <text:p>0.107278</text:p>
          </table:table-cell>
          <table:table-cell office:value-type="float" office:value="0.003909" calcext:value-type="float">
            <text:p>0.003909</text:p>
          </table:table-cell>
          <table:table-cell table:number-columns-repeated="5"/>
        </table:table-row>
        <table:table-row table:style-name="ro2">
          <table:table-cell office:value-type="float" office:value="30400" calcext:value-type="float">
            <text:p>30400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108858" calcext:value-type="float">
            <text:p>0.108858</text:p>
          </table:table-cell>
          <table:table-cell office:value-type="float" office:value="0.003872" calcext:value-type="float">
            <text:p>0.003872</text:p>
          </table:table-cell>
          <table:table-cell table:number-columns-repeated="5"/>
        </table:table-row>
        <table:table-row table:style-name="ro2">
          <table:table-cell office:value-type="float" office:value="30500" calcext:value-type="float">
            <text:p>30500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10858" calcext:value-type="float">
            <text:p>0.10858</text:p>
          </table:table-cell>
          <table:table-cell office:value-type="float" office:value="0.00386" calcext:value-type="float">
            <text:p>0.00386</text:p>
          </table:table-cell>
          <table:table-cell table:number-columns-repeated="5"/>
        </table:table-row>
        <table:table-row table:style-name="ro2">
          <table:table-cell office:value-type="float" office:value="30600" calcext:value-type="float">
            <text:p>30600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109956" calcext:value-type="float">
            <text:p>0.109956</text:p>
          </table:table-cell>
          <table:table-cell office:value-type="float" office:value="0.003869" calcext:value-type="float">
            <text:p>0.003869</text:p>
          </table:table-cell>
          <table:table-cell table:number-columns-repeated="5"/>
        </table:table-row>
        <table:table-row table:style-name="ro2">
          <table:table-cell office:value-type="float" office:value="30700" calcext:value-type="float">
            <text:p>30700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109961" calcext:value-type="float">
            <text:p>0.109961</text:p>
          </table:table-cell>
          <table:table-cell office:value-type="float" office:value="0.003919" calcext:value-type="float">
            <text:p>0.003919</text:p>
          </table:table-cell>
          <table:table-cell table:number-columns-repeated="5"/>
        </table:table-row>
        <table:table-row table:style-name="ro2">
          <table:table-cell office:value-type="float" office:value="30800" calcext:value-type="float">
            <text:p>30800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111464" calcext:value-type="float">
            <text:p>0.111464</text:p>
          </table:table-cell>
          <table:table-cell office:value-type="float" office:value="0.00395" calcext:value-type="float">
            <text:p>0.00395</text:p>
          </table:table-cell>
          <table:table-cell table:number-columns-repeated="5"/>
        </table:table-row>
        <table:table-row table:style-name="ro2">
          <table:table-cell office:value-type="float" office:value="30900" calcext:value-type="float">
            <text:p>30900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113726" calcext:value-type="float">
            <text:p>0.113726</text:p>
          </table:table-cell>
          <table:table-cell office:value-type="float" office:value="0.004024" calcext:value-type="float">
            <text:p>0.004024</text:p>
          </table:table-cell>
          <table:table-cell table:number-columns-repeated="5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114564" calcext:value-type="float">
            <text:p>0.114564</text:p>
          </table:table-cell>
          <table:table-cell office:value-type="float" office:value="0.00403" calcext:value-type="float">
            <text:p>0.00403</text:p>
          </table:table-cell>
          <table:table-cell table:number-columns-repeated="5"/>
        </table:table-row>
        <table:table-row table:style-name="ro2">
          <table:table-cell office:value-type="float" office:value="31100" calcext:value-type="float">
            <text:p>31100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112688" calcext:value-type="float">
            <text:p>0.112688</text:p>
          </table:table-cell>
          <table:table-cell office:value-type="float" office:value="0.003965" calcext:value-type="float">
            <text:p>0.003965</text:p>
          </table:table-cell>
          <table:table-cell table:number-columns-repeated="5"/>
        </table:table-row>
        <table:table-row table:style-name="ro2">
          <table:table-cell office:value-type="float" office:value="31200" calcext:value-type="float">
            <text:p>31200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113025" calcext:value-type="float">
            <text:p>0.113025</text:p>
          </table:table-cell>
          <table:table-cell office:value-type="float" office:value="0.003985" calcext:value-type="float">
            <text:p>0.003985</text:p>
          </table:table-cell>
          <table:table-cell table:number-columns-repeated="5"/>
        </table:table-row>
        <table:table-row table:style-name="ro2">
          <table:table-cell office:value-type="float" office:value="31300" calcext:value-type="float">
            <text:p>31300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113196" calcext:value-type="float">
            <text:p>0.113196</text:p>
          </table:table-cell>
          <table:table-cell office:value-type="float" office:value="0.003958" calcext:value-type="float">
            <text:p>0.003958</text:p>
          </table:table-cell>
          <table:table-cell table:number-columns-repeated="5"/>
        </table:table-row>
        <table:table-row table:style-name="ro2">
          <table:table-cell office:value-type="float" office:value="31400" calcext:value-type="float">
            <text:p>31400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11468" calcext:value-type="float">
            <text:p>0.11468</text:p>
          </table:table-cell>
          <table:table-cell office:value-type="float" office:value="0.003996" calcext:value-type="float">
            <text:p>0.003996</text:p>
          </table:table-cell>
          <table:table-cell table:number-columns-repeated="5"/>
        </table:table-row>
        <table:table-row table:style-name="ro2">
          <table:table-cell office:value-type="float" office:value="31500" calcext:value-type="float">
            <text:p>31500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0.11577" calcext:value-type="float">
            <text:p>0.11577</text:p>
          </table:table-cell>
          <table:table-cell office:value-type="float" office:value="0.003983" calcext:value-type="float">
            <text:p>0.003983</text:p>
          </table:table-cell>
          <table:table-cell table:number-columns-repeated="5"/>
        </table:table-row>
        <table:table-row table:style-name="ro2">
          <table:table-cell office:value-type="float" office:value="31600" calcext:value-type="float">
            <text:p>31600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0.116464" calcext:value-type="float">
            <text:p>0.116464</text:p>
          </table:table-cell>
          <table:table-cell office:value-type="float" office:value="0.004014" calcext:value-type="float">
            <text:p>0.004014</text:p>
          </table:table-cell>
          <table:table-cell table:number-columns-repeated="5"/>
        </table:table-row>
        <table:table-row table:style-name="ro2">
          <table:table-cell office:value-type="float" office:value="31700" calcext:value-type="float">
            <text:p>31700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117238" calcext:value-type="float">
            <text:p>0.117238</text:p>
          </table:table-cell>
          <table:table-cell office:value-type="float" office:value="0.004002" calcext:value-type="float">
            <text:p>0.004002</text:p>
          </table:table-cell>
          <table:table-cell table:number-columns-repeated="5"/>
        </table:table-row>
        <table:table-row table:style-name="ro2">
          <table:table-cell office:value-type="float" office:value="31800" calcext:value-type="float">
            <text:p>31800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11658" calcext:value-type="float">
            <text:p>0.11658</text:p>
          </table:table-cell>
          <table:table-cell office:value-type="float" office:value="0.004011" calcext:value-type="float">
            <text:p>0.004011</text:p>
          </table:table-cell>
          <table:table-cell table:number-columns-repeated="5"/>
        </table:table-row>
        <table:table-row table:style-name="ro2">
          <table:table-cell office:value-type="float" office:value="31900" calcext:value-type="float">
            <text:p>31900</text:p>
          </table:table-cell>
          <table:table-cell office:value-type="float" office:value="0.004058" calcext:value-type="float">
            <text:p>0.004058</text:p>
          </table:table-cell>
          <table:table-cell office:value-type="float" office:value="0.117968" calcext:value-type="float">
            <text:p>0.117968</text:p>
          </table:table-cell>
          <table:table-cell office:value-type="float" office:value="0.004058" calcext:value-type="float">
            <text:p>0.004058</text:p>
          </table:table-cell>
          <table:table-cell table:number-columns-repeated="5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0.004032" calcext:value-type="float">
            <text:p>0.004032</text:p>
          </table:table-cell>
          <table:table-cell office:value-type="float" office:value="0.118885" calcext:value-type="float">
            <text:p>0.118885</text:p>
          </table:table-cell>
          <table:table-cell office:value-type="float" office:value="0.004032" calcext:value-type="float">
            <text:p>0.004032</text:p>
          </table:table-cell>
          <table:table-cell table:number-columns-repeated="5"/>
        </table:table-row>
        <table:table-row table:style-name="ro2">
          <table:table-cell office:value-type="float" office:value="32100" calcext:value-type="float">
            <text:p>32100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120098" calcext:value-type="float">
            <text:p>0.120098</text:p>
          </table:table-cell>
          <table:table-cell office:value-type="float" office:value="0.00407" calcext:value-type="float">
            <text:p>0.00407</text:p>
          </table:table-cell>
          <table:table-cell table:number-columns-repeated="5"/>
        </table:table-row>
        <table:table-row table:style-name="ro2">
          <table:table-cell office:value-type="float" office:value="32200" calcext:value-type="float">
            <text:p>32200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0.12092" calcext:value-type="float">
            <text:p>0.12092</text:p>
          </table:table-cell>
          <table:table-cell office:value-type="float" office:value="0.004081" calcext:value-type="float">
            <text:p>0.004081</text:p>
          </table:table-cell>
          <table:table-cell table:number-columns-repeated="5"/>
        </table:table-row>
        <table:table-row table:style-name="ro2">
          <table:table-cell office:value-type="float" office:value="32300" calcext:value-type="float">
            <text:p>32300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12161" calcext:value-type="float">
            <text:p>0.12161</text:p>
          </table:table-cell>
          <table:table-cell office:value-type="float" office:value="0.00422" calcext:value-type="float">
            <text:p>0.00422</text:p>
          </table:table-cell>
          <table:table-cell table:number-columns-repeated="5"/>
        </table:table-row>
        <table:table-row table:style-name="ro2">
          <table:table-cell office:value-type="float" office:value="32400" calcext:value-type="float">
            <text:p>32400</text:p>
          </table:table-cell>
          <table:table-cell office:value-type="float" office:value="0.004106" calcext:value-type="float">
            <text:p>0.004106</text:p>
          </table:table-cell>
          <table:table-cell office:value-type="float" office:value="0.122159" calcext:value-type="float">
            <text:p>0.122159</text:p>
          </table:table-cell>
          <table:table-cell office:value-type="float" office:value="0.004106" calcext:value-type="float">
            <text:p>0.004106</text:p>
          </table:table-cell>
          <table:table-cell table:number-columns-repeated="5"/>
        </table:table-row>
        <table:table-row table:style-name="ro2">
          <table:table-cell office:value-type="float" office:value="32500" calcext:value-type="float">
            <text:p>32500</text:p>
          </table:table-cell>
          <table:table-cell office:value-type="float" office:value="0.004109" calcext:value-type="float">
            <text:p>0.004109</text:p>
          </table:table-cell>
          <table:table-cell office:value-type="float" office:value="0.122549" calcext:value-type="float">
            <text:p>0.122549</text:p>
          </table:table-cell>
          <table:table-cell office:value-type="float" office:value="0.004109" calcext:value-type="float">
            <text:p>0.004109</text:p>
          </table:table-cell>
          <table:table-cell table:number-columns-repeated="5"/>
        </table:table-row>
        <table:table-row table:style-name="ro2">
          <table:table-cell office:value-type="float" office:value="32600" calcext:value-type="float">
            <text:p>32600</text:p>
          </table:table-cell>
          <table:table-cell office:value-type="float" office:value="0.004104" calcext:value-type="float">
            <text:p>0.004104</text:p>
          </table:table-cell>
          <table:table-cell office:value-type="float" office:value="0.123792" calcext:value-type="float">
            <text:p>0.123792</text:p>
          </table:table-cell>
          <table:table-cell office:value-type="float" office:value="0.004104" calcext:value-type="float">
            <text:p>0.004104</text:p>
          </table:table-cell>
          <table:table-cell table:number-columns-repeated="5"/>
        </table:table-row>
        <table:table-row table:style-name="ro2">
          <table:table-cell office:value-type="float" office:value="32700" calcext:value-type="float">
            <text:p>32700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12462" calcext:value-type="float">
            <text:p>0.12462</text:p>
          </table:table-cell>
          <table:table-cell office:value-type="float" office:value="0.004119" calcext:value-type="float">
            <text:p>0.004119</text:p>
          </table:table-cell>
          <table:table-cell table:number-columns-repeated="5"/>
        </table:table-row>
        <table:table-row table:style-name="ro2">
          <table:table-cell office:value-type="float" office:value="32800" calcext:value-type="float">
            <text:p>32800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0.124595" calcext:value-type="float">
            <text:p>0.124595</text:p>
          </table:table-cell>
          <table:table-cell office:value-type="float" office:value="0.004128" calcext:value-type="float">
            <text:p>0.004128</text:p>
          </table:table-cell>
          <table:table-cell table:number-columns-repeated="5"/>
        </table:table-row>
        <table:table-row table:style-name="ro2">
          <table:table-cell office:value-type="float" office:value="32900" calcext:value-type="float">
            <text:p>32900</text:p>
          </table:table-cell>
          <table:table-cell office:value-type="float" office:value="0.004166" calcext:value-type="float">
            <text:p>0.004166</text:p>
          </table:table-cell>
          <table:table-cell office:value-type="float" office:value="0.125225" calcext:value-type="float">
            <text:p>0.125225</text:p>
          </table:table-cell>
          <table:table-cell office:value-type="float" office:value="0.004166" calcext:value-type="float">
            <text:p>0.004166</text:p>
          </table:table-cell>
          <table:table-cell table:number-columns-repeated="5"/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0.004145" calcext:value-type="float">
            <text:p>0.004145</text:p>
          </table:table-cell>
          <table:table-cell office:value-type="float" office:value="0.126703" calcext:value-type="float">
            <text:p>0.126703</text:p>
          </table:table-cell>
          <table:table-cell office:value-type="float" office:value="0.004145" calcext:value-type="float">
            <text:p>0.004145</text:p>
          </table:table-cell>
          <table:table-cell table:number-columns-repeated="5"/>
        </table:table-row>
        <table:table-row table:style-name="ro2">
          <table:table-cell office:value-type="float" office:value="33100" calcext:value-type="float">
            <text:p>33100</text:p>
          </table:table-cell>
          <table:table-cell office:value-type="float" office:value="0.004183" calcext:value-type="float">
            <text:p>0.004183</text:p>
          </table:table-cell>
          <table:table-cell office:value-type="float" office:value="0.126976" calcext:value-type="float">
            <text:p>0.126976</text:p>
          </table:table-cell>
          <table:table-cell office:value-type="float" office:value="0.004183" calcext:value-type="float">
            <text:p>0.004183</text:p>
          </table:table-cell>
          <table:table-cell table:number-columns-repeated="5"/>
        </table:table-row>
        <table:table-row table:style-name="ro2">
          <table:table-cell office:value-type="float" office:value="33200" calcext:value-type="float">
            <text:p>33200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0.128356" calcext:value-type="float">
            <text:p>0.128356</text:p>
          </table:table-cell>
          <table:table-cell office:value-type="float" office:value="0.004193" calcext:value-type="float">
            <text:p>0.004193</text:p>
          </table:table-cell>
          <table:table-cell table:number-columns-repeated="5"/>
        </table:table-row>
        <table:table-row table:style-name="ro2">
          <table:table-cell office:value-type="float" office:value="33300" calcext:value-type="float">
            <text:p>33300</text:p>
          </table:table-cell>
          <table:table-cell office:value-type="float" office:value="0.004282" calcext:value-type="float">
            <text:p>0.004282</text:p>
          </table:table-cell>
          <table:table-cell office:value-type="float" office:value="0.128368" calcext:value-type="float">
            <text:p>0.128368</text:p>
          </table:table-cell>
          <table:table-cell office:value-type="float" office:value="0.004282" calcext:value-type="float">
            <text:p>0.004282</text:p>
          </table:table-cell>
          <table:table-cell table:number-columns-repeated="5"/>
        </table:table-row>
        <table:table-row table:style-name="ro2">
          <table:table-cell office:value-type="float" office:value="33400" calcext:value-type="float">
            <text:p>33400</text:p>
          </table:table-cell>
          <table:table-cell office:value-type="float" office:value="0.004254" calcext:value-type="float">
            <text:p>0.004254</text:p>
          </table:table-cell>
          <table:table-cell office:value-type="float" office:value="0.128661" calcext:value-type="float">
            <text:p>0.128661</text:p>
          </table:table-cell>
          <table:table-cell office:value-type="float" office:value="0.004254" calcext:value-type="float">
            <text:p>0.004254</text:p>
          </table:table-cell>
          <table:table-cell table:number-columns-repeated="5"/>
        </table:table-row>
        <table:table-row table:style-name="ro2">
          <table:table-cell office:value-type="float" office:value="33500" calcext:value-type="float">
            <text:p>33500</text:p>
          </table:table-cell>
          <table:table-cell office:value-type="float" office:value="0.004259" calcext:value-type="float">
            <text:p>0.004259</text:p>
          </table:table-cell>
          <table:table-cell office:value-type="float" office:value="0.129827" calcext:value-type="float">
            <text:p>0.129827</text:p>
          </table:table-cell>
          <table:table-cell office:value-type="float" office:value="0.004259" calcext:value-type="float">
            <text:p>0.004259</text:p>
          </table:table-cell>
          <table:table-cell table:number-columns-repeated="5"/>
        </table:table-row>
        <table:table-row table:style-name="ro2">
          <table:table-cell office:value-type="float" office:value="33600" calcext:value-type="float">
            <text:p>33600</text:p>
          </table:table-cell>
          <table:table-cell office:value-type="float" office:value="0.004246" calcext:value-type="float">
            <text:p>0.004246</text:p>
          </table:table-cell>
          <table:table-cell office:value-type="float" office:value="0.13175" calcext:value-type="float">
            <text:p>0.13175</text:p>
          </table:table-cell>
          <table:table-cell office:value-type="float" office:value="0.004246" calcext:value-type="float">
            <text:p>0.004246</text:p>
          </table:table-cell>
          <table:table-cell table:number-columns-repeated="5"/>
        </table:table-row>
        <table:table-row table:style-name="ro2">
          <table:table-cell office:value-type="float" office:value="33700" calcext:value-type="float">
            <text:p>33700</text:p>
          </table:table-cell>
          <table:table-cell office:value-type="float" office:value="0.004377" calcext:value-type="float">
            <text:p>0.004377</text:p>
          </table:table-cell>
          <table:table-cell office:value-type="float" office:value="0.13153" calcext:value-type="float">
            <text:p>0.13153</text:p>
          </table:table-cell>
          <table:table-cell office:value-type="float" office:value="0.004377" calcext:value-type="float">
            <text:p>0.004377</text:p>
          </table:table-cell>
          <table:table-cell table:number-columns-repeated="5"/>
        </table:table-row>
        <table:table-row table:style-name="ro2">
          <table:table-cell office:value-type="float" office:value="33800" calcext:value-type="float">
            <text:p>33800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132596" calcext:value-type="float">
            <text:p>0.132596</text:p>
          </table:table-cell>
          <table:table-cell office:value-type="float" office:value="0.00431" calcext:value-type="float">
            <text:p>0.00431</text:p>
          </table:table-cell>
          <table:table-cell table:number-columns-repeated="5"/>
        </table:table-row>
        <table:table-row table:style-name="ro2">
          <table:table-cell office:value-type="float" office:value="33900" calcext:value-type="float">
            <text:p>33900</text:p>
          </table:table-cell>
          <table:table-cell office:value-type="float" office:value="0.004333" calcext:value-type="float">
            <text:p>0.004333</text:p>
          </table:table-cell>
          <table:table-cell office:value-type="float" office:value="0.13292" calcext:value-type="float">
            <text:p>0.13292</text:p>
          </table:table-cell>
          <table:table-cell office:value-type="float" office:value="0.004333" calcext:value-type="float">
            <text:p>0.004333</text:p>
          </table:table-cell>
          <table:table-cell table:number-columns-repeated="5"/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134066" calcext:value-type="float">
            <text:p>0.134066</text:p>
          </table:table-cell>
          <table:table-cell office:value-type="float" office:value="0.00434" calcext:value-type="float">
            <text:p>0.00434</text:p>
          </table:table-cell>
          <table:table-cell table:number-columns-repeated="5"/>
        </table:table-row>
        <table:table-row table:style-name="ro2">
          <table:table-cell office:value-type="float" office:value="34100" calcext:value-type="float">
            <text:p>34100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13466" calcext:value-type="float">
            <text:p>0.13466</text:p>
          </table:table-cell>
          <table:table-cell office:value-type="float" office:value="0.00437" calcext:value-type="float">
            <text:p>0.00437</text:p>
          </table:table-cell>
          <table:table-cell table:number-columns-repeated="5"/>
        </table:table-row>
        <table:table-row table:style-name="ro2">
          <table:table-cell office:value-type="float" office:value="34200" calcext:value-type="float">
            <text:p>34200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135726" calcext:value-type="float">
            <text:p>0.135726</text:p>
          </table:table-cell>
          <table:table-cell office:value-type="float" office:value="0.00435" calcext:value-type="float">
            <text:p>0.00435</text:p>
          </table:table-cell>
          <table:table-cell table:number-columns-repeated="5"/>
        </table:table-row>
        <table:table-row table:style-name="ro2">
          <table:table-cell office:value-type="float" office:value="34300" calcext:value-type="float">
            <text:p>34300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138292" calcext:value-type="float">
            <text:p>0.138292</text:p>
          </table:table-cell>
          <table:table-cell office:value-type="float" office:value="0.004365" calcext:value-type="float">
            <text:p>0.004365</text:p>
          </table:table-cell>
          <table:table-cell table:number-columns-repeated="5"/>
        </table:table-row>
        <table:table-row table:style-name="ro2">
          <table:table-cell office:value-type="float" office:value="34400" calcext:value-type="float">
            <text:p>34400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13971" calcext:value-type="float">
            <text:p>0.13971</text:p>
          </table:table-cell>
          <table:table-cell office:value-type="float" office:value="0.004445" calcext:value-type="float">
            <text:p>0.004445</text:p>
          </table:table-cell>
          <table:table-cell table:number-columns-repeated="5"/>
        </table:table-row>
        <table:table-row table:style-name="ro2">
          <table:table-cell office:value-type="float" office:value="34500" calcext:value-type="float">
            <text:p>34500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.138829" calcext:value-type="float">
            <text:p>0.138829</text:p>
          </table:table-cell>
          <table:table-cell office:value-type="float" office:value="0.004574" calcext:value-type="float">
            <text:p>0.004574</text:p>
          </table:table-cell>
          <table:table-cell table:number-columns-repeated="5"/>
        </table:table-row>
        <table:table-row table:style-name="ro2">
          <table:table-cell office:value-type="float" office:value="34600" calcext:value-type="float">
            <text:p>34600</text:p>
          </table:table-cell>
          <table:table-cell office:value-type="float" office:value="0.004453" calcext:value-type="float">
            <text:p>0.004453</text:p>
          </table:table-cell>
          <table:table-cell office:value-type="float" office:value="0.138604" calcext:value-type="float">
            <text:p>0.138604</text:p>
          </table:table-cell>
          <table:table-cell office:value-type="float" office:value="0.004453" calcext:value-type="float">
            <text:p>0.004453</text:p>
          </table:table-cell>
          <table:table-cell table:number-columns-repeated="5"/>
        </table:table-row>
        <table:table-row table:style-name="ro2">
          <table:table-cell office:value-type="float" office:value="34700" calcext:value-type="float">
            <text:p>34700</text:p>
          </table:table-cell>
          <table:table-cell office:value-type="float" office:value="0.004438" calcext:value-type="float">
            <text:p>0.004438</text:p>
          </table:table-cell>
          <table:table-cell office:value-type="float" office:value="0.141311" calcext:value-type="float">
            <text:p>0.141311</text:p>
          </table:table-cell>
          <table:table-cell office:value-type="float" office:value="0.004438" calcext:value-type="float">
            <text:p>0.004438</text:p>
          </table:table-cell>
          <table:table-cell table:number-columns-repeated="5"/>
        </table:table-row>
        <table:table-row table:style-name="ro2">
          <table:table-cell office:value-type="float" office:value="34800" calcext:value-type="float">
            <text:p>34800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141231" calcext:value-type="float">
            <text:p>0.141231</text:p>
          </table:table-cell>
          <table:table-cell office:value-type="float" office:value="0.004527" calcext:value-type="float">
            <text:p>0.004527</text:p>
          </table:table-cell>
          <table:table-cell table:number-columns-repeated="5"/>
        </table:table-row>
        <table:table-row table:style-name="ro2">
          <table:table-cell office:value-type="float" office:value="34900" calcext:value-type="float">
            <text:p>34900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0.142185" calcext:value-type="float">
            <text:p>0.142185</text:p>
          </table:table-cell>
          <table:table-cell office:value-type="float" office:value="0.004493" calcext:value-type="float">
            <text:p>0.004493</text:p>
          </table:table-cell>
          <table:table-cell table:number-columns-repeated="5"/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0.004496" calcext:value-type="float">
            <text:p>0.004496</text:p>
          </table:table-cell>
          <table:table-cell office:value-type="float" office:value="0.143183" calcext:value-type="float">
            <text:p>0.143183</text:p>
          </table:table-cell>
          <table:table-cell office:value-type="float" office:value="0.004496" calcext:value-type="float">
            <text:p>0.004496</text:p>
          </table:table-cell>
          <table:table-cell table:number-columns-repeated="5"/>
        </table:table-row>
        <table:table-row table:style-name="ro2">
          <table:table-cell office:value-type="float" office:value="35100" calcext:value-type="float">
            <text:p>35100</text:p>
          </table:table-cell>
          <table:table-cell office:value-type="float" office:value="0.004513" calcext:value-type="float">
            <text:p>0.004513</text:p>
          </table:table-cell>
          <table:table-cell office:value-type="float" office:value="0.142955" calcext:value-type="float">
            <text:p>0.142955</text:p>
          </table:table-cell>
          <table:table-cell office:value-type="float" office:value="0.004513" calcext:value-type="float">
            <text:p>0.004513</text:p>
          </table:table-cell>
          <table:table-cell table:number-columns-repeated="5"/>
        </table:table-row>
        <table:table-row table:style-name="ro2">
          <table:table-cell office:value-type="float" office:value="35200" calcext:value-type="float">
            <text:p>35200</text:p>
          </table:table-cell>
          <table:table-cell office:value-type="float" office:value="0.004511" calcext:value-type="float">
            <text:p>0.004511</text:p>
          </table:table-cell>
          <table:table-cell office:value-type="float" office:value="0.144093" calcext:value-type="float">
            <text:p>0.144093</text:p>
          </table:table-cell>
          <table:table-cell office:value-type="float" office:value="0.004511" calcext:value-type="float">
            <text:p>0.004511</text:p>
          </table:table-cell>
          <table:table-cell table:number-columns-repeated="5"/>
        </table:table-row>
        <table:table-row table:style-name="ro2">
          <table:table-cell office:value-type="float" office:value="35300" calcext:value-type="float">
            <text:p>35300</text:p>
          </table:table-cell>
          <table:table-cell office:value-type="float" office:value="0.004512" calcext:value-type="float">
            <text:p>0.004512</text:p>
          </table:table-cell>
          <table:table-cell office:value-type="float" office:value="0.144434" calcext:value-type="float">
            <text:p>0.144434</text:p>
          </table:table-cell>
          <table:table-cell office:value-type="float" office:value="0.004512" calcext:value-type="float">
            <text:p>0.004512</text:p>
          </table:table-cell>
          <table:table-cell table:number-columns-repeated="5"/>
        </table:table-row>
        <table:table-row table:style-name="ro2">
          <table:table-cell office:value-type="float" office:value="35400" calcext:value-type="float">
            <text:p>35400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145701" calcext:value-type="float">
            <text:p>0.145701</text:p>
          </table:table-cell>
          <table:table-cell office:value-type="float" office:value="0.00456" calcext:value-type="float">
            <text:p>0.00456</text:p>
          </table:table-cell>
          <table:table-cell table:number-columns-repeated="5"/>
        </table:table-row>
        <table:table-row table:style-name="ro2">
          <table:table-cell office:value-type="float" office:value="35500" calcext:value-type="float">
            <text:p>35500</text:p>
          </table:table-cell>
          <table:table-cell office:value-type="float" office:value="0.004587" calcext:value-type="float">
            <text:p>0.004587</text:p>
          </table:table-cell>
          <table:table-cell office:value-type="float" office:value="0.145915" calcext:value-type="float">
            <text:p>0.145915</text:p>
          </table:table-cell>
          <table:table-cell office:value-type="float" office:value="0.004587" calcext:value-type="float">
            <text:p>0.004587</text:p>
          </table:table-cell>
          <table:table-cell table:number-columns-repeated="5"/>
        </table:table-row>
        <table:table-row table:style-name="ro2">
          <table:table-cell office:value-type="float" office:value="35600" calcext:value-type="float">
            <text:p>35600</text:p>
          </table:table-cell>
          <table:table-cell office:value-type="float" office:value="0.004575" calcext:value-type="float">
            <text:p>0.004575</text:p>
          </table:table-cell>
          <table:table-cell office:value-type="float" office:value="0.146506" calcext:value-type="float">
            <text:p>0.146506</text:p>
          </table:table-cell>
          <table:table-cell office:value-type="float" office:value="0.004575" calcext:value-type="float">
            <text:p>0.004575</text:p>
          </table:table-cell>
          <table:table-cell table:number-columns-repeated="5"/>
        </table:table-row>
        <table:table-row table:style-name="ro2">
          <table:table-cell office:value-type="float" office:value="35700" calcext:value-type="float">
            <text:p>35700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148137" calcext:value-type="float">
            <text:p>0.148137</text:p>
          </table:table-cell>
          <table:table-cell office:value-type="float" office:value="0.004609" calcext:value-type="float">
            <text:p>0.004609</text:p>
          </table:table-cell>
          <table:table-cell table:number-columns-repeated="5"/>
        </table:table-row>
        <table:table-row table:style-name="ro2">
          <table:table-cell office:value-type="float" office:value="35800" calcext:value-type="float">
            <text:p>35800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0.148109" calcext:value-type="float">
            <text:p>0.148109</text:p>
          </table:table-cell>
          <table:table-cell office:value-type="float" office:value="0.004581" calcext:value-type="float">
            <text:p>0.004581</text:p>
          </table:table-cell>
          <table:table-cell table:number-columns-repeated="5"/>
        </table:table-row>
        <table:table-row table:style-name="ro2">
          <table:table-cell office:value-type="float" office:value="35900" calcext:value-type="float">
            <text:p>35900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149162" calcext:value-type="float">
            <text:p>0.149162</text:p>
          </table:table-cell>
          <table:table-cell office:value-type="float" office:value="0.004626" calcext:value-type="float">
            <text:p>0.004626</text:p>
          </table:table-cell>
          <table:table-cell table:number-columns-repeated="5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0.004678" calcext:value-type="float">
            <text:p>0.004678</text:p>
          </table:table-cell>
          <table:table-cell office:value-type="float" office:value="0.150158" calcext:value-type="float">
            <text:p>0.150158</text:p>
          </table:table-cell>
          <table:table-cell office:value-type="float" office:value="0.004678" calcext:value-type="float">
            <text:p>0.004678</text:p>
          </table:table-cell>
          <table:table-cell table:number-columns-repeated="5"/>
        </table:table-row>
        <table:table-row table:style-name="ro2">
          <table:table-cell office:value-type="float" office:value="36100" calcext:value-type="float">
            <text:p>36100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152267" calcext:value-type="float">
            <text:p>0.152267</text:p>
          </table:table-cell>
          <table:table-cell office:value-type="float" office:value="0.004626" calcext:value-type="float">
            <text:p>0.004626</text:p>
          </table:table-cell>
          <table:table-cell table:number-columns-repeated="5"/>
        </table:table-row>
        <table:table-row table:style-name="ro2">
          <table:table-cell office:value-type="float" office:value="36200" calcext:value-type="float">
            <text:p>36200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0.151469" calcext:value-type="float">
            <text:p>0.151469</text:p>
          </table:table-cell>
          <table:table-cell office:value-type="float" office:value="0.004631" calcext:value-type="float">
            <text:p>0.004631</text:p>
          </table:table-cell>
          <table:table-cell table:number-columns-repeated="5"/>
        </table:table-row>
        <table:table-row table:style-name="ro2">
          <table:table-cell office:value-type="float" office:value="36300" calcext:value-type="float">
            <text:p>36300</text:p>
          </table:table-cell>
          <table:table-cell office:value-type="float" office:value="0.004687" calcext:value-type="float">
            <text:p>0.004687</text:p>
          </table:table-cell>
          <table:table-cell office:value-type="float" office:value="0.15252" calcext:value-type="float">
            <text:p>0.15252</text:p>
          </table:table-cell>
          <table:table-cell office:value-type="float" office:value="0.004687" calcext:value-type="float">
            <text:p>0.004687</text:p>
          </table:table-cell>
          <table:table-cell table:number-columns-repeated="5"/>
        </table:table-row>
        <table:table-row table:style-name="ro2">
          <table:table-cell office:value-type="float" office:value="36400" calcext:value-type="float">
            <text:p>36400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15329" calcext:value-type="float">
            <text:p>0.15329</text:p>
          </table:table-cell>
          <table:table-cell office:value-type="float" office:value="0.00465" calcext:value-type="float">
            <text:p>0.00465</text:p>
          </table:table-cell>
          <table:table-cell table:number-columns-repeated="5"/>
        </table:table-row>
        <table:table-row table:style-name="ro2">
          <table:table-cell office:value-type="float" office:value="36500" calcext:value-type="float">
            <text:p>36500</text:p>
          </table:table-cell>
          <table:table-cell office:value-type="float" office:value="0.004693" calcext:value-type="float">
            <text:p>0.004693</text:p>
          </table:table-cell>
          <table:table-cell office:value-type="float" office:value="0.155319" calcext:value-type="float">
            <text:p>0.155319</text:p>
          </table:table-cell>
          <table:table-cell office:value-type="float" office:value="0.004693" calcext:value-type="float">
            <text:p>0.004693</text:p>
          </table:table-cell>
          <table:table-cell table:number-columns-repeated="5"/>
        </table:table-row>
        <table:table-row table:style-name="ro2">
          <table:table-cell office:value-type="float" office:value="36600" calcext:value-type="float">
            <text:p>36600</text:p>
          </table:table-cell>
          <table:table-cell office:value-type="float" office:value="0.004661" calcext:value-type="float">
            <text:p>0.004661</text:p>
          </table:table-cell>
          <table:table-cell office:value-type="float" office:value="0.154613" calcext:value-type="float">
            <text:p>0.154613</text:p>
          </table:table-cell>
          <table:table-cell office:value-type="float" office:value="0.004661" calcext:value-type="float">
            <text:p>0.004661</text:p>
          </table:table-cell>
          <table:table-cell table:number-columns-repeated="5"/>
        </table:table-row>
        <table:table-row table:style-name="ro2">
          <table:table-cell office:value-type="float" office:value="36700" calcext:value-type="float">
            <text:p>3670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55789" calcext:value-type="float">
            <text:p>0.155789</text:p>
          </table:table-cell>
          <table:table-cell office:value-type="float" office:value="0.0047" calcext:value-type="float">
            <text:p>0.0047</text:p>
          </table:table-cell>
          <table:table-cell table:number-columns-repeated="5"/>
        </table:table-row>
        <table:table-row table:style-name="ro2">
          <table:table-cell office:value-type="float" office:value="36800" calcext:value-type="float">
            <text:p>36800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15702" calcext:value-type="float">
            <text:p>0.15702</text:p>
          </table:table-cell>
          <table:table-cell office:value-type="float" office:value="0.004698" calcext:value-type="float">
            <text:p>0.004698</text:p>
          </table:table-cell>
          <table:table-cell table:number-columns-repeated="5"/>
        </table:table-row>
        <table:table-row table:style-name="ro2">
          <table:table-cell office:value-type="float" office:value="36900" calcext:value-type="float">
            <text:p>36900</text:p>
          </table:table-cell>
          <table:table-cell office:value-type="float" office:value="0.004676" calcext:value-type="float">
            <text:p>0.004676</text:p>
          </table:table-cell>
          <table:table-cell office:value-type="float" office:value="0.157767" calcext:value-type="float">
            <text:p>0.157767</text:p>
          </table:table-cell>
          <table:table-cell office:value-type="float" office:value="0.004676" calcext:value-type="float">
            <text:p>0.004676</text:p>
          </table:table-cell>
          <table:table-cell table:number-columns-repeated="5"/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0.004777" calcext:value-type="float">
            <text:p>0.004777</text:p>
          </table:table-cell>
          <table:table-cell office:value-type="float" office:value="0.158765" calcext:value-type="float">
            <text:p>0.158765</text:p>
          </table:table-cell>
          <table:table-cell office:value-type="float" office:value="0.004777" calcext:value-type="float">
            <text:p>0.004777</text:p>
          </table:table-cell>
          <table:table-cell table:number-columns-repeated="5"/>
        </table:table-row>
        <table:table-row table:style-name="ro2">
          <table:table-cell office:value-type="float" office:value="37100" calcext:value-type="float">
            <text:p>37100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159476" calcext:value-type="float">
            <text:p>0.159476</text:p>
          </table:table-cell>
          <table:table-cell office:value-type="float" office:value="0.004745" calcext:value-type="float">
            <text:p>0.004745</text:p>
          </table:table-cell>
          <table:table-cell table:number-columns-repeated="5"/>
        </table:table-row>
        <table:table-row table:style-name="ro2">
          <table:table-cell office:value-type="float" office:value="37200" calcext:value-type="float">
            <text:p>37200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0.16113" calcext:value-type="float">
            <text:p>0.16113</text:p>
          </table:table-cell>
          <table:table-cell office:value-type="float" office:value="0.004775" calcext:value-type="float">
            <text:p>0.004775</text:p>
          </table:table-cell>
          <table:table-cell table:number-columns-repeated="5"/>
        </table:table-row>
        <table:table-row table:style-name="ro2">
          <table:table-cell office:value-type="float" office:value="37300" calcext:value-type="float">
            <text:p>37300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161589" calcext:value-type="float">
            <text:p>0.161589</text:p>
          </table:table-cell>
          <table:table-cell office:value-type="float" office:value="0.004821" calcext:value-type="float">
            <text:p>0.004821</text:p>
          </table:table-cell>
          <table:table-cell table:number-columns-repeated="5"/>
        </table:table-row>
        <table:table-row table:style-name="ro2">
          <table:table-cell office:value-type="float" office:value="37400" calcext:value-type="float">
            <text:p>37400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161149" calcext:value-type="float">
            <text:p>0.161149</text:p>
          </table:table-cell>
          <table:table-cell office:value-type="float" office:value="0.004798" calcext:value-type="float">
            <text:p>0.004798</text:p>
          </table:table-cell>
          <table:table-cell table:number-columns-repeated="5"/>
        </table:table-row>
        <table:table-row table:style-name="ro2">
          <table:table-cell office:value-type="float" office:value="37500" calcext:value-type="float">
            <text:p>37500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0.163366" calcext:value-type="float">
            <text:p>0.163366</text:p>
          </table:table-cell>
          <table:table-cell office:value-type="float" office:value="0.004808" calcext:value-type="float">
            <text:p>0.004808</text:p>
          </table:table-cell>
          <table:table-cell table:number-columns-repeated="5"/>
        </table:table-row>
        <table:table-row table:style-name="ro2">
          <table:table-cell office:value-type="float" office:value="37600" calcext:value-type="float">
            <text:p>37600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166272" calcext:value-type="float">
            <text:p>0.166272</text:p>
          </table:table-cell>
          <table:table-cell office:value-type="float" office:value="0.004868" calcext:value-type="float">
            <text:p>0.004868</text:p>
          </table:table-cell>
          <table:table-cell table:number-columns-repeated="5"/>
        </table:table-row>
        <table:table-row table:style-name="ro2">
          <table:table-cell office:value-type="float" office:value="37700" calcext:value-type="float">
            <text:p>37700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0.165629" calcext:value-type="float">
            <text:p>0.165629</text:p>
          </table:table-cell>
          <table:table-cell office:value-type="float" office:value="0.004856" calcext:value-type="float">
            <text:p>0.004856</text:p>
          </table:table-cell>
          <table:table-cell table:number-columns-repeated="5"/>
        </table:table-row>
        <table:table-row table:style-name="ro2">
          <table:table-cell office:value-type="float" office:value="37800" calcext:value-type="float">
            <text:p>37800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166985" calcext:value-type="float">
            <text:p>0.166985</text:p>
          </table:table-cell>
          <table:table-cell office:value-type="float" office:value="0.004848" calcext:value-type="float">
            <text:p>0.004848</text:p>
          </table:table-cell>
          <table:table-cell table:number-columns-repeated="5"/>
        </table:table-row>
        <table:table-row table:style-name="ro2">
          <table:table-cell office:value-type="float" office:value="37900" calcext:value-type="float">
            <text:p>37900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0.165821" calcext:value-type="float">
            <text:p>0.165821</text:p>
          </table:table-cell>
          <table:table-cell office:value-type="float" office:value="0.004862" calcext:value-type="float">
            <text:p>0.004862</text:p>
          </table:table-cell>
          <table:table-cell table:number-columns-repeated="5"/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0.004859" calcext:value-type="float">
            <text:p>0.004859</text:p>
          </table:table-cell>
          <table:table-cell office:value-type="float" office:value="0.167823" calcext:value-type="float">
            <text:p>0.167823</text:p>
          </table:table-cell>
          <table:table-cell office:value-type="float" office:value="0.004859" calcext:value-type="float">
            <text:p>0.004859</text:p>
          </table:table-cell>
          <table:table-cell table:number-columns-repeated="5"/>
        </table:table-row>
        <table:table-row table:style-name="ro2">
          <table:table-cell office:value-type="float" office:value="38100" calcext:value-type="float">
            <text:p>38100</text:p>
          </table:table-cell>
          <table:table-cell office:value-type="float" office:value="0.004933" calcext:value-type="float">
            <text:p>0.004933</text:p>
          </table:table-cell>
          <table:table-cell office:value-type="float" office:value="0.167849" calcext:value-type="float">
            <text:p>0.167849</text:p>
          </table:table-cell>
          <table:table-cell office:value-type="float" office:value="0.004933" calcext:value-type="float">
            <text:p>0.004933</text:p>
          </table:table-cell>
          <table:table-cell table:number-columns-repeated="5"/>
        </table:table-row>
        <table:table-row table:style-name="ro2">
          <table:table-cell office:value-type="float" office:value="38200" calcext:value-type="float">
            <text:p>38200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.167903" calcext:value-type="float">
            <text:p>0.167903</text:p>
          </table:table-cell>
          <table:table-cell office:value-type="float" office:value="0.004946" calcext:value-type="float">
            <text:p>0.004946</text:p>
          </table:table-cell>
          <table:table-cell table:number-columns-repeated="5"/>
        </table:table-row>
        <table:table-row table:style-name="ro2">
          <table:table-cell office:value-type="float" office:value="38300" calcext:value-type="float">
            <text:p>38300</text:p>
          </table:table-cell>
          <table:table-cell office:value-type="float" office:value="0.004932" calcext:value-type="float">
            <text:p>0.004932</text:p>
          </table:table-cell>
          <table:table-cell office:value-type="float" office:value="0.16975" calcext:value-type="float">
            <text:p>0.16975</text:p>
          </table:table-cell>
          <table:table-cell office:value-type="float" office:value="0.004932" calcext:value-type="float">
            <text:p>0.004932</text:p>
          </table:table-cell>
          <table:table-cell table:number-columns-repeated="5"/>
        </table:table-row>
        <table:table-row table:style-name="ro2">
          <table:table-cell office:value-type="float" office:value="38400" calcext:value-type="float">
            <text:p>38400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.170123" calcext:value-type="float">
            <text:p>0.170123</text:p>
          </table:table-cell>
          <table:table-cell office:value-type="float" office:value="0.005055" calcext:value-type="float">
            <text:p>0.005055</text:p>
          </table:table-cell>
          <table:table-cell table:number-columns-repeated="5"/>
        </table:table-row>
        <table:table-row table:style-name="ro2">
          <table:table-cell office:value-type="float" office:value="38500" calcext:value-type="float">
            <text:p>38500</text:p>
          </table:table-cell>
          <table:table-cell office:value-type="float" office:value="0.005078" calcext:value-type="float">
            <text:p>0.005078</text:p>
          </table:table-cell>
          <table:table-cell office:value-type="float" office:value="0.171496" calcext:value-type="float">
            <text:p>0.171496</text:p>
          </table:table-cell>
          <table:table-cell office:value-type="float" office:value="0.005078" calcext:value-type="float">
            <text:p>0.005078</text:p>
          </table:table-cell>
          <table:table-cell table:number-columns-repeated="5"/>
        </table:table-row>
        <table:table-row table:style-name="ro2">
          <table:table-cell office:value-type="float" office:value="38600" calcext:value-type="float">
            <text:p>38600</text:p>
          </table:table-cell>
          <table:table-cell office:value-type="float" office:value="0.004974" calcext:value-type="float">
            <text:p>0.004974</text:p>
          </table:table-cell>
          <table:table-cell office:value-type="float" office:value="0.172047" calcext:value-type="float">
            <text:p>0.172047</text:p>
          </table:table-cell>
          <table:table-cell office:value-type="float" office:value="0.004974" calcext:value-type="float">
            <text:p>0.004974</text:p>
          </table:table-cell>
          <table:table-cell table:number-columns-repeated="5"/>
        </table:table-row>
        <table:table-row table:style-name="ro2">
          <table:table-cell office:value-type="float" office:value="38700" calcext:value-type="float">
            <text:p>38700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0.174127" calcext:value-type="float">
            <text:p>0.174127</text:p>
          </table:table-cell>
          <table:table-cell office:value-type="float" office:value="0.004984" calcext:value-type="float">
            <text:p>0.004984</text:p>
          </table:table-cell>
          <table:table-cell table:number-columns-repeated="5"/>
        </table:table-row>
        <table:table-row table:style-name="ro2">
          <table:table-cell office:value-type="float" office:value="38800" calcext:value-type="float">
            <text:p>38800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173851" calcext:value-type="float">
            <text:p>0.173851</text:p>
          </table:table-cell>
          <table:table-cell office:value-type="float" office:value="0.00503" calcext:value-type="float">
            <text:p>0.00503</text:p>
          </table:table-cell>
          <table:table-cell table:number-columns-repeated="5"/>
        </table:table-row>
        <table:table-row table:style-name="ro2">
          <table:table-cell office:value-type="float" office:value="38900" calcext:value-type="float">
            <text:p>38900</text:p>
          </table:table-cell>
          <table:table-cell office:value-type="float" office:value="0.005001" calcext:value-type="float">
            <text:p>0.005001</text:p>
          </table:table-cell>
          <table:table-cell office:value-type="float" office:value="0.175195" calcext:value-type="float">
            <text:p>0.175195</text:p>
          </table:table-cell>
          <table:table-cell office:value-type="float" office:value="0.005001" calcext:value-type="float">
            <text:p>0.005001</text:p>
          </table:table-cell>
          <table:table-cell table:number-columns-repeated="5"/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0.176992" calcext:value-type="float">
            <text:p>0.176992</text:p>
          </table:table-cell>
          <table:table-cell office:value-type="float" office:value="0.005047" calcext:value-type="float">
            <text:p>0.005047</text:p>
          </table:table-cell>
          <table:table-cell table:number-columns-repeated="5"/>
        </table:table-row>
        <table:table-row table:style-name="ro2">
          <table:table-cell office:value-type="float" office:value="39100" calcext:value-type="float">
            <text:p>39100</text:p>
          </table:table-cell>
          <table:table-cell office:value-type="float" office:value="0.005043" calcext:value-type="float">
            <text:p>0.005043</text:p>
          </table:table-cell>
          <table:table-cell office:value-type="float" office:value="0.176561" calcext:value-type="float">
            <text:p>0.176561</text:p>
          </table:table-cell>
          <table:table-cell office:value-type="float" office:value="0.005043" calcext:value-type="float">
            <text:p>0.005043</text:p>
          </table:table-cell>
          <table:table-cell table:number-columns-repeated="5"/>
        </table:table-row>
        <table:table-row table:style-name="ro2">
          <table:table-cell office:value-type="float" office:value="39200" calcext:value-type="float">
            <text:p>39200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.177898" calcext:value-type="float">
            <text:p>0.177898</text:p>
          </table:table-cell>
          <table:table-cell office:value-type="float" office:value="0.005055" calcext:value-type="float">
            <text:p>0.005055</text:p>
          </table:table-cell>
          <table:table-cell table:number-columns-repeated="5"/>
        </table:table-row>
        <table:table-row table:style-name="ro2">
          <table:table-cell office:value-type="float" office:value="39300" calcext:value-type="float">
            <text:p>39300</text:p>
          </table:table-cell>
          <table:table-cell office:value-type="float" office:value="0.005063" calcext:value-type="float">
            <text:p>0.005063</text:p>
          </table:table-cell>
          <table:table-cell office:value-type="float" office:value="0.178306" calcext:value-type="float">
            <text:p>0.178306</text:p>
          </table:table-cell>
          <table:table-cell office:value-type="float" office:value="0.005063" calcext:value-type="float">
            <text:p>0.005063</text:p>
          </table:table-cell>
          <table:table-cell table:number-columns-repeated="5"/>
        </table:table-row>
        <table:table-row table:style-name="ro2">
          <table:table-cell office:value-type="float" office:value="39400" calcext:value-type="float">
            <text:p>39400</text:p>
          </table:table-cell>
          <table:table-cell office:value-type="float" office:value="0.005073" calcext:value-type="float">
            <text:p>0.005073</text:p>
          </table:table-cell>
          <table:table-cell office:value-type="float" office:value="0.179005" calcext:value-type="float">
            <text:p>0.179005</text:p>
          </table:table-cell>
          <table:table-cell office:value-type="float" office:value="0.005073" calcext:value-type="float">
            <text:p>0.005073</text:p>
          </table:table-cell>
          <table:table-cell table:number-columns-repeated="5"/>
        </table:table-row>
        <table:table-row table:style-name="ro2">
          <table:table-cell office:value-type="float" office:value="39500" calcext:value-type="float">
            <text:p>39500</text:p>
          </table:table-cell>
          <table:table-cell office:value-type="float" office:value="0.005058" calcext:value-type="float">
            <text:p>0.005058</text:p>
          </table:table-cell>
          <table:table-cell office:value-type="float" office:value="0.179778" calcext:value-type="float">
            <text:p>0.179778</text:p>
          </table:table-cell>
          <table:table-cell office:value-type="float" office:value="0.005058" calcext:value-type="float">
            <text:p>0.005058</text:p>
          </table:table-cell>
          <table:table-cell table:number-columns-repeated="5"/>
        </table:table-row>
        <table:table-row table:style-name="ro2">
          <table:table-cell office:value-type="float" office:value="39600" calcext:value-type="float">
            <text:p>3960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82217" calcext:value-type="float">
            <text:p>0.182217</text:p>
          </table:table-cell>
          <table:table-cell office:value-type="float" office:value="0.0051" calcext:value-type="float">
            <text:p>0.0051</text:p>
          </table:table-cell>
          <table:table-cell table:number-columns-repeated="5"/>
        </table:table-row>
        <table:table-row table:style-name="ro2">
          <table:table-cell office:value-type="float" office:value="39700" calcext:value-type="float">
            <text:p>39700</text:p>
          </table:table-cell>
          <table:table-cell office:value-type="float" office:value="0.005117" calcext:value-type="float">
            <text:p>0.005117</text:p>
          </table:table-cell>
          <table:table-cell office:value-type="float" office:value="0.18357" calcext:value-type="float">
            <text:p>0.18357</text:p>
          </table:table-cell>
          <table:table-cell office:value-type="float" office:value="0.005117" calcext:value-type="float">
            <text:p>0.005117</text:p>
          </table:table-cell>
          <table:table-cell table:number-columns-repeated="5"/>
        </table:table-row>
        <table:table-row table:style-name="ro2">
          <table:table-cell office:value-type="float" office:value="39800" calcext:value-type="float">
            <text:p>39800</text:p>
          </table:table-cell>
          <table:table-cell office:value-type="float" office:value="0.005098" calcext:value-type="float">
            <text:p>0.005098</text:p>
          </table:table-cell>
          <table:table-cell office:value-type="float" office:value="0.183542" calcext:value-type="float">
            <text:p>0.183542</text:p>
          </table:table-cell>
          <table:table-cell office:value-type="float" office:value="0.005098" calcext:value-type="float">
            <text:p>0.005098</text:p>
          </table:table-cell>
          <table:table-cell table:number-columns-repeated="5"/>
        </table:table-row>
        <table:table-row table:style-name="ro2">
          <table:table-cell office:value-type="float" office:value="39900" calcext:value-type="float">
            <text:p>39900</text:p>
          </table:table-cell>
          <table:table-cell office:value-type="float" office:value="0.005113" calcext:value-type="float">
            <text:p>0.005113</text:p>
          </table:table-cell>
          <table:table-cell office:value-type="float" office:value="0.183986" calcext:value-type="float">
            <text:p>0.183986</text:p>
          </table:table-cell>
          <table:table-cell office:value-type="float" office:value="0.005113" calcext:value-type="float">
            <text:p>0.005113</text:p>
          </table:table-cell>
          <table:table-cell table:number-columns-repeated="5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185784" calcext:value-type="float">
            <text:p>0.185784</text:p>
          </table:table-cell>
          <table:table-cell office:value-type="float" office:value="0.00522" calcext:value-type="float">
            <text:p>0.00522</text:p>
          </table:table-cell>
          <table:table-cell table:number-columns-repeated="5"/>
        </table:table-row>
        <table:table-row table:style-name="ro2">
          <table:table-cell office:value-type="float" office:value="40100" calcext:value-type="float">
            <text:p>40100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185697" calcext:value-type="float">
            <text:p>0.185697</text:p>
          </table:table-cell>
          <table:table-cell office:value-type="float" office:value="0.00516" calcext:value-type="float">
            <text:p>0.00516</text:p>
          </table:table-cell>
          <table:table-cell table:number-columns-repeated="5"/>
        </table:table-row>
        <table:table-row table:style-name="ro2">
          <table:table-cell office:value-type="float" office:value="40200" calcext:value-type="float">
            <text:p>40200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188761" calcext:value-type="float">
            <text:p>0.188761</text:p>
          </table:table-cell>
          <table:table-cell office:value-type="float" office:value="0.005169" calcext:value-type="float">
            <text:p>0.005169</text:p>
          </table:table-cell>
          <table:table-cell table:number-columns-repeated="5"/>
        </table:table-row>
        <table:table-row table:style-name="ro2">
          <table:table-cell office:value-type="float" office:value="40300" calcext:value-type="float">
            <text:p>40300</text:p>
          </table:table-cell>
          <table:table-cell office:value-type="float" office:value="0.005202" calcext:value-type="float">
            <text:p>0.005202</text:p>
          </table:table-cell>
          <table:table-cell office:value-type="float" office:value="0.188645" calcext:value-type="float">
            <text:p>0.188645</text:p>
          </table:table-cell>
          <table:table-cell office:value-type="float" office:value="0.005202" calcext:value-type="float">
            <text:p>0.005202</text:p>
          </table:table-cell>
          <table:table-cell table:number-columns-repeated="5"/>
        </table:table-row>
        <table:table-row table:style-name="ro2">
          <table:table-cell office:value-type="float" office:value="40400" calcext:value-type="float">
            <text:p>40400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188524" calcext:value-type="float">
            <text:p>0.188524</text:p>
          </table:table-cell>
          <table:table-cell office:value-type="float" office:value="0.00515" calcext:value-type="float">
            <text:p>0.00515</text:p>
          </table:table-cell>
          <table:table-cell table:number-columns-repeated="5"/>
        </table:table-row>
        <table:table-row table:style-name="ro2">
          <table:table-cell office:value-type="float" office:value="40500" calcext:value-type="float">
            <text:p>40500</text:p>
          </table:table-cell>
          <table:table-cell office:value-type="float" office:value="0.005221" calcext:value-type="float">
            <text:p>0.005221</text:p>
          </table:table-cell>
          <table:table-cell office:value-type="float" office:value="0.190721" calcext:value-type="float">
            <text:p>0.190721</text:p>
          </table:table-cell>
          <table:table-cell office:value-type="float" office:value="0.005221" calcext:value-type="float">
            <text:p>0.005221</text:p>
          </table:table-cell>
          <table:table-cell table:number-columns-repeated="5"/>
        </table:table-row>
        <table:table-row table:style-name="ro2">
          <table:table-cell office:value-type="float" office:value="40600" calcext:value-type="float">
            <text:p>40600</text:p>
          </table:table-cell>
          <table:table-cell office:value-type="float" office:value="0.005211" calcext:value-type="float">
            <text:p>0.005211</text:p>
          </table:table-cell>
          <table:table-cell office:value-type="float" office:value="0.190981" calcext:value-type="float">
            <text:p>0.190981</text:p>
          </table:table-cell>
          <table:table-cell office:value-type="float" office:value="0.005211" calcext:value-type="float">
            <text:p>0.005211</text:p>
          </table:table-cell>
          <table:table-cell table:number-columns-repeated="5"/>
        </table:table-row>
        <table:table-row table:style-name="ro2">
          <table:table-cell office:value-type="float" office:value="40700" calcext:value-type="float">
            <text:p>40700</text:p>
          </table:table-cell>
          <table:table-cell office:value-type="float" office:value="0.005201" calcext:value-type="float">
            <text:p>0.005201</text:p>
          </table:table-cell>
          <table:table-cell office:value-type="float" office:value="0.191649" calcext:value-type="float">
            <text:p>0.191649</text:p>
          </table:table-cell>
          <table:table-cell office:value-type="float" office:value="0.005201" calcext:value-type="float">
            <text:p>0.005201</text:p>
          </table:table-cell>
          <table:table-cell table:number-columns-repeated="5"/>
        </table:table-row>
        <table:table-row table:style-name="ro2">
          <table:table-cell office:value-type="float" office:value="40800" calcext:value-type="float">
            <text:p>40800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0.193529" calcext:value-type="float">
            <text:p>0.193529</text:p>
          </table:table-cell>
          <table:table-cell office:value-type="float" office:value="0.005354" calcext:value-type="float">
            <text:p>0.005354</text:p>
          </table:table-cell>
          <table:table-cell table:number-columns-repeated="5"/>
        </table:table-row>
        <table:table-row table:style-name="ro2">
          <table:table-cell office:value-type="float" office:value="40900" calcext:value-type="float">
            <text:p>40900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0.193736" calcext:value-type="float">
            <text:p>0.193736</text:p>
          </table:table-cell>
          <table:table-cell office:value-type="float" office:value="0.005182" calcext:value-type="float">
            <text:p>0.005182</text:p>
          </table:table-cell>
          <table:table-cell table:number-columns-repeated="5"/>
        </table:table-row>
        <table:table-row table:style-name="ro2">
          <table:table-cell office:value-type="float" office:value="41000" calcext:value-type="float">
            <text:p>41000</text:p>
          </table:table-cell>
          <table:table-cell office:value-type="float" office:value="0.005197" calcext:value-type="float">
            <text:p>0.005197</text:p>
          </table:table-cell>
          <table:table-cell office:value-type="float" office:value="0.194105" calcext:value-type="float">
            <text:p>0.194105</text:p>
          </table:table-cell>
          <table:table-cell office:value-type="float" office:value="0.005197" calcext:value-type="float">
            <text:p>0.005197</text:p>
          </table:table-cell>
          <table:table-cell table:number-columns-repeated="5"/>
        </table:table-row>
        <table:table-row table:style-name="ro2">
          <table:table-cell office:value-type="float" office:value="41100" calcext:value-type="float">
            <text:p>41100</text:p>
          </table:table-cell>
          <table:table-cell office:value-type="float" office:value="0.005245" calcext:value-type="float">
            <text:p>0.005245</text:p>
          </table:table-cell>
          <table:table-cell office:value-type="float" office:value="0.196119" calcext:value-type="float">
            <text:p>0.196119</text:p>
          </table:table-cell>
          <table:table-cell office:value-type="float" office:value="0.005245" calcext:value-type="float">
            <text:p>0.005245</text:p>
          </table:table-cell>
          <table:table-cell table:number-columns-repeated="5"/>
        </table:table-row>
        <table:table-row table:style-name="ro2">
          <table:table-cell office:value-type="float" office:value="41200" calcext:value-type="float">
            <text:p>41200</text:p>
          </table:table-cell>
          <table:table-cell office:value-type="float" office:value="0.005241" calcext:value-type="float">
            <text:p>0.005241</text:p>
          </table:table-cell>
          <table:table-cell office:value-type="float" office:value="0.197206" calcext:value-type="float">
            <text:p>0.197206</text:p>
          </table:table-cell>
          <table:table-cell office:value-type="float" office:value="0.005241" calcext:value-type="float">
            <text:p>0.005241</text:p>
          </table:table-cell>
          <table:table-cell table:number-columns-repeated="5"/>
        </table:table-row>
        <table:table-row table:style-name="ro2">
          <table:table-cell office:value-type="float" office:value="41300" calcext:value-type="float">
            <text:p>41300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0.198758" calcext:value-type="float">
            <text:p>0.198758</text:p>
          </table:table-cell>
          <table:table-cell office:value-type="float" office:value="0.005294" calcext:value-type="float">
            <text:p>0.005294</text:p>
          </table:table-cell>
          <table:table-cell table:number-columns-repeated="5"/>
        </table:table-row>
        <table:table-row table:style-name="ro2">
          <table:table-cell office:value-type="float" office:value="41400" calcext:value-type="float">
            <text:p>41400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197764" calcext:value-type="float">
            <text:p>0.197764</text:p>
          </table:table-cell>
          <table:table-cell office:value-type="float" office:value="0.00528" calcext:value-type="float">
            <text:p>0.00528</text:p>
          </table:table-cell>
          <table:table-cell table:number-columns-repeated="5"/>
        </table:table-row>
        <table:table-row table:style-name="ro2">
          <table:table-cell office:value-type="float" office:value="41500" calcext:value-type="float">
            <text:p>41500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005294" calcext:value-type="float">
            <text:p>0.005294</text:p>
          </table:table-cell>
          <table:table-cell table:number-columns-repeated="5"/>
        </table:table-row>
        <table:table-row table:style-name="ro2">
          <table:table-cell office:value-type="float" office:value="41600" calcext:value-type="float">
            <text:p>41600</text:p>
          </table:table-cell>
          <table:table-cell office:value-type="float" office:value="0.005319" calcext:value-type="float">
            <text:p>0.005319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005319" calcext:value-type="float">
            <text:p>0.005319</text:p>
          </table:table-cell>
          <table:table-cell table:number-columns-repeated="5"/>
        </table:table-row>
        <table:table-row table:style-name="ro2">
          <table:table-cell office:value-type="float" office:value="41700" calcext:value-type="float">
            <text:p>41700</text:p>
          </table:table-cell>
          <table:table-cell office:value-type="float" office:value="0.005339" calcext:value-type="float">
            <text:p>0.005339</text:p>
          </table:table-cell>
          <table:table-cell office:value-type="float" office:value="0.200477" calcext:value-type="float">
            <text:p>0.200477</text:p>
          </table:table-cell>
          <table:table-cell office:value-type="float" office:value="0.005339" calcext:value-type="float">
            <text:p>0.005339</text:p>
          </table:table-cell>
          <table:table-cell table:number-columns-repeated="5"/>
        </table:table-row>
        <table:table-row table:style-name="ro2">
          <table:table-cell office:value-type="float" office:value="41800" calcext:value-type="float">
            <text:p>41800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0.202284" calcext:value-type="float">
            <text:p>0.202284</text:p>
          </table:table-cell>
          <table:table-cell office:value-type="float" office:value="0.005353" calcext:value-type="float">
            <text:p>0.005353</text:p>
          </table:table-cell>
          <table:table-cell table:number-columns-repeated="5"/>
        </table:table-row>
        <table:table-row table:style-name="ro2">
          <table:table-cell office:value-type="float" office:value="41900" calcext:value-type="float">
            <text:p>41900</text:p>
          </table:table-cell>
          <table:table-cell office:value-type="float" office:value="0.005424" calcext:value-type="float">
            <text:p>0.005424</text:p>
          </table:table-cell>
          <table:table-cell office:value-type="float" office:value="0.202917" calcext:value-type="float">
            <text:p>0.202917</text:p>
          </table:table-cell>
          <table:table-cell office:value-type="float" office:value="0.005424" calcext:value-type="float">
            <text:p>0.005424</text:p>
          </table:table-cell>
          <table:table-cell table:number-columns-repeated="5"/>
        </table:table-row>
        <table:table-row table:style-name="ro2">
          <table:table-cell office:value-type="float" office:value="42000" calcext:value-type="float">
            <text:p>42000</text:p>
          </table:table-cell>
          <table:table-cell office:value-type="float" office:value="0.005517" calcext:value-type="float">
            <text:p>0.005517</text:p>
          </table:table-cell>
          <table:table-cell office:value-type="float" office:value="0.20328" calcext:value-type="float">
            <text:p>0.20328</text:p>
          </table:table-cell>
          <table:table-cell office:value-type="float" office:value="0.005517" calcext:value-type="float">
            <text:p>0.005517</text:p>
          </table:table-cell>
          <table:table-cell table:number-columns-repeated="5"/>
        </table:table-row>
        <table:table-row table:style-name="ro2">
          <table:table-cell office:value-type="float" office:value="42100" calcext:value-type="float">
            <text:p>42100</text:p>
          </table:table-cell>
          <table:table-cell office:value-type="float" office:value="0.005403" calcext:value-type="float">
            <text:p>0.005403</text:p>
          </table:table-cell>
          <table:table-cell office:value-type="float" office:value="0.205014" calcext:value-type="float">
            <text:p>0.205014</text:p>
          </table:table-cell>
          <table:table-cell office:value-type="float" office:value="0.005403" calcext:value-type="float">
            <text:p>0.005403</text:p>
          </table:table-cell>
          <table:table-cell table:number-columns-repeated="5"/>
        </table:table-row>
        <table:table-row table:style-name="ro2">
          <table:table-cell office:value-type="float" office:value="42200" calcext:value-type="float">
            <text:p>42200</text:p>
          </table:table-cell>
          <table:table-cell office:value-type="float" office:value="0.005477" calcext:value-type="float">
            <text:p>0.005477</text:p>
          </table:table-cell>
          <table:table-cell office:value-type="float" office:value="0.205315" calcext:value-type="float">
            <text:p>0.205315</text:p>
          </table:table-cell>
          <table:table-cell office:value-type="float" office:value="0.005477" calcext:value-type="float">
            <text:p>0.005477</text:p>
          </table:table-cell>
          <table:table-cell table:number-columns-repeated="5"/>
        </table:table-row>
        <table:table-row table:style-name="ro2">
          <table:table-cell office:value-type="float" office:value="42300" calcext:value-type="float">
            <text:p>42300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0.206729" calcext:value-type="float">
            <text:p>0.206729</text:p>
          </table:table-cell>
          <table:table-cell office:value-type="float" office:value="0.005486" calcext:value-type="float">
            <text:p>0.005486</text:p>
          </table:table-cell>
          <table:table-cell table:number-columns-repeated="5"/>
        </table:table-row>
        <table:table-row table:style-name="ro2">
          <table:table-cell office:value-type="float" office:value="42400" calcext:value-type="float">
            <text:p>42400</text:p>
          </table:table-cell>
          <table:table-cell office:value-type="float" office:value="0.005447" calcext:value-type="float">
            <text:p>0.005447</text:p>
          </table:table-cell>
          <table:table-cell office:value-type="float" office:value="0.207852" calcext:value-type="float">
            <text:p>0.207852</text:p>
          </table:table-cell>
          <table:table-cell office:value-type="float" office:value="0.005447" calcext:value-type="float">
            <text:p>0.005447</text:p>
          </table:table-cell>
          <table:table-cell table:number-columns-repeated="5"/>
        </table:table-row>
        <table:table-row table:style-name="ro2">
          <table:table-cell office:value-type="float" office:value="42500" calcext:value-type="float">
            <text:p>42500</text:p>
          </table:table-cell>
          <table:table-cell office:value-type="float" office:value="0.005491" calcext:value-type="float">
            <text:p>0.005491</text:p>
          </table:table-cell>
          <table:table-cell office:value-type="float" office:value="0.208161" calcext:value-type="float">
            <text:p>0.208161</text:p>
          </table:table-cell>
          <table:table-cell office:value-type="float" office:value="0.005491" calcext:value-type="float">
            <text:p>0.005491</text:p>
          </table:table-cell>
          <table:table-cell table:number-columns-repeated="5"/>
        </table:table-row>
        <table:table-row table:style-name="ro2">
          <table:table-cell office:value-type="float" office:value="42600" calcext:value-type="float">
            <text:p>42600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0.20955" calcext:value-type="float">
            <text:p>0.20955</text:p>
          </table:table-cell>
          <table:table-cell office:value-type="float" office:value="0.005483" calcext:value-type="float">
            <text:p>0.005483</text:p>
          </table:table-cell>
          <table:table-cell table:number-columns-repeated="5"/>
        </table:table-row>
        <table:table-row table:style-name="ro2">
          <table:table-cell office:value-type="float" office:value="42700" calcext:value-type="float">
            <text:p>42700</text:p>
          </table:table-cell>
          <table:table-cell office:value-type="float" office:value="0.005628" calcext:value-type="float">
            <text:p>0.005628</text:p>
          </table:table-cell>
          <table:table-cell office:value-type="float" office:value="0.210686" calcext:value-type="float">
            <text:p>0.210686</text:p>
          </table:table-cell>
          <table:table-cell office:value-type="float" office:value="0.005628" calcext:value-type="float">
            <text:p>0.005628</text:p>
          </table:table-cell>
          <table:table-cell table:number-columns-repeated="5"/>
        </table:table-row>
        <table:table-row table:style-name="ro2">
          <table:table-cell office:value-type="float" office:value="42800" calcext:value-type="float">
            <text:p>42800</text:p>
          </table:table-cell>
          <table:table-cell office:value-type="float" office:value="0.005579" calcext:value-type="float">
            <text:p>0.005579</text:p>
          </table:table-cell>
          <table:table-cell office:value-type="float" office:value="0.211583" calcext:value-type="float">
            <text:p>0.211583</text:p>
          </table:table-cell>
          <table:table-cell office:value-type="float" office:value="0.005579" calcext:value-type="float">
            <text:p>0.005579</text:p>
          </table:table-cell>
          <table:table-cell table:number-columns-repeated="5"/>
        </table:table-row>
        <table:table-row table:style-name="ro2">
          <table:table-cell office:value-type="float" office:value="42900" calcext:value-type="float">
            <text:p>42900</text:p>
          </table:table-cell>
          <table:table-cell office:value-type="float" office:value="0.005525" calcext:value-type="float">
            <text:p>0.005525</text:p>
          </table:table-cell>
          <table:table-cell office:value-type="float" office:value="0.214084" calcext:value-type="float">
            <text:p>0.214084</text:p>
          </table:table-cell>
          <table:table-cell office:value-type="float" office:value="0.005525" calcext:value-type="float">
            <text:p>0.005525</text:p>
          </table:table-cell>
          <table:table-cell table:number-columns-repeated="5"/>
        </table:table-row>
        <table:table-row table:style-name="ro2">
          <table:table-cell office:value-type="float" office:value="43000" calcext:value-type="float">
            <text:p>43000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0.218704" calcext:value-type="float">
            <text:p>0.218704</text:p>
          </table:table-cell>
          <table:table-cell office:value-type="float" office:value="0.005667" calcext:value-type="float">
            <text:p>0.005667</text:p>
          </table:table-cell>
          <table:table-cell table:number-columns-repeated="5"/>
        </table:table-row>
        <table:table-row table:style-name="ro2">
          <table:table-cell office:value-type="float" office:value="43100" calcext:value-type="float">
            <text:p>43100</text:p>
          </table:table-cell>
          <table:table-cell office:value-type="float" office:value="0.005679" calcext:value-type="float">
            <text:p>0.005679</text:p>
          </table:table-cell>
          <table:table-cell office:value-type="float" office:value="0.216158" calcext:value-type="float">
            <text:p>0.216158</text:p>
          </table:table-cell>
          <table:table-cell office:value-type="float" office:value="0.005679" calcext:value-type="float">
            <text:p>0.005679</text:p>
          </table:table-cell>
          <table:table-cell table:number-columns-repeated="5"/>
        </table:table-row>
        <table:table-row table:style-name="ro2">
          <table:table-cell office:value-type="float" office:value="43200" calcext:value-type="float">
            <text:p>43200</text:p>
          </table:table-cell>
          <table:table-cell office:value-type="float" office:value="0.005573" calcext:value-type="float">
            <text:p>0.005573</text:p>
          </table:table-cell>
          <table:table-cell office:value-type="float" office:value="0.217551" calcext:value-type="float">
            <text:p>0.217551</text:p>
          </table:table-cell>
          <table:table-cell office:value-type="float" office:value="0.005573" calcext:value-type="float">
            <text:p>0.005573</text:p>
          </table:table-cell>
          <table:table-cell table:number-columns-repeated="5"/>
        </table:table-row>
        <table:table-row table:style-name="ro2">
          <table:table-cell office:value-type="float" office:value="43300" calcext:value-type="float">
            <text:p>43300</text:p>
          </table:table-cell>
          <table:table-cell office:value-type="float" office:value="0.005586" calcext:value-type="float">
            <text:p>0.005586</text:p>
          </table:table-cell>
          <table:table-cell office:value-type="float" office:value="0.21793" calcext:value-type="float">
            <text:p>0.21793</text:p>
          </table:table-cell>
          <table:table-cell office:value-type="float" office:value="0.005586" calcext:value-type="float">
            <text:p>0.005586</text:p>
          </table:table-cell>
          <table:table-cell table:number-columns-repeated="5"/>
        </table:table-row>
        <table:table-row table:style-name="ro2">
          <table:table-cell office:value-type="float" office:value="43400" calcext:value-type="float">
            <text:p>43400</text:p>
          </table:table-cell>
          <table:table-cell office:value-type="float" office:value="0.005626" calcext:value-type="float">
            <text:p>0.005626</text:p>
          </table:table-cell>
          <table:table-cell office:value-type="float" office:value="0.221113" calcext:value-type="float">
            <text:p>0.221113</text:p>
          </table:table-cell>
          <table:table-cell office:value-type="float" office:value="0.005626" calcext:value-type="float">
            <text:p>0.005626</text:p>
          </table:table-cell>
          <table:table-cell table:number-columns-repeated="5"/>
        </table:table-row>
        <table:table-row table:style-name="ro2">
          <table:table-cell office:value-type="float" office:value="43500" calcext:value-type="float">
            <text:p>43500</text:p>
          </table:table-cell>
          <table:table-cell office:value-type="float" office:value="0.005804" calcext:value-type="float">
            <text:p>0.005804</text:p>
          </table:table-cell>
          <table:table-cell office:value-type="float" office:value="0.221573" calcext:value-type="float">
            <text:p>0.221573</text:p>
          </table:table-cell>
          <table:table-cell office:value-type="float" office:value="0.005804" calcext:value-type="float">
            <text:p>0.005804</text:p>
          </table:table-cell>
          <table:table-cell table:number-columns-repeated="5"/>
        </table:table-row>
        <table:table-row table:style-name="ro2">
          <table:table-cell office:value-type="float" office:value="43600" calcext:value-type="float">
            <text:p>43600</text:p>
          </table:table-cell>
          <table:table-cell office:value-type="float" office:value="0.005656" calcext:value-type="float">
            <text:p>0.005656</text:p>
          </table:table-cell>
          <table:table-cell office:value-type="float" office:value="0.220919" calcext:value-type="float">
            <text:p>0.220919</text:p>
          </table:table-cell>
          <table:table-cell office:value-type="float" office:value="0.005656" calcext:value-type="float">
            <text:p>0.005656</text:p>
          </table:table-cell>
          <table:table-cell table:number-columns-repeated="5"/>
        </table:table-row>
        <table:table-row table:style-name="ro2">
          <table:table-cell office:value-type="float" office:value="43700" calcext:value-type="float">
            <text:p>43700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220106" calcext:value-type="float">
            <text:p>0.220106</text:p>
          </table:table-cell>
          <table:table-cell office:value-type="float" office:value="0.00567" calcext:value-type="float">
            <text:p>0.00567</text:p>
          </table:table-cell>
          <table:table-cell table:number-columns-repeated="5"/>
        </table:table-row>
        <table:table-row table:style-name="ro2">
          <table:table-cell office:value-type="float" office:value="43800" calcext:value-type="float">
            <text:p>43800</text:p>
          </table:table-cell>
          <table:table-cell office:value-type="float" office:value="0.005695" calcext:value-type="float">
            <text:p>0.005695</text:p>
          </table:table-cell>
          <table:table-cell office:value-type="float" office:value="0.221594" calcext:value-type="float">
            <text:p>0.221594</text:p>
          </table:table-cell>
          <table:table-cell office:value-type="float" office:value="0.005695" calcext:value-type="float">
            <text:p>0.005695</text:p>
          </table:table-cell>
          <table:table-cell table:number-columns-repeated="5"/>
        </table:table-row>
        <table:table-row table:style-name="ro2">
          <table:table-cell office:value-type="float" office:value="43900" calcext:value-type="float">
            <text:p>43900</text:p>
          </table:table-cell>
          <table:table-cell office:value-type="float" office:value="0.005707" calcext:value-type="float">
            <text:p>0.005707</text:p>
          </table:table-cell>
          <table:table-cell office:value-type="float" office:value="0.222371" calcext:value-type="float">
            <text:p>0.222371</text:p>
          </table:table-cell>
          <table:table-cell office:value-type="float" office:value="0.005707" calcext:value-type="float">
            <text:p>0.005707</text:p>
          </table:table-cell>
          <table:table-cell table:number-columns-repeated="5"/>
        </table:table-row>
        <table:table-row table:style-name="ro2">
          <table:table-cell office:value-type="float" office:value="44000" calcext:value-type="float">
            <text:p>44000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.224154" calcext:value-type="float">
            <text:p>0.224154</text:p>
          </table:table-cell>
          <table:table-cell office:value-type="float" office:value="0.005701" calcext:value-type="float">
            <text:p>0.005701</text:p>
          </table:table-cell>
          <table:table-cell table:number-columns-repeated="5"/>
        </table:table-row>
        <table:table-row table:style-name="ro2">
          <table:table-cell office:value-type="float" office:value="44100" calcext:value-type="float">
            <text:p>44100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225002" calcext:value-type="float">
            <text:p>0.225002</text:p>
          </table:table-cell>
          <table:table-cell office:value-type="float" office:value="0.005818" calcext:value-type="float">
            <text:p>0.005818</text:p>
          </table:table-cell>
          <table:table-cell table:number-columns-repeated="5"/>
        </table:table-row>
        <table:table-row table:style-name="ro2">
          <table:table-cell office:value-type="float" office:value="44200" calcext:value-type="float">
            <text:p>44200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224989" calcext:value-type="float">
            <text:p>0.224989</text:p>
          </table:table-cell>
          <table:table-cell office:value-type="float" office:value="0.00578" calcext:value-type="float">
            <text:p>0.00578</text:p>
          </table:table-cell>
          <table:table-cell table:number-columns-repeated="5"/>
        </table:table-row>
        <table:table-row table:style-name="ro2">
          <table:table-cell office:value-type="float" office:value="44300" calcext:value-type="float">
            <text:p>44300</text:p>
          </table:table-cell>
          <table:table-cell office:value-type="float" office:value="0.005735" calcext:value-type="float">
            <text:p>0.005735</text:p>
          </table:table-cell>
          <table:table-cell office:value-type="float" office:value="0.227589" calcext:value-type="float">
            <text:p>0.227589</text:p>
          </table:table-cell>
          <table:table-cell office:value-type="float" office:value="0.005735" calcext:value-type="float">
            <text:p>0.005735</text:p>
          </table:table-cell>
          <table:table-cell table:number-columns-repeated="5"/>
        </table:table-row>
        <table:table-row table:style-name="ro2">
          <table:table-cell office:value-type="float" office:value="44400" calcext:value-type="float">
            <text:p>44400</text:p>
          </table:table-cell>
          <table:table-cell office:value-type="float" office:value="0.005763" calcext:value-type="float">
            <text:p>0.005763</text:p>
          </table:table-cell>
          <table:table-cell office:value-type="float" office:value="0.227292" calcext:value-type="float">
            <text:p>0.227292</text:p>
          </table:table-cell>
          <table:table-cell office:value-type="float" office:value="0.005763" calcext:value-type="float">
            <text:p>0.005763</text:p>
          </table:table-cell>
          <table:table-cell table:number-columns-repeated="5"/>
        </table:table-row>
        <table:table-row table:style-name="ro2">
          <table:table-cell office:value-type="float" office:value="44500" calcext:value-type="float">
            <text:p>44500</text:p>
          </table:table-cell>
          <table:table-cell office:value-type="float" office:value="0.005748" calcext:value-type="float">
            <text:p>0.005748</text:p>
          </table:table-cell>
          <table:table-cell office:value-type="float" office:value="0.227831" calcext:value-type="float">
            <text:p>0.227831</text:p>
          </table:table-cell>
          <table:table-cell office:value-type="float" office:value="0.005748" calcext:value-type="float">
            <text:p>0.005748</text:p>
          </table:table-cell>
          <table:table-cell table:number-columns-repeated="5"/>
        </table:table-row>
        <table:table-row table:style-name="ro2">
          <table:table-cell office:value-type="float" office:value="44600" calcext:value-type="float">
            <text:p>44600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0.230398" calcext:value-type="float">
            <text:p>0.230398</text:p>
          </table:table-cell>
          <table:table-cell office:value-type="float" office:value="0.005814" calcext:value-type="float">
            <text:p>0.005814</text:p>
          </table:table-cell>
          <table:table-cell table:number-columns-repeated="5"/>
        </table:table-row>
        <table:table-row table:style-name="ro2">
          <table:table-cell office:value-type="float" office:value="44700" calcext:value-type="float">
            <text:p>44700</text:p>
          </table:table-cell>
          <table:table-cell office:value-type="float" office:value="0.005846" calcext:value-type="float">
            <text:p>0.005846</text:p>
          </table:table-cell>
          <table:table-cell office:value-type="float" office:value="0.23124" calcext:value-type="float">
            <text:p>0.23124</text:p>
          </table:table-cell>
          <table:table-cell office:value-type="float" office:value="0.005846" calcext:value-type="float">
            <text:p>0.005846</text:p>
          </table:table-cell>
          <table:table-cell table:number-columns-repeated="5"/>
        </table:table-row>
        <table:table-row table:style-name="ro2">
          <table:table-cell office:value-type="float" office:value="44800" calcext:value-type="float">
            <text:p>44800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231524" calcext:value-type="float">
            <text:p>0.231524</text:p>
          </table:table-cell>
          <table:table-cell office:value-type="float" office:value="0.005832" calcext:value-type="float">
            <text:p>0.005832</text:p>
          </table:table-cell>
          <table:table-cell table:number-columns-repeated="5"/>
        </table:table-row>
        <table:table-row table:style-name="ro2">
          <table:table-cell office:value-type="float" office:value="44900" calcext:value-type="float">
            <text:p>44900</text:p>
          </table:table-cell>
          <table:table-cell office:value-type="float" office:value="0.005801" calcext:value-type="float">
            <text:p>0.005801</text:p>
          </table:table-cell>
          <table:table-cell office:value-type="float" office:value="0.232632" calcext:value-type="float">
            <text:p>0.232632</text:p>
          </table:table-cell>
          <table:table-cell office:value-type="float" office:value="0.005801" calcext:value-type="float">
            <text:p>0.005801</text:p>
          </table:table-cell>
          <table:table-cell table:number-columns-repeated="5"/>
        </table:table-row>
        <table:table-row table:style-name="ro2">
          <table:table-cell office:value-type="float" office:value="45000" calcext:value-type="float">
            <text:p>45000</text:p>
          </table:table-cell>
          <table:table-cell office:value-type="float" office:value="0.005853" calcext:value-type="float">
            <text:p>0.005853</text:p>
          </table:table-cell>
          <table:table-cell office:value-type="float" office:value="0.233655" calcext:value-type="float">
            <text:p>0.233655</text:p>
          </table:table-cell>
          <table:table-cell office:value-type="float" office:value="0.005853" calcext:value-type="float">
            <text:p>0.005853</text:p>
          </table:table-cell>
          <table:table-cell table:number-columns-repeated="5"/>
        </table:table-row>
        <table:table-row table:style-name="ro2">
          <table:table-cell office:value-type="float" office:value="45100" calcext:value-type="float">
            <text:p>45100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234693" calcext:value-type="float">
            <text:p>0.234693</text:p>
          </table:table-cell>
          <table:table-cell office:value-type="float" office:value="0.00582" calcext:value-type="float">
            <text:p>0.00582</text:p>
          </table:table-cell>
          <table:table-cell table:number-columns-repeated="5"/>
        </table:table-row>
        <table:table-row table:style-name="ro2">
          <table:table-cell office:value-type="float" office:value="45200" calcext:value-type="float">
            <text:p>45200</text:p>
          </table:table-cell>
          <table:table-cell office:value-type="float" office:value="0.005866" calcext:value-type="float">
            <text:p>0.005866</text:p>
          </table:table-cell>
          <table:table-cell office:value-type="float" office:value="0.236767" calcext:value-type="float">
            <text:p>0.236767</text:p>
          </table:table-cell>
          <table:table-cell office:value-type="float" office:value="0.005866" calcext:value-type="float">
            <text:p>0.005866</text:p>
          </table:table-cell>
          <table:table-cell table:number-columns-repeated="5"/>
        </table:table-row>
        <table:table-row table:style-name="ro2">
          <table:table-cell office:value-type="float" office:value="45300" calcext:value-type="float">
            <text:p>45300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0.237684" calcext:value-type="float">
            <text:p>0.237684</text:p>
          </table:table-cell>
          <table:table-cell office:value-type="float" office:value="0.005856" calcext:value-type="float">
            <text:p>0.005856</text:p>
          </table:table-cell>
          <table:table-cell table:number-columns-repeated="5"/>
        </table:table-row>
        <table:table-row table:style-name="ro2">
          <table:table-cell office:value-type="float" office:value="45400" calcext:value-type="float">
            <text:p>45400</text:p>
          </table:table-cell>
          <table:table-cell office:value-type="float" office:value="0.005889" calcext:value-type="float">
            <text:p>0.005889</text:p>
          </table:table-cell>
          <table:table-cell office:value-type="float" office:value="0.238222" calcext:value-type="float">
            <text:p>0.238222</text:p>
          </table:table-cell>
          <table:table-cell office:value-type="float" office:value="0.005889" calcext:value-type="float">
            <text:p>0.005889</text:p>
          </table:table-cell>
          <table:table-cell table:number-columns-repeated="5"/>
        </table:table-row>
        <table:table-row table:style-name="ro2">
          <table:table-cell office:value-type="float" office:value="45500" calcext:value-type="float">
            <text:p>45500</text:p>
          </table:table-cell>
          <table:table-cell office:value-type="float" office:value="0.005869" calcext:value-type="float">
            <text:p>0.005869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005869" calcext:value-type="float">
            <text:p>0.005869</text:p>
          </table:table-cell>
          <table:table-cell table:number-columns-repeated="5"/>
        </table:table-row>
        <table:table-row table:style-name="ro2">
          <table:table-cell office:value-type="float" office:value="45600" calcext:value-type="float">
            <text:p>45600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239695" calcext:value-type="float">
            <text:p>0.239695</text:p>
          </table:table-cell>
          <table:table-cell office:value-type="float" office:value="0.005883" calcext:value-type="float">
            <text:p>0.005883</text:p>
          </table:table-cell>
          <table:table-cell table:number-columns-repeated="5"/>
        </table:table-row>
        <table:table-row table:style-name="ro2">
          <table:table-cell office:value-type="float" office:value="45700" calcext:value-type="float">
            <text:p>45700</text:p>
          </table:table-cell>
          <table:table-cell office:value-type="float" office:value="0.005943" calcext:value-type="float">
            <text:p>0.005943</text:p>
          </table:table-cell>
          <table:table-cell office:value-type="float" office:value="0.242235" calcext:value-type="float">
            <text:p>0.242235</text:p>
          </table:table-cell>
          <table:table-cell office:value-type="float" office:value="0.005943" calcext:value-type="float">
            <text:p>0.005943</text:p>
          </table:table-cell>
          <table:table-cell table:number-columns-repeated="5"/>
        </table:table-row>
        <table:table-row table:style-name="ro2">
          <table:table-cell office:value-type="float" office:value="45800" calcext:value-type="float">
            <text:p>45800</text:p>
          </table:table-cell>
          <table:table-cell office:value-type="float" office:value="0.005929" calcext:value-type="float">
            <text:p>0.005929</text:p>
          </table:table-cell>
          <table:table-cell office:value-type="float" office:value="0.243408" calcext:value-type="float">
            <text:p>0.243408</text:p>
          </table:table-cell>
          <table:table-cell office:value-type="float" office:value="0.005929" calcext:value-type="float">
            <text:p>0.005929</text:p>
          </table:table-cell>
          <table:table-cell table:number-columns-repeated="5"/>
        </table:table-row>
        <table:table-row table:style-name="ro2">
          <table:table-cell office:value-type="float" office:value="45900" calcext:value-type="float">
            <text:p>45900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247923" calcext:value-type="float">
            <text:p>0.247923</text:p>
          </table:table-cell>
          <table:table-cell office:value-type="float" office:value="0.00602" calcext:value-type="float">
            <text:p>0.00602</text:p>
          </table:table-cell>
          <table:table-cell table:number-columns-repeated="5"/>
        </table:table-row>
        <table:table-row table:style-name="ro2">
          <table:table-cell office:value-type="float" office:value="46000" calcext:value-type="float">
            <text:p>46000</text:p>
          </table:table-cell>
          <table:table-cell office:value-type="float" office:value="0.006465" calcext:value-type="float">
            <text:p>0.006465</text:p>
          </table:table-cell>
          <table:table-cell office:value-type="float" office:value="0.251254" calcext:value-type="float">
            <text:p>0.251254</text:p>
          </table:table-cell>
          <table:table-cell office:value-type="float" office:value="0.006465" calcext:value-type="float">
            <text:p>0.006465</text:p>
          </table:table-cell>
          <table:table-cell table:number-columns-repeated="5"/>
        </table:table-row>
        <table:table-row table:style-name="ro2">
          <table:table-cell office:value-type="float" office:value="46100" calcext:value-type="float">
            <text:p>46100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.254882" calcext:value-type="float">
            <text:p>0.254882</text:p>
          </table:table-cell>
          <table:table-cell office:value-type="float" office:value="0.006197" calcext:value-type="float">
            <text:p>0.006197</text:p>
          </table:table-cell>
          <table:table-cell table:number-columns-repeated="5"/>
        </table:table-row>
        <table:table-row table:style-name="ro2">
          <table:table-cell office:value-type="float" office:value="46200" calcext:value-type="float">
            <text:p>46200</text:p>
          </table:table-cell>
          <table:table-cell office:value-type="float" office:value="0.006224" calcext:value-type="float">
            <text:p>0.006224</text:p>
          </table:table-cell>
          <table:table-cell office:value-type="float" office:value="0.249837" calcext:value-type="float">
            <text:p>0.249837</text:p>
          </table:table-cell>
          <table:table-cell office:value-type="float" office:value="0.006224" calcext:value-type="float">
            <text:p>0.006224</text:p>
          </table:table-cell>
          <table:table-cell table:number-columns-repeated="5"/>
        </table:table-row>
        <table:table-row table:style-name="ro2">
          <table:table-cell office:value-type="float" office:value="46300" calcext:value-type="float">
            <text:p>46300</text:p>
          </table:table-cell>
          <table:table-cell office:value-type="float" office:value="0.006063" calcext:value-type="float">
            <text:p>0.006063</text:p>
          </table:table-cell>
          <table:table-cell office:value-type="float" office:value="0.250611" calcext:value-type="float">
            <text:p>0.250611</text:p>
          </table:table-cell>
          <table:table-cell office:value-type="float" office:value="0.006063" calcext:value-type="float">
            <text:p>0.006063</text:p>
          </table:table-cell>
          <table:table-cell table:number-columns-repeated="5"/>
        </table:table-row>
        <table:table-row table:style-name="ro2">
          <table:table-cell office:value-type="float" office:value="46400" calcext:value-type="float">
            <text:p>46400</text:p>
          </table:table-cell>
          <table:table-cell office:value-type="float" office:value="0.006006" calcext:value-type="float">
            <text:p>0.006006</text:p>
          </table:table-cell>
          <table:table-cell office:value-type="float" office:value="0.247131" calcext:value-type="float">
            <text:p>0.247131</text:p>
          </table:table-cell>
          <table:table-cell office:value-type="float" office:value="0.006006" calcext:value-type="float">
            <text:p>0.006006</text:p>
          </table:table-cell>
          <table:table-cell table:number-columns-repeated="5"/>
        </table:table-row>
        <table:table-row table:style-name="ro2">
          <table:table-cell office:value-type="float" office:value="46500" calcext:value-type="float">
            <text:p>46500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250233" calcext:value-type="float">
            <text:p>0.250233</text:p>
          </table:table-cell>
          <table:table-cell office:value-type="float" office:value="0.006035" calcext:value-type="float">
            <text:p>0.006035</text:p>
          </table:table-cell>
          <table:table-cell table:number-columns-repeated="5"/>
        </table:table-row>
        <table:table-row table:style-name="ro2">
          <table:table-cell office:value-type="float" office:value="46600" calcext:value-type="float">
            <text:p>46600</text:p>
          </table:table-cell>
          <table:table-cell office:value-type="float" office:value="0.006059" calcext:value-type="float">
            <text:p>0.006059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.006059" calcext:value-type="float">
            <text:p>0.006059</text:p>
          </table:table-cell>
          <table:table-cell table:number-columns-repeated="5"/>
        </table:table-row>
        <table:table-row table:style-name="ro2">
          <table:table-cell office:value-type="float" office:value="46700" calcext:value-type="float">
            <text:p>46700</text:p>
          </table:table-cell>
          <table:table-cell office:value-type="float" office:value="0.006041" calcext:value-type="float">
            <text:p>0.006041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0.006041" calcext:value-type="float">
            <text:p>0.006041</text:p>
          </table:table-cell>
          <table:table-cell table:number-columns-repeated="5"/>
        </table:table-row>
        <table:table-row table:style-name="ro2">
          <table:table-cell office:value-type="float" office:value="46800" calcext:value-type="float">
            <text:p>46800</text:p>
          </table:table-cell>
          <table:table-cell office:value-type="float" office:value="0.006116" calcext:value-type="float">
            <text:p>0.006116</text:p>
          </table:table-cell>
          <table:table-cell office:value-type="float" office:value="0.252323" calcext:value-type="float">
            <text:p>0.252323</text:p>
          </table:table-cell>
          <table:table-cell office:value-type="float" office:value="0.006116" calcext:value-type="float">
            <text:p>0.006116</text:p>
          </table:table-cell>
          <table:table-cell table:number-columns-repeated="5"/>
        </table:table-row>
        <table:table-row table:style-name="ro2">
          <table:table-cell office:value-type="float" office:value="46900" calcext:value-type="float">
            <text:p>46900</text:p>
          </table:table-cell>
          <table:table-cell office:value-type="float" office:value="0.006086" calcext:value-type="float">
            <text:p>0.006086</text:p>
          </table:table-cell>
          <table:table-cell office:value-type="float" office:value="0.253624" calcext:value-type="float">
            <text:p>0.253624</text:p>
          </table:table-cell>
          <table:table-cell office:value-type="float" office:value="0.006086" calcext:value-type="float">
            <text:p>0.006086</text:p>
          </table:table-cell>
          <table:table-cell table:number-columns-repeated="5"/>
        </table:table-row>
        <table:table-row table:style-name="ro2">
          <table:table-cell office:value-type="float" office:value="47000" calcext:value-type="float">
            <text:p>47000</text:p>
          </table:table-cell>
          <table:table-cell office:value-type="float" office:value="0.006074" calcext:value-type="float">
            <text:p>0.006074</text:p>
          </table:table-cell>
          <table:table-cell office:value-type="float" office:value="0.256081" calcext:value-type="float">
            <text:p>0.256081</text:p>
          </table:table-cell>
          <table:table-cell office:value-type="float" office:value="0.006074" calcext:value-type="float">
            <text:p>0.006074</text:p>
          </table:table-cell>
          <table:table-cell table:number-columns-repeated="5"/>
        </table:table-row>
        <table:table-row table:style-name="ro2">
          <table:table-cell office:value-type="float" office:value="47100" calcext:value-type="float">
            <text:p>47100</text:p>
          </table:table-cell>
          <table:table-cell office:value-type="float" office:value="0.006087" calcext:value-type="float">
            <text:p>0.006087</text:p>
          </table:table-cell>
          <table:table-cell office:value-type="float" office:value="0.255058" calcext:value-type="float">
            <text:p>0.255058</text:p>
          </table:table-cell>
          <table:table-cell office:value-type="float" office:value="0.006087" calcext:value-type="float">
            <text:p>0.006087</text:p>
          </table:table-cell>
          <table:table-cell table:number-columns-repeated="5"/>
        </table:table-row>
        <table:table-row table:style-name="ro2">
          <table:table-cell office:value-type="float" office:value="47200" calcext:value-type="float">
            <text:p>47200</text:p>
          </table:table-cell>
          <table:table-cell office:value-type="float" office:value="0.006231" calcext:value-type="float">
            <text:p>0.006231</text:p>
          </table:table-cell>
          <table:table-cell office:value-type="float" office:value="0.257274" calcext:value-type="float">
            <text:p>0.257274</text:p>
          </table:table-cell>
          <table:table-cell office:value-type="float" office:value="0.006231" calcext:value-type="float">
            <text:p>0.006231</text:p>
          </table:table-cell>
          <table:table-cell table:number-columns-repeated="5"/>
        </table:table-row>
        <table:table-row table:style-name="ro2">
          <table:table-cell office:value-type="float" office:value="47300" calcext:value-type="float">
            <text:p>47300</text:p>
          </table:table-cell>
          <table:table-cell office:value-type="float" office:value="0.006122" calcext:value-type="float">
            <text:p>0.006122</text:p>
          </table:table-cell>
          <table:table-cell office:value-type="float" office:value="0.257298" calcext:value-type="float">
            <text:p>0.257298</text:p>
          </table:table-cell>
          <table:table-cell office:value-type="float" office:value="0.006122" calcext:value-type="float">
            <text:p>0.006122</text:p>
          </table:table-cell>
          <table:table-cell table:number-columns-repeated="5"/>
        </table:table-row>
        <table:table-row table:style-name="ro2">
          <table:table-cell office:value-type="float" office:value="47400" calcext:value-type="float">
            <text:p>47400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259428" calcext:value-type="float">
            <text:p>0.259428</text:p>
          </table:table-cell>
          <table:table-cell office:value-type="float" office:value="0.00612" calcext:value-type="float">
            <text:p>0.00612</text:p>
          </table:table-cell>
          <table:table-cell table:number-columns-repeated="5"/>
        </table:table-row>
        <table:table-row table:style-name="ro2">
          <table:table-cell office:value-type="float" office:value="47500" calcext:value-type="float">
            <text:p>47500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0.259818" calcext:value-type="float">
            <text:p>0.259818</text:p>
          </table:table-cell>
          <table:table-cell office:value-type="float" office:value="0.006153" calcext:value-type="float">
            <text:p>0.006153</text:p>
          </table:table-cell>
          <table:table-cell table:number-columns-repeated="5"/>
        </table:table-row>
        <table:table-row table:style-name="ro2">
          <table:table-cell office:value-type="float" office:value="47600" calcext:value-type="float">
            <text:p>47600</text:p>
          </table:table-cell>
          <table:table-cell office:value-type="float" office:value="0.006145" calcext:value-type="float">
            <text:p>0.006145</text:p>
          </table:table-cell>
          <table:table-cell office:value-type="float" office:value="0.260476" calcext:value-type="float">
            <text:p>0.260476</text:p>
          </table:table-cell>
          <table:table-cell office:value-type="float" office:value="0.006145" calcext:value-type="float">
            <text:p>0.006145</text:p>
          </table:table-cell>
          <table:table-cell table:number-columns-repeated="5"/>
        </table:table-row>
        <table:table-row table:style-name="ro2">
          <table:table-cell office:value-type="float" office:value="47700" calcext:value-type="float">
            <text:p>47700</text:p>
          </table:table-cell>
          <table:table-cell office:value-type="float" office:value="0.006183" calcext:value-type="float">
            <text:p>0.006183</text:p>
          </table:table-cell>
          <table:table-cell office:value-type="float" office:value="0.261461" calcext:value-type="float">
            <text:p>0.261461</text:p>
          </table:table-cell>
          <table:table-cell office:value-type="float" office:value="0.006183" calcext:value-type="float">
            <text:p>0.006183</text:p>
          </table:table-cell>
          <table:table-cell table:number-columns-repeated="5"/>
        </table:table-row>
        <table:table-row table:style-name="ro2">
          <table:table-cell office:value-type="float" office:value="47800" calcext:value-type="float">
            <text:p>47800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0.263632" calcext:value-type="float">
            <text:p>0.263632</text:p>
          </table:table-cell>
          <table:table-cell office:value-type="float" office:value="0.006158" calcext:value-type="float">
            <text:p>0.006158</text:p>
          </table:table-cell>
          <table:table-cell table:number-columns-repeated="5"/>
        </table:table-row>
        <table:table-row table:style-name="ro2">
          <table:table-cell office:value-type="float" office:value="47900" calcext:value-type="float">
            <text:p>47900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267959" calcext:value-type="float">
            <text:p>0.267959</text:p>
          </table:table-cell>
          <table:table-cell office:value-type="float" office:value="0.00621" calcext:value-type="float">
            <text:p>0.00621</text:p>
          </table:table-cell>
          <table:table-cell table:number-columns-repeated="5"/>
        </table:table-row>
        <table:table-row table:style-name="ro2">
          <table:table-cell office:value-type="float" office:value="48000" calcext:value-type="float">
            <text:p>48000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0.273803" calcext:value-type="float">
            <text:p>0.273803</text:p>
          </table:table-cell>
          <table:table-cell office:value-type="float" office:value="0.006361" calcext:value-type="float">
            <text:p>0.006361</text:p>
          </table:table-cell>
          <table:table-cell table:number-columns-repeated="5"/>
        </table:table-row>
        <table:table-row table:style-name="ro2">
          <table:table-cell office:value-type="float" office:value="48100" calcext:value-type="float">
            <text:p>48100</text:p>
          </table:table-cell>
          <table:table-cell office:value-type="float" office:value="0.006482" calcext:value-type="float">
            <text:p>0.006482</text:p>
          </table:table-cell>
          <table:table-cell office:value-type="float" office:value="0.272158" calcext:value-type="float">
            <text:p>0.272158</text:p>
          </table:table-cell>
          <table:table-cell office:value-type="float" office:value="0.006482" calcext:value-type="float">
            <text:p>0.006482</text:p>
          </table:table-cell>
          <table:table-cell table:number-columns-repeated="5"/>
        </table:table-row>
        <table:table-row table:style-name="ro2">
          <table:table-cell office:value-type="float" office:value="48200" calcext:value-type="float">
            <text:p>48200</text:p>
          </table:table-cell>
          <table:table-cell office:value-type="float" office:value="0.006472" calcext:value-type="float">
            <text:p>0.006472</text:p>
          </table:table-cell>
          <table:table-cell office:value-type="float" office:value="0.269073" calcext:value-type="float">
            <text:p>0.269073</text:p>
          </table:table-cell>
          <table:table-cell office:value-type="float" office:value="0.006472" calcext:value-type="float">
            <text:p>0.006472</text:p>
          </table:table-cell>
          <table:table-cell table:number-columns-repeated="5"/>
        </table:table-row>
        <table:table-row table:style-name="ro2">
          <table:table-cell office:value-type="float" office:value="48300" calcext:value-type="float">
            <text:p>48300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0.283648" calcext:value-type="float">
            <text:p>0.283648</text:p>
          </table:table-cell>
          <table:table-cell office:value-type="float" office:value="0.006361" calcext:value-type="float">
            <text:p>0.006361</text:p>
          </table:table-cell>
          <table:table-cell table:number-columns-repeated="5"/>
        </table:table-row>
        <table:table-row table:style-name="ro2">
          <table:table-cell office:value-type="float" office:value="48400" calcext:value-type="float">
            <text:p>48400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0.282174" calcext:value-type="float">
            <text:p>0.282174</text:p>
          </table:table-cell>
          <table:table-cell office:value-type="float" office:value="0.006514" calcext:value-type="float">
            <text:p>0.006514</text:p>
          </table:table-cell>
          <table:table-cell table:number-columns-repeated="5"/>
        </table:table-row>
        <table:table-row table:style-name="ro2">
          <table:table-cell office:value-type="float" office:value="48500" calcext:value-type="float">
            <text:p>48500</text:p>
          </table:table-cell>
          <table:table-cell office:value-type="float" office:value="0.006493" calcext:value-type="float">
            <text:p>0.006493</text:p>
          </table:table-cell>
          <table:table-cell office:value-type="float" office:value="0.27825" calcext:value-type="float">
            <text:p>0.27825</text:p>
          </table:table-cell>
          <table:table-cell office:value-type="float" office:value="0.006493" calcext:value-type="float">
            <text:p>0.006493</text:p>
          </table:table-cell>
          <table:table-cell table:number-columns-repeated="5"/>
        </table:table-row>
        <table:table-row table:style-name="ro2">
          <table:table-cell office:value-type="float" office:value="48600" calcext:value-type="float">
            <text:p>4860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275944" calcext:value-type="float">
            <text:p>0.275944</text:p>
          </table:table-cell>
          <table:table-cell office:value-type="float" office:value="0.00655" calcext:value-type="float">
            <text:p>0.00655</text:p>
          </table:table-cell>
          <table:table-cell table:number-columns-repeated="5"/>
        </table:table-row>
        <table:table-row table:style-name="ro2">
          <table:table-cell office:value-type="float" office:value="48700" calcext:value-type="float">
            <text:p>48700</text:p>
          </table:table-cell>
          <table:table-cell office:value-type="float" office:value="0.006521" calcext:value-type="float">
            <text:p>0.006521</text:p>
          </table:table-cell>
          <table:table-cell office:value-type="float" office:value="0.288523" calcext:value-type="float">
            <text:p>0.288523</text:p>
          </table:table-cell>
          <table:table-cell office:value-type="float" office:value="0.006521" calcext:value-type="float">
            <text:p>0.006521</text:p>
          </table:table-cell>
          <table:table-cell table:number-columns-repeated="5"/>
        </table:table-row>
        <table:table-row table:style-name="ro2">
          <table:table-cell office:value-type="float" office:value="48800" calcext:value-type="float">
            <text:p>48800</text:p>
          </table:table-cell>
          <table:table-cell office:value-type="float" office:value="0.006872" calcext:value-type="float">
            <text:p>0.006872</text:p>
          </table:table-cell>
          <table:table-cell office:value-type="float" office:value="0.290044" calcext:value-type="float">
            <text:p>0.290044</text:p>
          </table:table-cell>
          <table:table-cell office:value-type="float" office:value="0.006872" calcext:value-type="float">
            <text:p>0.006872</text:p>
          </table:table-cell>
          <table:table-cell table:number-columns-repeated="5"/>
        </table:table-row>
        <table:table-row table:style-name="ro2">
          <table:table-cell office:value-type="float" office:value="48900" calcext:value-type="float">
            <text:p>48900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28192" calcext:value-type="float">
            <text:p>0.28192</text:p>
          </table:table-cell>
          <table:table-cell office:value-type="float" office:value="0.006329" calcext:value-type="float">
            <text:p>0.006329</text:p>
          </table:table-cell>
          <table:table-cell table:number-columns-repeated="5"/>
        </table:table-row>
        <table:table-row table:style-name="ro2">
          <table:table-cell office:value-type="float" office:value="49000" calcext:value-type="float">
            <text:p>49000</text:p>
          </table:table-cell>
          <table:table-cell office:value-type="float" office:value="0.006463" calcext:value-type="float">
            <text:p>0.006463</text:p>
          </table:table-cell>
          <table:table-cell office:value-type="float" office:value="0.281289" calcext:value-type="float">
            <text:p>0.281289</text:p>
          </table:table-cell>
          <table:table-cell office:value-type="float" office:value="0.006463" calcext:value-type="float">
            <text:p>0.006463</text:p>
          </table:table-cell>
          <table:table-cell table:number-columns-repeated="5"/>
        </table:table-row>
        <table:table-row table:style-name="ro2">
          <table:table-cell office:value-type="float" office:value="49100" calcext:value-type="float">
            <text:p>49100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0.282628" calcext:value-type="float">
            <text:p>0.282628</text:p>
          </table:table-cell>
          <table:table-cell office:value-type="float" office:value="0.006429" calcext:value-type="float">
            <text:p>0.006429</text:p>
          </table:table-cell>
          <table:table-cell table:number-columns-repeated="5"/>
        </table:table-row>
        <table:table-row table:style-name="ro2">
          <table:table-cell office:value-type="float" office:value="49200" calcext:value-type="float">
            <text:p>49200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280135" calcext:value-type="float">
            <text:p>0.280135</text:p>
          </table:table-cell>
          <table:table-cell office:value-type="float" office:value="0.00666" calcext:value-type="float">
            <text:p>0.00666</text:p>
          </table:table-cell>
          <table:table-cell table:number-columns-repeated="5"/>
        </table:table-row>
        <table:table-row table:style-name="ro2">
          <table:table-cell office:value-type="float" office:value="49300" calcext:value-type="float">
            <text:p>49300</text:p>
          </table:table-cell>
          <table:table-cell office:value-type="float" office:value="0.006314" calcext:value-type="float">
            <text:p>0.006314</text:p>
          </table:table-cell>
          <table:table-cell office:value-type="float" office:value="0.281803" calcext:value-type="float">
            <text:p>0.281803</text:p>
          </table:table-cell>
          <table:table-cell office:value-type="float" office:value="0.006314" calcext:value-type="float">
            <text:p>0.006314</text:p>
          </table:table-cell>
          <table:table-cell table:number-columns-repeated="5"/>
        </table:table-row>
        <table:table-row table:style-name="ro2">
          <table:table-cell office:value-type="float" office:value="49400" calcext:value-type="float">
            <text:p>49400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280892" calcext:value-type="float">
            <text:p>0.280892</text:p>
          </table:table-cell>
          <table:table-cell office:value-type="float" office:value="0.006425" calcext:value-type="float">
            <text:p>0.006425</text:p>
          </table:table-cell>
          <table:table-cell table:number-columns-repeated="5"/>
        </table:table-row>
        <table:table-row table:style-name="ro2">
          <table:table-cell office:value-type="float" office:value="49500" calcext:value-type="float">
            <text:p>49500</text:p>
          </table:table-cell>
          <table:table-cell office:value-type="float" office:value="0.006376" calcext:value-type="float">
            <text:p>0.006376</text:p>
          </table:table-cell>
          <table:table-cell office:value-type="float" office:value="0.283318" calcext:value-type="float">
            <text:p>0.283318</text:p>
          </table:table-cell>
          <table:table-cell office:value-type="float" office:value="0.006376" calcext:value-type="float">
            <text:p>0.006376</text:p>
          </table:table-cell>
          <table:table-cell table:number-columns-repeated="5"/>
        </table:table-row>
        <table:table-row table:style-name="ro2">
          <table:table-cell office:value-type="float" office:value="49600" calcext:value-type="float">
            <text:p>49600</text:p>
          </table:table-cell>
          <table:table-cell office:value-type="float" office:value="0.006443" calcext:value-type="float">
            <text:p>0.006443</text:p>
          </table:table-cell>
          <table:table-cell office:value-type="float" office:value="0.284458" calcext:value-type="float">
            <text:p>0.284458</text:p>
          </table:table-cell>
          <table:table-cell office:value-type="float" office:value="0.006443" calcext:value-type="float">
            <text:p>0.006443</text:p>
          </table:table-cell>
          <table:table-cell table:number-columns-repeated="5"/>
        </table:table-row>
        <table:table-row table:style-name="ro2">
          <table:table-cell office:value-type="float" office:value="49700" calcext:value-type="float">
            <text:p>49700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0.284951" calcext:value-type="float">
            <text:p>0.284951</text:p>
          </table:table-cell>
          <table:table-cell office:value-type="float" office:value="0.006431" calcext:value-type="float">
            <text:p>0.006431</text:p>
          </table:table-cell>
          <table:table-cell table:number-columns-repeated="5"/>
        </table:table-row>
        <table:table-row table:style-name="ro2">
          <table:table-cell office:value-type="float" office:value="49800" calcext:value-type="float">
            <text:p>49800</text:p>
          </table:table-cell>
          <table:table-cell office:value-type="float" office:value="0.006837" calcext:value-type="float">
            <text:p>0.006837</text:p>
          </table:table-cell>
          <table:table-cell office:value-type="float" office:value="0.286079" calcext:value-type="float">
            <text:p>0.286079</text:p>
          </table:table-cell>
          <table:table-cell office:value-type="float" office:value="0.006837" calcext:value-type="float">
            <text:p>0.006837</text:p>
          </table:table-cell>
          <table:table-cell table:number-columns-repeated="5"/>
        </table:table-row>
        <table:table-row table:style-name="ro2">
          <table:table-cell office:value-type="float" office:value="49900" calcext:value-type="float">
            <text:p>49900</text:p>
          </table:table-cell>
          <table:table-cell office:value-type="float" office:value="0.006479" calcext:value-type="float">
            <text:p>0.006479</text:p>
          </table:table-cell>
          <table:table-cell office:value-type="float" office:value="0.287261" calcext:value-type="float">
            <text:p>0.287261</text:p>
          </table:table-cell>
          <table:table-cell office:value-type="float" office:value="0.006479" calcext:value-type="float">
            <text:p>0.006479</text:p>
          </table:table-cell>
          <table:table-cell table:number-columns-repeated="5"/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0.006573" calcext:value-type="float">
            <text:p>0.006573</text:p>
          </table:table-cell>
          <table:table-cell office:value-type="float" office:value="0.287364" calcext:value-type="float">
            <text:p>0.287364</text:p>
          </table:table-cell>
          <table:table-cell office:value-type="float" office:value="0.006573" calcext:value-type="float">
            <text:p>0.006573</text:p>
          </table:table-cell>
          <table:table-cell table:number-columns-repeated="5"/>
        </table:table-row>
        <table:table-row table:style-name="ro2">
          <table:table-cell office:value-type="float" office:value="50100" calcext:value-type="float">
            <text:p>50100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289874" calcext:value-type="float">
            <text:p>0.289874</text:p>
          </table:table-cell>
          <table:table-cell office:value-type="float" office:value="0.00651" calcext:value-type="float">
            <text:p>0.00651</text:p>
          </table:table-cell>
          <table:table-cell table:number-columns-repeated="5"/>
        </table:table-row>
        <table:table-row table:style-name="ro2">
          <table:table-cell office:value-type="float" office:value="50200" calcext:value-type="float">
            <text:p>50200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0.289946" calcext:value-type="float">
            <text:p>0.289946</text:p>
          </table:table-cell>
          <table:table-cell office:value-type="float" office:value="0.006576" calcext:value-type="float">
            <text:p>0.006576</text:p>
          </table:table-cell>
          <table:table-cell table:number-columns-repeated="5"/>
        </table:table-row>
        <table:table-row table:style-name="ro2">
          <table:table-cell office:value-type="float" office:value="50300" calcext:value-type="float">
            <text:p>50300</text:p>
          </table:table-cell>
          <table:table-cell office:value-type="float" office:value="0.006557" calcext:value-type="float">
            <text:p>0.006557</text:p>
          </table:table-cell>
          <table:table-cell office:value-type="float" office:value="0.292314" calcext:value-type="float">
            <text:p>0.292314</text:p>
          </table:table-cell>
          <table:table-cell office:value-type="float" office:value="0.006557" calcext:value-type="float">
            <text:p>0.006557</text:p>
          </table:table-cell>
          <table:table-cell table:number-columns-repeated="5"/>
        </table:table-row>
        <table:table-row table:style-name="ro2">
          <table:table-cell office:value-type="float" office:value="50400" calcext:value-type="float">
            <text:p>50400</text:p>
          </table:table-cell>
          <table:table-cell office:value-type="float" office:value="0.006594" calcext:value-type="float">
            <text:p>0.006594</text:p>
          </table:table-cell>
          <table:table-cell office:value-type="float" office:value="0.292122" calcext:value-type="float">
            <text:p>0.292122</text:p>
          </table:table-cell>
          <table:table-cell office:value-type="float" office:value="0.006594" calcext:value-type="float">
            <text:p>0.006594</text:p>
          </table:table-cell>
          <table:table-cell table:number-columns-repeated="5"/>
        </table:table-row>
        <table:table-row table:style-name="ro2">
          <table:table-cell office:value-type="float" office:value="50500" calcext:value-type="float">
            <text:p>5050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293968" calcext:value-type="float">
            <text:p>0.293968</text:p>
          </table:table-cell>
          <table:table-cell office:value-type="float" office:value="0.00655" calcext:value-type="float">
            <text:p>0.00655</text:p>
          </table:table-cell>
          <table:table-cell table:number-columns-repeated="5"/>
        </table:table-row>
        <table:table-row table:style-name="ro2">
          <table:table-cell office:value-type="float" office:value="50600" calcext:value-type="float">
            <text:p>50600</text:p>
          </table:table-cell>
          <table:table-cell office:value-type="float" office:value="0.006622" calcext:value-type="float">
            <text:p>0.006622</text:p>
          </table:table-cell>
          <table:table-cell office:value-type="float" office:value="0.29547" calcext:value-type="float">
            <text:p>0.29547</text:p>
          </table:table-cell>
          <table:table-cell office:value-type="float" office:value="0.006622" calcext:value-type="float">
            <text:p>0.006622</text:p>
          </table:table-cell>
          <table:table-cell table:number-columns-repeated="5"/>
        </table:table-row>
        <table:table-row table:style-name="ro2">
          <table:table-cell office:value-type="float" office:value="50700" calcext:value-type="float">
            <text:p>50700</text:p>
          </table:table-cell>
          <table:table-cell office:value-type="float" office:value="0.006749" calcext:value-type="float">
            <text:p>0.006749</text:p>
          </table:table-cell>
          <table:table-cell office:value-type="float" office:value="0.296525" calcext:value-type="float">
            <text:p>0.296525</text:p>
          </table:table-cell>
          <table:table-cell office:value-type="float" office:value="0.006749" calcext:value-type="float">
            <text:p>0.006749</text:p>
          </table:table-cell>
          <table:table-cell table:number-columns-repeated="5"/>
        </table:table-row>
        <table:table-row table:style-name="ro2">
          <table:table-cell office:value-type="float" office:value="50800" calcext:value-type="float">
            <text:p>50800</text:p>
          </table:table-cell>
          <table:table-cell office:value-type="float" office:value="0.006664" calcext:value-type="float">
            <text:p>0.006664</text:p>
          </table:table-cell>
          <table:table-cell office:value-type="float" office:value="0.297748" calcext:value-type="float">
            <text:p>0.297748</text:p>
          </table:table-cell>
          <table:table-cell office:value-type="float" office:value="0.006664" calcext:value-type="float">
            <text:p>0.006664</text:p>
          </table:table-cell>
          <table:table-cell table:number-columns-repeated="5"/>
        </table:table-row>
        <table:table-row table:style-name="ro2">
          <table:table-cell office:value-type="float" office:value="50900" calcext:value-type="float">
            <text:p>50900</text:p>
          </table:table-cell>
          <table:table-cell office:value-type="float" office:value="0.006668" calcext:value-type="float">
            <text:p>0.006668</text:p>
          </table:table-cell>
          <table:table-cell office:value-type="float" office:value="0.299861" calcext:value-type="float">
            <text:p>0.299861</text:p>
          </table:table-cell>
          <table:table-cell office:value-type="float" office:value="0.006668" calcext:value-type="float">
            <text:p>0.006668</text:p>
          </table:table-cell>
          <table:table-cell table:number-columns-repeated="5"/>
        </table:table-row>
        <table:table-row table:style-name="ro2">
          <table:table-cell office:value-type="float" office:value="51000" calcext:value-type="float">
            <text:p>51000</text:p>
          </table:table-cell>
          <table:table-cell office:value-type="float" office:value="0.006734" calcext:value-type="float">
            <text:p>0.006734</text:p>
          </table:table-cell>
          <table:table-cell office:value-type="float" office:value="0.299906" calcext:value-type="float">
            <text:p>0.299906</text:p>
          </table:table-cell>
          <table:table-cell office:value-type="float" office:value="0.006734" calcext:value-type="float">
            <text:p>0.006734</text:p>
          </table:table-cell>
          <table:table-cell table:number-columns-repeated="5"/>
        </table:table-row>
        <table:table-row table:style-name="ro2">
          <table:table-cell office:value-type="float" office:value="51100" calcext:value-type="float">
            <text:p>51100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303816" calcext:value-type="float">
            <text:p>0.303816</text:p>
          </table:table-cell>
          <table:table-cell office:value-type="float" office:value="0.00666" calcext:value-type="float">
            <text:p>0.00666</text:p>
          </table:table-cell>
          <table:table-cell table:number-columns-repeated="5"/>
        </table:table-row>
        <table:table-row table:style-name="ro2">
          <table:table-cell office:value-type="float" office:value="51200" calcext:value-type="float">
            <text:p>51200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0.301754" calcext:value-type="float">
            <text:p>0.301754</text:p>
          </table:table-cell>
          <table:table-cell office:value-type="float" office:value="0.006804" calcext:value-type="float">
            <text:p>0.006804</text:p>
          </table:table-cell>
          <table:table-cell table:number-columns-repeated="5"/>
        </table:table-row>
        <table:table-row table:style-name="ro2">
          <table:table-cell office:value-type="float" office:value="51300" calcext:value-type="float">
            <text:p>51300</text:p>
          </table:table-cell>
          <table:table-cell office:value-type="float" office:value="0.006755" calcext:value-type="float">
            <text:p>0.006755</text:p>
          </table:table-cell>
          <table:table-cell office:value-type="float" office:value="0.302893" calcext:value-type="float">
            <text:p>0.302893</text:p>
          </table:table-cell>
          <table:table-cell office:value-type="float" office:value="0.006755" calcext:value-type="float">
            <text:p>0.006755</text:p>
          </table:table-cell>
          <table:table-cell table:number-columns-repeated="5"/>
        </table:table-row>
        <table:table-row table:style-name="ro2">
          <table:table-cell office:value-type="float" office:value="51400" calcext:value-type="float">
            <text:p>51400</text:p>
          </table:table-cell>
          <table:table-cell office:value-type="float" office:value="0.006694" calcext:value-type="float">
            <text:p>0.006694</text:p>
          </table:table-cell>
          <table:table-cell office:value-type="float" office:value="0.303909" calcext:value-type="float">
            <text:p>0.303909</text:p>
          </table:table-cell>
          <table:table-cell office:value-type="float" office:value="0.006694" calcext:value-type="float">
            <text:p>0.006694</text:p>
          </table:table-cell>
          <table:table-cell table:number-columns-repeated="5"/>
        </table:table-row>
        <table:table-row table:style-name="ro2">
          <table:table-cell office:value-type="float" office:value="51500" calcext:value-type="float">
            <text:p>51500</text:p>
          </table:table-cell>
          <table:table-cell office:value-type="float" office:value="0.006726" calcext:value-type="float">
            <text:p>0.006726</text:p>
          </table:table-cell>
          <table:table-cell office:value-type="float" office:value="0.30582" calcext:value-type="float">
            <text:p>0.30582</text:p>
          </table:table-cell>
          <table:table-cell office:value-type="float" office:value="0.006726" calcext:value-type="float">
            <text:p>0.006726</text:p>
          </table:table-cell>
          <table:table-cell table:number-columns-repeated="5"/>
        </table:table-row>
        <table:table-row table:style-name="ro2">
          <table:table-cell office:value-type="float" office:value="51600" calcext:value-type="float">
            <text:p>51600</text:p>
          </table:table-cell>
          <table:table-cell office:value-type="float" office:value="0.006764" calcext:value-type="float">
            <text:p>0.006764</text:p>
          </table:table-cell>
          <table:table-cell office:value-type="float" office:value="0.306247" calcext:value-type="float">
            <text:p>0.306247</text:p>
          </table:table-cell>
          <table:table-cell office:value-type="float" office:value="0.006764" calcext:value-type="float">
            <text:p>0.006764</text:p>
          </table:table-cell>
          <table:table-cell table:number-columns-repeated="5"/>
        </table:table-row>
        <table:table-row table:style-name="ro2">
          <table:table-cell office:value-type="float" office:value="51700" calcext:value-type="float">
            <text:p>51700</text:p>
          </table:table-cell>
          <table:table-cell office:value-type="float" office:value="0.006886" calcext:value-type="float">
            <text:p>0.006886</text:p>
          </table:table-cell>
          <table:table-cell office:value-type="float" office:value="0.315208" calcext:value-type="float">
            <text:p>0.315208</text:p>
          </table:table-cell>
          <table:table-cell office:value-type="float" office:value="0.006886" calcext:value-type="float">
            <text:p>0.006886</text:p>
          </table:table-cell>
          <table:table-cell table:number-columns-repeated="5"/>
        </table:table-row>
        <table:table-row table:style-name="ro2">
          <table:table-cell office:value-type="float" office:value="51800" calcext:value-type="float">
            <text:p>51800</text:p>
          </table:table-cell>
          <table:table-cell office:value-type="float" office:value="0.006898" calcext:value-type="float">
            <text:p>0.006898</text:p>
          </table:table-cell>
          <table:table-cell office:value-type="float" office:value="0.309277" calcext:value-type="float">
            <text:p>0.309277</text:p>
          </table:table-cell>
          <table:table-cell office:value-type="float" office:value="0.006898" calcext:value-type="float">
            <text:p>0.006898</text:p>
          </table:table-cell>
          <table:table-cell table:number-columns-repeated="5"/>
        </table:table-row>
        <table:table-row table:style-name="ro2">
          <table:table-cell office:value-type="float" office:value="51900" calcext:value-type="float">
            <text:p>51900</text:p>
          </table:table-cell>
          <table:table-cell office:value-type="float" office:value="0.006753" calcext:value-type="float">
            <text:p>0.006753</text:p>
          </table:table-cell>
          <table:table-cell office:value-type="float" office:value="0.310008" calcext:value-type="float">
            <text:p>0.310008</text:p>
          </table:table-cell>
          <table:table-cell office:value-type="float" office:value="0.006753" calcext:value-type="float">
            <text:p>0.006753</text:p>
          </table:table-cell>
          <table:table-cell table:number-columns-repeated="5"/>
        </table:table-row>
        <table:table-row table:style-name="ro2">
          <table:table-cell office:value-type="float" office:value="52000" calcext:value-type="float">
            <text:p>52000</text:p>
          </table:table-cell>
          <table:table-cell office:value-type="float" office:value="0.006794" calcext:value-type="float">
            <text:p>0.006794</text:p>
          </table:table-cell>
          <table:table-cell office:value-type="float" office:value="0.312268" calcext:value-type="float">
            <text:p>0.312268</text:p>
          </table:table-cell>
          <table:table-cell office:value-type="float" office:value="0.006794" calcext:value-type="float">
            <text:p>0.006794</text:p>
          </table:table-cell>
          <table:table-cell table:number-columns-repeated="5"/>
        </table:table-row>
        <table:table-row table:style-name="ro2">
          <table:table-cell office:value-type="float" office:value="52100" calcext:value-type="float">
            <text:p>52100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0.31319" calcext:value-type="float">
            <text:p>0.31319</text:p>
          </table:table-cell>
          <table:table-cell office:value-type="float" office:value="0.006813" calcext:value-type="float">
            <text:p>0.006813</text:p>
          </table:table-cell>
          <table:table-cell table:number-columns-repeated="5"/>
        </table:table-row>
        <table:table-row table:style-name="ro2">
          <table:table-cell office:value-type="float" office:value="52200" calcext:value-type="float">
            <text:p>52200</text:p>
          </table:table-cell>
          <table:table-cell office:value-type="float" office:value="0.006793" calcext:value-type="float">
            <text:p>0.006793</text:p>
          </table:table-cell>
          <table:table-cell office:value-type="float" office:value="0.313004" calcext:value-type="float">
            <text:p>0.313004</text:p>
          </table:table-cell>
          <table:table-cell office:value-type="float" office:value="0.006793" calcext:value-type="float">
            <text:p>0.006793</text:p>
          </table:table-cell>
          <table:table-cell table:number-columns-repeated="5"/>
        </table:table-row>
        <table:table-row table:style-name="ro2">
          <table:table-cell office:value-type="float" office:value="52300" calcext:value-type="float">
            <text:p>52300</text:p>
          </table:table-cell>
          <table:table-cell office:value-type="float" office:value="0.006971" calcext:value-type="float">
            <text:p>0.006971</text:p>
          </table:table-cell>
          <table:table-cell office:value-type="float" office:value="0.314483" calcext:value-type="float">
            <text:p>0.314483</text:p>
          </table:table-cell>
          <table:table-cell office:value-type="float" office:value="0.006971" calcext:value-type="float">
            <text:p>0.006971</text:p>
          </table:table-cell>
          <table:table-cell table:number-columns-repeated="5"/>
        </table:table-row>
        <table:table-row table:style-name="ro2">
          <table:table-cell office:value-type="float" office:value="52400" calcext:value-type="float">
            <text:p>52400</text:p>
          </table:table-cell>
          <table:table-cell office:value-type="float" office:value="0.006832" calcext:value-type="float">
            <text:p>0.006832</text:p>
          </table:table-cell>
          <table:table-cell office:value-type="float" office:value="0.316078" calcext:value-type="float">
            <text:p>0.316078</text:p>
          </table:table-cell>
          <table:table-cell office:value-type="float" office:value="0.006832" calcext:value-type="float">
            <text:p>0.006832</text:p>
          </table:table-cell>
          <table:table-cell table:number-columns-repeated="5"/>
        </table:table-row>
        <table:table-row table:style-name="ro2">
          <table:table-cell office:value-type="float" office:value="52500" calcext:value-type="float">
            <text:p>52500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0.317763" calcext:value-type="float">
            <text:p>0.317763</text:p>
          </table:table-cell>
          <table:table-cell office:value-type="float" office:value="0.006845" calcext:value-type="float">
            <text:p>0.006845</text:p>
          </table:table-cell>
          <table:table-cell table:number-columns-repeated="5"/>
        </table:table-row>
        <table:table-row table:style-name="ro2">
          <table:table-cell office:value-type="float" office:value="52600" calcext:value-type="float">
            <text:p>52600</text:p>
          </table:table-cell>
          <table:table-cell office:value-type="float" office:value="0.006913" calcext:value-type="float">
            <text:p>0.006913</text:p>
          </table:table-cell>
          <table:table-cell office:value-type="float" office:value="0.317911" calcext:value-type="float">
            <text:p>0.317911</text:p>
          </table:table-cell>
          <table:table-cell office:value-type="float" office:value="0.006913" calcext:value-type="float">
            <text:p>0.006913</text:p>
          </table:table-cell>
          <table:table-cell table:number-columns-repeated="5"/>
        </table:table-row>
        <table:table-row table:style-name="ro2">
          <table:table-cell office:value-type="float" office:value="52700" calcext:value-type="float">
            <text:p>52700</text:p>
          </table:table-cell>
          <table:table-cell office:value-type="float" office:value="0.006868" calcext:value-type="float">
            <text:p>0.006868</text:p>
          </table:table-cell>
          <table:table-cell office:value-type="float" office:value="0.322216" calcext:value-type="float">
            <text:p>0.322216</text:p>
          </table:table-cell>
          <table:table-cell office:value-type="float" office:value="0.006868" calcext:value-type="float">
            <text:p>0.006868</text:p>
          </table:table-cell>
          <table:table-cell table:number-columns-repeated="5"/>
        </table:table-row>
        <table:table-row table:style-name="ro2">
          <table:table-cell office:value-type="float" office:value="52800" calcext:value-type="float">
            <text:p>52800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0.321837" calcext:value-type="float">
            <text:p>0.321837</text:p>
          </table:table-cell>
          <table:table-cell office:value-type="float" office:value="0.006956" calcext:value-type="float">
            <text:p>0.006956</text:p>
          </table:table-cell>
          <table:table-cell table:number-columns-repeated="5"/>
        </table:table-row>
        <table:table-row table:style-name="ro2">
          <table:table-cell office:value-type="float" office:value="52900" calcext:value-type="float">
            <text:p>52900</text:p>
          </table:table-cell>
          <table:table-cell office:value-type="float" office:value="0.007056" calcext:value-type="float">
            <text:p>0.007056</text:p>
          </table:table-cell>
          <table:table-cell office:value-type="float" office:value="0.322635" calcext:value-type="float">
            <text:p>0.322635</text:p>
          </table:table-cell>
          <table:table-cell office:value-type="float" office:value="0.007056" calcext:value-type="float">
            <text:p>0.007056</text:p>
          </table:table-cell>
          <table:table-cell table:number-columns-repeated="5"/>
        </table:table-row>
        <table:table-row table:style-name="ro2">
          <table:table-cell office:value-type="float" office:value="53000" calcext:value-type="float">
            <text:p>53000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0.322916" calcext:value-type="float">
            <text:p>0.322916</text:p>
          </table:table-cell>
          <table:table-cell office:value-type="float" office:value="0.006902" calcext:value-type="float">
            <text:p>0.006902</text:p>
          </table:table-cell>
          <table:table-cell table:number-columns-repeated="5"/>
        </table:table-row>
        <table:table-row table:style-name="ro2">
          <table:table-cell office:value-type="float" office:value="53100" calcext:value-type="float">
            <text:p>53100</text:p>
          </table:table-cell>
          <table:table-cell office:value-type="float" office:value="0.006899" calcext:value-type="float">
            <text:p>0.006899</text:p>
          </table:table-cell>
          <table:table-cell office:value-type="float" office:value="0.324688" calcext:value-type="float">
            <text:p>0.324688</text:p>
          </table:table-cell>
          <table:table-cell office:value-type="float" office:value="0.006899" calcext:value-type="float">
            <text:p>0.006899</text:p>
          </table:table-cell>
          <table:table-cell table:number-columns-repeated="5"/>
        </table:table-row>
        <table:table-row table:style-name="ro2">
          <table:table-cell office:value-type="float" office:value="53200" calcext:value-type="float">
            <text:p>53200</text:p>
          </table:table-cell>
          <table:table-cell office:value-type="float" office:value="0.006926" calcext:value-type="float">
            <text:p>0.006926</text:p>
          </table:table-cell>
          <table:table-cell office:value-type="float" office:value="0.325223" calcext:value-type="float">
            <text:p>0.325223</text:p>
          </table:table-cell>
          <table:table-cell office:value-type="float" office:value="0.006926" calcext:value-type="float">
            <text:p>0.006926</text:p>
          </table:table-cell>
          <table:table-cell table:number-columns-repeated="5"/>
        </table:table-row>
        <table:table-row table:style-name="ro2">
          <table:table-cell office:value-type="float" office:value="53300" calcext:value-type="float">
            <text:p>53300</text:p>
          </table:table-cell>
          <table:table-cell office:value-type="float" office:value="0.006909" calcext:value-type="float">
            <text:p>0.006909</text:p>
          </table:table-cell>
          <table:table-cell office:value-type="float" office:value="0.328015" calcext:value-type="float">
            <text:p>0.328015</text:p>
          </table:table-cell>
          <table:table-cell office:value-type="float" office:value="0.006909" calcext:value-type="float">
            <text:p>0.006909</text:p>
          </table:table-cell>
          <table:table-cell table:number-columns-repeated="5"/>
        </table:table-row>
        <table:table-row table:style-name="ro2">
          <table:table-cell office:value-type="float" office:value="53400" calcext:value-type="float">
            <text:p>53400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0.328657" calcext:value-type="float">
            <text:p>0.328657</text:p>
          </table:table-cell>
          <table:table-cell office:value-type="float" office:value="0.006945" calcext:value-type="float">
            <text:p>0.006945</text:p>
          </table:table-cell>
          <table:table-cell table:number-columns-repeated="5"/>
        </table:table-row>
        <table:table-row table:style-name="ro2">
          <table:table-cell office:value-type="float" office:value="53500" calcext:value-type="float">
            <text:p>53500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0.32937" calcext:value-type="float">
            <text:p>0.32937</text:p>
          </table:table-cell>
          <table:table-cell office:value-type="float" office:value="0.006986" calcext:value-type="float">
            <text:p>0.006986</text:p>
          </table:table-cell>
          <table:table-cell table:number-columns-repeated="5"/>
        </table:table-row>
        <table:table-row table:style-name="ro2">
          <table:table-cell office:value-type="float" office:value="53600" calcext:value-type="float">
            <text:p>53600</text:p>
          </table:table-cell>
          <table:table-cell office:value-type="float" office:value="0.006968" calcext:value-type="float">
            <text:p>0.006968</text:p>
          </table:table-cell>
          <table:table-cell office:value-type="float" office:value="0.330895" calcext:value-type="float">
            <text:p>0.330895</text:p>
          </table:table-cell>
          <table:table-cell office:value-type="float" office:value="0.006968" calcext:value-type="float">
            <text:p>0.006968</text:p>
          </table:table-cell>
          <table:table-cell table:number-columns-repeated="5"/>
        </table:table-row>
        <table:table-row table:style-name="ro2">
          <table:table-cell office:value-type="float" office:value="53700" calcext:value-type="float">
            <text:p>53700</text:p>
          </table:table-cell>
          <table:table-cell office:value-type="float" office:value="0.007014" calcext:value-type="float">
            <text:p>0.007014</text:p>
          </table:table-cell>
          <table:table-cell office:value-type="float" office:value="0.333904" calcext:value-type="float">
            <text:p>0.333904</text:p>
          </table:table-cell>
          <table:table-cell office:value-type="float" office:value="0.007014" calcext:value-type="float">
            <text:p>0.007014</text:p>
          </table:table-cell>
          <table:table-cell table:number-columns-repeated="5"/>
        </table:table-row>
        <table:table-row table:style-name="ro2">
          <table:table-cell office:value-type="float" office:value="53800" calcext:value-type="float">
            <text:p>53800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.334154" calcext:value-type="float">
            <text:p>0.334154</text:p>
          </table:table-cell>
          <table:table-cell office:value-type="float" office:value="0.007046" calcext:value-type="float">
            <text:p>0.007046</text:p>
          </table:table-cell>
          <table:table-cell table:number-columns-repeated="5"/>
        </table:table-row>
        <table:table-row table:style-name="ro2">
          <table:table-cell office:value-type="float" office:value="53900" calcext:value-type="float">
            <text:p>53900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0.333683" calcext:value-type="float">
            <text:p>0.333683</text:p>
          </table:table-cell>
          <table:table-cell office:value-type="float" office:value="0.007058" calcext:value-type="float">
            <text:p>0.007058</text:p>
          </table:table-cell>
          <table:table-cell table:number-columns-repeated="5"/>
        </table:table-row>
        <table:table-row table:style-name="ro2">
          <table:table-cell office:value-type="float" office:value="54000" calcext:value-type="float">
            <text:p>54000</text:p>
          </table:table-cell>
          <table:table-cell office:value-type="float" office:value="0.007095" calcext:value-type="float">
            <text:p>0.007095</text:p>
          </table:table-cell>
          <table:table-cell office:value-type="float" office:value="0.336176" calcext:value-type="float">
            <text:p>0.336176</text:p>
          </table:table-cell>
          <table:table-cell office:value-type="float" office:value="0.007095" calcext:value-type="float">
            <text:p>0.007095</text:p>
          </table:table-cell>
          <table:table-cell table:number-columns-repeated="5"/>
        </table:table-row>
        <table:table-row table:style-name="ro2">
          <table:table-cell office:value-type="float" office:value="54100" calcext:value-type="float">
            <text:p>54100</text:p>
          </table:table-cell>
          <table:table-cell office:value-type="float" office:value="0.007095" calcext:value-type="float">
            <text:p>0.007095</text:p>
          </table:table-cell>
          <table:table-cell office:value-type="float" office:value="0.337015" calcext:value-type="float">
            <text:p>0.337015</text:p>
          </table:table-cell>
          <table:table-cell office:value-type="float" office:value="0.007095" calcext:value-type="float">
            <text:p>0.007095</text:p>
          </table:table-cell>
          <table:table-cell table:number-columns-repeated="5"/>
        </table:table-row>
        <table:table-row table:style-name="ro2">
          <table:table-cell office:value-type="float" office:value="54200" calcext:value-type="float">
            <text:p>54200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0.338247" calcext:value-type="float">
            <text:p>0.338247</text:p>
          </table:table-cell>
          <table:table-cell office:value-type="float" office:value="0.007274" calcext:value-type="float">
            <text:p>0.007274</text:p>
          </table:table-cell>
          <table:table-cell table:number-columns-repeated="5"/>
        </table:table-row>
        <table:table-row table:style-name="ro2">
          <table:table-cell office:value-type="float" office:value="54300" calcext:value-type="float">
            <text:p>54300</text:p>
          </table:table-cell>
          <table:table-cell office:value-type="float" office:value="0.007232" calcext:value-type="float">
            <text:p>0.007232</text:p>
          </table:table-cell>
          <table:table-cell office:value-type="float" office:value="0.33965" calcext:value-type="float">
            <text:p>0.33965</text:p>
          </table:table-cell>
          <table:table-cell office:value-type="float" office:value="0.007232" calcext:value-type="float">
            <text:p>0.007232</text:p>
          </table:table-cell>
          <table:table-cell table:number-columns-repeated="5"/>
        </table:table-row>
        <table:table-row table:style-name="ro2">
          <table:table-cell office:value-type="float" office:value="54400" calcext:value-type="float">
            <text:p>54400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0.34048" calcext:value-type="float">
            <text:p>0.34048</text:p>
          </table:table-cell>
          <table:table-cell office:value-type="float" office:value="0.007107" calcext:value-type="float">
            <text:p>0.007107</text:p>
          </table:table-cell>
          <table:table-cell table:number-columns-repeated="5"/>
        </table:table-row>
        <table:table-row table:style-name="ro2">
          <table:table-cell office:value-type="float" office:value="54500" calcext:value-type="float">
            <text:p>54500</text:p>
          </table:table-cell>
          <table:table-cell office:value-type="float" office:value="0.007142" calcext:value-type="float">
            <text:p>0.007142</text:p>
          </table:table-cell>
          <table:table-cell office:value-type="float" office:value="0.342905" calcext:value-type="float">
            <text:p>0.342905</text:p>
          </table:table-cell>
          <table:table-cell office:value-type="float" office:value="0.007142" calcext:value-type="float">
            <text:p>0.007142</text:p>
          </table:table-cell>
          <table:table-cell table:number-columns-repeated="5"/>
        </table:table-row>
        <table:table-row table:style-name="ro2">
          <table:table-cell office:value-type="float" office:value="54600" calcext:value-type="float">
            <text:p>54600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342711" calcext:value-type="float">
            <text:p>0.342711</text:p>
          </table:table-cell>
          <table:table-cell office:value-type="float" office:value="0.00713" calcext:value-type="float">
            <text:p>0.00713</text:p>
          </table:table-cell>
          <table:table-cell table:number-columns-repeated="5"/>
        </table:table-row>
        <table:table-row table:style-name="ro2">
          <table:table-cell office:value-type="float" office:value="54700" calcext:value-type="float">
            <text:p>54700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0.345083" calcext:value-type="float">
            <text:p>0.345083</text:p>
          </table:table-cell>
          <table:table-cell office:value-type="float" office:value="0.007139" calcext:value-type="float">
            <text:p>0.007139</text:p>
          </table:table-cell>
          <table:table-cell table:number-columns-repeated="5"/>
        </table:table-row>
        <table:table-row table:style-name="ro2">
          <table:table-cell office:value-type="float" office:value="54800" calcext:value-type="float">
            <text:p>54800</text:p>
          </table:table-cell>
          <table:table-cell office:value-type="float" office:value="0.007217" calcext:value-type="float">
            <text:p>0.007217</text:p>
          </table:table-cell>
          <table:table-cell office:value-type="float" office:value="0.345992" calcext:value-type="float">
            <text:p>0.345992</text:p>
          </table:table-cell>
          <table:table-cell office:value-type="float" office:value="0.007217" calcext:value-type="float">
            <text:p>0.007217</text:p>
          </table:table-cell>
          <table:table-cell table:number-columns-repeated="5"/>
        </table:table-row>
        <table:table-row table:style-name="ro2">
          <table:table-cell office:value-type="float" office:value="54900" calcext:value-type="float">
            <text:p>54900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346328" calcext:value-type="float">
            <text:p>0.346328</text:p>
          </table:table-cell>
          <table:table-cell office:value-type="float" office:value="0.00718" calcext:value-type="float">
            <text:p>0.00718</text:p>
          </table:table-cell>
          <table:table-cell table:number-columns-repeated="5"/>
        </table:table-row>
        <table:table-row table:style-name="ro2">
          <table:table-cell office:value-type="float" office:value="55000" calcext:value-type="float">
            <text:p>55000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.348297" calcext:value-type="float">
            <text:p>0.348297</text:p>
          </table:table-cell>
          <table:table-cell office:value-type="float" office:value="0.007263" calcext:value-type="float">
            <text:p>0.007263</text:p>
          </table:table-cell>
          <table:table-cell table:number-columns-repeated="5"/>
        </table:table-row>
        <table:table-row table:style-name="ro2">
          <table:table-cell office:value-type="float" office:value="55100" calcext:value-type="float">
            <text:p>55100</text:p>
          </table:table-cell>
          <table:table-cell office:value-type="float" office:value="0.007206" calcext:value-type="float">
            <text:p>0.007206</text:p>
          </table:table-cell>
          <table:table-cell office:value-type="float" office:value="0.348794" calcext:value-type="float">
            <text:p>0.348794</text:p>
          </table:table-cell>
          <table:table-cell office:value-type="float" office:value="0.007206" calcext:value-type="float">
            <text:p>0.007206</text:p>
          </table:table-cell>
          <table:table-cell table:number-columns-repeated="5"/>
        </table:table-row>
        <table:table-row table:style-name="ro2">
          <table:table-cell office:value-type="float" office:value="55200" calcext:value-type="float">
            <text:p>55200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0.351476" calcext:value-type="float">
            <text:p>0.351476</text:p>
          </table:table-cell>
          <table:table-cell office:value-type="float" office:value="0.007284" calcext:value-type="float">
            <text:p>0.007284</text:p>
          </table:table-cell>
          <table:table-cell table:number-columns-repeated="5"/>
        </table:table-row>
        <table:table-row table:style-name="ro2">
          <table:table-cell office:value-type="float" office:value="55300" calcext:value-type="float">
            <text:p>55300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351947" calcext:value-type="float">
            <text:p>0.351947</text:p>
          </table:table-cell>
          <table:table-cell office:value-type="float" office:value="0.007257" calcext:value-type="float">
            <text:p>0.007257</text:p>
          </table:table-cell>
          <table:table-cell table:number-columns-repeated="5"/>
        </table:table-row>
        <table:table-row table:style-name="ro2">
          <table:table-cell office:value-type="float" office:value="55400" calcext:value-type="float">
            <text:p>55400</text:p>
          </table:table-cell>
          <table:table-cell office:value-type="float" office:value="0.007291" calcext:value-type="float">
            <text:p>0.007291</text:p>
          </table:table-cell>
          <table:table-cell office:value-type="float" office:value="0.353295" calcext:value-type="float">
            <text:p>0.353295</text:p>
          </table:table-cell>
          <table:table-cell office:value-type="float" office:value="0.007291" calcext:value-type="float">
            <text:p>0.007291</text:p>
          </table:table-cell>
          <table:table-cell table:number-columns-repeated="5"/>
        </table:table-row>
        <table:table-row table:style-name="ro2">
          <table:table-cell office:value-type="float" office:value="55500" calcext:value-type="float">
            <text:p>55500</text:p>
          </table:table-cell>
          <table:table-cell office:value-type="float" office:value="0.007353" calcext:value-type="float">
            <text:p>0.007353</text:p>
          </table:table-cell>
          <table:table-cell office:value-type="float" office:value="0.35415" calcext:value-type="float">
            <text:p>0.35415</text:p>
          </table:table-cell>
          <table:table-cell office:value-type="float" office:value="0.007353" calcext:value-type="float">
            <text:p>0.007353</text:p>
          </table:table-cell>
          <table:table-cell table:number-columns-repeated="5"/>
        </table:table-row>
        <table:table-row table:style-name="ro2">
          <table:table-cell office:value-type="float" office:value="55600" calcext:value-type="float">
            <text:p>55600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355704" calcext:value-type="float">
            <text:p>0.355704</text:p>
          </table:table-cell>
          <table:table-cell office:value-type="float" office:value="0.00725" calcext:value-type="float">
            <text:p>0.00725</text:p>
          </table:table-cell>
          <table:table-cell table:number-columns-repeated="5"/>
        </table:table-row>
        <table:table-row table:style-name="ro2">
          <table:table-cell office:value-type="float" office:value="55700" calcext:value-type="float">
            <text:p>55700</text:p>
          </table:table-cell>
          <table:table-cell office:value-type="float" office:value="0.007289" calcext:value-type="float">
            <text:p>0.007289</text:p>
          </table:table-cell>
          <table:table-cell office:value-type="float" office:value="0.357712" calcext:value-type="float">
            <text:p>0.357712</text:p>
          </table:table-cell>
          <table:table-cell office:value-type="float" office:value="0.007289" calcext:value-type="float">
            <text:p>0.007289</text:p>
          </table:table-cell>
          <table:table-cell table:number-columns-repeated="5"/>
        </table:table-row>
        <table:table-row table:style-name="ro2">
          <table:table-cell office:value-type="float" office:value="55800" calcext:value-type="float">
            <text:p>55800</text:p>
          </table:table-cell>
          <table:table-cell office:value-type="float" office:value="0.007309" calcext:value-type="float">
            <text:p>0.007309</text:p>
          </table:table-cell>
          <table:table-cell office:value-type="float" office:value="0.358214" calcext:value-type="float">
            <text:p>0.358214</text:p>
          </table:table-cell>
          <table:table-cell office:value-type="float" office:value="0.007309" calcext:value-type="float">
            <text:p>0.007309</text:p>
          </table:table-cell>
          <table:table-cell table:number-columns-repeated="5"/>
        </table:table-row>
        <table:table-row table:style-name="ro2">
          <table:table-cell office:value-type="float" office:value="55900" calcext:value-type="float">
            <text:p>55900</text:p>
          </table:table-cell>
          <table:table-cell office:value-type="float" office:value="0.007321" calcext:value-type="float">
            <text:p>0.007321</text:p>
          </table:table-cell>
          <table:table-cell office:value-type="float" office:value="0.360165" calcext:value-type="float">
            <text:p>0.360165</text:p>
          </table:table-cell>
          <table:table-cell office:value-type="float" office:value="0.007321" calcext:value-type="float">
            <text:p>0.007321</text:p>
          </table:table-cell>
          <table:table-cell table:number-columns-repeated="5"/>
        </table:table-row>
        <table:table-row table:style-name="ro2">
          <table:table-cell office:value-type="float" office:value="56000" calcext:value-type="float">
            <text:p>56000</text:p>
          </table:table-cell>
          <table:table-cell office:value-type="float" office:value="0.007333" calcext:value-type="float">
            <text:p>0.007333</text:p>
          </table:table-cell>
          <table:table-cell office:value-type="float" office:value="0.360177" calcext:value-type="float">
            <text:p>0.360177</text:p>
          </table:table-cell>
          <table:table-cell office:value-type="float" office:value="0.007333" calcext:value-type="float">
            <text:p>0.007333</text:p>
          </table:table-cell>
          <table:table-cell table:number-columns-repeated="5"/>
        </table:table-row>
        <table:table-row table:style-name="ro2">
          <table:table-cell office:value-type="float" office:value="56100" calcext:value-type="float">
            <text:p>56100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0.361287" calcext:value-type="float">
            <text:p>0.361287</text:p>
          </table:table-cell>
          <table:table-cell office:value-type="float" office:value="0.007356" calcext:value-type="float">
            <text:p>0.007356</text:p>
          </table:table-cell>
          <table:table-cell table:number-columns-repeated="5"/>
        </table:table-row>
        <table:table-row table:style-name="ro2">
          <table:table-cell office:value-type="float" office:value="56200" calcext:value-type="float">
            <text:p>56200</text:p>
          </table:table-cell>
          <table:table-cell office:value-type="float" office:value="0.007333" calcext:value-type="float">
            <text:p>0.007333</text:p>
          </table:table-cell>
          <table:table-cell office:value-type="float" office:value="0.363538" calcext:value-type="float">
            <text:p>0.363538</text:p>
          </table:table-cell>
          <table:table-cell office:value-type="float" office:value="0.007333" calcext:value-type="float">
            <text:p>0.007333</text:p>
          </table:table-cell>
          <table:table-cell table:number-columns-repeated="5"/>
        </table:table-row>
        <table:table-row table:style-name="ro2">
          <table:table-cell office:value-type="float" office:value="56300" calcext:value-type="float">
            <text:p>56300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0.365073" calcext:value-type="float">
            <text:p>0.365073</text:p>
          </table:table-cell>
          <table:table-cell office:value-type="float" office:value="0.007346" calcext:value-type="float">
            <text:p>0.007346</text:p>
          </table:table-cell>
          <table:table-cell table:number-columns-repeated="5"/>
        </table:table-row>
        <table:table-row table:style-name="ro2">
          <table:table-cell office:value-type="float" office:value="56400" calcext:value-type="float">
            <text:p>56400</text:p>
          </table:table-cell>
          <table:table-cell office:value-type="float" office:value="0.007342" calcext:value-type="float">
            <text:p>0.007342</text:p>
          </table:table-cell>
          <table:table-cell office:value-type="float" office:value="0.365744" calcext:value-type="float">
            <text:p>0.365744</text:p>
          </table:table-cell>
          <table:table-cell office:value-type="float" office:value="0.007342" calcext:value-type="float">
            <text:p>0.007342</text:p>
          </table:table-cell>
          <table:table-cell table:number-columns-repeated="5"/>
        </table:table-row>
        <table:table-row table:style-name="ro2">
          <table:table-cell office:value-type="float" office:value="56500" calcext:value-type="float">
            <text:p>56500</text:p>
          </table:table-cell>
          <table:table-cell office:value-type="float" office:value="0.007371" calcext:value-type="float">
            <text:p>0.007371</text:p>
          </table:table-cell>
          <table:table-cell office:value-type="float" office:value="0.368348" calcext:value-type="float">
            <text:p>0.368348</text:p>
          </table:table-cell>
          <table:table-cell office:value-type="float" office:value="0.007371" calcext:value-type="float">
            <text:p>0.007371</text:p>
          </table:table-cell>
          <table:table-cell table:number-columns-repeated="5"/>
        </table:table-row>
        <table:table-row table:style-name="ro2">
          <table:table-cell office:value-type="float" office:value="56600" calcext:value-type="float">
            <text:p>56600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0.368586" calcext:value-type="float">
            <text:p>0.368586</text:p>
          </table:table-cell>
          <table:table-cell office:value-type="float" office:value="0.007436" calcext:value-type="float">
            <text:p>0.007436</text:p>
          </table:table-cell>
          <table:table-cell table:number-columns-repeated="5"/>
        </table:table-row>
        <table:table-row table:style-name="ro2">
          <table:table-cell office:value-type="float" office:value="56700" calcext:value-type="float">
            <text:p>56700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0.370752" calcext:value-type="float">
            <text:p>0.370752</text:p>
          </table:table-cell>
          <table:table-cell office:value-type="float" office:value="0.007462" calcext:value-type="float">
            <text:p>0.007462</text:p>
          </table:table-cell>
          <table:table-cell table:number-columns-repeated="5"/>
        </table:table-row>
        <table:table-row table:style-name="ro2">
          <table:table-cell office:value-type="float" office:value="56800" calcext:value-type="float">
            <text:p>56800</text:p>
          </table:table-cell>
          <table:table-cell office:value-type="float" office:value="0.007367" calcext:value-type="float">
            <text:p>0.007367</text:p>
          </table:table-cell>
          <table:table-cell office:value-type="float" office:value="0.371675" calcext:value-type="float">
            <text:p>0.371675</text:p>
          </table:table-cell>
          <table:table-cell office:value-type="float" office:value="0.007367" calcext:value-type="float">
            <text:p>0.007367</text:p>
          </table:table-cell>
          <table:table-cell table:number-columns-repeated="5"/>
        </table:table-row>
        <table:table-row table:style-name="ro2">
          <table:table-cell office:value-type="float" office:value="56900" calcext:value-type="float">
            <text:p>56900</text:p>
          </table:table-cell>
          <table:table-cell office:value-type="float" office:value="0.007384" calcext:value-type="float">
            <text:p>0.007384</text:p>
          </table:table-cell>
          <table:table-cell office:value-type="float" office:value="0.372195" calcext:value-type="float">
            <text:p>0.372195</text:p>
          </table:table-cell>
          <table:table-cell office:value-type="float" office:value="0.007384" calcext:value-type="float">
            <text:p>0.007384</text:p>
          </table:table-cell>
          <table:table-cell table:number-columns-repeated="5"/>
        </table:table-row>
        <table:table-row table:style-name="ro2">
          <table:table-cell office:value-type="float" office:value="57000" calcext:value-type="float">
            <text:p>57000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.375043" calcext:value-type="float">
            <text:p>0.375043</text:p>
          </table:table-cell>
          <table:table-cell office:value-type="float" office:value="0.007387" calcext:value-type="float">
            <text:p>0.007387</text:p>
          </table:table-cell>
          <table:table-cell table:number-columns-repeated="5"/>
        </table:table-row>
        <table:table-row table:style-name="ro2">
          <table:table-cell office:value-type="float" office:value="57100" calcext:value-type="float">
            <text:p>57100</text:p>
          </table:table-cell>
          <table:table-cell office:value-type="float" office:value="0.007419" calcext:value-type="float">
            <text:p>0.007419</text:p>
          </table:table-cell>
          <table:table-cell office:value-type="float" office:value="0.375533" calcext:value-type="float">
            <text:p>0.375533</text:p>
          </table:table-cell>
          <table:table-cell office:value-type="float" office:value="0.007419" calcext:value-type="float">
            <text:p>0.007419</text:p>
          </table:table-cell>
          <table:table-cell table:number-columns-repeated="5"/>
        </table:table-row>
        <table:table-row table:style-name="ro2">
          <table:table-cell office:value-type="float" office:value="57200" calcext:value-type="float">
            <text:p>57200</text:p>
          </table:table-cell>
          <table:table-cell office:value-type="float" office:value="0.007404" calcext:value-type="float">
            <text:p>0.007404</text:p>
          </table:table-cell>
          <table:table-cell office:value-type="float" office:value="0.376488" calcext:value-type="float">
            <text:p>0.376488</text:p>
          </table:table-cell>
          <table:table-cell office:value-type="float" office:value="0.007404" calcext:value-type="float">
            <text:p>0.007404</text:p>
          </table:table-cell>
          <table:table-cell table:number-columns-repeated="5"/>
        </table:table-row>
        <table:table-row table:style-name="ro2">
          <table:table-cell office:value-type="float" office:value="57300" calcext:value-type="float">
            <text:p>57300</text:p>
          </table:table-cell>
          <table:table-cell office:value-type="float" office:value="0.007397" calcext:value-type="float">
            <text:p>0.007397</text:p>
          </table:table-cell>
          <table:table-cell office:value-type="float" office:value="0.37761" calcext:value-type="float">
            <text:p>0.37761</text:p>
          </table:table-cell>
          <table:table-cell office:value-type="float" office:value="0.007397" calcext:value-type="float">
            <text:p>0.007397</text:p>
          </table:table-cell>
          <table:table-cell table:number-columns-repeated="5"/>
        </table:table-row>
        <table:table-row table:style-name="ro2">
          <table:table-cell office:value-type="float" office:value="57400" calcext:value-type="float">
            <text:p>57400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378514" calcext:value-type="float">
            <text:p>0.378514</text:p>
          </table:table-cell>
          <table:table-cell office:value-type="float" office:value="0.00741" calcext:value-type="float">
            <text:p>0.00741</text:p>
          </table:table-cell>
          <table:table-cell table:number-columns-repeated="5"/>
        </table:table-row>
        <table:table-row table:style-name="ro2">
          <table:table-cell office:value-type="float" office:value="57500" calcext:value-type="float">
            <text:p>57500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0.379914" calcext:value-type="float">
            <text:p>0.379914</text:p>
          </table:table-cell>
          <table:table-cell office:value-type="float" office:value="0.007469" calcext:value-type="float">
            <text:p>0.007469</text:p>
          </table:table-cell>
          <table:table-cell table:number-columns-repeated="5"/>
        </table:table-row>
        <table:table-row table:style-name="ro2">
          <table:table-cell office:value-type="float" office:value="57600" calcext:value-type="float">
            <text:p>57600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382184" calcext:value-type="float">
            <text:p>0.382184</text:p>
          </table:table-cell>
          <table:table-cell office:value-type="float" office:value="0.00751" calcext:value-type="float">
            <text:p>0.00751</text:p>
          </table:table-cell>
          <table:table-cell table:number-columns-repeated="5"/>
        </table:table-row>
        <table:table-row table:style-name="ro2">
          <table:table-cell office:value-type="float" office:value="57700" calcext:value-type="float">
            <text:p>57700</text:p>
          </table:table-cell>
          <table:table-cell office:value-type="float" office:value="0.007502" calcext:value-type="float">
            <text:p>0.007502</text:p>
          </table:table-cell>
          <table:table-cell office:value-type="float" office:value="0.383285" calcext:value-type="float">
            <text:p>0.383285</text:p>
          </table:table-cell>
          <table:table-cell office:value-type="float" office:value="0.007502" calcext:value-type="float">
            <text:p>0.007502</text:p>
          </table:table-cell>
          <table:table-cell table:number-columns-repeated="5"/>
        </table:table-row>
        <table:table-row table:style-name="ro2">
          <table:table-cell office:value-type="float" office:value="57800" calcext:value-type="float">
            <text:p>57800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387979" calcext:value-type="float">
            <text:p>0.387979</text:p>
          </table:table-cell>
          <table:table-cell office:value-type="float" office:value="0.007682" calcext:value-type="float">
            <text:p>0.007682</text:p>
          </table:table-cell>
          <table:table-cell table:number-columns-repeated="5"/>
        </table:table-row>
        <table:table-row table:style-name="ro2">
          <table:table-cell office:value-type="float" office:value="57900" calcext:value-type="float">
            <text:p>57900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0.390332" calcext:value-type="float">
            <text:p>0.390332</text:p>
          </table:table-cell>
          <table:table-cell office:value-type="float" office:value="0.007908" calcext:value-type="float">
            <text:p>0.007908</text:p>
          </table:table-cell>
          <table:table-cell table:number-columns-repeated="5"/>
        </table:table-row>
        <table:table-row table:style-name="ro2">
          <table:table-cell office:value-type="float" office:value="58000" calcext:value-type="float">
            <text:p>58000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0.387233" calcext:value-type="float">
            <text:p>0.387233</text:p>
          </table:table-cell>
          <table:table-cell office:value-type="float" office:value="0.007573" calcext:value-type="float">
            <text:p>0.007573</text:p>
          </table:table-cell>
          <table:table-cell table:number-columns-repeated="5"/>
        </table:table-row>
        <table:table-row table:style-name="ro2">
          <table:table-cell office:value-type="float" office:value="58100" calcext:value-type="float">
            <text:p>58100</text:p>
          </table:table-cell>
          <table:table-cell office:value-type="float" office:value="0.007544" calcext:value-type="float">
            <text:p>0.007544</text:p>
          </table:table-cell>
          <table:table-cell office:value-type="float" office:value="0.388577" calcext:value-type="float">
            <text:p>0.388577</text:p>
          </table:table-cell>
          <table:table-cell office:value-type="float" office:value="0.007544" calcext:value-type="float">
            <text:p>0.007544</text:p>
          </table:table-cell>
          <table:table-cell table:number-columns-repeated="5"/>
        </table:table-row>
        <table:table-row table:style-name="ro2">
          <table:table-cell office:value-type="float" office:value="58200" calcext:value-type="float">
            <text:p>58200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0.389268" calcext:value-type="float">
            <text:p>0.389268</text:p>
          </table:table-cell>
          <table:table-cell office:value-type="float" office:value="0.007567" calcext:value-type="float">
            <text:p>0.007567</text:p>
          </table:table-cell>
          <table:table-cell table:number-columns-repeated="5"/>
        </table:table-row>
        <table:table-row table:style-name="ro2">
          <table:table-cell office:value-type="float" office:value="58300" calcext:value-type="float">
            <text:p>58300</text:p>
          </table:table-cell>
          <table:table-cell office:value-type="float" office:value="0.007606" calcext:value-type="float">
            <text:p>0.007606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007606" calcext:value-type="float">
            <text:p>0.007606</text:p>
          </table:table-cell>
          <table:table-cell table:number-columns-repeated="5"/>
        </table:table-row>
        <table:table-row table:style-name="ro2">
          <table:table-cell office:value-type="float" office:value="58400" calcext:value-type="float">
            <text:p>58400</text:p>
          </table:table-cell>
          <table:table-cell office:value-type="float" office:value="0.007786" calcext:value-type="float">
            <text:p>0.007786</text:p>
          </table:table-cell>
          <table:table-cell office:value-type="float" office:value="0.393668" calcext:value-type="float">
            <text:p>0.393668</text:p>
          </table:table-cell>
          <table:table-cell office:value-type="float" office:value="0.007786" calcext:value-type="float">
            <text:p>0.007786</text:p>
          </table:table-cell>
          <table:table-cell table:number-columns-repeated="5"/>
        </table:table-row>
        <table:table-row table:style-name="ro2">
          <table:table-cell office:value-type="float" office:value="58500" calcext:value-type="float">
            <text:p>58500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397576" calcext:value-type="float">
            <text:p>0.397576</text:p>
          </table:table-cell>
          <table:table-cell office:value-type="float" office:value="0.00774" calcext:value-type="float">
            <text:p>0.00774</text:p>
          </table:table-cell>
          <table:table-cell table:number-columns-repeated="5"/>
        </table:table-row>
        <table:table-row table:style-name="ro2">
          <table:table-cell office:value-type="float" office:value="58600" calcext:value-type="float">
            <text:p>58600</text:p>
          </table:table-cell>
          <table:table-cell office:value-type="float" office:value="0.007784" calcext:value-type="float">
            <text:p>0.007784</text:p>
          </table:table-cell>
          <table:table-cell office:value-type="float" office:value="0.400964" calcext:value-type="float">
            <text:p>0.400964</text:p>
          </table:table-cell>
          <table:table-cell office:value-type="float" office:value="0.007784" calcext:value-type="float">
            <text:p>0.007784</text:p>
          </table:table-cell>
          <table:table-cell table:number-columns-repeated="5"/>
        </table:table-row>
        <table:table-row table:style-name="ro2">
          <table:table-cell office:value-type="float" office:value="58700" calcext:value-type="float">
            <text:p>58700</text:p>
          </table:table-cell>
          <table:table-cell office:value-type="float" office:value="0.007683" calcext:value-type="float">
            <text:p>0.007683</text:p>
          </table:table-cell>
          <table:table-cell office:value-type="float" office:value="0.40091" calcext:value-type="float">
            <text:p>0.40091</text:p>
          </table:table-cell>
          <table:table-cell office:value-type="float" office:value="0.007683" calcext:value-type="float">
            <text:p>0.007683</text:p>
          </table:table-cell>
          <table:table-cell table:number-columns-repeated="5"/>
        </table:table-row>
        <table:table-row table:style-name="ro2">
          <table:table-cell office:value-type="float" office:value="58800" calcext:value-type="float">
            <text:p>58800</text:p>
          </table:table-cell>
          <table:table-cell office:value-type="float" office:value="0.007972" calcext:value-type="float">
            <text:p>0.007972</text:p>
          </table:table-cell>
          <table:table-cell office:value-type="float" office:value="0.404309" calcext:value-type="float">
            <text:p>0.404309</text:p>
          </table:table-cell>
          <table:table-cell office:value-type="float" office:value="0.007972" calcext:value-type="float">
            <text:p>0.007972</text:p>
          </table:table-cell>
          <table:table-cell table:number-columns-repeated="5"/>
        </table:table-row>
        <table:table-row table:style-name="ro2">
          <table:table-cell office:value-type="float" office:value="58900" calcext:value-type="float">
            <text:p>58900</text:p>
          </table:table-cell>
          <table:table-cell office:value-type="float" office:value="0.007865" calcext:value-type="float">
            <text:p>0.007865</text:p>
          </table:table-cell>
          <table:table-cell office:value-type="float" office:value="0.405321" calcext:value-type="float">
            <text:p>0.405321</text:p>
          </table:table-cell>
          <table:table-cell office:value-type="float" office:value="0.007865" calcext:value-type="float">
            <text:p>0.007865</text:p>
          </table:table-cell>
          <table:table-cell table:number-columns-repeated="5"/>
        </table:table-row>
        <table:table-row table:style-name="ro2">
          <table:table-cell office:value-type="float" office:value="59000" calcext:value-type="float">
            <text:p>59000</text:p>
          </table:table-cell>
          <table:table-cell office:value-type="float" office:value="0.007743" calcext:value-type="float">
            <text:p>0.007743</text:p>
          </table:table-cell>
          <table:table-cell office:value-type="float" office:value="0.401951" calcext:value-type="float">
            <text:p>0.401951</text:p>
          </table:table-cell>
          <table:table-cell office:value-type="float" office:value="0.007743" calcext:value-type="float">
            <text:p>0.007743</text:p>
          </table:table-cell>
          <table:table-cell table:number-columns-repeated="5"/>
        </table:table-row>
        <table:table-row table:style-name="ro2">
          <table:table-cell office:value-type="float" office:value="59100" calcext:value-type="float">
            <text:p>59100</text:p>
          </table:table-cell>
          <table:table-cell office:value-type="float" office:value="0.007783" calcext:value-type="float">
            <text:p>0.007783</text:p>
          </table:table-cell>
          <table:table-cell office:value-type="float" office:value="0.403653" calcext:value-type="float">
            <text:p>0.403653</text:p>
          </table:table-cell>
          <table:table-cell office:value-type="float" office:value="0.007783" calcext:value-type="float">
            <text:p>0.007783</text:p>
          </table:table-cell>
          <table:table-cell table:number-columns-repeated="5"/>
        </table:table-row>
        <table:table-row table:style-name="ro2">
          <table:table-cell office:value-type="float" office:value="59200" calcext:value-type="float">
            <text:p>59200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0.403362" calcext:value-type="float">
            <text:p>0.403362</text:p>
          </table:table-cell>
          <table:table-cell office:value-type="float" office:value="0.007767" calcext:value-type="float">
            <text:p>0.007767</text:p>
          </table:table-cell>
          <table:table-cell table:number-columns-repeated="5"/>
        </table:table-row>
        <table:table-row table:style-name="ro2">
          <table:table-cell office:value-type="float" office:value="59300" calcext:value-type="float">
            <text:p>59300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404687" calcext:value-type="float">
            <text:p>0.404687</text:p>
          </table:table-cell>
          <table:table-cell office:value-type="float" office:value="0.00778" calcext:value-type="float">
            <text:p>0.00778</text:p>
          </table:table-cell>
          <table:table-cell table:number-columns-repeated="5"/>
        </table:table-row>
        <table:table-row table:style-name="ro2">
          <table:table-cell office:value-type="float" office:value="59400" calcext:value-type="float">
            <text:p>59400</text:p>
          </table:table-cell>
          <table:table-cell office:value-type="float" office:value="0.007789" calcext:value-type="float">
            <text:p>0.007789</text:p>
          </table:table-cell>
          <table:table-cell office:value-type="float" office:value="0.404785" calcext:value-type="float">
            <text:p>0.404785</text:p>
          </table:table-cell>
          <table:table-cell office:value-type="float" office:value="0.007789" calcext:value-type="float">
            <text:p>0.007789</text:p>
          </table:table-cell>
          <table:table-cell table:number-columns-repeated="5"/>
        </table:table-row>
        <table:table-row table:style-name="ro2">
          <table:table-cell office:value-type="float" office:value="59500" calcext:value-type="float">
            <text:p>59500</text:p>
          </table:table-cell>
          <table:table-cell office:value-type="float" office:value="0.007788" calcext:value-type="float">
            <text:p>0.007788</text:p>
          </table:table-cell>
          <table:table-cell office:value-type="float" office:value="0.408298" calcext:value-type="float">
            <text:p>0.408298</text:p>
          </table:table-cell>
          <table:table-cell office:value-type="float" office:value="0.007788" calcext:value-type="float">
            <text:p>0.007788</text:p>
          </table:table-cell>
          <table:table-cell table:number-columns-repeated="5"/>
        </table:table-row>
        <table:table-row table:style-name="ro2">
          <table:table-cell office:value-type="float" office:value="59600" calcext:value-type="float">
            <text:p>59600</text:p>
          </table:table-cell>
          <table:table-cell office:value-type="float" office:value="0.007843" calcext:value-type="float">
            <text:p>0.007843</text:p>
          </table:table-cell>
          <table:table-cell office:value-type="float" office:value="0.40963" calcext:value-type="float">
            <text:p>0.40963</text:p>
          </table:table-cell>
          <table:table-cell office:value-type="float" office:value="0.007843" calcext:value-type="float">
            <text:p>0.007843</text:p>
          </table:table-cell>
          <table:table-cell table:number-columns-repeated="5"/>
        </table:table-row>
        <table:table-row table:style-name="ro2">
          <table:table-cell office:value-type="float" office:value="59700" calcext:value-type="float">
            <text:p>59700</text:p>
          </table:table-cell>
          <table:table-cell office:value-type="float" office:value="0.007839" calcext:value-type="float">
            <text:p>0.007839</text:p>
          </table:table-cell>
          <table:table-cell office:value-type="float" office:value="0.409453" calcext:value-type="float">
            <text:p>0.409453</text:p>
          </table:table-cell>
          <table:table-cell office:value-type="float" office:value="0.007839" calcext:value-type="float">
            <text:p>0.007839</text:p>
          </table:table-cell>
          <table:table-cell table:number-columns-repeated="5"/>
        </table:table-row>
        <table:table-row table:style-name="ro2">
          <table:table-cell office:value-type="float" office:value="59800" calcext:value-type="float">
            <text:p>59800</text:p>
          </table:table-cell>
          <table:table-cell office:value-type="float" office:value="0.007852" calcext:value-type="float">
            <text:p>0.007852</text:p>
          </table:table-cell>
          <table:table-cell office:value-type="float" office:value="0.411276" calcext:value-type="float">
            <text:p>0.411276</text:p>
          </table:table-cell>
          <table:table-cell office:value-type="float" office:value="0.007852" calcext:value-type="float">
            <text:p>0.007852</text:p>
          </table:table-cell>
          <table:table-cell table:number-columns-repeated="5"/>
        </table:table-row>
        <table:table-row table:style-name="ro2">
          <table:table-cell office:value-type="float" office:value="59900" calcext:value-type="float">
            <text:p>59900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413188" calcext:value-type="float">
            <text:p>0.413188</text:p>
          </table:table-cell>
          <table:table-cell office:value-type="float" office:value="0.0079" calcext:value-type="float">
            <text:p>0.0079</text:p>
          </table:table-cell>
          <table:table-cell table:number-columns-repeated="5"/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0.419098" calcext:value-type="float">
            <text:p>0.419098</text:p>
          </table:table-cell>
          <table:table-cell office:value-type="float" office:value="0.007936" calcext:value-type="float">
            <text:p>0.007936</text:p>
          </table:table-cell>
          <table:table-cell table:number-columns-repeated="5"/>
        </table:table-row>
        <table:table-row table:style-name="ro2">
          <table:table-cell office:value-type="float" office:value="60100" calcext:value-type="float">
            <text:p>60100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0.416126" calcext:value-type="float">
            <text:p>0.416126</text:p>
          </table:table-cell>
          <table:table-cell office:value-type="float" office:value="0.008144" calcext:value-type="float">
            <text:p>0.008144</text:p>
          </table:table-cell>
          <table:table-cell table:number-columns-repeated="5"/>
        </table:table-row>
        <table:table-row table:style-name="ro2">
          <table:table-cell office:value-type="float" office:value="60200" calcext:value-type="float">
            <text:p>60200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416843" calcext:value-type="float">
            <text:p>0.416843</text:p>
          </table:table-cell>
          <table:table-cell office:value-type="float" office:value="0.007925" calcext:value-type="float">
            <text:p>0.007925</text:p>
          </table:table-cell>
          <table:table-cell table:number-columns-repeated="5"/>
        </table:table-row>
        <table:table-row table:style-name="ro2">
          <table:table-cell office:value-type="float" office:value="60300" calcext:value-type="float">
            <text:p>60300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0.41802" calcext:value-type="float">
            <text:p>0.41802</text:p>
          </table:table-cell>
          <table:table-cell office:value-type="float" office:value="0.007936" calcext:value-type="float">
            <text:p>0.007936</text:p>
          </table:table-cell>
          <table:table-cell table:number-columns-repeated="5"/>
        </table:table-row>
        <table:table-row table:style-name="ro2">
          <table:table-cell office:value-type="float" office:value="60400" calcext:value-type="float">
            <text:p>60400</text:p>
          </table:table-cell>
          <table:table-cell office:value-type="float" office:value="0.007969" calcext:value-type="float">
            <text:p>0.007969</text:p>
          </table:table-cell>
          <table:table-cell office:value-type="float" office:value="0.418939" calcext:value-type="float">
            <text:p>0.418939</text:p>
          </table:table-cell>
          <table:table-cell office:value-type="float" office:value="0.007969" calcext:value-type="float">
            <text:p>0.007969</text:p>
          </table:table-cell>
          <table:table-cell table:number-columns-repeated="5"/>
        </table:table-row>
        <table:table-row table:style-name="ro2">
          <table:table-cell office:value-type="float" office:value="60500" calcext:value-type="float">
            <text:p>60500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0.422739" calcext:value-type="float">
            <text:p>0.422739</text:p>
          </table:table-cell>
          <table:table-cell office:value-type="float" office:value="0.007931" calcext:value-type="float">
            <text:p>0.007931</text:p>
          </table:table-cell>
          <table:table-cell table:number-columns-repeated="5"/>
        </table:table-row>
        <table:table-row table:style-name="ro2">
          <table:table-cell office:value-type="float" office:value="60600" calcext:value-type="float">
            <text:p>60600</text:p>
          </table:table-cell>
          <table:table-cell office:value-type="float" office:value="0.008001" calcext:value-type="float">
            <text:p>0.008001</text:p>
          </table:table-cell>
          <table:table-cell office:value-type="float" office:value="0.422959" calcext:value-type="float">
            <text:p>0.422959</text:p>
          </table:table-cell>
          <table:table-cell office:value-type="float" office:value="0.008001" calcext:value-type="float">
            <text:p>0.008001</text:p>
          </table:table-cell>
          <table:table-cell table:number-columns-repeated="5"/>
        </table:table-row>
        <table:table-row table:style-name="ro2">
          <table:table-cell office:value-type="float" office:value="60700" calcext:value-type="float">
            <text:p>60700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424272" calcext:value-type="float">
            <text:p>0.424272</text:p>
          </table:table-cell>
          <table:table-cell office:value-type="float" office:value="0.008032" calcext:value-type="float">
            <text:p>0.008032</text:p>
          </table:table-cell>
          <table:table-cell table:number-columns-repeated="5"/>
        </table:table-row>
        <table:table-row table:style-name="ro2">
          <table:table-cell office:value-type="float" office:value="60800" calcext:value-type="float">
            <text:p>60800</text:p>
          </table:table-cell>
          <table:table-cell office:value-type="float" office:value="0.008076" calcext:value-type="float">
            <text:p>0.008076</text:p>
          </table:table-cell>
          <table:table-cell office:value-type="float" office:value="0.424478" calcext:value-type="float">
            <text:p>0.424478</text:p>
          </table:table-cell>
          <table:table-cell office:value-type="float" office:value="0.008076" calcext:value-type="float">
            <text:p>0.008076</text:p>
          </table:table-cell>
          <table:table-cell table:number-columns-repeated="5"/>
        </table:table-row>
        <table:table-row table:style-name="ro2">
          <table:table-cell office:value-type="float" office:value="60900" calcext:value-type="float">
            <text:p>60900</text:p>
          </table:table-cell>
          <table:table-cell office:value-type="float" office:value="0.008021" calcext:value-type="float">
            <text:p>0.008021</text:p>
          </table:table-cell>
          <table:table-cell office:value-type="float" office:value="0.426495" calcext:value-type="float">
            <text:p>0.426495</text:p>
          </table:table-cell>
          <table:table-cell office:value-type="float" office:value="0.008021" calcext:value-type="float">
            <text:p>0.008021</text:p>
          </table:table-cell>
          <table:table-cell table:number-columns-repeated="5"/>
        </table:table-row>
        <table:table-row table:style-name="ro2">
          <table:table-cell office:value-type="float" office:value="61000" calcext:value-type="float">
            <text:p>61000</text:p>
          </table:table-cell>
          <table:table-cell office:value-type="float" office:value="0.008004" calcext:value-type="float">
            <text:p>0.008004</text:p>
          </table:table-cell>
          <table:table-cell office:value-type="float" office:value="0.427585" calcext:value-type="float">
            <text:p>0.427585</text:p>
          </table:table-cell>
          <table:table-cell office:value-type="float" office:value="0.008004" calcext:value-type="float">
            <text:p>0.008004</text:p>
          </table:table-cell>
          <table:table-cell table:number-columns-repeated="5"/>
        </table:table-row>
        <table:table-row table:style-name="ro2">
          <table:table-cell office:value-type="float" office:value="61100" calcext:value-type="float">
            <text:p>61100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428264" calcext:value-type="float">
            <text:p>0.428264</text:p>
          </table:table-cell>
          <table:table-cell office:value-type="float" office:value="0.00804" calcext:value-type="float">
            <text:p>0.00804</text:p>
          </table:table-cell>
          <table:table-cell table:number-columns-repeated="5"/>
        </table:table-row>
        <table:table-row table:style-name="ro2">
          <table:table-cell office:value-type="float" office:value="61200" calcext:value-type="float">
            <text:p>61200</text:p>
          </table:table-cell>
          <table:table-cell office:value-type="float" office:value="0.008054" calcext:value-type="float">
            <text:p>0.008054</text:p>
          </table:table-cell>
          <table:table-cell office:value-type="float" office:value="0.431587" calcext:value-type="float">
            <text:p>0.431587</text:p>
          </table:table-cell>
          <table:table-cell office:value-type="float" office:value="0.008054" calcext:value-type="float">
            <text:p>0.008054</text:p>
          </table:table-cell>
          <table:table-cell table:number-columns-repeated="5"/>
        </table:table-row>
        <table:table-row table:style-name="ro2">
          <table:table-cell office:value-type="float" office:value="61300" calcext:value-type="float">
            <text:p>61300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433425" calcext:value-type="float">
            <text:p>0.433425</text:p>
          </table:table-cell>
          <table:table-cell office:value-type="float" office:value="0.00806" calcext:value-type="float">
            <text:p>0.00806</text:p>
          </table:table-cell>
          <table:table-cell table:number-columns-repeated="5"/>
        </table:table-row>
        <table:table-row table:style-name="ro2">
          <table:table-cell office:value-type="float" office:value="61400" calcext:value-type="float">
            <text:p>61400</text:p>
          </table:table-cell>
          <table:table-cell office:value-type="float" office:value="0.008073" calcext:value-type="float">
            <text:p>0.008073</text:p>
          </table:table-cell>
          <table:table-cell office:value-type="float" office:value="0.436194" calcext:value-type="float">
            <text:p>0.436194</text:p>
          </table:table-cell>
          <table:table-cell office:value-type="float" office:value="0.008073" calcext:value-type="float">
            <text:p>0.008073</text:p>
          </table:table-cell>
          <table:table-cell table:number-columns-repeated="5"/>
        </table:table-row>
        <table:table-row table:style-name="ro2">
          <table:table-cell office:value-type="float" office:value="61500" calcext:value-type="float">
            <text:p>61500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436512" calcext:value-type="float">
            <text:p>0.436512</text:p>
          </table:table-cell>
          <table:table-cell office:value-type="float" office:value="0.00808" calcext:value-type="float">
            <text:p>0.00808</text:p>
          </table:table-cell>
          <table:table-cell table:number-columns-repeated="5"/>
        </table:table-row>
        <table:table-row table:style-name="ro2">
          <table:table-cell office:value-type="float" office:value="61600" calcext:value-type="float">
            <text:p>61600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443711" calcext:value-type="float">
            <text:p>0.443711</text:p>
          </table:table-cell>
          <table:table-cell office:value-type="float" office:value="0.00823" calcext:value-type="float">
            <text:p>0.00823</text:p>
          </table:table-cell>
          <table:table-cell table:number-columns-repeated="5"/>
        </table:table-row>
        <table:table-row table:style-name="ro2">
          <table:table-cell office:value-type="float" office:value="61700" calcext:value-type="float">
            <text:p>61700</text:p>
          </table:table-cell>
          <table:table-cell office:value-type="float" office:value="0.008202" calcext:value-type="float">
            <text:p>0.008202</text:p>
          </table:table-cell>
          <table:table-cell office:value-type="float" office:value="0.438816" calcext:value-type="float">
            <text:p>0.438816</text:p>
          </table:table-cell>
          <table:table-cell office:value-type="float" office:value="0.008202" calcext:value-type="float">
            <text:p>0.008202</text:p>
          </table:table-cell>
          <table:table-cell table:number-columns-repeated="5"/>
        </table:table-row>
        <table:table-row table:style-name="ro2">
          <table:table-cell office:value-type="float" office:value="61800" calcext:value-type="float">
            <text:p>61800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438524" calcext:value-type="float">
            <text:p>0.438524</text:p>
          </table:table-cell>
          <table:table-cell office:value-type="float" office:value="0.00813" calcext:value-type="float">
            <text:p>0.00813</text:p>
          </table:table-cell>
          <table:table-cell table:number-columns-repeated="5"/>
        </table:table-row>
        <table:table-row table:style-name="ro2">
          <table:table-cell office:value-type="float" office:value="61900" calcext:value-type="float">
            <text:p>61900</text:p>
          </table:table-cell>
          <table:table-cell office:value-type="float" office:value="0.008183" calcext:value-type="float">
            <text:p>0.008183</text:p>
          </table:table-cell>
          <table:table-cell office:value-type="float" office:value="0.440103" calcext:value-type="float">
            <text:p>0.440103</text:p>
          </table:table-cell>
          <table:table-cell office:value-type="float" office:value="0.008183" calcext:value-type="float">
            <text:p>0.008183</text:p>
          </table:table-cell>
          <table:table-cell table:number-columns-repeated="5"/>
        </table:table-row>
        <table:table-row table:style-name="ro2">
          <table:table-cell office:value-type="float" office:value="62000" calcext:value-type="float">
            <text:p>62000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0.441695" calcext:value-type="float">
            <text:p>0.441695</text:p>
          </table:table-cell>
          <table:table-cell office:value-type="float" office:value="0.008145" calcext:value-type="float">
            <text:p>0.008145</text:p>
          </table:table-cell>
          <table:table-cell table:number-columns-repeated="5"/>
        </table:table-row>
        <table:table-row table:style-name="ro2">
          <table:table-cell office:value-type="float" office:value="62100" calcext:value-type="float">
            <text:p>62100</text:p>
          </table:table-cell>
          <table:table-cell office:value-type="float" office:value="0.008169" calcext:value-type="float">
            <text:p>0.008169</text:p>
          </table:table-cell>
          <table:table-cell office:value-type="float" office:value="0.442741" calcext:value-type="float">
            <text:p>0.442741</text:p>
          </table:table-cell>
          <table:table-cell office:value-type="float" office:value="0.008169" calcext:value-type="float">
            <text:p>0.008169</text:p>
          </table:table-cell>
          <table:table-cell table:number-columns-repeated="5"/>
        </table:table-row>
        <table:table-row table:style-name="ro2">
          <table:table-cell office:value-type="float" office:value="62200" calcext:value-type="float">
            <text:p>62200</text:p>
          </table:table-cell>
          <table:table-cell office:value-type="float" office:value="0.008151" calcext:value-type="float">
            <text:p>0.008151</text:p>
          </table:table-cell>
          <table:table-cell office:value-type="float" office:value="0.444164" calcext:value-type="float">
            <text:p>0.444164</text:p>
          </table:table-cell>
          <table:table-cell office:value-type="float" office:value="0.008151" calcext:value-type="float">
            <text:p>0.008151</text:p>
          </table:table-cell>
          <table:table-cell table:number-columns-repeated="5"/>
        </table:table-row>
        <table:table-row table:style-name="ro2">
          <table:table-cell office:value-type="float" office:value="62300" calcext:value-type="float">
            <text:p>62300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0.445876" calcext:value-type="float">
            <text:p>0.445876</text:p>
          </table:table-cell>
          <table:table-cell office:value-type="float" office:value="0.008221" calcext:value-type="float">
            <text:p>0.008221</text:p>
          </table:table-cell>
          <table:table-cell table:number-columns-repeated="5"/>
        </table:table-row>
        <table:table-row table:style-name="ro2">
          <table:table-cell office:value-type="float" office:value="62400" calcext:value-type="float">
            <text:p>62400</text:p>
          </table:table-cell>
          <table:table-cell office:value-type="float" office:value="0.008213" calcext:value-type="float">
            <text:p>0.008213</text:p>
          </table:table-cell>
          <table:table-cell office:value-type="float" office:value="0.448575" calcext:value-type="float">
            <text:p>0.448575</text:p>
          </table:table-cell>
          <table:table-cell office:value-type="float" office:value="0.008213" calcext:value-type="float">
            <text:p>0.008213</text:p>
          </table:table-cell>
          <table:table-cell table:number-columns-repeated="5"/>
        </table:table-row>
        <table:table-row table:style-name="ro2">
          <table:table-cell office:value-type="float" office:value="62500" calcext:value-type="float">
            <text:p>62500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44988" calcext:value-type="float">
            <text:p>0.44988</text:p>
          </table:table-cell>
          <table:table-cell office:value-type="float" office:value="0.0082" calcext:value-type="float">
            <text:p>0.0082</text:p>
          </table:table-cell>
          <table:table-cell table:number-columns-repeated="5"/>
        </table:table-row>
        <table:table-row table:style-name="ro2">
          <table:table-cell office:value-type="float" office:value="62600" calcext:value-type="float">
            <text:p>62600</text:p>
          </table:table-cell>
          <table:table-cell office:value-type="float" office:value="0.008247" calcext:value-type="float">
            <text:p>0.008247</text:p>
          </table:table-cell>
          <table:table-cell office:value-type="float" office:value="0.449405" calcext:value-type="float">
            <text:p>0.449405</text:p>
          </table:table-cell>
          <table:table-cell office:value-type="float" office:value="0.008247" calcext:value-type="float">
            <text:p>0.008247</text:p>
          </table:table-cell>
          <table:table-cell table:number-columns-repeated="5"/>
        </table:table-row>
        <table:table-row table:style-name="ro2">
          <table:table-cell office:value-type="float" office:value="62700" calcext:value-type="float">
            <text:p>62700</text:p>
          </table:table-cell>
          <table:table-cell office:value-type="float" office:value="0.008233" calcext:value-type="float">
            <text:p>0.008233</text:p>
          </table:table-cell>
          <table:table-cell office:value-type="float" office:value="0.452942" calcext:value-type="float">
            <text:p>0.452942</text:p>
          </table:table-cell>
          <table:table-cell office:value-type="float" office:value="0.008233" calcext:value-type="float">
            <text:p>0.008233</text:p>
          </table:table-cell>
          <table:table-cell table:number-columns-repeated="5"/>
        </table:table-row>
        <table:table-row table:style-name="ro2">
          <table:table-cell office:value-type="float" office:value="62800" calcext:value-type="float">
            <text:p>62800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0.454138" calcext:value-type="float">
            <text:p>0.454138</text:p>
          </table:table-cell>
          <table:table-cell office:value-type="float" office:value="0.008253" calcext:value-type="float">
            <text:p>0.008253</text:p>
          </table:table-cell>
          <table:table-cell table:number-columns-repeated="5"/>
        </table:table-row>
        <table:table-row table:style-name="ro2">
          <table:table-cell office:value-type="float" office:value="62900" calcext:value-type="float">
            <text:p>62900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0.454723" calcext:value-type="float">
            <text:p>0.454723</text:p>
          </table:table-cell>
          <table:table-cell office:value-type="float" office:value="0.008253" calcext:value-type="float">
            <text:p>0.008253</text:p>
          </table:table-cell>
          <table:table-cell table:number-columns-repeated="5"/>
        </table:table-row>
        <table:table-row table:style-name="ro2">
          <table:table-cell office:value-type="float" office:value="63000" calcext:value-type="float">
            <text:p>63000</text:p>
          </table:table-cell>
          <table:table-cell office:value-type="float" office:value="0.008301" calcext:value-type="float">
            <text:p>0.008301</text:p>
          </table:table-cell>
          <table:table-cell office:value-type="float" office:value="0.456562" calcext:value-type="float">
            <text:p>0.456562</text:p>
          </table:table-cell>
          <table:table-cell office:value-type="float" office:value="0.008301" calcext:value-type="float">
            <text:p>0.008301</text:p>
          </table:table-cell>
          <table:table-cell table:number-columns-repeated="5"/>
        </table:table-row>
        <table:table-row table:style-name="ro2">
          <table:table-cell office:value-type="float" office:value="63100" calcext:value-type="float">
            <text:p>63100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458317" calcext:value-type="float">
            <text:p>0.458317</text:p>
          </table:table-cell>
          <table:table-cell office:value-type="float" office:value="0.00833" calcext:value-type="float">
            <text:p>0.00833</text:p>
          </table:table-cell>
          <table:table-cell table:number-columns-repeated="5"/>
        </table:table-row>
        <table:table-row table:style-name="ro2">
          <table:table-cell office:value-type="float" office:value="63200" calcext:value-type="float">
            <text:p>63200</text:p>
          </table:table-cell>
          <table:table-cell office:value-type="float" office:value="0.008271" calcext:value-type="float">
            <text:p>0.008271</text:p>
          </table:table-cell>
          <table:table-cell office:value-type="float" office:value="0.45931" calcext:value-type="float">
            <text:p>0.45931</text:p>
          </table:table-cell>
          <table:table-cell office:value-type="float" office:value="0.008271" calcext:value-type="float">
            <text:p>0.008271</text:p>
          </table:table-cell>
          <table:table-cell table:number-columns-repeated="5"/>
        </table:table-row>
        <table:table-row table:style-name="ro2">
          <table:table-cell office:value-type="float" office:value="63300" calcext:value-type="float">
            <text:p>63300</text:p>
          </table:table-cell>
          <table:table-cell office:value-type="float" office:value="0.008366" calcext:value-type="float">
            <text:p>0.008366</text:p>
          </table:table-cell>
          <table:table-cell office:value-type="float" office:value="0.46053" calcext:value-type="float">
            <text:p>0.46053</text:p>
          </table:table-cell>
          <table:table-cell office:value-type="float" office:value="0.008366" calcext:value-type="float">
            <text:p>0.008366</text:p>
          </table:table-cell>
          <table:table-cell table:number-columns-repeated="5"/>
        </table:table-row>
        <table:table-row table:style-name="ro2">
          <table:table-cell office:value-type="float" office:value="63400" calcext:value-type="float">
            <text:p>63400</text:p>
          </table:table-cell>
          <table:table-cell office:value-type="float" office:value="0.008355" calcext:value-type="float">
            <text:p>0.008355</text:p>
          </table:table-cell>
          <table:table-cell office:value-type="float" office:value="0.463305" calcext:value-type="float">
            <text:p>0.463305</text:p>
          </table:table-cell>
          <table:table-cell office:value-type="float" office:value="0.008355" calcext:value-type="float">
            <text:p>0.008355</text:p>
          </table:table-cell>
          <table:table-cell table:number-columns-repeated="5"/>
        </table:table-row>
        <table:table-row table:style-name="ro2">
          <table:table-cell office:value-type="float" office:value="63500" calcext:value-type="float">
            <text:p>63500</text:p>
          </table:table-cell>
          <table:table-cell office:value-type="float" office:value="0.008306" calcext:value-type="float">
            <text:p>0.008306</text:p>
          </table:table-cell>
          <table:table-cell office:value-type="float" office:value="0.462577" calcext:value-type="float">
            <text:p>0.462577</text:p>
          </table:table-cell>
          <table:table-cell office:value-type="float" office:value="0.008306" calcext:value-type="float">
            <text:p>0.008306</text:p>
          </table:table-cell>
          <table:table-cell table:number-columns-repeated="5"/>
        </table:table-row>
        <table:table-row table:style-name="ro2">
          <table:table-cell office:value-type="float" office:value="63600" calcext:value-type="float">
            <text:p>63600</text:p>
          </table:table-cell>
          <table:table-cell office:value-type="float" office:value="0.008326" calcext:value-type="float">
            <text:p>0.008326</text:p>
          </table:table-cell>
          <table:table-cell office:value-type="float" office:value="0.46561" calcext:value-type="float">
            <text:p>0.46561</text:p>
          </table:table-cell>
          <table:table-cell office:value-type="float" office:value="0.008326" calcext:value-type="float">
            <text:p>0.008326</text:p>
          </table:table-cell>
          <table:table-cell table:number-columns-repeated="5"/>
        </table:table-row>
        <table:table-row table:style-name="ro2">
          <table:table-cell office:value-type="float" office:value="63700" calcext:value-type="float">
            <text:p>63700</text:p>
          </table:table-cell>
          <table:table-cell office:value-type="float" office:value="0.008354" calcext:value-type="float">
            <text:p>0.008354</text:p>
          </table:table-cell>
          <table:table-cell office:value-type="float" office:value="0.466244" calcext:value-type="float">
            <text:p>0.466244</text:p>
          </table:table-cell>
          <table:table-cell office:value-type="float" office:value="0.008354" calcext:value-type="float">
            <text:p>0.008354</text:p>
          </table:table-cell>
          <table:table-cell table:number-columns-repeated="5"/>
        </table:table-row>
        <table:table-row table:style-name="ro2">
          <table:table-cell office:value-type="float" office:value="63800" calcext:value-type="float">
            <text:p>63800</text:p>
          </table:table-cell>
          <table:table-cell office:value-type="float" office:value="0.008352" calcext:value-type="float">
            <text:p>0.008352</text:p>
          </table:table-cell>
          <table:table-cell office:value-type="float" office:value="0.467979" calcext:value-type="float">
            <text:p>0.467979</text:p>
          </table:table-cell>
          <table:table-cell office:value-type="float" office:value="0.008352" calcext:value-type="float">
            <text:p>0.008352</text:p>
          </table:table-cell>
          <table:table-cell table:number-columns-repeated="5"/>
        </table:table-row>
        <table:table-row table:style-name="ro2">
          <table:table-cell office:value-type="float" office:value="63900" calcext:value-type="float">
            <text:p>63900</text:p>
          </table:table-cell>
          <table:table-cell office:value-type="float" office:value="0.008413" calcext:value-type="float">
            <text:p>0.008413</text:p>
          </table:table-cell>
          <table:table-cell office:value-type="float" office:value="0.46869" calcext:value-type="float">
            <text:p>0.46869</text:p>
          </table:table-cell>
          <table:table-cell office:value-type="float" office:value="0.008413" calcext:value-type="float">
            <text:p>0.008413</text:p>
          </table:table-cell>
          <table:table-cell table:number-columns-repeated="5"/>
        </table:table-row>
        <table:table-row table:style-name="ro2">
          <table:table-cell office:value-type="float" office:value="64000" calcext:value-type="float">
            <text:p>64000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0.472331" calcext:value-type="float">
            <text:p>0.472331</text:p>
          </table:table-cell>
          <table:table-cell office:value-type="float" office:value="0.008362" calcext:value-type="float">
            <text:p>0.008362</text:p>
          </table:table-cell>
          <table:table-cell table:number-columns-repeated="5"/>
        </table:table-row>
        <table:table-row table:style-name="ro2">
          <table:table-cell office:value-type="float" office:value="64100" calcext:value-type="float">
            <text:p>64100</text:p>
          </table:table-cell>
          <table:table-cell office:value-type="float" office:value="0.008373" calcext:value-type="float">
            <text:p>0.008373</text:p>
          </table:table-cell>
          <table:table-cell office:value-type="float" office:value="0.472565" calcext:value-type="float">
            <text:p>0.472565</text:p>
          </table:table-cell>
          <table:table-cell office:value-type="float" office:value="0.008373" calcext:value-type="float">
            <text:p>0.008373</text:p>
          </table:table-cell>
          <table:table-cell table:number-columns-repeated="5"/>
        </table:table-row>
        <table:table-row table:style-name="ro2">
          <table:table-cell office:value-type="float" office:value="64200" calcext:value-type="float">
            <text:p>64200</text:p>
          </table:table-cell>
          <table:table-cell office:value-type="float" office:value="0.008404" calcext:value-type="float">
            <text:p>0.008404</text:p>
          </table:table-cell>
          <table:table-cell office:value-type="float" office:value="0.473888" calcext:value-type="float">
            <text:p>0.473888</text:p>
          </table:table-cell>
          <table:table-cell office:value-type="float" office:value="0.008404" calcext:value-type="float">
            <text:p>0.008404</text:p>
          </table:table-cell>
          <table:table-cell table:number-columns-repeated="5"/>
        </table:table-row>
        <table:table-row table:style-name="ro2">
          <table:table-cell office:value-type="float" office:value="64300" calcext:value-type="float">
            <text:p>64300</text:p>
          </table:table-cell>
          <table:table-cell office:value-type="float" office:value="0.008468" calcext:value-type="float">
            <text:p>0.008468</text:p>
          </table:table-cell>
          <table:table-cell office:value-type="float" office:value="0.475496" calcext:value-type="float">
            <text:p>0.475496</text:p>
          </table:table-cell>
          <table:table-cell office:value-type="float" office:value="0.008468" calcext:value-type="float">
            <text:p>0.008468</text:p>
          </table:table-cell>
          <table:table-cell table:number-columns-repeated="5"/>
        </table:table-row>
        <table:table-row table:style-name="ro2">
          <table:table-cell office:value-type="float" office:value="64400" calcext:value-type="float">
            <text:p>64400</text:p>
          </table:table-cell>
          <table:table-cell office:value-type="float" office:value="0.008405" calcext:value-type="float">
            <text:p>0.008405</text:p>
          </table:table-cell>
          <table:table-cell office:value-type="float" office:value="0.47598" calcext:value-type="float">
            <text:p>0.47598</text:p>
          </table:table-cell>
          <table:table-cell office:value-type="float" office:value="0.008405" calcext:value-type="float">
            <text:p>0.008405</text:p>
          </table:table-cell>
          <table:table-cell table:number-columns-repeated="5"/>
        </table:table-row>
        <table:table-row table:style-name="ro2">
          <table:table-cell office:value-type="float" office:value="64500" calcext:value-type="float">
            <text:p>64500</text:p>
          </table:table-cell>
          <table:table-cell office:value-type="float" office:value="0.008435" calcext:value-type="float">
            <text:p>0.008435</text:p>
          </table:table-cell>
          <table:table-cell office:value-type="float" office:value="0.477379" calcext:value-type="float">
            <text:p>0.477379</text:p>
          </table:table-cell>
          <table:table-cell office:value-type="float" office:value="0.008435" calcext:value-type="float">
            <text:p>0.008435</text:p>
          </table:table-cell>
          <table:table-cell table:number-columns-repeated="5"/>
        </table:table-row>
        <table:table-row table:style-name="ro2">
          <table:table-cell office:value-type="float" office:value="64600" calcext:value-type="float">
            <text:p>64600</text:p>
          </table:table-cell>
          <table:table-cell office:value-type="float" office:value="0.008456" calcext:value-type="float">
            <text:p>0.008456</text:p>
          </table:table-cell>
          <table:table-cell office:value-type="float" office:value="0.484403" calcext:value-type="float">
            <text:p>0.484403</text:p>
          </table:table-cell>
          <table:table-cell office:value-type="float" office:value="0.008456" calcext:value-type="float">
            <text:p>0.008456</text:p>
          </table:table-cell>
          <table:table-cell table:number-columns-repeated="5"/>
        </table:table-row>
        <table:table-row table:style-name="ro2">
          <table:table-cell office:value-type="float" office:value="64700" calcext:value-type="float">
            <text:p>64700</text:p>
          </table:table-cell>
          <table:table-cell office:value-type="float" office:value="0.008505" calcext:value-type="float">
            <text:p>0.008505</text:p>
          </table:table-cell>
          <table:table-cell office:value-type="float" office:value="0.481238" calcext:value-type="float">
            <text:p>0.481238</text:p>
          </table:table-cell>
          <table:table-cell office:value-type="float" office:value="0.008505" calcext:value-type="float">
            <text:p>0.008505</text:p>
          </table:table-cell>
          <table:table-cell table:number-columns-repeated="5"/>
        </table:table-row>
        <table:table-row table:style-name="ro2">
          <table:table-cell office:value-type="float" office:value="64800" calcext:value-type="float">
            <text:p>64800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48285" calcext:value-type="float">
            <text:p>0.48285</text:p>
          </table:table-cell>
          <table:table-cell office:value-type="float" office:value="0.008554" calcext:value-type="float">
            <text:p>0.008554</text:p>
          </table:table-cell>
          <table:table-cell table:number-columns-repeated="5"/>
        </table:table-row>
        <table:table-row table:style-name="ro2">
          <table:table-cell office:value-type="float" office:value="64900" calcext:value-type="float">
            <text:p>64900</text:p>
          </table:table-cell>
          <table:table-cell office:value-type="float" office:value="0.008461" calcext:value-type="float">
            <text:p>0.008461</text:p>
          </table:table-cell>
          <table:table-cell office:value-type="float" office:value="0.483587" calcext:value-type="float">
            <text:p>0.483587</text:p>
          </table:table-cell>
          <table:table-cell office:value-type="float" office:value="0.008461" calcext:value-type="float">
            <text:p>0.008461</text:p>
          </table:table-cell>
          <table:table-cell table:number-columns-repeated="5"/>
        </table:table-row>
        <table:table-row table:style-name="ro2">
          <table:table-cell office:value-type="float" office:value="65000" calcext:value-type="float">
            <text:p>65000</text:p>
          </table:table-cell>
          <table:table-cell office:value-type="float" office:value="0.008743" calcext:value-type="float">
            <text:p>0.008743</text:p>
          </table:table-cell>
          <table:table-cell office:value-type="float" office:value="0.485044" calcext:value-type="float">
            <text:p>0.485044</text:p>
          </table:table-cell>
          <table:table-cell office:value-type="float" office:value="0.008743" calcext:value-type="float">
            <text:p>0.008743</text:p>
          </table:table-cell>
          <table:table-cell table:number-columns-repeated="5"/>
        </table:table-row>
        <table:table-row table:style-name="ro2">
          <table:table-cell office:value-type="float" office:value="65100" calcext:value-type="float">
            <text:p>65100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487013" calcext:value-type="float">
            <text:p>0.487013</text:p>
          </table:table-cell>
          <table:table-cell office:value-type="float" office:value="0.0085" calcext:value-type="float">
            <text:p>0.0085</text:p>
          </table:table-cell>
          <table:table-cell table:number-columns-repeated="5"/>
        </table:table-row>
        <table:table-row table:style-name="ro2">
          <table:table-cell office:value-type="float" office:value="65200" calcext:value-type="float">
            <text:p>65200</text:p>
          </table:table-cell>
          <table:table-cell office:value-type="float" office:value="0.008518" calcext:value-type="float">
            <text:p>0.008518</text:p>
          </table:table-cell>
          <table:table-cell office:value-type="float" office:value="0.489128" calcext:value-type="float">
            <text:p>0.489128</text:p>
          </table:table-cell>
          <table:table-cell office:value-type="float" office:value="0.008518" calcext:value-type="float">
            <text:p>0.008518</text:p>
          </table:table-cell>
          <table:table-cell table:number-columns-repeated="5"/>
        </table:table-row>
        <table:table-row table:style-name="ro2">
          <table:table-cell office:value-type="float" office:value="65300" calcext:value-type="float">
            <text:p>65300</text:p>
          </table:table-cell>
          <table:table-cell office:value-type="float" office:value="0.008541" calcext:value-type="float">
            <text:p>0.008541</text:p>
          </table:table-cell>
          <table:table-cell office:value-type="float" office:value="0.489571" calcext:value-type="float">
            <text:p>0.489571</text:p>
          </table:table-cell>
          <table:table-cell office:value-type="float" office:value="0.008541" calcext:value-type="float">
            <text:p>0.008541</text:p>
          </table:table-cell>
          <table:table-cell table:number-columns-repeated="5"/>
        </table:table-row>
        <table:table-row table:style-name="ro2">
          <table:table-cell office:value-type="float" office:value="65400" calcext:value-type="float">
            <text:p>65400</text:p>
          </table:table-cell>
          <table:table-cell office:value-type="float" office:value="0.008487" calcext:value-type="float">
            <text:p>0.008487</text:p>
          </table:table-cell>
          <table:table-cell office:value-type="float" office:value="0.491646" calcext:value-type="float">
            <text:p>0.491646</text:p>
          </table:table-cell>
          <table:table-cell office:value-type="float" office:value="0.008487" calcext:value-type="float">
            <text:p>0.008487</text:p>
          </table:table-cell>
          <table:table-cell table:number-columns-repeated="5"/>
        </table:table-row>
        <table:table-row table:style-name="ro2">
          <table:table-cell office:value-type="float" office:value="65500" calcext:value-type="float">
            <text:p>65500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0.492453" calcext:value-type="float">
            <text:p>0.492453</text:p>
          </table:table-cell>
          <table:table-cell office:value-type="float" office:value="0.008532" calcext:value-type="float">
            <text:p>0.008532</text:p>
          </table:table-cell>
          <table:table-cell table:number-columns-repeated="5"/>
        </table:table-row>
        <table:table-row table:style-name="ro2">
          <table:table-cell office:value-type="float" office:value="65600" calcext:value-type="float">
            <text:p>65600</text:p>
          </table:table-cell>
          <table:table-cell office:value-type="float" office:value="0.008723" calcext:value-type="float">
            <text:p>0.008723</text:p>
          </table:table-cell>
          <table:table-cell office:value-type="float" office:value="0.494501" calcext:value-type="float">
            <text:p>0.494501</text:p>
          </table:table-cell>
          <table:table-cell office:value-type="float" office:value="0.008723" calcext:value-type="float">
            <text:p>0.008723</text:p>
          </table:table-cell>
          <table:table-cell table:number-columns-repeated="5"/>
        </table:table-row>
        <table:table-row table:style-name="ro2">
          <table:table-cell office:value-type="float" office:value="65700" calcext:value-type="float">
            <text:p>65700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0.495713" calcext:value-type="float">
            <text:p>0.495713</text:p>
          </table:table-cell>
          <table:table-cell office:value-type="float" office:value="0.008755" calcext:value-type="float">
            <text:p>0.008755</text:p>
          </table:table-cell>
          <table:table-cell table:number-columns-repeated="5"/>
        </table:table-row>
        <table:table-row table:style-name="ro2">
          <table:table-cell office:value-type="float" office:value="65800" calcext:value-type="float">
            <text:p>65800</text:p>
          </table:table-cell>
          <table:table-cell office:value-type="float" office:value="0.008627" calcext:value-type="float">
            <text:p>0.008627</text:p>
          </table:table-cell>
          <table:table-cell office:value-type="float" office:value="0.497385" calcext:value-type="float">
            <text:p>0.497385</text:p>
          </table:table-cell>
          <table:table-cell office:value-type="float" office:value="0.008627" calcext:value-type="float">
            <text:p>0.008627</text:p>
          </table:table-cell>
          <table:table-cell table:number-columns-repeated="5"/>
        </table:table-row>
        <table:table-row table:style-name="ro2">
          <table:table-cell office:value-type="float" office:value="65900" calcext:value-type="float">
            <text:p>65900</text:p>
          </table:table-cell>
          <table:table-cell office:value-type="float" office:value="0.008702" calcext:value-type="float">
            <text:p>0.008702</text:p>
          </table:table-cell>
          <table:table-cell office:value-type="float" office:value="0.499265" calcext:value-type="float">
            <text:p>0.499265</text:p>
          </table:table-cell>
          <table:table-cell office:value-type="float" office:value="0.008702" calcext:value-type="float">
            <text:p>0.008702</text:p>
          </table:table-cell>
          <table:table-cell table:number-columns-repeated="5"/>
        </table:table-row>
        <table:table-row table:style-name="ro2">
          <table:table-cell office:value-type="float" office:value="66000" calcext:value-type="float">
            <text:p>66000</text:p>
          </table:table-cell>
          <table:table-cell office:value-type="float" office:value="0.008642" calcext:value-type="float">
            <text:p>0.008642</text:p>
          </table:table-cell>
          <table:table-cell office:value-type="float" office:value="0.500919" calcext:value-type="float">
            <text:p>0.500919</text:p>
          </table:table-cell>
          <table:table-cell office:value-type="float" office:value="0.008642" calcext:value-type="float">
            <text:p>0.008642</text:p>
          </table:table-cell>
          <table:table-cell table:number-columns-repeated="5"/>
        </table:table-row>
        <table:table-row table:style-name="ro2">
          <table:table-cell office:value-type="float" office:value="66100" calcext:value-type="float">
            <text:p>66100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50267" calcext:value-type="float">
            <text:p>0.50267</text:p>
          </table:table-cell>
          <table:table-cell office:value-type="float" office:value="0.008625" calcext:value-type="float">
            <text:p>0.008625</text:p>
          </table:table-cell>
          <table:table-cell table:number-columns-repeated="5"/>
        </table:table-row>
        <table:table-row table:style-name="ro2">
          <table:table-cell office:value-type="float" office:value="66200" calcext:value-type="float">
            <text:p>66200</text:p>
          </table:table-cell>
          <table:table-cell office:value-type="float" office:value="0.008654" calcext:value-type="float">
            <text:p>0.008654</text:p>
          </table:table-cell>
          <table:table-cell office:value-type="float" office:value="0.503908" calcext:value-type="float">
            <text:p>0.503908</text:p>
          </table:table-cell>
          <table:table-cell office:value-type="float" office:value="0.008654" calcext:value-type="float">
            <text:p>0.008654</text:p>
          </table:table-cell>
          <table:table-cell table:number-columns-repeated="5"/>
        </table:table-row>
        <table:table-row table:style-name="ro2">
          <table:table-cell office:value-type="float" office:value="66300" calcext:value-type="float">
            <text:p>66300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.505442" calcext:value-type="float">
            <text:p>0.505442</text:p>
          </table:table-cell>
          <table:table-cell office:value-type="float" office:value="0.008722" calcext:value-type="float">
            <text:p>0.008722</text:p>
          </table:table-cell>
          <table:table-cell table:number-columns-repeated="5"/>
        </table:table-row>
        <table:table-row table:style-name="ro2">
          <table:table-cell office:value-type="float" office:value="66400" calcext:value-type="float">
            <text:p>66400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0.506284" calcext:value-type="float">
            <text:p>0.506284</text:p>
          </table:table-cell>
          <table:table-cell office:value-type="float" office:value="0.008692" calcext:value-type="float">
            <text:p>0.008692</text:p>
          </table:table-cell>
          <table:table-cell table:number-columns-repeated="5"/>
        </table:table-row>
        <table:table-row table:style-name="ro2">
          <table:table-cell office:value-type="float" office:value="66500" calcext:value-type="float">
            <text:p>66500</text:p>
          </table:table-cell>
          <table:table-cell office:value-type="float" office:value="0.008697" calcext:value-type="float">
            <text:p>0.008697</text:p>
          </table:table-cell>
          <table:table-cell office:value-type="float" office:value="0.509428" calcext:value-type="float">
            <text:p>0.509428</text:p>
          </table:table-cell>
          <table:table-cell office:value-type="float" office:value="0.008697" calcext:value-type="float">
            <text:p>0.008697</text:p>
          </table:table-cell>
          <table:table-cell table:number-columns-repeated="5"/>
        </table:table-row>
        <table:table-row table:style-name="ro2">
          <table:table-cell office:value-type="float" office:value="66600" calcext:value-type="float">
            <text:p>66600</text:p>
          </table:table-cell>
          <table:table-cell office:value-type="float" office:value="0.008762" calcext:value-type="float">
            <text:p>0.008762</text:p>
          </table:table-cell>
          <table:table-cell office:value-type="float" office:value="0.511866" calcext:value-type="float">
            <text:p>0.511866</text:p>
          </table:table-cell>
          <table:table-cell office:value-type="float" office:value="0.008762" calcext:value-type="float">
            <text:p>0.008762</text:p>
          </table:table-cell>
          <table:table-cell table:number-columns-repeated="5"/>
        </table:table-row>
        <table:table-row table:style-name="ro2">
          <table:table-cell office:value-type="float" office:value="66700" calcext:value-type="float">
            <text:p>66700</text:p>
          </table:table-cell>
          <table:table-cell office:value-type="float" office:value="0.008735" calcext:value-type="float">
            <text:p>0.008735</text:p>
          </table:table-cell>
          <table:table-cell office:value-type="float" office:value="0.511948" calcext:value-type="float">
            <text:p>0.511948</text:p>
          </table:table-cell>
          <table:table-cell office:value-type="float" office:value="0.008735" calcext:value-type="float">
            <text:p>0.008735</text:p>
          </table:table-cell>
          <table:table-cell table:number-columns-repeated="5"/>
        </table:table-row>
        <table:table-row table:style-name="ro2">
          <table:table-cell office:value-type="float" office:value="66800" calcext:value-type="float">
            <text:p>66800</text:p>
          </table:table-cell>
          <table:table-cell office:value-type="float" office:value="0.008762" calcext:value-type="float">
            <text:p>0.008762</text:p>
          </table:table-cell>
          <table:table-cell office:value-type="float" office:value="0.514134" calcext:value-type="float">
            <text:p>0.514134</text:p>
          </table:table-cell>
          <table:table-cell office:value-type="float" office:value="0.008762" calcext:value-type="float">
            <text:p>0.008762</text:p>
          </table:table-cell>
          <table:table-cell table:number-columns-repeated="5"/>
        </table:table-row>
        <table:table-row table:style-name="ro2">
          <table:table-cell office:value-type="float" office:value="66900" calcext:value-type="float">
            <text:p>66900</text:p>
          </table:table-cell>
          <table:table-cell office:value-type="float" office:value="0.008801" calcext:value-type="float">
            <text:p>0.008801</text:p>
          </table:table-cell>
          <table:table-cell office:value-type="float" office:value="0.51452" calcext:value-type="float">
            <text:p>0.51452</text:p>
          </table:table-cell>
          <table:table-cell office:value-type="float" office:value="0.008801" calcext:value-type="float">
            <text:p>0.008801</text:p>
          </table:table-cell>
          <table:table-cell table:number-columns-repeated="5"/>
        </table:table-row>
        <table:table-row table:style-name="ro2">
          <table:table-cell office:value-type="float" office:value="67000" calcext:value-type="float">
            <text:p>67000</text:p>
          </table:table-cell>
          <table:table-cell office:value-type="float" office:value="0.009062" calcext:value-type="float">
            <text:p>0.009062</text:p>
          </table:table-cell>
          <table:table-cell office:value-type="float" office:value="0.517955" calcext:value-type="float">
            <text:p>0.517955</text:p>
          </table:table-cell>
          <table:table-cell office:value-type="float" office:value="0.009062" calcext:value-type="float">
            <text:p>0.009062</text:p>
          </table:table-cell>
          <table:table-cell table:number-columns-repeated="5"/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0.008818" calcext:value-type="float">
            <text:p>0.008818</text:p>
          </table:table-cell>
          <table:table-cell office:value-type="float" office:value="0.516343" calcext:value-type="float">
            <text:p>0.516343</text:p>
          </table:table-cell>
          <table:table-cell office:value-type="float" office:value="0.008818" calcext:value-type="float">
            <text:p>0.008818</text:p>
          </table:table-cell>
          <table:table-cell table:number-columns-repeated="5"/>
        </table:table-row>
        <table:table-row table:style-name="ro2">
          <table:table-cell office:value-type="float" office:value="67200" calcext:value-type="float">
            <text:p>67200</text:p>
          </table:table-cell>
          <table:table-cell office:value-type="float" office:value="0.008919" calcext:value-type="float">
            <text:p>0.008919</text:p>
          </table:table-cell>
          <table:table-cell office:value-type="float" office:value="0.518309" calcext:value-type="float">
            <text:p>0.518309</text:p>
          </table:table-cell>
          <table:table-cell office:value-type="float" office:value="0.008919" calcext:value-type="float">
            <text:p>0.008919</text:p>
          </table:table-cell>
          <table:table-cell table:number-columns-repeated="5"/>
        </table:table-row>
        <table:table-row table:style-name="ro2">
          <table:table-cell office:value-type="float" office:value="67300" calcext:value-type="float">
            <text:p>67300</text:p>
          </table:table-cell>
          <table:table-cell office:value-type="float" office:value="0.008975" calcext:value-type="float">
            <text:p>0.008975</text:p>
          </table:table-cell>
          <table:table-cell office:value-type="float" office:value="0.520501" calcext:value-type="float">
            <text:p>0.520501</text:p>
          </table:table-cell>
          <table:table-cell office:value-type="float" office:value="0.008975" calcext:value-type="float">
            <text:p>0.008975</text:p>
          </table:table-cell>
          <table:table-cell table:number-columns-repeated="5"/>
        </table:table-row>
        <table:table-row table:style-name="ro2">
          <table:table-cell office:value-type="float" office:value="67400" calcext:value-type="float">
            <text:p>67400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0.528064" calcext:value-type="float">
            <text:p>0.528064</text:p>
          </table:table-cell>
          <table:table-cell office:value-type="float" office:value="0.008847" calcext:value-type="float">
            <text:p>0.008847</text:p>
          </table:table-cell>
          <table:table-cell table:number-columns-repeated="5"/>
        </table:table-row>
        <table:table-row table:style-name="ro2">
          <table:table-cell office:value-type="float" office:value="67500" calcext:value-type="float">
            <text:p>67500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534406" calcext:value-type="float">
            <text:p>0.534406</text:p>
          </table:table-cell>
          <table:table-cell office:value-type="float" office:value="0.008895" calcext:value-type="float">
            <text:p>0.008895</text:p>
          </table:table-cell>
          <table:table-cell table:number-columns-repeated="5"/>
        </table:table-row>
        <table:table-row table:style-name="ro2">
          <table:table-cell office:value-type="float" office:value="67600" calcext:value-type="float">
            <text:p>67600</text:p>
          </table:table-cell>
          <table:table-cell office:value-type="float" office:value="0.009403" calcext:value-type="float">
            <text:p>0.009403</text:p>
          </table:table-cell>
          <table:table-cell office:value-type="float" office:value="0.531616" calcext:value-type="float">
            <text:p>0.531616</text:p>
          </table:table-cell>
          <table:table-cell office:value-type="float" office:value="0.009403" calcext:value-type="float">
            <text:p>0.009403</text:p>
          </table:table-cell>
          <table:table-cell table:number-columns-repeated="5"/>
        </table:table-row>
        <table:table-row table:style-name="ro2">
          <table:table-cell office:value-type="float" office:value="67700" calcext:value-type="float">
            <text:p>67700</text:p>
          </table:table-cell>
          <table:table-cell office:value-type="float" office:value="0.009045" calcext:value-type="float">
            <text:p>0.009045</text:p>
          </table:table-cell>
          <table:table-cell office:value-type="float" office:value="0.542034" calcext:value-type="float">
            <text:p>0.542034</text:p>
          </table:table-cell>
          <table:table-cell office:value-type="float" office:value="0.009045" calcext:value-type="float">
            <text:p>0.009045</text:p>
          </table:table-cell>
          <table:table-cell table:number-columns-repeated="5"/>
        </table:table-row>
        <table:table-row table:style-name="ro2">
          <table:table-cell office:value-type="float" office:value="67800" calcext:value-type="float">
            <text:p>67800</text:p>
          </table:table-cell>
          <table:table-cell office:value-type="float" office:value="0.009042" calcext:value-type="float">
            <text:p>0.009042</text:p>
          </table:table-cell>
          <table:table-cell office:value-type="float" office:value="0.549638" calcext:value-type="float">
            <text:p>0.549638</text:p>
          </table:table-cell>
          <table:table-cell office:value-type="float" office:value="0.009042" calcext:value-type="float">
            <text:p>0.009042</text:p>
          </table:table-cell>
          <table:table-cell table:number-columns-repeated="5"/>
        </table:table-row>
        <table:table-row table:style-name="ro2">
          <table:table-cell office:value-type="float" office:value="67900" calcext:value-type="float">
            <text:p>67900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536597" calcext:value-type="float">
            <text:p>0.536597</text:p>
          </table:table-cell>
          <table:table-cell office:value-type="float" office:value="0.00925" calcext:value-type="float">
            <text:p>0.00925</text:p>
          </table:table-cell>
          <table:table-cell table:number-columns-repeated="5"/>
        </table:table-row>
        <table:table-row table:style-name="ro2">
          <table:table-cell office:value-type="float" office:value="68000" calcext:value-type="float">
            <text:p>68000</text:p>
          </table:table-cell>
          <table:table-cell office:value-type="float" office:value="0.009003" calcext:value-type="float">
            <text:p>0.009003</text:p>
          </table:table-cell>
          <table:table-cell office:value-type="float" office:value="0.531321" calcext:value-type="float">
            <text:p>0.531321</text:p>
          </table:table-cell>
          <table:table-cell office:value-type="float" office:value="0.009003" calcext:value-type="float">
            <text:p>0.009003</text:p>
          </table:table-cell>
          <table:table-cell table:number-columns-repeated="5"/>
        </table:table-row>
        <table:table-row table:style-name="ro2">
          <table:table-cell office:value-type="float" office:value="68100" calcext:value-type="float">
            <text:p>68100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.544533" calcext:value-type="float">
            <text:p>0.544533</text:p>
          </table:table-cell>
          <table:table-cell office:value-type="float" office:value="0.009073" calcext:value-type="float">
            <text:p>0.009073</text:p>
          </table:table-cell>
          <table:table-cell table:number-columns-repeated="5"/>
        </table:table-row>
        <table:table-row table:style-name="ro2">
          <table:table-cell office:value-type="float" office:value="68200" calcext:value-type="float">
            <text:p>68200</text:p>
          </table:table-cell>
          <table:table-cell office:value-type="float" office:value="0.009606" calcext:value-type="float">
            <text:p>0.009606</text:p>
          </table:table-cell>
          <table:table-cell office:value-type="float" office:value="0.55407" calcext:value-type="float">
            <text:p>0.55407</text:p>
          </table:table-cell>
          <table:table-cell office:value-type="float" office:value="0.009606" calcext:value-type="float">
            <text:p>0.009606</text:p>
          </table:table-cell>
          <table:table-cell table:number-columns-repeated="5"/>
        </table:table-row>
        <table:table-row table:style-name="ro2">
          <table:table-cell office:value-type="float" office:value="68300" calcext:value-type="float">
            <text:p>68300</text:p>
          </table:table-cell>
          <table:table-cell office:value-type="float" office:value="0.009041" calcext:value-type="float">
            <text:p>0.009041</text:p>
          </table:table-cell>
          <table:table-cell office:value-type="float" office:value="0.538142" calcext:value-type="float">
            <text:p>0.538142</text:p>
          </table:table-cell>
          <table:table-cell office:value-type="float" office:value="0.009041" calcext:value-type="float">
            <text:p>0.009041</text:p>
          </table:table-cell>
          <table:table-cell table:number-columns-repeated="5"/>
        </table:table-row>
        <table:table-row table:style-name="ro2">
          <table:table-cell office:value-type="float" office:value="68400" calcext:value-type="float">
            <text:p>68400</text:p>
          </table:table-cell>
          <table:table-cell office:value-type="float" office:value="0.009182" calcext:value-type="float">
            <text:p>0.009182</text:p>
          </table:table-cell>
          <table:table-cell office:value-type="float" office:value="0.539938" calcext:value-type="float">
            <text:p>0.539938</text:p>
          </table:table-cell>
          <table:table-cell office:value-type="float" office:value="0.009182" calcext:value-type="float">
            <text:p>0.009182</text:p>
          </table:table-cell>
          <table:table-cell table:number-columns-repeated="5"/>
        </table:table-row>
        <table:table-row table:style-name="ro2">
          <table:table-cell office:value-type="float" office:value="68500" calcext:value-type="float">
            <text:p>68500</text:p>
          </table:table-cell>
          <table:table-cell office:value-type="float" office:value="0.009089" calcext:value-type="float">
            <text:p>0.009089</text:p>
          </table:table-cell>
          <table:table-cell office:value-type="float" office:value="0.53889" calcext:value-type="float">
            <text:p>0.53889</text:p>
          </table:table-cell>
          <table:table-cell office:value-type="float" office:value="0.009089" calcext:value-type="float">
            <text:p>0.009089</text:p>
          </table:table-cell>
          <table:table-cell table:number-columns-repeated="5"/>
        </table:table-row>
        <table:table-row table:style-name="ro2">
          <table:table-cell office:value-type="float" office:value="68600" calcext:value-type="float">
            <text:p>68600</text:p>
          </table:table-cell>
          <table:table-cell office:value-type="float" office:value="0.009066" calcext:value-type="float">
            <text:p>0.009066</text:p>
          </table:table-cell>
          <table:table-cell office:value-type="float" office:value="0.540119" calcext:value-type="float">
            <text:p>0.540119</text:p>
          </table:table-cell>
          <table:table-cell office:value-type="float" office:value="0.009066" calcext:value-type="float">
            <text:p>0.009066</text:p>
          </table:table-cell>
          <table:table-cell table:number-columns-repeated="5"/>
        </table:table-row>
        <table:table-row table:style-name="ro2">
          <table:table-cell office:value-type="float" office:value="68700" calcext:value-type="float">
            <text:p>68700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555847" calcext:value-type="float">
            <text:p>0.555847</text:p>
          </table:table-cell>
          <table:table-cell office:value-type="float" office:value="0.00936" calcext:value-type="float">
            <text:p>0.00936</text:p>
          </table:table-cell>
          <table:table-cell table:number-columns-repeated="5"/>
        </table:table-row>
        <table:table-row table:style-name="ro2">
          <table:table-cell office:value-type="float" office:value="68800" calcext:value-type="float">
            <text:p>68800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0.555336" calcext:value-type="float">
            <text:p>0.555336</text:p>
          </table:table-cell>
          <table:table-cell office:value-type="float" office:value="0.009613" calcext:value-type="float">
            <text:p>0.009613</text:p>
          </table:table-cell>
          <table:table-cell table:number-columns-repeated="5"/>
        </table:table-row>
        <table:table-row table:style-name="ro2">
          <table:table-cell office:value-type="float" office:value="68900" calcext:value-type="float">
            <text:p>68900</text:p>
          </table:table-cell>
          <table:table-cell office:value-type="float" office:value="0.009296" calcext:value-type="float">
            <text:p>0.009296</text:p>
          </table:table-cell>
          <table:table-cell office:value-type="float" office:value="0.550148" calcext:value-type="float">
            <text:p>0.550148</text:p>
          </table:table-cell>
          <table:table-cell office:value-type="float" office:value="0.009296" calcext:value-type="float">
            <text:p>0.009296</text:p>
          </table:table-cell>
          <table:table-cell table:number-columns-repeated="5"/>
        </table:table-row>
        <table:table-row table:style-name="ro2">
          <table:table-cell office:value-type="float" office:value="69000" calcext:value-type="float">
            <text:p>69000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0.549392" calcext:value-type="float">
            <text:p>0.549392</text:p>
          </table:table-cell>
          <table:table-cell office:value-type="float" office:value="0.009226" calcext:value-type="float">
            <text:p>0.009226</text:p>
          </table:table-cell>
          <table:table-cell table:number-columns-repeated="5"/>
        </table:table-row>
        <table:table-row table:style-name="ro2">
          <table:table-cell office:value-type="float" office:value="69100" calcext:value-type="float">
            <text:p>69100</text:p>
          </table:table-cell>
          <table:table-cell office:value-type="float" office:value="0.009188" calcext:value-type="float">
            <text:p>0.009188</text:p>
          </table:table-cell>
          <table:table-cell office:value-type="float" office:value="0.547193" calcext:value-type="float">
            <text:p>0.547193</text:p>
          </table:table-cell>
          <table:table-cell office:value-type="float" office:value="0.009188" calcext:value-type="float">
            <text:p>0.009188</text:p>
          </table:table-cell>
          <table:table-cell table:number-columns-repeated="5"/>
        </table:table-row>
        <table:table-row table:style-name="ro2">
          <table:table-cell office:value-type="float" office:value="69200" calcext:value-type="float">
            <text:p>69200</text:p>
          </table:table-cell>
          <table:table-cell office:value-type="float" office:value="0.009192" calcext:value-type="float">
            <text:p>0.009192</text:p>
          </table:table-cell>
          <table:table-cell office:value-type="float" office:value="0.568331" calcext:value-type="float">
            <text:p>0.568331</text:p>
          </table:table-cell>
          <table:table-cell office:value-type="float" office:value="0.009192" calcext:value-type="float">
            <text:p>0.009192</text:p>
          </table:table-cell>
          <table:table-cell table:number-columns-repeated="5"/>
        </table:table-row>
        <table:table-row table:style-name="ro2">
          <table:table-cell office:value-type="float" office:value="69300" calcext:value-type="float">
            <text:p>69300</text:p>
          </table:table-cell>
          <table:table-cell office:value-type="float" office:value="0.009564" calcext:value-type="float">
            <text:p>0.009564</text:p>
          </table:table-cell>
          <table:table-cell office:value-type="float" office:value="0.56091" calcext:value-type="float">
            <text:p>0.56091</text:p>
          </table:table-cell>
          <table:table-cell office:value-type="float" office:value="0.009564" calcext:value-type="float">
            <text:p>0.009564</text:p>
          </table:table-cell>
          <table:table-cell table:number-columns-repeated="5"/>
        </table:table-row>
        <table:table-row table:style-name="ro2">
          <table:table-cell office:value-type="float" office:value="69400" calcext:value-type="float">
            <text:p>69400</text:p>
          </table:table-cell>
          <table:table-cell office:value-type="float" office:value="0.009333" calcext:value-type="float">
            <text:p>0.009333</text:p>
          </table:table-cell>
          <table:table-cell office:value-type="float" office:value="0.56599" calcext:value-type="float">
            <text:p>0.56599</text:p>
          </table:table-cell>
          <table:table-cell office:value-type="float" office:value="0.009333" calcext:value-type="float">
            <text:p>0.009333</text:p>
          </table:table-cell>
          <table:table-cell table:number-columns-repeated="5"/>
        </table:table-row>
        <table:table-row table:style-name="ro2">
          <table:table-cell office:value-type="float" office:value="69500" calcext:value-type="float">
            <text:p>69500</text:p>
          </table:table-cell>
          <table:table-cell office:value-type="float" office:value="0.009239" calcext:value-type="float">
            <text:p>0.009239</text:p>
          </table:table-cell>
          <table:table-cell office:value-type="float" office:value="0.556893" calcext:value-type="float">
            <text:p>0.556893</text:p>
          </table:table-cell>
          <table:table-cell office:value-type="float" office:value="0.009239" calcext:value-type="float">
            <text:p>0.009239</text:p>
          </table:table-cell>
          <table:table-cell table:number-columns-repeated="5"/>
        </table:table-row>
        <table:table-row table:style-name="ro2">
          <table:table-cell office:value-type="float" office:value="69600" calcext:value-type="float">
            <text:p>69600</text:p>
          </table:table-cell>
          <table:table-cell office:value-type="float" office:value="0.009619" calcext:value-type="float">
            <text:p>0.009619</text:p>
          </table:table-cell>
          <table:table-cell office:value-type="float" office:value="0.569465" calcext:value-type="float">
            <text:p>0.569465</text:p>
          </table:table-cell>
          <table:table-cell office:value-type="float" office:value="0.009619" calcext:value-type="float">
            <text:p>0.009619</text:p>
          </table:table-cell>
          <table:table-cell table:number-columns-repeated="5"/>
        </table:table-row>
        <table:table-row table:style-name="ro2">
          <table:table-cell office:value-type="float" office:value="69700" calcext:value-type="float">
            <text:p>6970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569914" calcext:value-type="float">
            <text:p>0.569914</text:p>
          </table:table-cell>
          <table:table-cell office:value-type="float" office:value="0.0096" calcext:value-type="float">
            <text:p>0.0096</text:p>
          </table:table-cell>
          <table:table-cell table:number-columns-repeated="5"/>
        </table:table-row>
        <table:table-row table:style-name="ro2">
          <table:table-cell office:value-type="float" office:value="69800" calcext:value-type="float">
            <text:p>69800</text:p>
          </table:table-cell>
          <table:table-cell office:value-type="float" office:value="0.009625" calcext:value-type="float">
            <text:p>0.009625</text:p>
          </table:table-cell>
          <table:table-cell office:value-type="float" office:value="0.566068" calcext:value-type="float">
            <text:p>0.566068</text:p>
          </table:table-cell>
          <table:table-cell office:value-type="float" office:value="0.009625" calcext:value-type="float">
            <text:p>0.009625</text:p>
          </table:table-cell>
          <table:table-cell table:number-columns-repeated="5"/>
        </table:table-row>
        <table:table-row table:style-name="ro2">
          <table:table-cell office:value-type="float" office:value="69900" calcext:value-type="float">
            <text:p>69900</text:p>
          </table:table-cell>
          <table:table-cell office:value-type="float" office:value="0.009424" calcext:value-type="float">
            <text:p>0.009424</text:p>
          </table:table-cell>
          <table:table-cell office:value-type="float" office:value="0.563469" calcext:value-type="float">
            <text:p>0.563469</text:p>
          </table:table-cell>
          <table:table-cell office:value-type="float" office:value="0.009424" calcext:value-type="float">
            <text:p>0.009424</text:p>
          </table:table-cell>
          <table:table-cell table:number-columns-repeated="5"/>
        </table:table-row>
        <table:table-row table:style-name="ro2">
          <table:table-cell office:value-type="float" office:value="70000" calcext:value-type="float">
            <text:p>70000</text:p>
          </table:table-cell>
          <table:table-cell office:value-type="float" office:value="0.009248" calcext:value-type="float">
            <text:p>0.009248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009248" calcext:value-type="float">
            <text:p>0.009248</text:p>
          </table:table-cell>
          <table:table-cell table:number-columns-repeated="5"/>
        </table:table-row>
        <table:table-row table:style-name="ro2">
          <table:table-cell office:value-type="float" office:value="70100" calcext:value-type="float">
            <text:p>70100</text:p>
          </table:table-cell>
          <table:table-cell office:value-type="float" office:value="0.009277" calcext:value-type="float">
            <text:p>0.009277</text:p>
          </table:table-cell>
          <table:table-cell office:value-type="float" office:value="0.563021" calcext:value-type="float">
            <text:p>0.563021</text:p>
          </table:table-cell>
          <table:table-cell office:value-type="float" office:value="0.009277" calcext:value-type="float">
            <text:p>0.009277</text:p>
          </table:table-cell>
          <table:table-cell table:number-columns-repeated="5"/>
        </table:table-row>
        <table:table-row table:style-name="ro2">
          <table:table-cell office:value-type="float" office:value="70200" calcext:value-type="float">
            <text:p>70200</text:p>
          </table:table-cell>
          <table:table-cell office:value-type="float" office:value="0.009341" calcext:value-type="float">
            <text:p>0.009341</text:p>
          </table:table-cell>
          <table:table-cell office:value-type="float" office:value="0.570185" calcext:value-type="float">
            <text:p>0.570185</text:p>
          </table:table-cell>
          <table:table-cell office:value-type="float" office:value="0.009341" calcext:value-type="float">
            <text:p>0.009341</text:p>
          </table:table-cell>
          <table:table-cell table:number-columns-repeated="5"/>
        </table:table-row>
        <table:table-row table:style-name="ro2">
          <table:table-cell office:value-type="float" office:value="70300" calcext:value-type="float">
            <text:p>70300</text:p>
          </table:table-cell>
          <table:table-cell office:value-type="float" office:value="0.009329" calcext:value-type="float">
            <text:p>0.009329</text:p>
          </table:table-cell>
          <table:table-cell office:value-type="float" office:value="0.569044" calcext:value-type="float">
            <text:p>0.569044</text:p>
          </table:table-cell>
          <table:table-cell office:value-type="float" office:value="0.009329" calcext:value-type="float">
            <text:p>0.009329</text:p>
          </table:table-cell>
          <table:table-cell table:number-columns-repeated="5"/>
        </table:table-row>
        <table:table-row table:style-name="ro2">
          <table:table-cell office:value-type="float" office:value="70400" calcext:value-type="float">
            <text:p>70400</text:p>
          </table:table-cell>
          <table:table-cell office:value-type="float" office:value="0.009368" calcext:value-type="float">
            <text:p>0.009368</text:p>
          </table:table-cell>
          <table:table-cell office:value-type="float" office:value="0.568486" calcext:value-type="float">
            <text:p>0.568486</text:p>
          </table:table-cell>
          <table:table-cell office:value-type="float" office:value="0.009368" calcext:value-type="float">
            <text:p>0.009368</text:p>
          </table:table-cell>
          <table:table-cell table:number-columns-repeated="5"/>
        </table:table-row>
        <table:table-row table:style-name="ro2">
          <table:table-cell office:value-type="float" office:value="70500" calcext:value-type="float">
            <text:p>70500</text:p>
          </table:table-cell>
          <table:table-cell office:value-type="float" office:value="0.009379" calcext:value-type="float">
            <text:p>0.009379</text:p>
          </table:table-cell>
          <table:table-cell office:value-type="float" office:value="0.569781" calcext:value-type="float">
            <text:p>0.569781</text:p>
          </table:table-cell>
          <table:table-cell office:value-type="float" office:value="0.009379" calcext:value-type="float">
            <text:p>0.009379</text:p>
          </table:table-cell>
          <table:table-cell table:number-columns-repeated="5"/>
        </table:table-row>
        <table:table-row table:style-name="ro2">
          <table:table-cell office:value-type="float" office:value="70600" calcext:value-type="float">
            <text:p>70600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0.572597" calcext:value-type="float">
            <text:p>0.572597</text:p>
          </table:table-cell>
          <table:table-cell office:value-type="float" office:value="0.009407" calcext:value-type="float">
            <text:p>0.009407</text:p>
          </table:table-cell>
          <table:table-cell table:number-columns-repeated="5"/>
        </table:table-row>
        <table:table-row table:style-name="ro2">
          <table:table-cell office:value-type="float" office:value="70700" calcext:value-type="float">
            <text:p>70700</text:p>
          </table:table-cell>
          <table:table-cell office:value-type="float" office:value="0.009381" calcext:value-type="float">
            <text:p>0.009381</text:p>
          </table:table-cell>
          <table:table-cell office:value-type="float" office:value="0.573212" calcext:value-type="float">
            <text:p>0.573212</text:p>
          </table:table-cell>
          <table:table-cell office:value-type="float" office:value="0.009381" calcext:value-type="float">
            <text:p>0.009381</text:p>
          </table:table-cell>
          <table:table-cell table:number-columns-repeated="5"/>
        </table:table-row>
        <table:table-row table:style-name="ro2">
          <table:table-cell office:value-type="float" office:value="70800" calcext:value-type="float">
            <text:p>70800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574959" calcext:value-type="float">
            <text:p>0.574959</text:p>
          </table:table-cell>
          <table:table-cell office:value-type="float" office:value="0.009446" calcext:value-type="float">
            <text:p>0.009446</text:p>
          </table:table-cell>
          <table:table-cell table:number-columns-repeated="5"/>
        </table:table-row>
        <table:table-row table:style-name="ro2">
          <table:table-cell office:value-type="float" office:value="70900" calcext:value-type="float">
            <text:p>70900</text:p>
          </table:table-cell>
          <table:table-cell office:value-type="float" office:value="0.009418" calcext:value-type="float">
            <text:p>0.009418</text:p>
          </table:table-cell>
          <table:table-cell office:value-type="float" office:value="0.577225" calcext:value-type="float">
            <text:p>0.577225</text:p>
          </table:table-cell>
          <table:table-cell office:value-type="float" office:value="0.009418" calcext:value-type="float">
            <text:p>0.009418</text:p>
          </table:table-cell>
          <table:table-cell table:number-columns-repeated="5"/>
        </table:table-row>
        <table:table-row table:style-name="ro2">
          <table:table-cell office:value-type="float" office:value="71000" calcext:value-type="float">
            <text:p>71000</text:p>
          </table:table-cell>
          <table:table-cell office:value-type="float" office:value="0.009441" calcext:value-type="float">
            <text:p>0.009441</text:p>
          </table:table-cell>
          <table:table-cell office:value-type="float" office:value="0.578848" calcext:value-type="float">
            <text:p>0.578848</text:p>
          </table:table-cell>
          <table:table-cell office:value-type="float" office:value="0.009441" calcext:value-type="float">
            <text:p>0.009441</text:p>
          </table:table-cell>
          <table:table-cell table:number-columns-repeated="5"/>
        </table:table-row>
        <table:table-row table:style-name="ro2">
          <table:table-cell office:value-type="float" office:value="71100" calcext:value-type="float">
            <text:p>71100</text:p>
          </table:table-cell>
          <table:table-cell office:value-type="float" office:value="0.009433" calcext:value-type="float">
            <text:p>0.009433</text:p>
          </table:table-cell>
          <table:table-cell office:value-type="float" office:value="0.58254" calcext:value-type="float">
            <text:p>0.58254</text:p>
          </table:table-cell>
          <table:table-cell office:value-type="float" office:value="0.009433" calcext:value-type="float">
            <text:p>0.009433</text:p>
          </table:table-cell>
          <table:table-cell table:number-columns-repeated="5"/>
        </table:table-row>
        <table:table-row table:style-name="ro2">
          <table:table-cell office:value-type="float" office:value="71200" calcext:value-type="float">
            <text:p>71200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0.579694" calcext:value-type="float">
            <text:p>0.579694</text:p>
          </table:table-cell>
          <table:table-cell office:value-type="float" office:value="0.009515" calcext:value-type="float">
            <text:p>0.009515</text:p>
          </table:table-cell>
          <table:table-cell table:number-columns-repeated="5"/>
        </table:table-row>
        <table:table-row table:style-name="ro2">
          <table:table-cell office:value-type="float" office:value="71300" calcext:value-type="float">
            <text:p>71300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0.586427" calcext:value-type="float">
            <text:p>0.586427</text:p>
          </table:table-cell>
          <table:table-cell office:value-type="float" office:value="0.009515" calcext:value-type="float">
            <text:p>0.009515</text:p>
          </table:table-cell>
          <table:table-cell table:number-columns-repeated="5"/>
        </table:table-row>
        <table:table-row table:style-name="ro2">
          <table:table-cell office:value-type="float" office:value="71400" calcext:value-type="float">
            <text:p>71400</text:p>
          </table:table-cell>
          <table:table-cell office:value-type="float" office:value="0.009741" calcext:value-type="float">
            <text:p>0.009741</text:p>
          </table:table-cell>
          <table:table-cell office:value-type="float" office:value="0.608065" calcext:value-type="float">
            <text:p>0.608065</text:p>
          </table:table-cell>
          <table:table-cell office:value-type="float" office:value="0.009741" calcext:value-type="float">
            <text:p>0.009741</text:p>
          </table:table-cell>
          <table:table-cell table:number-columns-repeated="5"/>
        </table:table-row>
        <table:table-row table:style-name="ro2">
          <table:table-cell office:value-type="float" office:value="71500" calcext:value-type="float">
            <text:p>71500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60292" calcext:value-type="float">
            <text:p>0.60292</text:p>
          </table:table-cell>
          <table:table-cell office:value-type="float" office:value="0.01007" calcext:value-type="float">
            <text:p>0.01007</text:p>
          </table:table-cell>
          <table:table-cell table:number-columns-repeated="5"/>
        </table:table-row>
        <table:table-row table:style-name="ro2">
          <table:table-cell office:value-type="float" office:value="71600" calcext:value-type="float">
            <text:p>71600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0.591127" calcext:value-type="float">
            <text:p>0.591127</text:p>
          </table:table-cell>
          <table:table-cell office:value-type="float" office:value="0.009728" calcext:value-type="float">
            <text:p>0.009728</text:p>
          </table:table-cell>
          <table:table-cell table:number-columns-repeated="5"/>
        </table:table-row>
        <table:table-row table:style-name="ro2">
          <table:table-cell office:value-type="float" office:value="71700" calcext:value-type="float">
            <text:p>71700</text:p>
          </table:table-cell>
          <table:table-cell office:value-type="float" office:value="0.009582" calcext:value-type="float">
            <text:p>0.009582</text:p>
          </table:table-cell>
          <table:table-cell office:value-type="float" office:value="0.591348" calcext:value-type="float">
            <text:p>0.591348</text:p>
          </table:table-cell>
          <table:table-cell office:value-type="float" office:value="0.009582" calcext:value-type="float">
            <text:p>0.009582</text:p>
          </table:table-cell>
          <table:table-cell table:number-columns-repeated="5"/>
        </table:table-row>
        <table:table-row table:style-name="ro2">
          <table:table-cell office:value-type="float" office:value="71800" calcext:value-type="float">
            <text:p>71800</text:p>
          </table:table-cell>
          <table:table-cell office:value-type="float" office:value="0.009661" calcext:value-type="float">
            <text:p>0.009661</text:p>
          </table:table-cell>
          <table:table-cell office:value-type="float" office:value="0.592257" calcext:value-type="float">
            <text:p>0.592257</text:p>
          </table:table-cell>
          <table:table-cell office:value-type="float" office:value="0.009661" calcext:value-type="float">
            <text:p>0.009661</text:p>
          </table:table-cell>
          <table:table-cell table:number-columns-repeated="5"/>
        </table:table-row>
        <table:table-row table:style-name="ro2">
          <table:table-cell office:value-type="float" office:value="71900" calcext:value-type="float">
            <text:p>71900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595346" calcext:value-type="float">
            <text:p>0.595346</text:p>
          </table:table-cell>
          <table:table-cell office:value-type="float" office:value="0.009589" calcext:value-type="float">
            <text:p>0.009589</text:p>
          </table:table-cell>
          <table:table-cell table:number-columns-repeated="5"/>
        </table:table-row>
        <table:table-row table:style-name="ro2">
          <table:table-cell office:value-type="float" office:value="72000" calcext:value-type="float">
            <text:p>72000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0.597915" calcext:value-type="float">
            <text:p>0.597915</text:p>
          </table:table-cell>
          <table:table-cell office:value-type="float" office:value="0.009579" calcext:value-type="float">
            <text:p>0.009579</text:p>
          </table:table-cell>
          <table:table-cell table:number-columns-repeated="5"/>
        </table:table-row>
        <table:table-row table:style-name="ro2">
          <table:table-cell office:value-type="float" office:value="72100" calcext:value-type="float">
            <text:p>72100</text:p>
          </table:table-cell>
          <table:table-cell office:value-type="float" office:value="0.009591" calcext:value-type="float">
            <text:p>0.009591</text:p>
          </table:table-cell>
          <table:table-cell office:value-type="float" office:value="0.597172" calcext:value-type="float">
            <text:p>0.597172</text:p>
          </table:table-cell>
          <table:table-cell office:value-type="float" office:value="0.009591" calcext:value-type="float">
            <text:p>0.009591</text:p>
          </table:table-cell>
          <table:table-cell table:number-columns-repeated="5"/>
        </table:table-row>
        <table:table-row table:style-name="ro2">
          <table:table-cell office:value-type="float" office:value="72200" calcext:value-type="float">
            <text:p>72200</text:p>
          </table:table-cell>
          <table:table-cell office:value-type="float" office:value="0.009671" calcext:value-type="float">
            <text:p>0.009671</text:p>
          </table:table-cell>
          <table:table-cell office:value-type="float" office:value="0.600484" calcext:value-type="float">
            <text:p>0.600484</text:p>
          </table:table-cell>
          <table:table-cell office:value-type="float" office:value="0.009671" calcext:value-type="float">
            <text:p>0.009671</text:p>
          </table:table-cell>
          <table:table-cell table:number-columns-repeated="5"/>
        </table:table-row>
        <table:table-row table:style-name="ro2">
          <table:table-cell office:value-type="float" office:value="72300" calcext:value-type="float">
            <text:p>72300</text:p>
          </table:table-cell>
          <table:table-cell office:value-type="float" office:value="0.009638" calcext:value-type="float">
            <text:p>0.009638</text:p>
          </table:table-cell>
          <table:table-cell office:value-type="float" office:value="0.603133" calcext:value-type="float">
            <text:p>0.603133</text:p>
          </table:table-cell>
          <table:table-cell office:value-type="float" office:value="0.009638" calcext:value-type="float">
            <text:p>0.009638</text:p>
          </table:table-cell>
          <table:table-cell table:number-columns-repeated="5"/>
        </table:table-row>
        <table:table-row table:style-name="ro2">
          <table:table-cell office:value-type="float" office:value="72400" calcext:value-type="float">
            <text:p>72400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0.603747" calcext:value-type="float">
            <text:p>0.603747</text:p>
          </table:table-cell>
          <table:table-cell office:value-type="float" office:value="0.009613" calcext:value-type="float">
            <text:p>0.009613</text:p>
          </table:table-cell>
          <table:table-cell table:number-columns-repeated="5"/>
        </table:table-row>
        <table:table-row table:style-name="ro2">
          <table:table-cell office:value-type="float" office:value="72500" calcext:value-type="float">
            <text:p>72500</text:p>
          </table:table-cell>
          <table:table-cell office:value-type="float" office:value="0.009645" calcext:value-type="float">
            <text:p>0.009645</text:p>
          </table:table-cell>
          <table:table-cell office:value-type="float" office:value="0.604895" calcext:value-type="float">
            <text:p>0.604895</text:p>
          </table:table-cell>
          <table:table-cell office:value-type="float" office:value="0.009645" calcext:value-type="float">
            <text:p>0.009645</text:p>
          </table:table-cell>
          <table:table-cell table:number-columns-repeated="5"/>
        </table:table-row>
        <table:table-row table:style-name="ro2">
          <table:table-cell office:value-type="float" office:value="72600" calcext:value-type="float">
            <text:p>72600</text:p>
          </table:table-cell>
          <table:table-cell office:value-type="float" office:value="0.009713" calcext:value-type="float">
            <text:p>0.009713</text:p>
          </table:table-cell>
          <table:table-cell office:value-type="float" office:value="0.605382" calcext:value-type="float">
            <text:p>0.605382</text:p>
          </table:table-cell>
          <table:table-cell office:value-type="float" office:value="0.009713" calcext:value-type="float">
            <text:p>0.009713</text:p>
          </table:table-cell>
          <table:table-cell table:number-columns-repeated="5"/>
        </table:table-row>
        <table:table-row table:style-name="ro2">
          <table:table-cell office:value-type="float" office:value="72700" calcext:value-type="float">
            <text:p>72700</text:p>
          </table:table-cell>
          <table:table-cell office:value-type="float" office:value="0.009668" calcext:value-type="float">
            <text:p>0.009668</text:p>
          </table:table-cell>
          <table:table-cell office:value-type="float" office:value="0.60913" calcext:value-type="float">
            <text:p>0.60913</text:p>
          </table:table-cell>
          <table:table-cell office:value-type="float" office:value="0.009668" calcext:value-type="float">
            <text:p>0.009668</text:p>
          </table:table-cell>
          <table:table-cell table:number-columns-repeated="5"/>
        </table:table-row>
        <table:table-row table:style-name="ro2">
          <table:table-cell office:value-type="float" office:value="72800" calcext:value-type="float">
            <text:p>72800</text:p>
          </table:table-cell>
          <table:table-cell office:value-type="float" office:value="0.009737" calcext:value-type="float">
            <text:p>0.009737</text:p>
          </table:table-cell>
          <table:table-cell office:value-type="float" office:value="0.610422" calcext:value-type="float">
            <text:p>0.610422</text:p>
          </table:table-cell>
          <table:table-cell office:value-type="float" office:value="0.009737" calcext:value-type="float">
            <text:p>0.009737</text:p>
          </table:table-cell>
          <table:table-cell table:number-columns-repeated="5"/>
        </table:table-row>
        <table:table-row table:style-name="ro2">
          <table:table-cell office:value-type="float" office:value="72900" calcext:value-type="float">
            <text:p>7290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610027" calcext:value-type="float">
            <text:p>0.610027</text:p>
          </table:table-cell>
          <table:table-cell office:value-type="float" office:value="0.00979" calcext:value-type="float">
            <text:p>0.00979</text:p>
          </table:table-cell>
          <table:table-cell table:number-columns-repeated="5"/>
        </table:table-row>
        <table:table-row table:style-name="ro2">
          <table:table-cell office:value-type="float" office:value="73000" calcext:value-type="float">
            <text:p>73000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0.611515" calcext:value-type="float">
            <text:p>0.611515</text:p>
          </table:table-cell>
          <table:table-cell office:value-type="float" office:value="0.009761" calcext:value-type="float">
            <text:p>0.009761</text:p>
          </table:table-cell>
          <table:table-cell table:number-columns-repeated="5"/>
        </table:table-row>
        <table:table-row table:style-name="ro2">
          <table:table-cell office:value-type="float" office:value="73100" calcext:value-type="float">
            <text:p>73100</text:p>
          </table:table-cell>
          <table:table-cell office:value-type="float" office:value="0.010106" calcext:value-type="float">
            <text:p>0.010106</text:p>
          </table:table-cell>
          <table:table-cell office:value-type="float" office:value="0.619351" calcext:value-type="float">
            <text:p>0.619351</text:p>
          </table:table-cell>
          <table:table-cell office:value-type="float" office:value="0.010106" calcext:value-type="float">
            <text:p>0.010106</text:p>
          </table:table-cell>
          <table:table-cell table:number-columns-repeated="5"/>
        </table:table-row>
        <table:table-row table:style-name="ro2">
          <table:table-cell office:value-type="float" office:value="73200" calcext:value-type="float">
            <text:p>73200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638802" calcext:value-type="float">
            <text:p>0.638802</text:p>
          </table:table-cell>
          <table:table-cell office:value-type="float" office:value="0.009997" calcext:value-type="float">
            <text:p>0.009997</text:p>
          </table:table-cell>
          <table:table-cell table:number-columns-repeated="5"/>
        </table:table-row>
        <table:table-row table:style-name="ro2">
          <table:table-cell office:value-type="float" office:value="73300" calcext:value-type="float">
            <text:p>73300</text:p>
          </table:table-cell>
          <table:table-cell office:value-type="float" office:value="0.009894" calcext:value-type="float">
            <text:p>0.009894</text:p>
          </table:table-cell>
          <table:table-cell office:value-type="float" office:value="0.617181" calcext:value-type="float">
            <text:p>0.617181</text:p>
          </table:table-cell>
          <table:table-cell office:value-type="float" office:value="0.009894" calcext:value-type="float">
            <text:p>0.009894</text:p>
          </table:table-cell>
          <table:table-cell table:number-columns-repeated="5"/>
        </table:table-row>
        <table:table-row table:style-name="ro2">
          <table:table-cell office:value-type="float" office:value="73400" calcext:value-type="float">
            <text:p>73400</text:p>
          </table:table-cell>
          <table:table-cell office:value-type="float" office:value="0.009746" calcext:value-type="float">
            <text:p>0.009746</text:p>
          </table:table-cell>
          <table:table-cell office:value-type="float" office:value="0.618269" calcext:value-type="float">
            <text:p>0.618269</text:p>
          </table:table-cell>
          <table:table-cell office:value-type="float" office:value="0.009746" calcext:value-type="float">
            <text:p>0.009746</text:p>
          </table:table-cell>
          <table:table-cell table:number-columns-repeated="5"/>
        </table:table-row>
        <table:table-row table:style-name="ro2">
          <table:table-cell office:value-type="float" office:value="73500" calcext:value-type="float">
            <text:p>73500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620825" calcext:value-type="float">
            <text:p>0.620825</text:p>
          </table:table-cell>
          <table:table-cell office:value-type="float" office:value="0.0098" calcext:value-type="float">
            <text:p>0.0098</text:p>
          </table:table-cell>
          <table:table-cell table:number-columns-repeated="5"/>
        </table:table-row>
        <table:table-row table:style-name="ro2">
          <table:table-cell office:value-type="float" office:value="73600" calcext:value-type="float">
            <text:p>73600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0.620725" calcext:value-type="float">
            <text:p>0.620725</text:p>
          </table:table-cell>
          <table:table-cell office:value-type="float" office:value="0.009724" calcext:value-type="float">
            <text:p>0.009724</text:p>
          </table:table-cell>
          <table:table-cell table:number-columns-repeated="5"/>
        </table:table-row>
        <table:table-row table:style-name="ro2">
          <table:table-cell office:value-type="float" office:value="73700" calcext:value-type="float">
            <text:p>73700</text:p>
          </table:table-cell>
          <table:table-cell office:value-type="float" office:value="0.009741" calcext:value-type="float">
            <text:p>0.009741</text:p>
          </table:table-cell>
          <table:table-cell office:value-type="float" office:value="0.622421" calcext:value-type="float">
            <text:p>0.622421</text:p>
          </table:table-cell>
          <table:table-cell office:value-type="float" office:value="0.009741" calcext:value-type="float">
            <text:p>0.009741</text:p>
          </table:table-cell>
          <table:table-cell table:number-columns-repeated="5"/>
        </table:table-row>
        <table:table-row table:style-name="ro2">
          <table:table-cell office:value-type="float" office:value="73800" calcext:value-type="float">
            <text:p>73800</text:p>
          </table:table-cell>
          <table:table-cell office:value-type="float" office:value="0.009739" calcext:value-type="float">
            <text:p>0.009739</text:p>
          </table:table-cell>
          <table:table-cell office:value-type="float" office:value="0.623616" calcext:value-type="float">
            <text:p>0.623616</text:p>
          </table:table-cell>
          <table:table-cell office:value-type="float" office:value="0.009739" calcext:value-type="float">
            <text:p>0.009739</text:p>
          </table:table-cell>
          <table:table-cell table:number-columns-repeated="5"/>
        </table:table-row>
        <table:table-row table:style-name="ro2">
          <table:table-cell office:value-type="float" office:value="73900" calcext:value-type="float">
            <text:p>73900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625633" calcext:value-type="float">
            <text:p>0.625633</text:p>
          </table:table-cell>
          <table:table-cell office:value-type="float" office:value="0.00976" calcext:value-type="float">
            <text:p>0.00976</text:p>
          </table:table-cell>
          <table:table-cell table:number-columns-repeated="5"/>
        </table:table-row>
        <table:table-row table:style-name="ro2">
          <table:table-cell office:value-type="float" office:value="74000" calcext:value-type="float">
            <text:p>74000</text:p>
          </table:table-cell>
          <table:table-cell office:value-type="float" office:value="0.009777" calcext:value-type="float">
            <text:p>0.009777</text:p>
          </table:table-cell>
          <table:table-cell office:value-type="float" office:value="0.628649" calcext:value-type="float">
            <text:p>0.628649</text:p>
          </table:table-cell>
          <table:table-cell office:value-type="float" office:value="0.009777" calcext:value-type="float">
            <text:p>0.009777</text:p>
          </table:table-cell>
          <table:table-cell table:number-columns-repeated="5"/>
        </table:table-row>
        <table:table-row table:style-name="ro2">
          <table:table-cell office:value-type="float" office:value="74100" calcext:value-type="float">
            <text:p>74100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0.62919" calcext:value-type="float">
            <text:p>0.62919</text:p>
          </table:table-cell>
          <table:table-cell office:value-type="float" office:value="0.009834" calcext:value-type="float">
            <text:p>0.009834</text:p>
          </table:table-cell>
          <table:table-cell table:number-columns-repeated="5"/>
        </table:table-row>
        <table:table-row table:style-name="ro2">
          <table:table-cell office:value-type="float" office:value="74200" calcext:value-type="float">
            <text:p>74200</text:p>
          </table:table-cell>
          <table:table-cell office:value-type="float" office:value="0.009933" calcext:value-type="float">
            <text:p>0.009933</text:p>
          </table:table-cell>
          <table:table-cell office:value-type="float" office:value="0.630776" calcext:value-type="float">
            <text:p>0.630776</text:p>
          </table:table-cell>
          <table:table-cell office:value-type="float" office:value="0.009933" calcext:value-type="float">
            <text:p>0.009933</text:p>
          </table:table-cell>
          <table:table-cell table:number-columns-repeated="5"/>
        </table:table-row>
        <table:table-row table:style-name="ro2">
          <table:table-cell office:value-type="float" office:value="74300" calcext:value-type="float">
            <text:p>74300</text:p>
          </table:table-cell>
          <table:table-cell office:value-type="float" office:value="0.009873" calcext:value-type="float">
            <text:p>0.009873</text:p>
          </table:table-cell>
          <table:table-cell office:value-type="float" office:value="0.632901" calcext:value-type="float">
            <text:p>0.632901</text:p>
          </table:table-cell>
          <table:table-cell office:value-type="float" office:value="0.009873" calcext:value-type="float">
            <text:p>0.009873</text:p>
          </table:table-cell>
          <table:table-cell table:number-columns-repeated="5"/>
        </table:table-row>
        <table:table-row table:style-name="ro2">
          <table:table-cell office:value-type="float" office:value="74400" calcext:value-type="float">
            <text:p>74400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0.638266" calcext:value-type="float">
            <text:p>0.638266</text:p>
          </table:table-cell>
          <table:table-cell office:value-type="float" office:value="0.00993" calcext:value-type="float">
            <text:p>0.00993</text:p>
          </table:table-cell>
          <table:table-cell table:number-columns-repeated="5"/>
        </table:table-row>
        <table:table-row table:style-name="ro2">
          <table:table-cell office:value-type="float" office:value="74500" calcext:value-type="float">
            <text:p>74500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0.638572" calcext:value-type="float">
            <text:p>0.638572</text:p>
          </table:table-cell>
          <table:table-cell office:value-type="float" office:value="0.010118" calcext:value-type="float">
            <text:p>0.010118</text:p>
          </table:table-cell>
          <table:table-cell table:number-columns-repeated="5"/>
        </table:table-row>
        <table:table-row table:style-name="ro2">
          <table:table-cell office:value-type="float" office:value="74600" calcext:value-type="float">
            <text:p>74600</text:p>
          </table:table-cell>
          <table:table-cell office:value-type="float" office:value="0.010001" calcext:value-type="float">
            <text:p>0.010001</text:p>
          </table:table-cell>
          <table:table-cell office:value-type="float" office:value="0.639353" calcext:value-type="float">
            <text:p>0.639353</text:p>
          </table:table-cell>
          <table:table-cell office:value-type="float" office:value="0.010001" calcext:value-type="float">
            <text:p>0.010001</text:p>
          </table:table-cell>
          <table:table-cell table:number-columns-repeated="5"/>
        </table:table-row>
        <table:table-row table:style-name="ro2">
          <table:table-cell office:value-type="float" office:value="74700" calcext:value-type="float">
            <text:p>74700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639589" calcext:value-type="float">
            <text:p>0.639589</text:p>
          </table:table-cell>
          <table:table-cell office:value-type="float" office:value="0.009946" calcext:value-type="float">
            <text:p>0.009946</text:p>
          </table:table-cell>
          <table:table-cell table:number-columns-repeated="5"/>
        </table:table-row>
        <table:table-row table:style-name="ro2">
          <table:table-cell office:value-type="float" office:value="74800" calcext:value-type="float">
            <text:p>74800</text:p>
          </table:table-cell>
          <table:table-cell office:value-type="float" office:value="0.010004" calcext:value-type="float">
            <text:p>0.010004</text:p>
          </table:table-cell>
          <table:table-cell office:value-type="float" office:value="0.643209" calcext:value-type="float">
            <text:p>0.643209</text:p>
          </table:table-cell>
          <table:table-cell office:value-type="float" office:value="0.010004" calcext:value-type="float">
            <text:p>0.010004</text:p>
          </table:table-cell>
          <table:table-cell table:number-columns-repeated="5"/>
        </table:table-row>
        <table:table-row table:style-name="ro2">
          <table:table-cell office:value-type="float" office:value="74900" calcext:value-type="float">
            <text:p>74900</text:p>
          </table:table-cell>
          <table:table-cell office:value-type="float" office:value="0.009971" calcext:value-type="float">
            <text:p>0.009971</text:p>
          </table:table-cell>
          <table:table-cell office:value-type="float" office:value="0.643088" calcext:value-type="float">
            <text:p>0.643088</text:p>
          </table:table-cell>
          <table:table-cell office:value-type="float" office:value="0.009971" calcext:value-type="float">
            <text:p>0.009971</text:p>
          </table:table-cell>
          <table:table-cell table:number-columns-repeated="5"/>
        </table:table-row>
        <table:table-row table:style-name="ro2">
          <table:table-cell office:value-type="float" office:value="75000" calcext:value-type="float">
            <text:p>75000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0.646251" calcext:value-type="float">
            <text:p>0.646251</text:p>
          </table:table-cell>
          <table:table-cell office:value-type="float" office:value="0.010042" calcext:value-type="float">
            <text:p>0.010042</text:p>
          </table:table-cell>
          <table:table-cell table:number-columns-repeated="5"/>
        </table:table-row>
        <table:table-row table:style-name="ro2">
          <table:table-cell office:value-type="float" office:value="75100" calcext:value-type="float">
            <text:p>75100</text:p>
          </table:table-cell>
          <table:table-cell office:value-type="float" office:value="0.010065" calcext:value-type="float">
            <text:p>0.010065</text:p>
          </table:table-cell>
          <table:table-cell office:value-type="float" office:value="0.649817" calcext:value-type="float">
            <text:p>0.649817</text:p>
          </table:table-cell>
          <table:table-cell office:value-type="float" office:value="0.010065" calcext:value-type="float">
            <text:p>0.010065</text:p>
          </table:table-cell>
          <table:table-cell table:number-columns-repeated="5"/>
        </table:table-row>
        <table:table-row table:style-name="ro2">
          <table:table-cell office:value-type="float" office:value="75200" calcext:value-type="float">
            <text:p>75200</text:p>
          </table:table-cell>
          <table:table-cell office:value-type="float" office:value="0.010047" calcext:value-type="float">
            <text:p>0.010047</text:p>
          </table:table-cell>
          <table:table-cell office:value-type="float" office:value="0.648291" calcext:value-type="float">
            <text:p>0.648291</text:p>
          </table:table-cell>
          <table:table-cell office:value-type="float" office:value="0.010047" calcext:value-type="float">
            <text:p>0.010047</text:p>
          </table:table-cell>
          <table:table-cell table:number-columns-repeated="5"/>
        </table:table-row>
        <table:table-row table:style-name="ro2">
          <table:table-cell office:value-type="float" office:value="75300" calcext:value-type="float">
            <text:p>75300</text:p>
          </table:table-cell>
          <table:table-cell office:value-type="float" office:value="0.010396" calcext:value-type="float">
            <text:p>0.010396</text:p>
          </table:table-cell>
          <table:table-cell office:value-type="float" office:value="0.649616" calcext:value-type="float">
            <text:p>0.649616</text:p>
          </table:table-cell>
          <table:table-cell office:value-type="float" office:value="0.010396" calcext:value-type="float">
            <text:p>0.010396</text:p>
          </table:table-cell>
          <table:table-cell table:number-columns-repeated="5"/>
        </table:table-row>
        <table:table-row table:style-name="ro2">
          <table:table-cell office:value-type="float" office:value="75400" calcext:value-type="float">
            <text:p>75400</text:p>
          </table:table-cell>
          <table:table-cell office:value-type="float" office:value="0.010047" calcext:value-type="float">
            <text:p>0.010047</text:p>
          </table:table-cell>
          <table:table-cell office:value-type="float" office:value="0.651868" calcext:value-type="float">
            <text:p>0.651868</text:p>
          </table:table-cell>
          <table:table-cell office:value-type="float" office:value="0.010047" calcext:value-type="float">
            <text:p>0.010047</text:p>
          </table:table-cell>
          <table:table-cell table:number-columns-repeated="5"/>
        </table:table-row>
        <table:table-row table:style-name="ro2">
          <table:table-cell office:value-type="float" office:value="75500" calcext:value-type="float">
            <text:p>75500</text:p>
          </table:table-cell>
          <table:table-cell office:value-type="float" office:value="0.010051" calcext:value-type="float">
            <text:p>0.010051</text:p>
          </table:table-cell>
          <table:table-cell office:value-type="float" office:value="0.652281" calcext:value-type="float">
            <text:p>0.652281</text:p>
          </table:table-cell>
          <table:table-cell office:value-type="float" office:value="0.010051" calcext:value-type="float">
            <text:p>0.010051</text:p>
          </table:table-cell>
          <table:table-cell table:number-columns-repeated="5"/>
        </table:table-row>
        <table:table-row table:style-name="ro2">
          <table:table-cell office:value-type="float" office:value="75600" calcext:value-type="float">
            <text:p>75600</text:p>
          </table:table-cell>
          <table:table-cell office:value-type="float" office:value="0.010067" calcext:value-type="float">
            <text:p>0.010067</text:p>
          </table:table-cell>
          <table:table-cell office:value-type="float" office:value="0.653375" calcext:value-type="float">
            <text:p>0.653375</text:p>
          </table:table-cell>
          <table:table-cell office:value-type="float" office:value="0.010067" calcext:value-type="float">
            <text:p>0.010067</text:p>
          </table:table-cell>
          <table:table-cell table:number-columns-repeated="5"/>
        </table:table-row>
        <table:table-row table:style-name="ro2">
          <table:table-cell office:value-type="float" office:value="75700" calcext:value-type="float">
            <text:p>75700</text:p>
          </table:table-cell>
          <table:table-cell office:value-type="float" office:value="0.010102" calcext:value-type="float">
            <text:p>0.010102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010102" calcext:value-type="float">
            <text:p>0.010102</text:p>
          </table:table-cell>
          <table:table-cell table:number-columns-repeated="5"/>
        </table:table-row>
        <table:table-row table:style-name="ro2">
          <table:table-cell office:value-type="float" office:value="75800" calcext:value-type="float">
            <text:p>75800</text:p>
          </table:table-cell>
          <table:table-cell office:value-type="float" office:value="0.010151" calcext:value-type="float">
            <text:p>0.010151</text:p>
          </table:table-cell>
          <table:table-cell office:value-type="float" office:value="0.659171" calcext:value-type="float">
            <text:p>0.659171</text:p>
          </table:table-cell>
          <table:table-cell office:value-type="float" office:value="0.010151" calcext:value-type="float">
            <text:p>0.010151</text:p>
          </table:table-cell>
          <table:table-cell table:number-columns-repeated="5"/>
        </table:table-row>
        <table:table-row table:style-name="ro2">
          <table:table-cell office:value-type="float" office:value="75900" calcext:value-type="float">
            <text:p>75900</text:p>
          </table:table-cell>
          <table:table-cell office:value-type="float" office:value="0.010195" calcext:value-type="float">
            <text:p>0.010195</text:p>
          </table:table-cell>
          <table:table-cell office:value-type="float" office:value="0.660925" calcext:value-type="float">
            <text:p>0.660925</text:p>
          </table:table-cell>
          <table:table-cell office:value-type="float" office:value="0.010195" calcext:value-type="float">
            <text:p>0.010195</text:p>
          </table:table-cell>
          <table:table-cell table:number-columns-repeated="5"/>
        </table:table-row>
        <table:table-row table:style-name="ro2">
          <table:table-cell office:value-type="float" office:value="76000" calcext:value-type="float">
            <text:p>76000</text:p>
          </table:table-cell>
          <table:table-cell office:value-type="float" office:value="0.010259" calcext:value-type="float">
            <text:p>0.010259</text:p>
          </table:table-cell>
          <table:table-cell office:value-type="float" office:value="0.662184" calcext:value-type="float">
            <text:p>0.662184</text:p>
          </table:table-cell>
          <table:table-cell office:value-type="float" office:value="0.010259" calcext:value-type="float">
            <text:p>0.010259</text:p>
          </table:table-cell>
          <table:table-cell table:number-columns-repeated="5"/>
        </table:table-row>
        <table:table-row table:style-name="ro2">
          <table:table-cell office:value-type="float" office:value="76100" calcext:value-type="float">
            <text:p>76100</text:p>
          </table:table-cell>
          <table:table-cell office:value-type="float" office:value="0.010325" calcext:value-type="float">
            <text:p>0.010325</text:p>
          </table:table-cell>
          <table:table-cell office:value-type="float" office:value="0.663647" calcext:value-type="float">
            <text:p>0.663647</text:p>
          </table:table-cell>
          <table:table-cell office:value-type="float" office:value="0.010325" calcext:value-type="float">
            <text:p>0.010325</text:p>
          </table:table-cell>
          <table:table-cell table:number-columns-repeated="5"/>
        </table:table-row>
        <table:table-row table:style-name="ro2">
          <table:table-cell office:value-type="float" office:value="76200" calcext:value-type="float">
            <text:p>76200</text:p>
          </table:table-cell>
          <table:table-cell office:value-type="float" office:value="0.010178" calcext:value-type="float">
            <text:p>0.010178</text:p>
          </table:table-cell>
          <table:table-cell office:value-type="float" office:value="0.664265" calcext:value-type="float">
            <text:p>0.664265</text:p>
          </table:table-cell>
          <table:table-cell office:value-type="float" office:value="0.010178" calcext:value-type="float">
            <text:p>0.010178</text:p>
          </table:table-cell>
          <table:table-cell table:number-columns-repeated="5"/>
        </table:table-row>
        <table:table-row table:style-name="ro2">
          <table:table-cell office:value-type="float" office:value="76300" calcext:value-type="float">
            <text:p>76300</text:p>
          </table:table-cell>
          <table:table-cell office:value-type="float" office:value="0.010404" calcext:value-type="float">
            <text:p>0.010404</text:p>
          </table:table-cell>
          <table:table-cell office:value-type="float" office:value="0.666939" calcext:value-type="float">
            <text:p>0.666939</text:p>
          </table:table-cell>
          <table:table-cell office:value-type="float" office:value="0.010404" calcext:value-type="float">
            <text:p>0.010404</text:p>
          </table:table-cell>
          <table:table-cell table:number-columns-repeated="5"/>
        </table:table-row>
        <table:table-row table:style-name="ro2">
          <table:table-cell office:value-type="float" office:value="76400" calcext:value-type="float">
            <text:p>76400</text:p>
          </table:table-cell>
          <table:table-cell office:value-type="float" office:value="0.010257" calcext:value-type="float">
            <text:p>0.010257</text:p>
          </table:table-cell>
          <table:table-cell office:value-type="float" office:value="0.667696" calcext:value-type="float">
            <text:p>0.667696</text:p>
          </table:table-cell>
          <table:table-cell office:value-type="float" office:value="0.010257" calcext:value-type="float">
            <text:p>0.010257</text:p>
          </table:table-cell>
          <table:table-cell table:number-columns-repeated="5"/>
        </table:table-row>
        <table:table-row table:style-name="ro2">
          <table:table-cell office:value-type="float" office:value="76500" calcext:value-type="float">
            <text:p>76500</text:p>
          </table:table-cell>
          <table:table-cell office:value-type="float" office:value="0.010222" calcext:value-type="float">
            <text:p>0.010222</text:p>
          </table:table-cell>
          <table:table-cell office:value-type="float" office:value="0.668764" calcext:value-type="float">
            <text:p>0.668764</text:p>
          </table:table-cell>
          <table:table-cell office:value-type="float" office:value="0.010222" calcext:value-type="float">
            <text:p>0.010222</text:p>
          </table:table-cell>
          <table:table-cell table:number-columns-repeated="5"/>
        </table:table-row>
        <table:table-row table:style-name="ro2">
          <table:table-cell office:value-type="float" office:value="76600" calcext:value-type="float">
            <text:p>76600</text:p>
          </table:table-cell>
          <table:table-cell office:value-type="float" office:value="0.010508" calcext:value-type="float">
            <text:p>0.010508</text:p>
          </table:table-cell>
          <table:table-cell office:value-type="float" office:value="0.671359" calcext:value-type="float">
            <text:p>0.671359</text:p>
          </table:table-cell>
          <table:table-cell office:value-type="float" office:value="0.010508" calcext:value-type="float">
            <text:p>0.010508</text:p>
          </table:table-cell>
          <table:table-cell table:number-columns-repeated="5"/>
        </table:table-row>
        <table:table-row table:style-name="ro2">
          <table:table-cell office:value-type="float" office:value="76700" calcext:value-type="float">
            <text:p>76700</text:p>
          </table:table-cell>
          <table:table-cell office:value-type="float" office:value="0.010274" calcext:value-type="float">
            <text:p>0.010274</text:p>
          </table:table-cell>
          <table:table-cell office:value-type="float" office:value="0.672788" calcext:value-type="float">
            <text:p>0.672788</text:p>
          </table:table-cell>
          <table:table-cell office:value-type="float" office:value="0.010274" calcext:value-type="float">
            <text:p>0.010274</text:p>
          </table:table-cell>
          <table:table-cell table:number-columns-repeated="5"/>
        </table:table-row>
        <table:table-row table:style-name="ro2">
          <table:table-cell office:value-type="float" office:value="76800" calcext:value-type="float">
            <text:p>76800</text:p>
          </table:table-cell>
          <table:table-cell office:value-type="float" office:value="0.010294" calcext:value-type="float">
            <text:p>0.010294</text:p>
          </table:table-cell>
          <table:table-cell office:value-type="float" office:value="0.676071" calcext:value-type="float">
            <text:p>0.676071</text:p>
          </table:table-cell>
          <table:table-cell office:value-type="float" office:value="0.010294" calcext:value-type="float">
            <text:p>0.010294</text:p>
          </table:table-cell>
          <table:table-cell table:number-columns-repeated="5"/>
        </table:table-row>
        <table:table-row table:style-name="ro2">
          <table:table-cell office:value-type="float" office:value="76900" calcext:value-type="float">
            <text:p>76900</text:p>
          </table:table-cell>
          <table:table-cell office:value-type="float" office:value="0.010342" calcext:value-type="float">
            <text:p>0.010342</text:p>
          </table:table-cell>
          <table:table-cell office:value-type="float" office:value="0.679063" calcext:value-type="float">
            <text:p>0.679063</text:p>
          </table:table-cell>
          <table:table-cell office:value-type="float" office:value="0.010342" calcext:value-type="float">
            <text:p>0.010342</text:p>
          </table:table-cell>
          <table:table-cell table:number-columns-repeated="5"/>
        </table:table-row>
        <table:table-row table:style-name="ro2">
          <table:table-cell office:value-type="float" office:value="77000" calcext:value-type="float">
            <text:p>77000</text:p>
          </table:table-cell>
          <table:table-cell office:value-type="float" office:value="0.010326" calcext:value-type="float">
            <text:p>0.010326</text:p>
          </table:table-cell>
          <table:table-cell office:value-type="float" office:value="0.677204" calcext:value-type="float">
            <text:p>0.677204</text:p>
          </table:table-cell>
          <table:table-cell office:value-type="float" office:value="0.010326" calcext:value-type="float">
            <text:p>0.010326</text:p>
          </table:table-cell>
          <table:table-cell table:number-columns-repeated="5"/>
        </table:table-row>
        <table:table-row table:style-name="ro2">
          <table:table-cell office:value-type="float" office:value="77100" calcext:value-type="float">
            <text:p>77100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0.679664" calcext:value-type="float">
            <text:p>0.679664</text:p>
          </table:table-cell>
          <table:table-cell office:value-type="float" office:value="0.01033" calcext:value-type="float">
            <text:p>0.01033</text:p>
          </table:table-cell>
          <table:table-cell table:number-columns-repeated="5"/>
        </table:table-row>
        <table:table-row table:style-name="ro2">
          <table:table-cell office:value-type="float" office:value="77200" calcext:value-type="float">
            <text:p>77200</text:p>
          </table:table-cell>
          <table:table-cell office:value-type="float" office:value="0.010336" calcext:value-type="float">
            <text:p>0.010336</text:p>
          </table:table-cell>
          <table:table-cell office:value-type="float" office:value="0.681689" calcext:value-type="float">
            <text:p>0.681689</text:p>
          </table:table-cell>
          <table:table-cell office:value-type="float" office:value="0.010336" calcext:value-type="float">
            <text:p>0.010336</text:p>
          </table:table-cell>
          <table:table-cell table:number-columns-repeated="5"/>
        </table:table-row>
        <table:table-row table:style-name="ro2">
          <table:table-cell office:value-type="float" office:value="77300" calcext:value-type="float">
            <text:p>77300</text:p>
          </table:table-cell>
          <table:table-cell office:value-type="float" office:value="0.010339" calcext:value-type="float">
            <text:p>0.010339</text:p>
          </table:table-cell>
          <table:table-cell office:value-type="float" office:value="0.687932" calcext:value-type="float">
            <text:p>0.687932</text:p>
          </table:table-cell>
          <table:table-cell office:value-type="float" office:value="0.010339" calcext:value-type="float">
            <text:p>0.010339</text:p>
          </table:table-cell>
          <table:table-cell table:number-columns-repeated="5"/>
        </table:table-row>
        <table:table-row table:style-name="ro2">
          <table:table-cell office:value-type="float" office:value="77400" calcext:value-type="float">
            <text:p>77400</text:p>
          </table:table-cell>
          <table:table-cell office:value-type="float" office:value="0.010393" calcext:value-type="float">
            <text:p>0.010393</text:p>
          </table:table-cell>
          <table:table-cell office:value-type="float" office:value="0.68664" calcext:value-type="float">
            <text:p>0.68664</text:p>
          </table:table-cell>
          <table:table-cell office:value-type="float" office:value="0.010393" calcext:value-type="float">
            <text:p>0.010393</text:p>
          </table:table-cell>
          <table:table-cell table:number-columns-repeated="5"/>
        </table:table-row>
        <table:table-row table:style-name="ro2">
          <table:table-cell office:value-type="float" office:value="77500" calcext:value-type="float">
            <text:p>77500</text:p>
          </table:table-cell>
          <table:table-cell office:value-type="float" office:value="0.010489" calcext:value-type="float">
            <text:p>0.010489</text:p>
          </table:table-cell>
          <table:table-cell office:value-type="float" office:value="0.687555" calcext:value-type="float">
            <text:p>0.687555</text:p>
          </table:table-cell>
          <table:table-cell office:value-type="float" office:value="0.010489" calcext:value-type="float">
            <text:p>0.010489</text:p>
          </table:table-cell>
          <table:table-cell table:number-columns-repeated="5"/>
        </table:table-row>
        <table:table-row table:style-name="ro2">
          <table:table-cell office:value-type="float" office:value="77600" calcext:value-type="float">
            <text:p>77600</text:p>
          </table:table-cell>
          <table:table-cell office:value-type="float" office:value="0.010393" calcext:value-type="float">
            <text:p>0.010393</text:p>
          </table:table-cell>
          <table:table-cell office:value-type="float" office:value="0.690499" calcext:value-type="float">
            <text:p>0.690499</text:p>
          </table:table-cell>
          <table:table-cell office:value-type="float" office:value="0.010393" calcext:value-type="float">
            <text:p>0.010393</text:p>
          </table:table-cell>
          <table:table-cell table:number-columns-repeated="5"/>
        </table:table-row>
        <table:table-row table:style-name="ro2">
          <table:table-cell office:value-type="float" office:value="77700" calcext:value-type="float">
            <text:p>77700</text:p>
          </table:table-cell>
          <table:table-cell office:value-type="float" office:value="0.010473" calcext:value-type="float">
            <text:p>0.010473</text:p>
          </table:table-cell>
          <table:table-cell office:value-type="float" office:value="0.689952" calcext:value-type="float">
            <text:p>0.689952</text:p>
          </table:table-cell>
          <table:table-cell office:value-type="float" office:value="0.010473" calcext:value-type="float">
            <text:p>0.010473</text:p>
          </table:table-cell>
          <table:table-cell table:number-columns-repeated="5"/>
        </table:table-row>
        <table:table-row table:style-name="ro2">
          <table:table-cell office:value-type="float" office:value="77800" calcext:value-type="float">
            <text:p>77800</text:p>
          </table:table-cell>
          <table:table-cell office:value-type="float" office:value="0.010416" calcext:value-type="float">
            <text:p>0.01041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010416" calcext:value-type="float">
            <text:p>0.010416</text:p>
          </table:table-cell>
          <table:table-cell table:number-columns-repeated="5"/>
        </table:table-row>
        <table:table-row table:style-name="ro2">
          <table:table-cell office:value-type="float" office:value="77900" calcext:value-type="float">
            <text:p>77900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693727" calcext:value-type="float">
            <text:p>0.693727</text:p>
          </table:table-cell>
          <table:table-cell office:value-type="float" office:value="0.01045" calcext:value-type="float">
            <text:p>0.01045</text:p>
          </table:table-cell>
          <table:table-cell table:number-columns-repeated="5"/>
        </table:table-row>
        <table:table-row table:style-name="ro2">
          <table:table-cell office:value-type="float" office:value="78000" calcext:value-type="float">
            <text:p>78000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702822" calcext:value-type="float">
            <text:p>0.702822</text:p>
          </table:table-cell>
          <table:table-cell office:value-type="float" office:value="0.010487" calcext:value-type="float">
            <text:p>0.010487</text:p>
          </table:table-cell>
          <table:table-cell table:number-columns-repeated="5"/>
        </table:table-row>
        <table:table-row table:style-name="ro2">
          <table:table-cell office:value-type="float" office:value="78100" calcext:value-type="float">
            <text:p>78100</text:p>
          </table:table-cell>
          <table:table-cell office:value-type="float" office:value="0.010538" calcext:value-type="float">
            <text:p>0.010538</text:p>
          </table:table-cell>
          <table:table-cell office:value-type="float" office:value="0.700358" calcext:value-type="float">
            <text:p>0.700358</text:p>
          </table:table-cell>
          <table:table-cell office:value-type="float" office:value="0.010538" calcext:value-type="float">
            <text:p>0.010538</text:p>
          </table:table-cell>
          <table:table-cell table:number-columns-repeated="5"/>
        </table:table-row>
        <table:table-row table:style-name="ro2">
          <table:table-cell office:value-type="float" office:value="78200" calcext:value-type="float">
            <text:p>78200</text:p>
          </table:table-cell>
          <table:table-cell office:value-type="float" office:value="0.010644" calcext:value-type="float">
            <text:p>0.010644</text:p>
          </table:table-cell>
          <table:table-cell office:value-type="float" office:value="0.712174" calcext:value-type="float">
            <text:p>0.712174</text:p>
          </table:table-cell>
          <table:table-cell office:value-type="float" office:value="0.010644" calcext:value-type="float">
            <text:p>0.010644</text:p>
          </table:table-cell>
          <table:table-cell table:number-columns-repeated="5"/>
        </table:table-row>
        <table:table-row table:style-name="ro2">
          <table:table-cell office:value-type="float" office:value="78300" calcext:value-type="float">
            <text:p>78300</text:p>
          </table:table-cell>
          <table:table-cell office:value-type="float" office:value="0.010732" calcext:value-type="float">
            <text:p>0.010732</text:p>
          </table:table-cell>
          <table:table-cell office:value-type="float" office:value="0.715429" calcext:value-type="float">
            <text:p>0.715429</text:p>
          </table:table-cell>
          <table:table-cell office:value-type="float" office:value="0.010732" calcext:value-type="float">
            <text:p>0.010732</text:p>
          </table:table-cell>
          <table:table-cell table:number-columns-repeated="5"/>
        </table:table-row>
        <table:table-row table:style-name="ro2">
          <table:table-cell office:value-type="float" office:value="78400" calcext:value-type="float">
            <text:p>78400</text:p>
          </table:table-cell>
          <table:table-cell office:value-type="float" office:value="0.010621" calcext:value-type="float">
            <text:p>0.010621</text:p>
          </table:table-cell>
          <table:table-cell office:value-type="float" office:value="0.704337" calcext:value-type="float">
            <text:p>0.704337</text:p>
          </table:table-cell>
          <table:table-cell office:value-type="float" office:value="0.010621" calcext:value-type="float">
            <text:p>0.010621</text:p>
          </table:table-cell>
          <table:table-cell table:number-columns-repeated="5"/>
        </table:table-row>
        <table:table-row table:style-name="ro2">
          <table:table-cell office:value-type="float" office:value="78500" calcext:value-type="float">
            <text:p>78500</text:p>
          </table:table-cell>
          <table:table-cell office:value-type="float" office:value="0.010598" calcext:value-type="float">
            <text:p>0.010598</text:p>
          </table:table-cell>
          <table:table-cell office:value-type="float" office:value="0.708319" calcext:value-type="float">
            <text:p>0.708319</text:p>
          </table:table-cell>
          <table:table-cell office:value-type="float" office:value="0.010598" calcext:value-type="float">
            <text:p>0.010598</text:p>
          </table:table-cell>
          <table:table-cell table:number-columns-repeated="5"/>
        </table:table-row>
        <table:table-row table:style-name="ro2">
          <table:table-cell office:value-type="float" office:value="78600" calcext:value-type="float">
            <text:p>78600</text:p>
          </table:table-cell>
          <table:table-cell office:value-type="float" office:value="0.010823" calcext:value-type="float">
            <text:p>0.010823</text:p>
          </table:table-cell>
          <table:table-cell office:value-type="float" office:value="0.707462" calcext:value-type="float">
            <text:p>0.707462</text:p>
          </table:table-cell>
          <table:table-cell office:value-type="float" office:value="0.010823" calcext:value-type="float">
            <text:p>0.010823</text:p>
          </table:table-cell>
          <table:table-cell table:number-columns-repeated="5"/>
        </table:table-row>
        <table:table-row table:style-name="ro2">
          <table:table-cell office:value-type="float" office:value="78700" calcext:value-type="float">
            <text:p>78700</text:p>
          </table:table-cell>
          <table:table-cell office:value-type="float" office:value="0.010809" calcext:value-type="float">
            <text:p>0.010809</text:p>
          </table:table-cell>
          <table:table-cell office:value-type="float" office:value="0.710165" calcext:value-type="float">
            <text:p>0.710165</text:p>
          </table:table-cell>
          <table:table-cell office:value-type="float" office:value="0.010809" calcext:value-type="float">
            <text:p>0.010809</text:p>
          </table:table-cell>
          <table:table-cell table:number-columns-repeated="5"/>
        </table:table-row>
        <table:table-row table:style-name="ro2">
          <table:table-cell office:value-type="float" office:value="78800" calcext:value-type="float">
            <text:p>78800</text:p>
          </table:table-cell>
          <table:table-cell office:value-type="float" office:value="0.010658" calcext:value-type="float">
            <text:p>0.010658</text:p>
          </table:table-cell>
          <table:table-cell office:value-type="float" office:value="0.710534" calcext:value-type="float">
            <text:p>0.710534</text:p>
          </table:table-cell>
          <table:table-cell office:value-type="float" office:value="0.010658" calcext:value-type="float">
            <text:p>0.010658</text:p>
          </table:table-cell>
          <table:table-cell table:number-columns-repeated="5"/>
        </table:table-row>
        <table:table-row table:style-name="ro2">
          <table:table-cell office:value-type="float" office:value="78900" calcext:value-type="float">
            <text:p>78900</text:p>
          </table:table-cell>
          <table:table-cell office:value-type="float" office:value="0.010622" calcext:value-type="float">
            <text:p>0.010622</text:p>
          </table:table-cell>
          <table:table-cell office:value-type="float" office:value="0.711253" calcext:value-type="float">
            <text:p>0.711253</text:p>
          </table:table-cell>
          <table:table-cell office:value-type="float" office:value="0.010622" calcext:value-type="float">
            <text:p>0.010622</text:p>
          </table:table-cell>
          <table:table-cell table:number-columns-repeated="5"/>
        </table:table-row>
        <table:table-row table:style-name="ro2">
          <table:table-cell office:value-type="float" office:value="79000" calcext:value-type="float">
            <text:p>79000</text:p>
          </table:table-cell>
          <table:table-cell office:value-type="float" office:value="0.010657" calcext:value-type="float">
            <text:p>0.010657</text:p>
          </table:table-cell>
          <table:table-cell office:value-type="float" office:value="0.727395" calcext:value-type="float">
            <text:p>0.727395</text:p>
          </table:table-cell>
          <table:table-cell office:value-type="float" office:value="0.010657" calcext:value-type="float">
            <text:p>0.010657</text:p>
          </table:table-cell>
          <table:table-cell table:number-columns-repeated="5"/>
        </table:table-row>
        <table:table-row table:style-name="ro2">
          <table:table-cell office:value-type="float" office:value="79100" calcext:value-type="float">
            <text:p>79100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0.727182" calcext:value-type="float">
            <text:p>0.727182</text:p>
          </table:table-cell>
          <table:table-cell office:value-type="float" office:value="0.010613" calcext:value-type="float">
            <text:p>0.010613</text:p>
          </table:table-cell>
          <table:table-cell table:number-columns-repeated="5"/>
        </table:table-row>
        <table:table-row table:style-name="ro2">
          <table:table-cell office:value-type="float" office:value="79200" calcext:value-type="float">
            <text:p>79200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741669" calcext:value-type="float">
            <text:p>0.741669</text:p>
          </table:table-cell>
          <table:table-cell office:value-type="float" office:value="0.0107" calcext:value-type="float">
            <text:p>0.0107</text:p>
          </table:table-cell>
          <table:table-cell table:number-columns-repeated="5"/>
        </table:table-row>
        <table:table-row table:style-name="ro2">
          <table:table-cell office:value-type="float" office:value="79300" calcext:value-type="float">
            <text:p>79300</text:p>
          </table:table-cell>
          <table:table-cell office:value-type="float" office:value="0.011198" calcext:value-type="float">
            <text:p>0.011198</text:p>
          </table:table-cell>
          <table:table-cell office:value-type="float" office:value="0.720858" calcext:value-type="float">
            <text:p>0.720858</text:p>
          </table:table-cell>
          <table:table-cell office:value-type="float" office:value="0.011198" calcext:value-type="float">
            <text:p>0.011198</text:p>
          </table:table-cell>
          <table:table-cell table:number-columns-repeated="5"/>
        </table:table-row>
        <table:table-row table:style-name="ro2">
          <table:table-cell office:value-type="float" office:value="79400" calcext:value-type="float">
            <text:p>79400</text:p>
          </table:table-cell>
          <table:table-cell office:value-type="float" office:value="0.010936" calcext:value-type="float">
            <text:p>0.010936</text:p>
          </table:table-cell>
          <table:table-cell office:value-type="float" office:value="0.725715" calcext:value-type="float">
            <text:p>0.725715</text:p>
          </table:table-cell>
          <table:table-cell office:value-type="float" office:value="0.010936" calcext:value-type="float">
            <text:p>0.010936</text:p>
          </table:table-cell>
          <table:table-cell table:number-columns-repeated="5"/>
        </table:table-row>
        <table:table-row table:style-name="ro2">
          <table:table-cell office:value-type="float" office:value="79500" calcext:value-type="float">
            <text:p>79500</text:p>
          </table:table-cell>
          <table:table-cell office:value-type="float" office:value="0.010924" calcext:value-type="float">
            <text:p>0.010924</text:p>
          </table:table-cell>
          <table:table-cell office:value-type="float" office:value="0.723007" calcext:value-type="float">
            <text:p>0.723007</text:p>
          </table:table-cell>
          <table:table-cell office:value-type="float" office:value="0.010924" calcext:value-type="float">
            <text:p>0.010924</text:p>
          </table:table-cell>
          <table:table-cell table:number-columns-repeated="5"/>
        </table:table-row>
        <table:table-row table:style-name="ro2">
          <table:table-cell office:value-type="float" office:value="79600" calcext:value-type="float">
            <text:p>79600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.723518" calcext:value-type="float">
            <text:p>0.723518</text:p>
          </table:table-cell>
          <table:table-cell office:value-type="float" office:value="0.010734" calcext:value-type="float">
            <text:p>0.010734</text:p>
          </table:table-cell>
          <table:table-cell table:number-columns-repeated="5"/>
        </table:table-row>
        <table:table-row table:style-name="ro2">
          <table:table-cell office:value-type="float" office:value="79700" calcext:value-type="float">
            <text:p>79700</text:p>
          </table:table-cell>
          <table:table-cell office:value-type="float" office:value="0.010711" calcext:value-type="float">
            <text:p>0.010711</text:p>
          </table:table-cell>
          <table:table-cell office:value-type="float" office:value="0.727018" calcext:value-type="float">
            <text:p>0.727018</text:p>
          </table:table-cell>
          <table:table-cell office:value-type="float" office:value="0.010711" calcext:value-type="float">
            <text:p>0.010711</text:p>
          </table:table-cell>
          <table:table-cell table:number-columns-repeated="5"/>
        </table:table-row>
        <table:table-row table:style-name="ro2">
          <table:table-cell office:value-type="float" office:value="79800" calcext:value-type="float">
            <text:p>79800</text:p>
          </table:table-cell>
          <table:table-cell office:value-type="float" office:value="0.010786" calcext:value-type="float">
            <text:p>0.010786</text:p>
          </table:table-cell>
          <table:table-cell office:value-type="float" office:value="0.72754" calcext:value-type="float">
            <text:p>0.72754</text:p>
          </table:table-cell>
          <table:table-cell office:value-type="float" office:value="0.010786" calcext:value-type="float">
            <text:p>0.010786</text:p>
          </table:table-cell>
          <table:table-cell table:number-columns-repeated="5"/>
        </table:table-row>
        <table:table-row table:style-name="ro2">
          <table:table-cell office:value-type="float" office:value="79900" calcext:value-type="float">
            <text:p>79900</text:p>
          </table:table-cell>
          <table:table-cell office:value-type="float" office:value="0.010847" calcext:value-type="float">
            <text:p>0.010847</text:p>
          </table:table-cell>
          <table:table-cell office:value-type="float" office:value="0.731876" calcext:value-type="float">
            <text:p>0.731876</text:p>
          </table:table-cell>
          <table:table-cell office:value-type="float" office:value="0.010847" calcext:value-type="float">
            <text:p>0.010847</text:p>
          </table:table-cell>
          <table:table-cell table:number-columns-repeated="5"/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10831" calcext:value-type="float">
            <text:p>0.010831</text:p>
          </table:table-cell>
          <table:table-cell office:value-type="float" office:value="0.73197" calcext:value-type="float">
            <text:p>0.73197</text:p>
          </table:table-cell>
          <table:table-cell office:value-type="float" office:value="0.010831" calcext:value-type="float">
            <text:p>0.010831</text:p>
          </table:table-cell>
          <table:table-cell table:number-columns-repeated="5"/>
        </table:table-row>
        <table:table-row table:style-name="ro2">
          <table:table-cell office:value-type="float" office:value="80100" calcext:value-type="float">
            <text:p>80100</text:p>
          </table:table-cell>
          <table:table-cell office:value-type="float" office:value="0.01077" calcext:value-type="float">
            <text:p>0.01077</text:p>
          </table:table-cell>
          <table:table-cell office:value-type="float" office:value="0.737565" calcext:value-type="float">
            <text:p>0.737565</text:p>
          </table:table-cell>
          <table:table-cell office:value-type="float" office:value="0.01077" calcext:value-type="float">
            <text:p>0.01077</text:p>
          </table:table-cell>
          <table:table-cell table:number-columns-repeated="5"/>
        </table:table-row>
        <table:table-row table:style-name="ro2">
          <table:table-cell office:value-type="float" office:value="80200" calcext:value-type="float">
            <text:p>80200</text:p>
          </table:table-cell>
          <table:table-cell office:value-type="float" office:value="0.011239" calcext:value-type="float">
            <text:p>0.011239</text:p>
          </table:table-cell>
          <table:table-cell office:value-type="float" office:value="0.735982" calcext:value-type="float">
            <text:p>0.735982</text:p>
          </table:table-cell>
          <table:table-cell office:value-type="float" office:value="0.011239" calcext:value-type="float">
            <text:p>0.011239</text:p>
          </table:table-cell>
          <table:table-cell table:number-columns-repeated="5"/>
        </table:table-row>
        <table:table-row table:style-name="ro2">
          <table:table-cell office:value-type="float" office:value="80300" calcext:value-type="float">
            <text:p>80300</text:p>
          </table:table-cell>
          <table:table-cell office:value-type="float" office:value="0.010795" calcext:value-type="float">
            <text:p>0.010795</text:p>
          </table:table-cell>
          <table:table-cell office:value-type="float" office:value="0.73669" calcext:value-type="float">
            <text:p>0.73669</text:p>
          </table:table-cell>
          <table:table-cell office:value-type="float" office:value="0.010795" calcext:value-type="float">
            <text:p>0.010795</text:p>
          </table:table-cell>
          <table:table-cell table:number-columns-repeated="5"/>
        </table:table-row>
        <table:table-row table:style-name="ro2">
          <table:table-cell office:value-type="float" office:value="80400" calcext:value-type="float">
            <text:p>80400</text:p>
          </table:table-cell>
          <table:table-cell office:value-type="float" office:value="0.010792" calcext:value-type="float">
            <text:p>0.010792</text:p>
          </table:table-cell>
          <table:table-cell office:value-type="float" office:value="0.74001" calcext:value-type="float">
            <text:p>0.74001</text:p>
          </table:table-cell>
          <table:table-cell office:value-type="float" office:value="0.010792" calcext:value-type="float">
            <text:p>0.010792</text:p>
          </table:table-cell>
          <table:table-cell table:number-columns-repeated="5"/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0.743963" calcext:value-type="float">
            <text:p>0.743963</text:p>
          </table:table-cell>
          <table:table-cell office:value-type="float" office:value="0.01086" calcext:value-type="float">
            <text:p>0.01086</text:p>
          </table:table-cell>
          <table:table-cell table:number-columns-repeated="5"/>
        </table:table-row>
        <table:table-row table:style-name="ro2">
          <table:table-cell office:value-type="float" office:value="80600" calcext:value-type="float">
            <text:p>80600</text:p>
          </table:table-cell>
          <table:table-cell office:value-type="float" office:value="0.010797" calcext:value-type="float">
            <text:p>0.010797</text:p>
          </table:table-cell>
          <table:table-cell office:value-type="float" office:value="0.744534" calcext:value-type="float">
            <text:p>0.744534</text:p>
          </table:table-cell>
          <table:table-cell office:value-type="float" office:value="0.010797" calcext:value-type="float">
            <text:p>0.010797</text:p>
          </table:table-cell>
          <table:table-cell table:number-columns-repeated="5"/>
        </table:table-row>
        <table:table-row table:style-name="ro2">
          <table:table-cell office:value-type="float" office:value="80700" calcext:value-type="float">
            <text:p>80700</text:p>
          </table:table-cell>
          <table:table-cell office:value-type="float" office:value="0.010819" calcext:value-type="float">
            <text:p>0.010819</text:p>
          </table:table-cell>
          <table:table-cell office:value-type="float" office:value="0.745202" calcext:value-type="float">
            <text:p>0.745202</text:p>
          </table:table-cell>
          <table:table-cell office:value-type="float" office:value="0.010819" calcext:value-type="float">
            <text:p>0.010819</text:p>
          </table:table-cell>
          <table:table-cell table:number-columns-repeated="5"/>
        </table:table-row>
        <table:table-row table:style-name="ro2">
          <table:table-cell office:value-type="float" office:value="80800" calcext:value-type="float">
            <text:p>80800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0.746145" calcext:value-type="float">
            <text:p>0.746145</text:p>
          </table:table-cell>
          <table:table-cell office:value-type="float" office:value="0.010827" calcext:value-type="float">
            <text:p>0.010827</text:p>
          </table:table-cell>
          <table:table-cell table:number-columns-repeated="5"/>
        </table:table-row>
        <table:table-row table:style-name="ro2">
          <table:table-cell office:value-type="float" office:value="80900" calcext:value-type="float">
            <text:p>80900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747807" calcext:value-type="float">
            <text:p>0.747807</text:p>
          </table:table-cell>
          <table:table-cell office:value-type="float" office:value="0.010907" calcext:value-type="float">
            <text:p>0.010907</text:p>
          </table:table-cell>
          <table:table-cell table:number-columns-repeated="5"/>
        </table:table-row>
        <table:table-row table:style-name="ro2">
          <table:table-cell office:value-type="float" office:value="81000" calcext:value-type="float">
            <text:p>81000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750817" calcext:value-type="float">
            <text:p>0.750817</text:p>
          </table:table-cell>
          <table:table-cell office:value-type="float" office:value="0.01087" calcext:value-type="float">
            <text:p>0.01087</text:p>
          </table:table-cell>
          <table:table-cell table:number-columns-repeated="5"/>
        </table:table-row>
        <table:table-row table:style-name="ro2">
          <table:table-cell office:value-type="float" office:value="81100" calcext:value-type="float">
            <text:p>81100</text:p>
          </table:table-cell>
          <table:table-cell office:value-type="float" office:value="0.010902" calcext:value-type="float">
            <text:p>0.010902</text:p>
          </table:table-cell>
          <table:table-cell office:value-type="float" office:value="0.751646" calcext:value-type="float">
            <text:p>0.751646</text:p>
          </table:table-cell>
          <table:table-cell office:value-type="float" office:value="0.010902" calcext:value-type="float">
            <text:p>0.010902</text:p>
          </table:table-cell>
          <table:table-cell table:number-columns-repeated="5"/>
        </table:table-row>
        <table:table-row table:style-name="ro2">
          <table:table-cell office:value-type="float" office:value="81200" calcext:value-type="float">
            <text:p>8120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757488" calcext:value-type="float">
            <text:p>0.757488</text:p>
          </table:table-cell>
          <table:table-cell office:value-type="float" office:value="0.01089" calcext:value-type="float">
            <text:p>0.01089</text:p>
          </table:table-cell>
          <table:table-cell table:number-columns-repeated="5"/>
        </table:table-row>
        <table:table-row table:style-name="ro2">
          <table:table-cell office:value-type="float" office:value="81300" calcext:value-type="float">
            <text:p>81300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755279" calcext:value-type="float">
            <text:p>0.755279</text:p>
          </table:table-cell>
          <table:table-cell office:value-type="float" office:value="0.010876" calcext:value-type="float">
            <text:p>0.010876</text:p>
          </table:table-cell>
          <table:table-cell table:number-columns-repeated="5"/>
        </table:table-row>
        <table:table-row table:style-name="ro2">
          <table:table-cell office:value-type="float" office:value="81400" calcext:value-type="float">
            <text:p>81400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761462" calcext:value-type="float">
            <text:p>0.761462</text:p>
          </table:table-cell>
          <table:table-cell office:value-type="float" office:value="0.010886" calcext:value-type="float">
            <text:p>0.010886</text:p>
          </table:table-cell>
          <table:table-cell table:number-columns-repeated="5"/>
        </table:table-row>
        <table:table-row table:style-name="ro2">
          <table:table-cell office:value-type="float" office:value="81500" calcext:value-type="float">
            <text:p>81500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760028" calcext:value-type="float">
            <text:p>0.760028</text:p>
          </table:table-cell>
          <table:table-cell office:value-type="float" office:value="0.010905" calcext:value-type="float">
            <text:p>0.010905</text:p>
          </table:table-cell>
          <table:table-cell table:number-columns-repeated="5"/>
        </table:table-row>
        <table:table-row table:style-name="ro2">
          <table:table-cell office:value-type="float" office:value="81600" calcext:value-type="float">
            <text:p>81600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0.762293" calcext:value-type="float">
            <text:p>0.762293</text:p>
          </table:table-cell>
          <table:table-cell office:value-type="float" office:value="0.010909" calcext:value-type="float">
            <text:p>0.010909</text:p>
          </table:table-cell>
          <table:table-cell table:number-columns-repeated="5"/>
        </table:table-row>
        <table:table-row table:style-name="ro2">
          <table:table-cell office:value-type="float" office:value="81700" calcext:value-type="float">
            <text:p>81700</text:p>
          </table:table-cell>
          <table:table-cell office:value-type="float" office:value="0.010922" calcext:value-type="float">
            <text:p>0.010922</text:p>
          </table:table-cell>
          <table:table-cell office:value-type="float" office:value="0.76345" calcext:value-type="float">
            <text:p>0.76345</text:p>
          </table:table-cell>
          <table:table-cell office:value-type="float" office:value="0.010922" calcext:value-type="float">
            <text:p>0.010922</text:p>
          </table:table-cell>
          <table:table-cell table:number-columns-repeated="5"/>
        </table:table-row>
        <table:table-row table:style-name="ro2">
          <table:table-cell office:value-type="float" office:value="81800" calcext:value-type="float">
            <text:p>81800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765336" calcext:value-type="float">
            <text:p>0.765336</text:p>
          </table:table-cell>
          <table:table-cell office:value-type="float" office:value="0.01097" calcext:value-type="float">
            <text:p>0.01097</text:p>
          </table:table-cell>
          <table:table-cell table:number-columns-repeated="5"/>
        </table:table-row>
        <table:table-row table:style-name="ro2">
          <table:table-cell office:value-type="float" office:value="81900" calcext:value-type="float">
            <text:p>8190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766495" calcext:value-type="float">
            <text:p>0.766495</text:p>
          </table:table-cell>
          <table:table-cell office:value-type="float" office:value="0.01089" calcext:value-type="float">
            <text:p>0.01089</text:p>
          </table:table-cell>
          <table:table-cell table:number-columns-repeated="5"/>
        </table:table-row>
        <table:table-row table:style-name="ro2">
          <table:table-cell office:value-type="float" office:value="82000" calcext:value-type="float">
            <text:p>82000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0.771285" calcext:value-type="float">
            <text:p>0.771285</text:p>
          </table:table-cell>
          <table:table-cell office:value-type="float" office:value="0.010982" calcext:value-type="float">
            <text:p>0.010982</text:p>
          </table:table-cell>
          <table:table-cell table:number-columns-repeated="5"/>
        </table:table-row>
        <table:table-row table:style-name="ro2">
          <table:table-cell office:value-type="float" office:value="82100" calcext:value-type="float">
            <text:p>82100</text:p>
          </table:table-cell>
          <table:table-cell office:value-type="float" office:value="0.010969" calcext:value-type="float">
            <text:p>0.010969</text:p>
          </table:table-cell>
          <table:table-cell office:value-type="float" office:value="0.769806" calcext:value-type="float">
            <text:p>0.769806</text:p>
          </table:table-cell>
          <table:table-cell office:value-type="float" office:value="0.010969" calcext:value-type="float">
            <text:p>0.010969</text:p>
          </table:table-cell>
          <table:table-cell table:number-columns-repeated="5"/>
        </table:table-row>
        <table:table-row table:style-name="ro2">
          <table:table-cell office:value-type="float" office:value="82200" calcext:value-type="float">
            <text:p>82200</text:p>
          </table:table-cell>
          <table:table-cell office:value-type="float" office:value="0.011093" calcext:value-type="float">
            <text:p>0.011093</text:p>
          </table:table-cell>
          <table:table-cell office:value-type="float" office:value="0.771644" calcext:value-type="float">
            <text:p>0.771644</text:p>
          </table:table-cell>
          <table:table-cell office:value-type="float" office:value="0.011093" calcext:value-type="float">
            <text:p>0.011093</text:p>
          </table:table-cell>
          <table:table-cell table:number-columns-repeated="5"/>
        </table:table-row>
        <table:table-row table:style-name="ro2">
          <table:table-cell office:value-type="float" office:value="82300" calcext:value-type="float">
            <text:p>82300</text:p>
          </table:table-cell>
          <table:table-cell office:value-type="float" office:value="0.010988" calcext:value-type="float">
            <text:p>0.010988</text:p>
          </table:table-cell>
          <table:table-cell office:value-type="float" office:value="0.783801" calcext:value-type="float">
            <text:p>0.783801</text:p>
          </table:table-cell>
          <table:table-cell office:value-type="float" office:value="0.010988" calcext:value-type="float">
            <text:p>0.010988</text:p>
          </table:table-cell>
          <table:table-cell table:number-columns-repeated="5"/>
        </table:table-row>
        <table:table-row table:style-name="ro2">
          <table:table-cell office:value-type="float" office:value="82400" calcext:value-type="float">
            <text:p>82400</text:p>
          </table:table-cell>
          <table:table-cell office:value-type="float" office:value="0.011102" calcext:value-type="float">
            <text:p>0.011102</text:p>
          </table:table-cell>
          <table:table-cell office:value-type="float" office:value="0.785309" calcext:value-type="float">
            <text:p>0.785309</text:p>
          </table:table-cell>
          <table:table-cell office:value-type="float" office:value="0.011102" calcext:value-type="float">
            <text:p>0.011102</text:p>
          </table:table-cell>
          <table:table-cell table:number-columns-repeated="5"/>
        </table:table-row>
        <table:table-row table:style-name="ro2">
          <table:table-cell office:value-type="float" office:value="82500" calcext:value-type="float">
            <text:p>82500</text:p>
          </table:table-cell>
          <table:table-cell office:value-type="float" office:value="0.011057" calcext:value-type="float">
            <text:p>0.011057</text:p>
          </table:table-cell>
          <table:table-cell office:value-type="float" office:value="0.811426" calcext:value-type="float">
            <text:p>0.811426</text:p>
          </table:table-cell>
          <table:table-cell office:value-type="float" office:value="0.011057" calcext:value-type="float">
            <text:p>0.011057</text:p>
          </table:table-cell>
          <table:table-cell table:number-columns-repeated="5"/>
        </table:table-row>
        <table:table-row table:style-name="ro2">
          <table:table-cell office:value-type="float" office:value="82600" calcext:value-type="float">
            <text:p>82600</text:p>
          </table:table-cell>
          <table:table-cell office:value-type="float" office:value="0.011247" calcext:value-type="float">
            <text:p>0.011247</text:p>
          </table:table-cell>
          <table:table-cell office:value-type="float" office:value="0.789417" calcext:value-type="float">
            <text:p>0.789417</text:p>
          </table:table-cell>
          <table:table-cell office:value-type="float" office:value="0.011247" calcext:value-type="float">
            <text:p>0.011247</text:p>
          </table:table-cell>
          <table:table-cell table:number-columns-repeated="5"/>
        </table:table-row>
        <table:table-row table:style-name="ro2">
          <table:table-cell office:value-type="float" office:value="82700" calcext:value-type="float">
            <text:p>82700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791013" calcext:value-type="float">
            <text:p>0.791013</text:p>
          </table:table-cell>
          <table:table-cell office:value-type="float" office:value="0.011098" calcext:value-type="float">
            <text:p>0.011098</text:p>
          </table:table-cell>
          <table:table-cell table:number-columns-repeated="5"/>
        </table:table-row>
        <table:table-row table:style-name="ro2">
          <table:table-cell office:value-type="float" office:value="82800" calcext:value-type="float">
            <text:p>82800</text:p>
          </table:table-cell>
          <table:table-cell office:value-type="float" office:value="0.011125" calcext:value-type="float">
            <text:p>0.011125</text:p>
          </table:table-cell>
          <table:table-cell office:value-type="float" office:value="0.784416" calcext:value-type="float">
            <text:p>0.784416</text:p>
          </table:table-cell>
          <table:table-cell office:value-type="float" office:value="0.011125" calcext:value-type="float">
            <text:p>0.011125</text:p>
          </table:table-cell>
          <table:table-cell table:number-columns-repeated="5"/>
        </table:table-row>
        <table:table-row table:style-name="ro2">
          <table:table-cell office:value-type="float" office:value="82900" calcext:value-type="float">
            <text:p>82900</text:p>
          </table:table-cell>
          <table:table-cell office:value-type="float" office:value="0.011557" calcext:value-type="float">
            <text:p>0.011557</text:p>
          </table:table-cell>
          <table:table-cell office:value-type="float" office:value="0.790002" calcext:value-type="float">
            <text:p>0.790002</text:p>
          </table:table-cell>
          <table:table-cell office:value-type="float" office:value="0.011557" calcext:value-type="float">
            <text:p>0.011557</text:p>
          </table:table-cell>
          <table:table-cell table:number-columns-repeated="5"/>
        </table:table-row>
        <table:table-row table:style-name="ro2">
          <table:table-cell office:value-type="float" office:value="83000" calcext:value-type="float">
            <text:p>83000</text:p>
          </table:table-cell>
          <table:table-cell office:value-type="float" office:value="0.011266" calcext:value-type="float">
            <text:p>0.011266</text:p>
          </table:table-cell>
          <table:table-cell office:value-type="float" office:value="0.79194" calcext:value-type="float">
            <text:p>0.79194</text:p>
          </table:table-cell>
          <table:table-cell office:value-type="float" office:value="0.011266" calcext:value-type="float">
            <text:p>0.011266</text:p>
          </table:table-cell>
          <table:table-cell table:number-columns-repeated="5"/>
        </table:table-row>
        <table:table-row table:style-name="ro2">
          <table:table-cell office:value-type="float" office:value="83100" calcext:value-type="float">
            <text:p>83100</text:p>
          </table:table-cell>
          <table:table-cell office:value-type="float" office:value="0.011156" calcext:value-type="float">
            <text:p>0.011156</text:p>
          </table:table-cell>
          <table:table-cell office:value-type="float" office:value="0.789229" calcext:value-type="float">
            <text:p>0.789229</text:p>
          </table:table-cell>
          <table:table-cell office:value-type="float" office:value="0.011156" calcext:value-type="float">
            <text:p>0.011156</text:p>
          </table:table-cell>
          <table:table-cell table:number-columns-repeated="5"/>
        </table:table-row>
        <table:table-row table:style-name="ro2">
          <table:table-cell office:value-type="float" office:value="83200" calcext:value-type="float">
            <text:p>83200</text:p>
          </table:table-cell>
          <table:table-cell office:value-type="float" office:value="0.011276" calcext:value-type="float">
            <text:p>0.011276</text:p>
          </table:table-cell>
          <table:table-cell office:value-type="float" office:value="0.795115" calcext:value-type="float">
            <text:p>0.795115</text:p>
          </table:table-cell>
          <table:table-cell office:value-type="float" office:value="0.011276" calcext:value-type="float">
            <text:p>0.011276</text:p>
          </table:table-cell>
          <table:table-cell table:number-columns-repeated="5"/>
        </table:table-row>
        <table:table-row table:style-name="ro2">
          <table:table-cell office:value-type="float" office:value="83300" calcext:value-type="float">
            <text:p>83300</text:p>
          </table:table-cell>
          <table:table-cell office:value-type="float" office:value="0.011477" calcext:value-type="float">
            <text:p>0.011477</text:p>
          </table:table-cell>
          <table:table-cell office:value-type="float" office:value="0.817634" calcext:value-type="float">
            <text:p>0.817634</text:p>
          </table:table-cell>
          <table:table-cell office:value-type="float" office:value="0.011477" calcext:value-type="float">
            <text:p>0.011477</text:p>
          </table:table-cell>
          <table:table-cell table:number-columns-repeated="5"/>
        </table:table-row>
        <table:table-row table:style-name="ro2">
          <table:table-cell office:value-type="float" office:value="83400" calcext:value-type="float">
            <text:p>83400</text:p>
          </table:table-cell>
          <table:table-cell office:value-type="float" office:value="0.011862" calcext:value-type="float">
            <text:p>0.011862</text:p>
          </table:table-cell>
          <table:table-cell office:value-type="float" office:value="0.797254" calcext:value-type="float">
            <text:p>0.797254</text:p>
          </table:table-cell>
          <table:table-cell office:value-type="float" office:value="0.011862" calcext:value-type="float">
            <text:p>0.011862</text:p>
          </table:table-cell>
          <table:table-cell table:number-columns-repeated="5"/>
        </table:table-row>
        <table:table-row table:style-name="ro2">
          <table:table-cell office:value-type="float" office:value="83500" calcext:value-type="float">
            <text:p>83500</text:p>
          </table:table-cell>
          <table:table-cell office:value-type="float" office:value="0.011556" calcext:value-type="float">
            <text:p>0.011556</text:p>
          </table:table-cell>
          <table:table-cell office:value-type="float" office:value="0.797604" calcext:value-type="float">
            <text:p>0.797604</text:p>
          </table:table-cell>
          <table:table-cell office:value-type="float" office:value="0.011556" calcext:value-type="float">
            <text:p>0.011556</text:p>
          </table:table-cell>
          <table:table-cell table:number-columns-repeated="5"/>
        </table:table-row>
        <table:table-row table:style-name="ro2">
          <table:table-cell office:value-type="float" office:value="83600" calcext:value-type="float">
            <text:p>83600</text:p>
          </table:table-cell>
          <table:table-cell office:value-type="float" office:value="0.011212" calcext:value-type="float">
            <text:p>0.011212</text:p>
          </table:table-cell>
          <table:table-cell office:value-type="float" office:value="0.802591" calcext:value-type="float">
            <text:p>0.802591</text:p>
          </table:table-cell>
          <table:table-cell office:value-type="float" office:value="0.011212" calcext:value-type="float">
            <text:p>0.011212</text:p>
          </table:table-cell>
          <table:table-cell table:number-columns-repeated="5"/>
        </table:table-row>
        <table:table-row table:style-name="ro2">
          <table:table-cell office:value-type="float" office:value="83700" calcext:value-type="float">
            <text:p>83700</text:p>
          </table:table-cell>
          <table:table-cell office:value-type="float" office:value="0.011407" calcext:value-type="float">
            <text:p>0.011407</text:p>
          </table:table-cell>
          <table:table-cell office:value-type="float" office:value="0.829713" calcext:value-type="float">
            <text:p>0.829713</text:p>
          </table:table-cell>
          <table:table-cell office:value-type="float" office:value="0.011407" calcext:value-type="float">
            <text:p>0.011407</text:p>
          </table:table-cell>
          <table:table-cell table:number-columns-repeated="5"/>
        </table:table-row>
        <table:table-row table:style-name="ro2">
          <table:table-cell office:value-type="float" office:value="83800" calcext:value-type="float">
            <text:p>83800</text:p>
          </table:table-cell>
          <table:table-cell office:value-type="float" office:value="0.011502" calcext:value-type="float">
            <text:p>0.011502</text:p>
          </table:table-cell>
          <table:table-cell office:value-type="float" office:value="0.818328" calcext:value-type="float">
            <text:p>0.818328</text:p>
          </table:table-cell>
          <table:table-cell office:value-type="float" office:value="0.011502" calcext:value-type="float">
            <text:p>0.011502</text:p>
          </table:table-cell>
          <table:table-cell table:number-columns-repeated="5"/>
        </table:table-row>
        <table:table-row table:style-name="ro2">
          <table:table-cell office:value-type="float" office:value="83900" calcext:value-type="float">
            <text:p>83900</text:p>
          </table:table-cell>
          <table:table-cell office:value-type="float" office:value="0.011283" calcext:value-type="float">
            <text:p>0.011283</text:p>
          </table:table-cell>
          <table:table-cell office:value-type="float" office:value="0.806055" calcext:value-type="float">
            <text:p>0.806055</text:p>
          </table:table-cell>
          <table:table-cell office:value-type="float" office:value="0.011283" calcext:value-type="float">
            <text:p>0.011283</text:p>
          </table:table-cell>
          <table:table-cell table:number-columns-repeated="5"/>
        </table:table-row>
        <table:table-row table:style-name="ro2">
          <table:table-cell office:value-type="float" office:value="84000" calcext:value-type="float">
            <text:p>84000</text:p>
          </table:table-cell>
          <table:table-cell office:value-type="float" office:value="0.011561" calcext:value-type="float">
            <text:p>0.011561</text:p>
          </table:table-cell>
          <table:table-cell office:value-type="float" office:value="0.808305" calcext:value-type="float">
            <text:p>0.808305</text:p>
          </table:table-cell>
          <table:table-cell office:value-type="float" office:value="0.011561" calcext:value-type="float">
            <text:p>0.011561</text:p>
          </table:table-cell>
          <table:table-cell table:number-columns-repeated="5"/>
        </table:table-row>
        <table:table-row table:style-name="ro2">
          <table:table-cell office:value-type="float" office:value="84100" calcext:value-type="float">
            <text:p>84100</text:p>
          </table:table-cell>
          <table:table-cell office:value-type="float" office:value="0.011458" calcext:value-type="float">
            <text:p>0.011458</text:p>
          </table:table-cell>
          <table:table-cell office:value-type="float" office:value="0.841807" calcext:value-type="float">
            <text:p>0.841807</text:p>
          </table:table-cell>
          <table:table-cell office:value-type="float" office:value="0.011458" calcext:value-type="float">
            <text:p>0.011458</text:p>
          </table:table-cell>
          <table:table-cell table:number-columns-repeated="5"/>
        </table:table-row>
        <table:table-row table:style-name="ro2">
          <table:table-cell office:value-type="float" office:value="84200" calcext:value-type="float">
            <text:p>84200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0.82514" calcext:value-type="float">
            <text:p>0.82514</text:p>
          </table:table-cell>
          <table:table-cell office:value-type="float" office:value="0.011878" calcext:value-type="float">
            <text:p>0.011878</text:p>
          </table:table-cell>
          <table:table-cell table:number-columns-repeated="5"/>
        </table:table-row>
        <table:table-row table:style-name="ro2">
          <table:table-cell office:value-type="float" office:value="84300" calcext:value-type="float">
            <text:p>84300</text:p>
          </table:table-cell>
          <table:table-cell office:value-type="float" office:value="0.011644" calcext:value-type="float">
            <text:p>0.011644</text:p>
          </table:table-cell>
          <table:table-cell office:value-type="float" office:value="0.827664" calcext:value-type="float">
            <text:p>0.827664</text:p>
          </table:table-cell>
          <table:table-cell office:value-type="float" office:value="0.011644" calcext:value-type="float">
            <text:p>0.011644</text:p>
          </table:table-cell>
          <table:table-cell table:number-columns-repeated="5"/>
        </table:table-row>
        <table:table-row table:style-name="ro2">
          <table:table-cell office:value-type="float" office:value="84400" calcext:value-type="float">
            <text:p>84400</text:p>
          </table:table-cell>
          <table:table-cell office:value-type="float" office:value="0.011394" calcext:value-type="float">
            <text:p>0.011394</text:p>
          </table:table-cell>
          <table:table-cell office:value-type="float" office:value="0.82197" calcext:value-type="float">
            <text:p>0.82197</text:p>
          </table:table-cell>
          <table:table-cell office:value-type="float" office:value="0.011394" calcext:value-type="float">
            <text:p>0.011394</text:p>
          </table:table-cell>
          <table:table-cell table:number-columns-repeated="5"/>
        </table:table-row>
        <table:table-row table:style-name="ro2">
          <table:table-cell office:value-type="float" office:value="84500" calcext:value-type="float">
            <text:p>84500</text:p>
          </table:table-cell>
          <table:table-cell office:value-type="float" office:value="0.011648" calcext:value-type="float">
            <text:p>0.011648</text:p>
          </table:table-cell>
          <table:table-cell office:value-type="float" office:value="0.828998" calcext:value-type="float">
            <text:p>0.828998</text:p>
          </table:table-cell>
          <table:table-cell office:value-type="float" office:value="0.011648" calcext:value-type="float">
            <text:p>0.011648</text:p>
          </table:table-cell>
          <table:table-cell table:number-columns-repeated="5"/>
        </table:table-row>
        <table:table-row table:style-name="ro2">
          <table:table-cell office:value-type="float" office:value="84600" calcext:value-type="float">
            <text:p>84600</text:p>
          </table:table-cell>
          <table:table-cell office:value-type="float" office:value="0.011655" calcext:value-type="float">
            <text:p>0.011655</text:p>
          </table:table-cell>
          <table:table-cell office:value-type="float" office:value="0.842224" calcext:value-type="float">
            <text:p>0.842224</text:p>
          </table:table-cell>
          <table:table-cell office:value-type="float" office:value="0.011655" calcext:value-type="float">
            <text:p>0.011655</text:p>
          </table:table-cell>
          <table:table-cell table:number-columns-repeated="5"/>
        </table:table-row>
        <table:table-row table:style-name="ro2">
          <table:table-cell office:value-type="float" office:value="84700" calcext:value-type="float">
            <text:p>84700</text:p>
          </table:table-cell>
          <table:table-cell office:value-type="float" office:value="0.011843" calcext:value-type="float">
            <text:p>0.011843</text:p>
          </table:table-cell>
          <table:table-cell office:value-type="float" office:value="0.84884" calcext:value-type="float">
            <text:p>0.84884</text:p>
          </table:table-cell>
          <table:table-cell office:value-type="float" office:value="0.011843" calcext:value-type="float">
            <text:p>0.011843</text:p>
          </table:table-cell>
          <table:table-cell table:number-columns-repeated="5"/>
        </table:table-row>
        <table:table-row table:style-name="ro2">
          <table:table-cell office:value-type="float" office:value="84800" calcext:value-type="float">
            <text:p>84800</text:p>
          </table:table-cell>
          <table:table-cell office:value-type="float" office:value="0.012269" calcext:value-type="float">
            <text:p>0.012269</text:p>
          </table:table-cell>
          <table:table-cell office:value-type="float" office:value="0.846661" calcext:value-type="float">
            <text:p>0.846661</text:p>
          </table:table-cell>
          <table:table-cell office:value-type="float" office:value="0.012269" calcext:value-type="float">
            <text:p>0.012269</text:p>
          </table:table-cell>
          <table:table-cell table:number-columns-repeated="5"/>
        </table:table-row>
        <table:table-row table:style-name="ro2">
          <table:table-cell office:value-type="float" office:value="84900" calcext:value-type="float">
            <text:p>84900</text:p>
          </table:table-cell>
          <table:table-cell office:value-type="float" office:value="0.011607" calcext:value-type="float">
            <text:p>0.011607</text:p>
          </table:table-cell>
          <table:table-cell office:value-type="float" office:value="0.843103" calcext:value-type="float">
            <text:p>0.843103</text:p>
          </table:table-cell>
          <table:table-cell office:value-type="float" office:value="0.011607" calcext:value-type="float">
            <text:p>0.011607</text:p>
          </table:table-cell>
          <table:table-cell table:number-columns-repeated="5"/>
        </table:table-row>
        <table:table-row table:style-name="ro2">
          <table:table-cell office:value-type="float" office:value="85000" calcext:value-type="float">
            <text:p>8500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835211" calcext:value-type="float">
            <text:p>0.835211</text:p>
          </table:table-cell>
          <table:table-cell office:value-type="float" office:value="0.01201" calcext:value-type="float">
            <text:p>0.01201</text:p>
          </table:table-cell>
          <table:table-cell table:number-columns-repeated="5"/>
        </table:table-row>
        <table:table-row table:style-name="ro2">
          <table:table-cell office:value-type="float" office:value="85100" calcext:value-type="float">
            <text:p>85100</text:p>
          </table:table-cell>
          <table:table-cell office:value-type="float" office:value="0.011514" calcext:value-type="float">
            <text:p>0.011514</text:p>
          </table:table-cell>
          <table:table-cell office:value-type="float" office:value="0.830183" calcext:value-type="float">
            <text:p>0.830183</text:p>
          </table:table-cell>
          <table:table-cell office:value-type="float" office:value="0.011514" calcext:value-type="float">
            <text:p>0.011514</text:p>
          </table:table-cell>
          <table:table-cell table:number-columns-repeated="5"/>
        </table:table-row>
        <table:table-row table:style-name="ro2">
          <table:table-cell office:value-type="float" office:value="85200" calcext:value-type="float">
            <text:p>85200</text:p>
          </table:table-cell>
          <table:table-cell office:value-type="float" office:value="0.01189" calcext:value-type="float">
            <text:p>0.01189</text:p>
          </table:table-cell>
          <table:table-cell office:value-type="float" office:value="0.836802" calcext:value-type="float">
            <text:p>0.836802</text:p>
          </table:table-cell>
          <table:table-cell office:value-type="float" office:value="0.01189" calcext:value-type="float">
            <text:p>0.01189</text:p>
          </table:table-cell>
          <table:table-cell table:number-columns-repeated="5"/>
        </table:table-row>
        <table:table-row table:style-name="ro2">
          <table:table-cell office:value-type="float" office:value="85300" calcext:value-type="float">
            <text:p>85300</text:p>
          </table:table-cell>
          <table:table-cell office:value-type="float" office:value="0.012139" calcext:value-type="float">
            <text:p>0.012139</text:p>
          </table:table-cell>
          <table:table-cell office:value-type="float" office:value="0.838891" calcext:value-type="float">
            <text:p>0.838891</text:p>
          </table:table-cell>
          <table:table-cell office:value-type="float" office:value="0.012139" calcext:value-type="float">
            <text:p>0.012139</text:p>
          </table:table-cell>
          <table:table-cell table:number-columns-repeated="5"/>
        </table:table-row>
        <table:table-row table:style-name="ro2">
          <table:table-cell office:value-type="float" office:value="85400" calcext:value-type="float">
            <text:p>85400</text:p>
          </table:table-cell>
          <table:table-cell office:value-type="float" office:value="0.011532" calcext:value-type="float">
            <text:p>0.011532</text:p>
          </table:table-cell>
          <table:table-cell office:value-type="float" office:value="0.835246" calcext:value-type="float">
            <text:p>0.835246</text:p>
          </table:table-cell>
          <table:table-cell office:value-type="float" office:value="0.011532" calcext:value-type="float">
            <text:p>0.011532</text:p>
          </table:table-cell>
          <table:table-cell table:number-columns-repeated="5"/>
        </table:table-row>
        <table:table-row table:style-name="ro2">
          <table:table-cell office:value-type="float" office:value="85500" calcext:value-type="float">
            <text:p>85500</text:p>
          </table:table-cell>
          <table:table-cell office:value-type="float" office:value="0.011613" calcext:value-type="float">
            <text:p>0.011613</text:p>
          </table:table-cell>
          <table:table-cell office:value-type="float" office:value="0.838525" calcext:value-type="float">
            <text:p>0.838525</text:p>
          </table:table-cell>
          <table:table-cell office:value-type="float" office:value="0.011613" calcext:value-type="float">
            <text:p>0.011613</text:p>
          </table:table-cell>
          <table:table-cell table:number-columns-repeated="5"/>
        </table:table-row>
        <table:table-row table:style-name="ro2">
          <table:table-cell office:value-type="float" office:value="85600" calcext:value-type="float">
            <text:p>85600</text:p>
          </table:table-cell>
          <table:table-cell office:value-type="float" office:value="0.011641" calcext:value-type="float">
            <text:p>0.011641</text:p>
          </table:table-cell>
          <table:table-cell office:value-type="float" office:value="0.839904" calcext:value-type="float">
            <text:p>0.839904</text:p>
          </table:table-cell>
          <table:table-cell office:value-type="float" office:value="0.011641" calcext:value-type="float">
            <text:p>0.011641</text:p>
          </table:table-cell>
          <table:table-cell table:number-columns-repeated="5"/>
        </table:table-row>
        <table:table-row table:style-name="ro2">
          <table:table-cell office:value-type="float" office:value="85700" calcext:value-type="float">
            <text:p>85700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841247" calcext:value-type="float">
            <text:p>0.841247</text:p>
          </table:table-cell>
          <table:table-cell office:value-type="float" office:value="0.011645" calcext:value-type="float">
            <text:p>0.011645</text:p>
          </table:table-cell>
          <table:table-cell table:number-columns-repeated="5"/>
        </table:table-row>
        <table:table-row table:style-name="ro2">
          <table:table-cell office:value-type="float" office:value="85800" calcext:value-type="float">
            <text:p>85800</text:p>
          </table:table-cell>
          <table:table-cell office:value-type="float" office:value="0.011639" calcext:value-type="float">
            <text:p>0.011639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011639" calcext:value-type="float">
            <text:p>0.011639</text:p>
          </table:table-cell>
          <table:table-cell table:number-columns-repeated="5"/>
        </table:table-row>
        <table:table-row table:style-name="ro2">
          <table:table-cell office:value-type="float" office:value="85900" calcext:value-type="float">
            <text:p>85900</text:p>
          </table:table-cell>
          <table:table-cell office:value-type="float" office:value="0.012077" calcext:value-type="float">
            <text:p>0.012077</text:p>
          </table:table-cell>
          <table:table-cell office:value-type="float" office:value="0.875549" calcext:value-type="float">
            <text:p>0.875549</text:p>
          </table:table-cell>
          <table:table-cell office:value-type="float" office:value="0.012077" calcext:value-type="float">
            <text:p>0.012077</text:p>
          </table:table-cell>
          <table:table-cell table:number-columns-repeated="5"/>
        </table:table-row>
        <table:table-row table:style-name="ro2">
          <table:table-cell office:value-type="float" office:value="86000" calcext:value-type="float">
            <text:p>86000</text:p>
          </table:table-cell>
          <table:table-cell office:value-type="float" office:value="0.012186" calcext:value-type="float">
            <text:p>0.012186</text:p>
          </table:table-cell>
          <table:table-cell office:value-type="float" office:value="0.879654" calcext:value-type="float">
            <text:p>0.879654</text:p>
          </table:table-cell>
          <table:table-cell office:value-type="float" office:value="0.012186" calcext:value-type="float">
            <text:p>0.012186</text:p>
          </table:table-cell>
          <table:table-cell table:number-columns-repeated="5"/>
        </table:table-row>
        <table:table-row table:style-name="ro2">
          <table:table-cell office:value-type="float" office:value="86100" calcext:value-type="float">
            <text:p>86100</text:p>
          </table:table-cell>
          <table:table-cell office:value-type="float" office:value="0.012016" calcext:value-type="float">
            <text:p>0.012016</text:p>
          </table:table-cell>
          <table:table-cell office:value-type="float" office:value="0.859695" calcext:value-type="float">
            <text:p>0.859695</text:p>
          </table:table-cell>
          <table:table-cell office:value-type="float" office:value="0.012016" calcext:value-type="float">
            <text:p>0.012016</text:p>
          </table:table-cell>
          <table:table-cell table:number-columns-repeated="5"/>
        </table:table-row>
        <table:table-row table:style-name="ro2">
          <table:table-cell office:value-type="float" office:value="86200" calcext:value-type="float">
            <text:p>86200</text:p>
          </table:table-cell>
          <table:table-cell office:value-type="float" office:value="0.011653" calcext:value-type="float">
            <text:p>0.011653</text:p>
          </table:table-cell>
          <table:table-cell office:value-type="float" office:value="0.861354" calcext:value-type="float">
            <text:p>0.861354</text:p>
          </table:table-cell>
          <table:table-cell office:value-type="float" office:value="0.011653" calcext:value-type="float">
            <text:p>0.011653</text:p>
          </table:table-cell>
          <table:table-cell table:number-columns-repeated="5"/>
        </table:table-row>
        <table:table-row table:style-name="ro2">
          <table:table-cell office:value-type="float" office:value="86300" calcext:value-type="float">
            <text:p>86300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890169" calcext:value-type="float">
            <text:p>0.890169</text:p>
          </table:table-cell>
          <table:table-cell office:value-type="float" office:value="0.01251" calcext:value-type="float">
            <text:p>0.01251</text:p>
          </table:table-cell>
          <table:table-cell table:number-columns-repeated="5"/>
        </table:table-row>
        <table:table-row table:style-name="ro2">
          <table:table-cell office:value-type="float" office:value="86400" calcext:value-type="float">
            <text:p>86400</text:p>
          </table:table-cell>
          <table:table-cell office:value-type="float" office:value="0.012017" calcext:value-type="float">
            <text:p>0.012017</text:p>
          </table:table-cell>
          <table:table-cell office:value-type="float" office:value="0.874076" calcext:value-type="float">
            <text:p>0.874076</text:p>
          </table:table-cell>
          <table:table-cell office:value-type="float" office:value="0.012017" calcext:value-type="float">
            <text:p>0.012017</text:p>
          </table:table-cell>
          <table:table-cell table:number-columns-repeated="5"/>
        </table:table-row>
        <table:table-row table:style-name="ro2">
          <table:table-cell office:value-type="float" office:value="86500" calcext:value-type="float">
            <text:p>86500</text:p>
          </table:table-cell>
          <table:table-cell office:value-type="float" office:value="0.012278" calcext:value-type="float">
            <text:p>0.012278</text:p>
          </table:table-cell>
          <table:table-cell office:value-type="float" office:value="0.870507" calcext:value-type="float">
            <text:p>0.870507</text:p>
          </table:table-cell>
          <table:table-cell office:value-type="float" office:value="0.012278" calcext:value-type="float">
            <text:p>0.012278</text:p>
          </table:table-cell>
          <table:table-cell table:number-columns-repeated="5"/>
        </table:table-row>
        <table:table-row table:style-name="ro2">
          <table:table-cell office:value-type="float" office:value="86600" calcext:value-type="float">
            <text:p>86600</text:p>
          </table:table-cell>
          <table:table-cell office:value-type="float" office:value="0.011806" calcext:value-type="float">
            <text:p>0.011806</text:p>
          </table:table-cell>
          <table:table-cell office:value-type="float" office:value="0.894822" calcext:value-type="float">
            <text:p>0.894822</text:p>
          </table:table-cell>
          <table:table-cell office:value-type="float" office:value="0.011806" calcext:value-type="float">
            <text:p>0.011806</text:p>
          </table:table-cell>
          <table:table-cell table:number-columns-repeated="5"/>
        </table:table-row>
        <table:table-row table:style-name="ro2">
          <table:table-cell office:value-type="float" office:value="86700" calcext:value-type="float">
            <text:p>86700</text:p>
          </table:table-cell>
          <table:table-cell office:value-type="float" office:value="0.011835" calcext:value-type="float">
            <text:p>0.011835</text:p>
          </table:table-cell>
          <table:table-cell office:value-type="float" office:value="0.870016" calcext:value-type="float">
            <text:p>0.870016</text:p>
          </table:table-cell>
          <table:table-cell office:value-type="float" office:value="0.011835" calcext:value-type="float">
            <text:p>0.011835</text:p>
          </table:table-cell>
          <table:table-cell table:number-columns-repeated="5"/>
        </table:table-row>
        <table:table-row table:style-name="ro2">
          <table:table-cell office:value-type="float" office:value="86800" calcext:value-type="float">
            <text:p>86800</text:p>
          </table:table-cell>
          <table:table-cell office:value-type="float" office:value="0.011806" calcext:value-type="float">
            <text:p>0.011806</text:p>
          </table:table-cell>
          <table:table-cell office:value-type="float" office:value="0.874789" calcext:value-type="float">
            <text:p>0.874789</text:p>
          </table:table-cell>
          <table:table-cell office:value-type="float" office:value="0.011806" calcext:value-type="float">
            <text:p>0.011806</text:p>
          </table:table-cell>
          <table:table-cell table:number-columns-repeated="5"/>
        </table:table-row>
        <table:table-row table:style-name="ro2">
          <table:table-cell office:value-type="float" office:value="86900" calcext:value-type="float">
            <text:p>86900</text:p>
          </table:table-cell>
          <table:table-cell office:value-type="float" office:value="0.012038" calcext:value-type="float">
            <text:p>0.012038</text:p>
          </table:table-cell>
          <table:table-cell office:value-type="float" office:value="0.86561" calcext:value-type="float">
            <text:p>0.86561</text:p>
          </table:table-cell>
          <table:table-cell office:value-type="float" office:value="0.012038" calcext:value-type="float">
            <text:p>0.012038</text:p>
          </table:table-cell>
          <table:table-cell table:number-columns-repeated="5"/>
        </table:table-row>
        <table:table-row table:style-name="ro2">
          <table:table-cell office:value-type="float" office:value="87000" calcext:value-type="float">
            <text:p>87000</text:p>
          </table:table-cell>
          <table:table-cell office:value-type="float" office:value="0.011908" calcext:value-type="float">
            <text:p>0.011908</text:p>
          </table:table-cell>
          <table:table-cell office:value-type="float" office:value="0.866641" calcext:value-type="float">
            <text:p>0.866641</text:p>
          </table:table-cell>
          <table:table-cell office:value-type="float" office:value="0.011908" calcext:value-type="float">
            <text:p>0.011908</text:p>
          </table:table-cell>
          <table:table-cell table:number-columns-repeated="5"/>
        </table:table-row>
        <table:table-row table:style-name="ro2">
          <table:table-cell office:value-type="float" office:value="87100" calcext:value-type="float">
            <text:p>87100</text:p>
          </table:table-cell>
          <table:table-cell office:value-type="float" office:value="0.011819" calcext:value-type="float">
            <text:p>0.011819</text:p>
          </table:table-cell>
          <table:table-cell office:value-type="float" office:value="0.865638" calcext:value-type="float">
            <text:p>0.865638</text:p>
          </table:table-cell>
          <table:table-cell office:value-type="float" office:value="0.011819" calcext:value-type="float">
            <text:p>0.011819</text:p>
          </table:table-cell>
          <table:table-cell table:number-columns-repeated="5"/>
        </table:table-row>
        <table:table-row table:style-name="ro2">
          <table:table-cell office:value-type="float" office:value="87200" calcext:value-type="float">
            <text:p>87200</text:p>
          </table:table-cell>
          <table:table-cell office:value-type="float" office:value="0.012035" calcext:value-type="float">
            <text:p>0.012035</text:p>
          </table:table-cell>
          <table:table-cell office:value-type="float" office:value="0.869914" calcext:value-type="float">
            <text:p>0.869914</text:p>
          </table:table-cell>
          <table:table-cell office:value-type="float" office:value="0.012035" calcext:value-type="float">
            <text:p>0.012035</text:p>
          </table:table-cell>
          <table:table-cell table:number-columns-repeated="5"/>
        </table:table-row>
        <table:table-row table:style-name="ro2">
          <table:table-cell office:value-type="float" office:value="87300" calcext:value-type="float">
            <text:p>87300</text:p>
          </table:table-cell>
          <table:table-cell office:value-type="float" office:value="0.012284" calcext:value-type="float">
            <text:p>0.012284</text:p>
          </table:table-cell>
          <table:table-cell office:value-type="float" office:value="0.872931" calcext:value-type="float">
            <text:p>0.872931</text:p>
          </table:table-cell>
          <table:table-cell office:value-type="float" office:value="0.012284" calcext:value-type="float">
            <text:p>0.012284</text:p>
          </table:table-cell>
          <table:table-cell table:number-columns-repeated="5"/>
        </table:table-row>
        <table:table-row table:style-name="ro2">
          <table:table-cell office:value-type="float" office:value="87400" calcext:value-type="float">
            <text:p>87400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881848" calcext:value-type="float">
            <text:p>0.881848</text:p>
          </table:table-cell>
          <table:table-cell office:value-type="float" office:value="0.01198" calcext:value-type="float">
            <text:p>0.01198</text:p>
          </table:table-cell>
          <table:table-cell table:number-columns-repeated="5"/>
        </table:table-row>
        <table:table-row table:style-name="ro2">
          <table:table-cell office:value-type="float" office:value="87500" calcext:value-type="float">
            <text:p>87500</text:p>
          </table:table-cell>
          <table:table-cell office:value-type="float" office:value="0.012424" calcext:value-type="float">
            <text:p>0.012424</text:p>
          </table:table-cell>
          <table:table-cell office:value-type="float" office:value="0.906995" calcext:value-type="float">
            <text:p>0.906995</text:p>
          </table:table-cell>
          <table:table-cell office:value-type="float" office:value="0.012424" calcext:value-type="float">
            <text:p>0.012424</text:p>
          </table:table-cell>
          <table:table-cell table:number-columns-repeated="5"/>
        </table:table-row>
        <table:table-row table:style-name="ro2">
          <table:table-cell office:value-type="float" office:value="87600" calcext:value-type="float">
            <text:p>87600</text:p>
          </table:table-cell>
          <table:table-cell office:value-type="float" office:value="0.012358" calcext:value-type="float">
            <text:p>0.012358</text:p>
          </table:table-cell>
          <table:table-cell office:value-type="float" office:value="0.896428" calcext:value-type="float">
            <text:p>0.896428</text:p>
          </table:table-cell>
          <table:table-cell office:value-type="float" office:value="0.012358" calcext:value-type="float">
            <text:p>0.012358</text:p>
          </table:table-cell>
          <table:table-cell table:number-columns-repeated="5"/>
        </table:table-row>
        <table:table-row table:style-name="ro2">
          <table:table-cell office:value-type="float" office:value="87700" calcext:value-type="float">
            <text:p>87700</text:p>
          </table:table-cell>
          <table:table-cell office:value-type="float" office:value="0.011949" calcext:value-type="float">
            <text:p>0.011949</text:p>
          </table:table-cell>
          <table:table-cell office:value-type="float" office:value="0.892708" calcext:value-type="float">
            <text:p>0.892708</text:p>
          </table:table-cell>
          <table:table-cell office:value-type="float" office:value="0.011949" calcext:value-type="float">
            <text:p>0.011949</text:p>
          </table:table-cell>
          <table:table-cell table:number-columns-repeated="5"/>
        </table:table-row>
        <table:table-row table:style-name="ro2">
          <table:table-cell office:value-type="float" office:value="87800" calcext:value-type="float">
            <text:p>87800</text:p>
          </table:table-cell>
          <table:table-cell office:value-type="float" office:value="0.012167" calcext:value-type="float">
            <text:p>0.012167</text:p>
          </table:table-cell>
          <table:table-cell office:value-type="float" office:value="0.905733" calcext:value-type="float">
            <text:p>0.905733</text:p>
          </table:table-cell>
          <table:table-cell office:value-type="float" office:value="0.012167" calcext:value-type="float">
            <text:p>0.012167</text:p>
          </table:table-cell>
          <table:table-cell table:number-columns-repeated="5"/>
        </table:table-row>
        <table:table-row table:style-name="ro2">
          <table:table-cell office:value-type="float" office:value="87900" calcext:value-type="float">
            <text:p>87900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902356" calcext:value-type="float">
            <text:p>0.902356</text:p>
          </table:table-cell>
          <table:table-cell office:value-type="float" office:value="0.012337" calcext:value-type="float">
            <text:p>0.012337</text:p>
          </table:table-cell>
          <table:table-cell table:number-columns-repeated="5"/>
        </table:table-row>
        <table:table-row table:style-name="ro2">
          <table:table-cell office:value-type="float" office:value="88000" calcext:value-type="float">
            <text:p>88000</text:p>
          </table:table-cell>
          <table:table-cell office:value-type="float" office:value="0.013081" calcext:value-type="float">
            <text:p>0.013081</text:p>
          </table:table-cell>
          <table:table-cell office:value-type="float" office:value="0.920199" calcext:value-type="float">
            <text:p>0.920199</text:p>
          </table:table-cell>
          <table:table-cell office:value-type="float" office:value="0.013081" calcext:value-type="float">
            <text:p>0.013081</text:p>
          </table:table-cell>
          <table:table-cell table:number-columns-repeated="5"/>
        </table:table-row>
        <table:table-row table:style-name="ro2">
          <table:table-cell office:value-type="float" office:value="88100" calcext:value-type="float">
            <text:p>88100</text:p>
          </table:table-cell>
          <table:table-cell office:value-type="float" office:value="0.012545" calcext:value-type="float">
            <text:p>0.012545</text:p>
          </table:table-cell>
          <table:table-cell office:value-type="float" office:value="0.908645" calcext:value-type="float">
            <text:p>0.908645</text:p>
          </table:table-cell>
          <table:table-cell office:value-type="float" office:value="0.012545" calcext:value-type="float">
            <text:p>0.012545</text:p>
          </table:table-cell>
          <table:table-cell table:number-columns-repeated="5"/>
        </table:table-row>
        <table:table-row table:style-name="ro2">
          <table:table-cell office:value-type="float" office:value="88200" calcext:value-type="float">
            <text:p>88200</text:p>
          </table:table-cell>
          <table:table-cell office:value-type="float" office:value="0.012445" calcext:value-type="float">
            <text:p>0.012445</text:p>
          </table:table-cell>
          <table:table-cell office:value-type="float" office:value="0.901319" calcext:value-type="float">
            <text:p>0.901319</text:p>
          </table:table-cell>
          <table:table-cell office:value-type="float" office:value="0.012445" calcext:value-type="float">
            <text:p>0.012445</text:p>
          </table:table-cell>
          <table:table-cell table:number-columns-repeated="5"/>
        </table:table-row>
        <table:table-row table:style-name="ro2">
          <table:table-cell office:value-type="float" office:value="88300" calcext:value-type="float">
            <text:p>88300</text:p>
          </table:table-cell>
          <table:table-cell office:value-type="float" office:value="0.012277" calcext:value-type="float">
            <text:p>0.012277</text:p>
          </table:table-cell>
          <table:table-cell office:value-type="float" office:value="0.917203" calcext:value-type="float">
            <text:p>0.917203</text:p>
          </table:table-cell>
          <table:table-cell office:value-type="float" office:value="0.012277" calcext:value-type="float">
            <text:p>0.012277</text:p>
          </table:table-cell>
          <table:table-cell table:number-columns-repeated="5"/>
        </table:table-row>
        <table:table-row table:style-name="ro2">
          <table:table-cell office:value-type="float" office:value="88400" calcext:value-type="float">
            <text:p>88400</text:p>
          </table:table-cell>
          <table:table-cell office:value-type="float" office:value="0.012363" calcext:value-type="float">
            <text:p>0.012363</text:p>
          </table:table-cell>
          <table:table-cell office:value-type="float" office:value="0.921173" calcext:value-type="float">
            <text:p>0.921173</text:p>
          </table:table-cell>
          <table:table-cell office:value-type="float" office:value="0.012363" calcext:value-type="float">
            <text:p>0.012363</text:p>
          </table:table-cell>
          <table:table-cell table:number-columns-repeated="5"/>
        </table:table-row>
        <table:table-row table:style-name="ro2">
          <table:table-cell office:value-type="float" office:value="88500" calcext:value-type="float">
            <text:p>88500</text:p>
          </table:table-cell>
          <table:table-cell office:value-type="float" office:value="0.012357" calcext:value-type="float">
            <text:p>0.012357</text:p>
          </table:table-cell>
          <table:table-cell office:value-type="float" office:value="0.918996" calcext:value-type="float">
            <text:p>0.918996</text:p>
          </table:table-cell>
          <table:table-cell office:value-type="float" office:value="0.012357" calcext:value-type="float">
            <text:p>0.012357</text:p>
          </table:table-cell>
          <table:table-cell table:number-columns-repeated="5"/>
        </table:table-row>
        <table:table-row table:style-name="ro2">
          <table:table-cell office:value-type="float" office:value="88600" calcext:value-type="float">
            <text:p>88600</text:p>
          </table:table-cell>
          <table:table-cell office:value-type="float" office:value="0.012476" calcext:value-type="float">
            <text:p>0.012476</text:p>
          </table:table-cell>
          <table:table-cell office:value-type="float" office:value="0.923425" calcext:value-type="float">
            <text:p>0.923425</text:p>
          </table:table-cell>
          <table:table-cell office:value-type="float" office:value="0.012476" calcext:value-type="float">
            <text:p>0.012476</text:p>
          </table:table-cell>
          <table:table-cell table:number-columns-repeated="5"/>
        </table:table-row>
        <table:table-row table:style-name="ro2">
          <table:table-cell office:value-type="float" office:value="88700" calcext:value-type="float">
            <text:p>88700</text:p>
          </table:table-cell>
          <table:table-cell office:value-type="float" office:value="0.012135" calcext:value-type="float">
            <text:p>0.012135</text:p>
          </table:table-cell>
          <table:table-cell office:value-type="float" office:value="0.921195" calcext:value-type="float">
            <text:p>0.921195</text:p>
          </table:table-cell>
          <table:table-cell office:value-type="float" office:value="0.012135" calcext:value-type="float">
            <text:p>0.012135</text:p>
          </table:table-cell>
          <table:table-cell table:number-columns-repeated="5"/>
        </table:table-row>
        <table:table-row table:style-name="ro2">
          <table:table-cell office:value-type="float" office:value="88800" calcext:value-type="float">
            <text:p>88800</text:p>
          </table:table-cell>
          <table:table-cell office:value-type="float" office:value="0.012055" calcext:value-type="float">
            <text:p>0.012055</text:p>
          </table:table-cell>
          <table:table-cell office:value-type="float" office:value="0.917875" calcext:value-type="float">
            <text:p>0.917875</text:p>
          </table:table-cell>
          <table:table-cell office:value-type="float" office:value="0.012055" calcext:value-type="float">
            <text:p>0.012055</text:p>
          </table:table-cell>
          <table:table-cell table:number-columns-repeated="5"/>
        </table:table-row>
        <table:table-row table:style-name="ro2">
          <table:table-cell office:value-type="float" office:value="88900" calcext:value-type="float">
            <text:p>88900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907521" calcext:value-type="float">
            <text:p>0.907521</text:p>
          </table:table-cell>
          <table:table-cell office:value-type="float" office:value="0.01217" calcext:value-type="float">
            <text:p>0.01217</text:p>
          </table:table-cell>
          <table:table-cell table:number-columns-repeated="5"/>
        </table:table-row>
        <table:table-row table:style-name="ro2">
          <table:table-cell office:value-type="float" office:value="89000" calcext:value-type="float">
            <text:p>89000</text:p>
          </table:table-cell>
          <table:table-cell office:value-type="float" office:value="0.012485" calcext:value-type="float">
            <text:p>0.012485</text:p>
          </table:table-cell>
          <table:table-cell office:value-type="float" office:value="0.917909" calcext:value-type="float">
            <text:p>0.917909</text:p>
          </table:table-cell>
          <table:table-cell office:value-type="float" office:value="0.012485" calcext:value-type="float">
            <text:p>0.012485</text:p>
          </table:table-cell>
          <table:table-cell table:number-columns-repeated="5"/>
        </table:table-row>
        <table:table-row table:style-name="ro2">
          <table:table-cell office:value-type="float" office:value="89100" calcext:value-type="float">
            <text:p>89100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926627" calcext:value-type="float">
            <text:p>0.926627</text:p>
          </table:table-cell>
          <table:table-cell office:value-type="float" office:value="0.012372" calcext:value-type="float">
            <text:p>0.012372</text:p>
          </table:table-cell>
          <table:table-cell table:number-columns-repeated="5"/>
        </table:table-row>
        <table:table-row table:style-name="ro2">
          <table:table-cell office:value-type="float" office:value="89200" calcext:value-type="float">
            <text:p>89200</text:p>
          </table:table-cell>
          <table:table-cell office:value-type="float" office:value="0.012597" calcext:value-type="float">
            <text:p>0.012597</text:p>
          </table:table-cell>
          <table:table-cell office:value-type="float" office:value="0.932151" calcext:value-type="float">
            <text:p>0.932151</text:p>
          </table:table-cell>
          <table:table-cell office:value-type="float" office:value="0.012597" calcext:value-type="float">
            <text:p>0.012597</text:p>
          </table:table-cell>
          <table:table-cell table:number-columns-repeated="5"/>
        </table:table-row>
        <table:table-row table:style-name="ro2">
          <table:table-cell office:value-type="float" office:value="89300" calcext:value-type="float">
            <text:p>89300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925317" calcext:value-type="float">
            <text:p>0.925317</text:p>
          </table:table-cell>
          <table:table-cell office:value-type="float" office:value="0.01213" calcext:value-type="float">
            <text:p>0.01213</text:p>
          </table:table-cell>
          <table:table-cell table:number-columns-repeated="5"/>
        </table:table-row>
        <table:table-row table:style-name="ro2">
          <table:table-cell office:value-type="float" office:value="89400" calcext:value-type="float">
            <text:p>89400</text:p>
          </table:table-cell>
          <table:table-cell office:value-type="float" office:value="0.012495" calcext:value-type="float">
            <text:p>0.012495</text:p>
          </table:table-cell>
          <table:table-cell office:value-type="float" office:value="0.927847" calcext:value-type="float">
            <text:p>0.927847</text:p>
          </table:table-cell>
          <table:table-cell office:value-type="float" office:value="0.012495" calcext:value-type="float">
            <text:p>0.012495</text:p>
          </table:table-cell>
          <table:table-cell table:number-columns-repeated="5"/>
        </table:table-row>
        <table:table-row table:style-name="ro2">
          <table:table-cell office:value-type="float" office:value="89500" calcext:value-type="float">
            <text:p>89500</text:p>
          </table:table-cell>
          <table:table-cell office:value-type="float" office:value="0.012859" calcext:value-type="float">
            <text:p>0.012859</text:p>
          </table:table-cell>
          <table:table-cell office:value-type="float" office:value="0.954256" calcext:value-type="float">
            <text:p>0.954256</text:p>
          </table:table-cell>
          <table:table-cell office:value-type="float" office:value="0.012859" calcext:value-type="float">
            <text:p>0.012859</text:p>
          </table:table-cell>
          <table:table-cell table:number-columns-repeated="5"/>
        </table:table-row>
        <table:table-row table:style-name="ro2">
          <table:table-cell office:value-type="float" office:value="89600" calcext:value-type="float">
            <text:p>89600</text:p>
          </table:table-cell>
          <table:table-cell office:value-type="float" office:value="0.012643" calcext:value-type="float">
            <text:p>0.012643</text:p>
          </table:table-cell>
          <table:table-cell office:value-type="float" office:value="0.931921" calcext:value-type="float">
            <text:p>0.931921</text:p>
          </table:table-cell>
          <table:table-cell office:value-type="float" office:value="0.012643" calcext:value-type="float">
            <text:p>0.012643</text:p>
          </table:table-cell>
          <table:table-cell table:number-columns-repeated="5"/>
        </table:table-row>
        <table:table-row table:style-name="ro2">
          <table:table-cell office:value-type="float" office:value="89700" calcext:value-type="float">
            <text:p>89700</text:p>
          </table:table-cell>
          <table:table-cell office:value-type="float" office:value="0.012349" calcext:value-type="float">
            <text:p>0.012349</text:p>
          </table:table-cell>
          <table:table-cell office:value-type="float" office:value="0.954247" calcext:value-type="float">
            <text:p>0.954247</text:p>
          </table:table-cell>
          <table:table-cell office:value-type="float" office:value="0.012349" calcext:value-type="float">
            <text:p>0.012349</text:p>
          </table:table-cell>
          <table:table-cell table:number-columns-repeated="5"/>
        </table:table-row>
        <table:table-row table:style-name="ro2">
          <table:table-cell office:value-type="float" office:value="89800" calcext:value-type="float">
            <text:p>89800</text:p>
          </table:table-cell>
          <table:table-cell office:value-type="float" office:value="0.012377" calcext:value-type="float">
            <text:p>0.012377</text:p>
          </table:table-cell>
          <table:table-cell office:value-type="float" office:value="0.937282" calcext:value-type="float">
            <text:p>0.937282</text:p>
          </table:table-cell>
          <table:table-cell office:value-type="float" office:value="0.012377" calcext:value-type="float">
            <text:p>0.012377</text:p>
          </table:table-cell>
          <table:table-cell table:number-columns-repeated="5"/>
        </table:table-row>
        <table:table-row table:style-name="ro2">
          <table:table-cell office:value-type="float" office:value="89900" calcext:value-type="float">
            <text:p>89900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934773" calcext:value-type="float">
            <text:p>0.934773</text:p>
          </table:table-cell>
          <table:table-cell office:value-type="float" office:value="0.012463" calcext:value-type="float">
            <text:p>0.012463</text:p>
          </table:table-cell>
          <table:table-cell table:number-columns-repeated="5"/>
        </table:table-row>
        <table:table-row table:style-name="ro2">
          <table:table-cell office:value-type="float" office:value="90000" calcext:value-type="float">
            <text:p>90000</text:p>
          </table:table-cell>
          <table:table-cell office:value-type="float" office:value="0.012407" calcext:value-type="float">
            <text:p>0.012407</text:p>
          </table:table-cell>
          <table:table-cell office:value-type="float" office:value="0.943944" calcext:value-type="float">
            <text:p>0.943944</text:p>
          </table:table-cell>
          <table:table-cell office:value-type="float" office:value="0.012407" calcext:value-type="float">
            <text:p>0.012407</text:p>
          </table:table-cell>
          <table:table-cell table:number-columns-repeated="5"/>
        </table:table-row>
        <table:table-row table:style-name="ro2">
          <table:table-cell office:value-type="float" office:value="90100" calcext:value-type="float">
            <text:p>90100</text:p>
          </table:table-cell>
          <table:table-cell office:value-type="float" office:value="0.012362" calcext:value-type="float">
            <text:p>0.012362</text:p>
          </table:table-cell>
          <table:table-cell office:value-type="float" office:value="0.931593" calcext:value-type="float">
            <text:p>0.931593</text:p>
          </table:table-cell>
          <table:table-cell office:value-type="float" office:value="0.012362" calcext:value-type="float">
            <text:p>0.012362</text:p>
          </table:table-cell>
          <table:table-cell table:number-columns-repeated="5"/>
        </table:table-row>
        <table:table-row table:style-name="ro2">
          <table:table-cell office:value-type="float" office:value="90200" calcext:value-type="float">
            <text:p>90200</text:p>
          </table:table-cell>
          <table:table-cell office:value-type="float" office:value="0.012715" calcext:value-type="float">
            <text:p>0.012715</text:p>
          </table:table-cell>
          <table:table-cell office:value-type="float" office:value="0.956823" calcext:value-type="float">
            <text:p>0.956823</text:p>
          </table:table-cell>
          <table:table-cell office:value-type="float" office:value="0.012715" calcext:value-type="float">
            <text:p>0.012715</text:p>
          </table:table-cell>
          <table:table-cell table:number-columns-repeated="5"/>
        </table:table-row>
        <table:table-row table:style-name="ro2">
          <table:table-cell office:value-type="float" office:value="90300" calcext:value-type="float">
            <text:p>90300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952126" calcext:value-type="float">
            <text:p>0.952126</text:p>
          </table:table-cell>
          <table:table-cell office:value-type="float" office:value="0.01267" calcext:value-type="float">
            <text:p>0.01267</text:p>
          </table:table-cell>
          <table:table-cell table:number-columns-repeated="5"/>
        </table:table-row>
        <table:table-row table:style-name="ro2">
          <table:table-cell office:value-type="float" office:value="90400" calcext:value-type="float">
            <text:p>90400</text:p>
          </table:table-cell>
          <table:table-cell office:value-type="float" office:value="0.012934" calcext:value-type="float">
            <text:p>0.012934</text:p>
          </table:table-cell>
          <table:table-cell office:value-type="float" office:value="0.964403" calcext:value-type="float">
            <text:p>0.964403</text:p>
          </table:table-cell>
          <table:table-cell office:value-type="float" office:value="0.012934" calcext:value-type="float">
            <text:p>0.012934</text:p>
          </table:table-cell>
          <table:table-cell table:number-columns-repeated="5"/>
        </table:table-row>
        <table:table-row table:style-name="ro2">
          <table:table-cell office:value-type="float" office:value="90500" calcext:value-type="float">
            <text:p>90500</text:p>
          </table:table-cell>
          <table:table-cell office:value-type="float" office:value="0.012646" calcext:value-type="float">
            <text:p>0.012646</text:p>
          </table:table-cell>
          <table:table-cell office:value-type="float" office:value="0.965948" calcext:value-type="float">
            <text:p>0.965948</text:p>
          </table:table-cell>
          <table:table-cell office:value-type="float" office:value="0.012646" calcext:value-type="float">
            <text:p>0.012646</text:p>
          </table:table-cell>
          <table:table-cell table:number-columns-repeated="5"/>
        </table:table-row>
        <table:table-row table:style-name="ro2">
          <table:table-cell office:value-type="float" office:value="90600" calcext:value-type="float">
            <text:p>90600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0.958563" calcext:value-type="float">
            <text:p>0.958563</text:p>
          </table:table-cell>
          <table:table-cell office:value-type="float" office:value="0.012453" calcext:value-type="float">
            <text:p>0.012453</text:p>
          </table:table-cell>
          <table:table-cell table:number-columns-repeated="5"/>
        </table:table-row>
        <table:table-row table:style-name="ro2">
          <table:table-cell office:value-type="float" office:value="90700" calcext:value-type="float">
            <text:p>90700</text:p>
          </table:table-cell>
          <table:table-cell office:value-type="float" office:value="0.013128" calcext:value-type="float">
            <text:p>0.013128</text:p>
          </table:table-cell>
          <table:table-cell office:value-type="float" office:value="0.953936" calcext:value-type="float">
            <text:p>0.953936</text:p>
          </table:table-cell>
          <table:table-cell office:value-type="float" office:value="0.013128" calcext:value-type="float">
            <text:p>0.013128</text:p>
          </table:table-cell>
          <table:table-cell table:number-columns-repeated="5"/>
        </table:table-row>
        <table:table-row table:style-name="ro2">
          <table:table-cell office:value-type="float" office:value="90800" calcext:value-type="float">
            <text:p>90800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948712" calcext:value-type="float">
            <text:p>0.948712</text:p>
          </table:table-cell>
          <table:table-cell office:value-type="float" office:value="0.012463" calcext:value-type="float">
            <text:p>0.012463</text:p>
          </table:table-cell>
          <table:table-cell table:number-columns-repeated="5"/>
        </table:table-row>
        <table:table-row table:style-name="ro2">
          <table:table-cell office:value-type="float" office:value="90900" calcext:value-type="float">
            <text:p>90900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941072" calcext:value-type="float">
            <text:p>0.941072</text:p>
          </table:table-cell>
          <table:table-cell office:value-type="float" office:value="0.012539" calcext:value-type="float">
            <text:p>0.012539</text:p>
          </table:table-cell>
          <table:table-cell table:number-columns-repeated="5"/>
        </table:table-row>
        <table:table-row table:style-name="ro2">
          <table:table-cell office:value-type="float" office:value="91000" calcext:value-type="float">
            <text:p>91000</text:p>
          </table:table-cell>
          <table:table-cell office:value-type="float" office:value="0.012554" calcext:value-type="float">
            <text:p>0.012554</text:p>
          </table:table-cell>
          <table:table-cell office:value-type="float" office:value="0.943535" calcext:value-type="float">
            <text:p>0.943535</text:p>
          </table:table-cell>
          <table:table-cell office:value-type="float" office:value="0.012554" calcext:value-type="float">
            <text:p>0.012554</text:p>
          </table:table-cell>
          <table:table-cell table:number-columns-repeated="5"/>
        </table:table-row>
        <table:table-row table:style-name="ro2">
          <table:table-cell office:value-type="float" office:value="91100" calcext:value-type="float">
            <text:p>91100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0.945191" calcext:value-type="float">
            <text:p>0.945191</text:p>
          </table:table-cell>
          <table:table-cell office:value-type="float" office:value="0.012653" calcext:value-type="float">
            <text:p>0.012653</text:p>
          </table:table-cell>
          <table:table-cell table:number-columns-repeated="5"/>
        </table:table-row>
        <table:table-row table:style-name="ro2">
          <table:table-cell office:value-type="float" office:value="91200" calcext:value-type="float">
            <text:p>91200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94903" calcext:value-type="float">
            <text:p>0.94903</text:p>
          </table:table-cell>
          <table:table-cell office:value-type="float" office:value="0.012423" calcext:value-type="float">
            <text:p>0.012423</text:p>
          </table:table-cell>
          <table:table-cell table:number-columns-repeated="5"/>
        </table:table-row>
        <table:table-row table:style-name="ro2">
          <table:table-cell office:value-type="float" office:value="91300" calcext:value-type="float">
            <text:p>91300</text:p>
          </table:table-cell>
          <table:table-cell office:value-type="float" office:value="0.012487" calcext:value-type="float">
            <text:p>0.012487</text:p>
          </table:table-cell>
          <table:table-cell office:value-type="float" office:value="0.978799" calcext:value-type="float">
            <text:p>0.978799</text:p>
          </table:table-cell>
          <table:table-cell office:value-type="float" office:value="0.012487" calcext:value-type="float">
            <text:p>0.012487</text:p>
          </table:table-cell>
          <table:table-cell table:number-columns-repeated="5"/>
        </table:table-row>
        <table:table-row table:style-name="ro2">
          <table:table-cell office:value-type="float" office:value="91400" calcext:value-type="float">
            <text:p>91400</text:p>
          </table:table-cell>
          <table:table-cell office:value-type="float" office:value="0.013193" calcext:value-type="float">
            <text:p>0.013193</text:p>
          </table:table-cell>
          <table:table-cell office:value-type="float" office:value="0.967843" calcext:value-type="float">
            <text:p>0.967843</text:p>
          </table:table-cell>
          <table:table-cell office:value-type="float" office:value="0.013193" calcext:value-type="float">
            <text:p>0.013193</text:p>
          </table:table-cell>
          <table:table-cell table:number-columns-repeated="5"/>
        </table:table-row>
        <table:table-row table:style-name="ro2">
          <table:table-cell office:value-type="float" office:value="91500" calcext:value-type="float">
            <text:p>91500</text:p>
          </table:table-cell>
          <table:table-cell office:value-type="float" office:value="0.013129" calcext:value-type="float">
            <text:p>0.013129</text:p>
          </table:table-cell>
          <table:table-cell office:value-type="float" office:value="0.986942" calcext:value-type="float">
            <text:p>0.986942</text:p>
          </table:table-cell>
          <table:table-cell office:value-type="float" office:value="0.013129" calcext:value-type="float">
            <text:p>0.013129</text:p>
          </table:table-cell>
          <table:table-cell table:number-columns-repeated="5"/>
        </table:table-row>
        <table:table-row table:style-name="ro2">
          <table:table-cell office:value-type="float" office:value="91600" calcext:value-type="float">
            <text:p>91600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959167" calcext:value-type="float">
            <text:p>0.959167</text:p>
          </table:table-cell>
          <table:table-cell office:value-type="float" office:value="0.01295" calcext:value-type="float">
            <text:p>0.01295</text:p>
          </table:table-cell>
          <table:table-cell table:number-columns-repeated="5"/>
        </table:table-row>
        <table:table-row table:style-name="ro2">
          <table:table-cell office:value-type="float" office:value="91700" calcext:value-type="float">
            <text:p>91700</text:p>
          </table:table-cell>
          <table:table-cell office:value-type="float" office:value="0.012608" calcext:value-type="float">
            <text:p>0.012608</text:p>
          </table:table-cell>
          <table:table-cell office:value-type="float" office:value="0.959553" calcext:value-type="float">
            <text:p>0.959553</text:p>
          </table:table-cell>
          <table:table-cell office:value-type="float" office:value="0.012608" calcext:value-type="float">
            <text:p>0.012608</text:p>
          </table:table-cell>
          <table:table-cell table:number-columns-repeated="5"/>
        </table:table-row>
        <table:table-row table:style-name="ro2">
          <table:table-cell office:value-type="float" office:value="91800" calcext:value-type="float">
            <text:p>91800</text:p>
          </table:table-cell>
          <table:table-cell office:value-type="float" office:value="0.012729" calcext:value-type="float">
            <text:p>0.012729</text:p>
          </table:table-cell>
          <table:table-cell office:value-type="float" office:value="0.986219" calcext:value-type="float">
            <text:p>0.986219</text:p>
          </table:table-cell>
          <table:table-cell office:value-type="float" office:value="0.012729" calcext:value-type="float">
            <text:p>0.012729</text:p>
          </table:table-cell>
          <table:table-cell table:number-columns-repeated="5"/>
        </table:table-row>
        <table:table-row table:style-name="ro2">
          <table:table-cell office:value-type="float" office:value="91900" calcext:value-type="float">
            <text:p>91900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964385" calcext:value-type="float">
            <text:p>0.964385</text:p>
          </table:table-cell>
          <table:table-cell office:value-type="float" office:value="0.012463" calcext:value-type="float">
            <text:p>0.012463</text:p>
          </table:table-cell>
          <table:table-cell table:number-columns-repeated="5"/>
        </table:table-row>
        <table:table-row table:style-name="ro2">
          <table:table-cell office:value-type="float" office:value="92000" calcext:value-type="float">
            <text:p>92000</text:p>
          </table:table-cell>
          <table:table-cell office:value-type="float" office:value="0.012602" calcext:value-type="float">
            <text:p>0.012602</text:p>
          </table:table-cell>
          <table:table-cell office:value-type="float" office:value="0.965824" calcext:value-type="float">
            <text:p>0.965824</text:p>
          </table:table-cell>
          <table:table-cell office:value-type="float" office:value="0.012602" calcext:value-type="float">
            <text:p>0.012602</text:p>
          </table:table-cell>
          <table:table-cell table:number-columns-repeated="5"/>
        </table:table-row>
        <table:table-row table:style-name="ro2">
          <table:table-cell office:value-type="float" office:value="92100" calcext:value-type="float">
            <text:p>92100</text:p>
          </table:table-cell>
          <table:table-cell office:value-type="float" office:value="0.012772" calcext:value-type="float">
            <text:p>0.012772</text:p>
          </table:table-cell>
          <table:table-cell office:value-type="float" office:value="0.969754" calcext:value-type="float">
            <text:p>0.969754</text:p>
          </table:table-cell>
          <table:table-cell office:value-type="float" office:value="0.012772" calcext:value-type="float">
            <text:p>0.012772</text:p>
          </table:table-cell>
          <table:table-cell table:number-columns-repeated="5"/>
        </table:table-row>
        <table:table-row table:style-name="ro2">
          <table:table-cell office:value-type="float" office:value="92200" calcext:value-type="float">
            <text:p>92200</text:p>
          </table:table-cell>
          <table:table-cell office:value-type="float" office:value="0.012538" calcext:value-type="float">
            <text:p>0.012538</text:p>
          </table:table-cell>
          <table:table-cell office:value-type="float" office:value="0.97069" calcext:value-type="float">
            <text:p>0.97069</text:p>
          </table:table-cell>
          <table:table-cell office:value-type="float" office:value="0.012538" calcext:value-type="float">
            <text:p>0.012538</text:p>
          </table:table-cell>
          <table:table-cell table:number-columns-repeated="5"/>
        </table:table-row>
        <table:table-row table:style-name="ro2">
          <table:table-cell office:value-type="float" office:value="92300" calcext:value-type="float">
            <text:p>92300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0.97162" calcext:value-type="float">
            <text:p>0.97162</text:p>
          </table:table-cell>
          <table:table-cell office:value-type="float" office:value="0.012829" calcext:value-type="float">
            <text:p>0.012829</text:p>
          </table:table-cell>
          <table:table-cell table:number-columns-repeated="5"/>
        </table:table-row>
        <table:table-row table:style-name="ro2">
          <table:table-cell office:value-type="float" office:value="92400" calcext:value-type="float">
            <text:p>92400</text:p>
          </table:table-cell>
          <table:table-cell office:value-type="float" office:value="0.012737" calcext:value-type="float">
            <text:p>0.012737</text:p>
          </table:table-cell>
          <table:table-cell office:value-type="float" office:value="0.972739" calcext:value-type="float">
            <text:p>0.972739</text:p>
          </table:table-cell>
          <table:table-cell office:value-type="float" office:value="0.012737" calcext:value-type="float">
            <text:p>0.012737</text:p>
          </table:table-cell>
          <table:table-cell table:number-columns-repeated="5"/>
        </table:table-row>
        <table:table-row table:style-name="ro2">
          <table:table-cell office:value-type="float" office:value="92500" calcext:value-type="float">
            <text:p>92500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974023" calcext:value-type="float">
            <text:p>0.974023</text:p>
          </table:table-cell>
          <table:table-cell office:value-type="float" office:value="0.01262" calcext:value-type="float">
            <text:p>0.01262</text:p>
          </table:table-cell>
          <table:table-cell table:number-columns-repeated="5"/>
        </table:table-row>
        <table:table-row table:style-name="ro2">
          <table:table-cell office:value-type="float" office:value="92600" calcext:value-type="float">
            <text:p>92600</text:p>
          </table:table-cell>
          <table:table-cell office:value-type="float" office:value="0.012585" calcext:value-type="float">
            <text:p>0.012585</text:p>
          </table:table-cell>
          <table:table-cell office:value-type="float" office:value="0.981084" calcext:value-type="float">
            <text:p>0.981084</text:p>
          </table:table-cell>
          <table:table-cell office:value-type="float" office:value="0.012585" calcext:value-type="float">
            <text:p>0.012585</text:p>
          </table:table-cell>
          <table:table-cell table:number-columns-repeated="5"/>
        </table:table-row>
        <table:table-row table:style-name="ro2">
          <table:table-cell office:value-type="float" office:value="92700" calcext:value-type="float">
            <text:p>92700</text:p>
          </table:table-cell>
          <table:table-cell office:value-type="float" office:value="0.012601" calcext:value-type="float">
            <text:p>0.012601</text:p>
          </table:table-cell>
          <table:table-cell office:value-type="float" office:value="0.979969" calcext:value-type="float">
            <text:p>0.979969</text:p>
          </table:table-cell>
          <table:table-cell office:value-type="float" office:value="0.012601" calcext:value-type="float">
            <text:p>0.012601</text:p>
          </table:table-cell>
          <table:table-cell table:number-columns-repeated="5"/>
        </table:table-row>
        <table:table-row table:style-name="ro2">
          <table:table-cell office:value-type="float" office:value="92800" calcext:value-type="float">
            <text:p>92800</text:p>
          </table:table-cell>
          <table:table-cell office:value-type="float" office:value="0.012796" calcext:value-type="float">
            <text:p>0.012796</text:p>
          </table:table-cell>
          <table:table-cell office:value-type="float" office:value="1.017618" calcext:value-type="float">
            <text:p>1.017618</text:p>
          </table:table-cell>
          <table:table-cell office:value-type="float" office:value="0.012796" calcext:value-type="float">
            <text:p>0.012796</text:p>
          </table:table-cell>
          <table:table-cell table:number-columns-repeated="5"/>
        </table:table-row>
        <table:table-row table:style-name="ro2">
          <table:table-cell office:value-type="float" office:value="92900" calcext:value-type="float">
            <text:p>92900</text:p>
          </table:table-cell>
          <table:table-cell office:value-type="float" office:value="0.013551" calcext:value-type="float">
            <text:p>0.013551</text:p>
          </table:table-cell>
          <table:table-cell office:value-type="float" office:value="1.026051" calcext:value-type="float">
            <text:p>1.026051</text:p>
          </table:table-cell>
          <table:table-cell office:value-type="float" office:value="0.013551" calcext:value-type="float">
            <text:p>0.013551</text:p>
          </table:table-cell>
          <table:table-cell table:number-columns-repeated="5"/>
        </table:table-row>
        <table:table-row table:style-name="ro2">
          <table:table-cell office:value-type="float" office:value="93000" calcext:value-type="float">
            <text:p>93000</text:p>
          </table:table-cell>
          <table:table-cell office:value-type="float" office:value="0.013498" calcext:value-type="float">
            <text:p>0.013498</text:p>
          </table:table-cell>
          <table:table-cell office:value-type="float" office:value="0.993391" calcext:value-type="float">
            <text:p>0.993391</text:p>
          </table:table-cell>
          <table:table-cell office:value-type="float" office:value="0.013498" calcext:value-type="float">
            <text:p>0.013498</text:p>
          </table:table-cell>
          <table:table-cell table:number-columns-repeated="5"/>
        </table:table-row>
        <table:table-row table:style-name="ro2">
          <table:table-cell office:value-type="float" office:value="93100" calcext:value-type="float">
            <text:p>93100</text:p>
          </table:table-cell>
          <table:table-cell office:value-type="float" office:value="0.012801" calcext:value-type="float">
            <text:p>0.012801</text:p>
          </table:table-cell>
          <table:table-cell office:value-type="float" office:value="1.008956" calcext:value-type="float">
            <text:p>1.008956</text:p>
          </table:table-cell>
          <table:table-cell office:value-type="float" office:value="0.012801" calcext:value-type="float">
            <text:p>0.012801</text:p>
          </table:table-cell>
          <table:table-cell table:number-columns-repeated="5"/>
        </table:table-row>
        <table:table-row table:style-name="ro2">
          <table:table-cell office:value-type="float" office:value="93200" calcext:value-type="float">
            <text:p>93200</text:p>
          </table:table-cell>
          <table:table-cell office:value-type="float" office:value="0.013049" calcext:value-type="float">
            <text:p>0.013049</text:p>
          </table:table-cell>
          <table:table-cell office:value-type="float" office:value="1.010112" calcext:value-type="float">
            <text:p>1.010112</text:p>
          </table:table-cell>
          <table:table-cell office:value-type="float" office:value="0.013049" calcext:value-type="float">
            <text:p>0.013049</text:p>
          </table:table-cell>
          <table:table-cell table:number-columns-repeated="5"/>
        </table:table-row>
        <table:table-row table:style-name="ro2">
          <table:table-cell office:value-type="float" office:value="93300" calcext:value-type="float">
            <text:p>93300</text:p>
          </table:table-cell>
          <table:table-cell office:value-type="float" office:value="0.012767" calcext:value-type="float">
            <text:p>0.012767</text:p>
          </table:table-cell>
          <table:table-cell office:value-type="float" office:value="0.993186" calcext:value-type="float">
            <text:p>0.993186</text:p>
          </table:table-cell>
          <table:table-cell office:value-type="float" office:value="0.012767" calcext:value-type="float">
            <text:p>0.012767</text:p>
          </table:table-cell>
          <table:table-cell table:number-columns-repeated="5"/>
        </table:table-row>
        <table:table-row table:style-name="ro2">
          <table:table-cell office:value-type="float" office:value="93400" calcext:value-type="float">
            <text:p>93400</text:p>
          </table:table-cell>
          <table:table-cell office:value-type="float" office:value="0.012912" calcext:value-type="float">
            <text:p>0.012912</text:p>
          </table:table-cell>
          <table:table-cell office:value-type="float" office:value="0.994693" calcext:value-type="float">
            <text:p>0.994693</text:p>
          </table:table-cell>
          <table:table-cell office:value-type="float" office:value="0.012912" calcext:value-type="float">
            <text:p>0.012912</text:p>
          </table:table-cell>
          <table:table-cell table:number-columns-repeated="5"/>
        </table:table-row>
        <table:table-row table:style-name="ro2">
          <table:table-cell office:value-type="float" office:value="93500" calcext:value-type="float">
            <text:p>93500</text:p>
          </table:table-cell>
          <table:table-cell office:value-type="float" office:value="0.013032" calcext:value-type="float">
            <text:p>0.013032</text:p>
          </table:table-cell>
          <table:table-cell office:value-type="float" office:value="1.014555" calcext:value-type="float">
            <text:p>1.014555</text:p>
          </table:table-cell>
          <table:table-cell office:value-type="float" office:value="0.013032" calcext:value-type="float">
            <text:p>0.013032</text:p>
          </table:table-cell>
          <table:table-cell table:number-columns-repeated="5"/>
        </table:table-row>
        <table:table-row table:style-name="ro2">
          <table:table-cell office:value-type="float" office:value="93600" calcext:value-type="float">
            <text:p>93600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1.0457" calcext:value-type="float">
            <text:p>1.0457</text:p>
          </table:table-cell>
          <table:table-cell office:value-type="float" office:value="0.013619" calcext:value-type="float">
            <text:p>0.013619</text:p>
          </table:table-cell>
          <table:table-cell table:number-columns-repeated="5"/>
        </table:table-row>
        <table:table-row table:style-name="ro2">
          <table:table-cell office:value-type="float" office:value="93700" calcext:value-type="float">
            <text:p>93700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1.038703" calcext:value-type="float">
            <text:p>1.038703</text:p>
          </table:table-cell>
          <table:table-cell office:value-type="float" office:value="0.01376" calcext:value-type="float">
            <text:p>0.01376</text:p>
          </table:table-cell>
          <table:table-cell table:number-columns-repeated="5"/>
        </table:table-row>
        <table:table-row table:style-name="ro2">
          <table:table-cell office:value-type="float" office:value="93800" calcext:value-type="float">
            <text:p>93800</text:p>
          </table:table-cell>
          <table:table-cell office:value-type="float" office:value="0.012947" calcext:value-type="float">
            <text:p>0.012947</text:p>
          </table:table-cell>
          <table:table-cell office:value-type="float" office:value="1.011632" calcext:value-type="float">
            <text:p>1.011632</text:p>
          </table:table-cell>
          <table:table-cell office:value-type="float" office:value="0.012947" calcext:value-type="float">
            <text:p>0.012947</text:p>
          </table:table-cell>
          <table:table-cell table:number-columns-repeated="5"/>
        </table:table-row>
        <table:table-row table:style-name="ro2">
          <table:table-cell office:value-type="float" office:value="93900" calcext:value-type="float">
            <text:p>93900</text:p>
          </table:table-cell>
          <table:table-cell office:value-type="float" office:value="0.012971" calcext:value-type="float">
            <text:p>0.012971</text:p>
          </table:table-cell>
          <table:table-cell office:value-type="float" office:value="1.041755" calcext:value-type="float">
            <text:p>1.041755</text:p>
          </table:table-cell>
          <table:table-cell office:value-type="float" office:value="0.012971" calcext:value-type="float">
            <text:p>0.012971</text:p>
          </table:table-cell>
          <table:table-cell table:number-columns-repeated="5"/>
        </table:table-row>
        <table:table-row table:style-name="ro2">
          <table:table-cell office:value-type="float" office:value="94000" calcext:value-type="float">
            <text:p>94000</text:p>
          </table:table-cell>
          <table:table-cell office:value-type="float" office:value="0.014454" calcext:value-type="float">
            <text:p>0.014454</text:p>
          </table:table-cell>
          <table:table-cell office:value-type="float" office:value="1.030086" calcext:value-type="float">
            <text:p>1.030086</text:p>
          </table:table-cell>
          <table:table-cell office:value-type="float" office:value="0.014454" calcext:value-type="float">
            <text:p>0.014454</text:p>
          </table:table-cell>
          <table:table-cell table:number-columns-repeated="5"/>
        </table:table-row>
        <table:table-row table:style-name="ro2">
          <table:table-cell office:value-type="float" office:value="94100" calcext:value-type="float">
            <text:p>94100</text:p>
          </table:table-cell>
          <table:table-cell office:value-type="float" office:value="0.013063" calcext:value-type="float">
            <text:p>0.013063</text:p>
          </table:table-cell>
          <table:table-cell office:value-type="float" office:value="1.021599" calcext:value-type="float">
            <text:p>1.021599</text:p>
          </table:table-cell>
          <table:table-cell office:value-type="float" office:value="0.013063" calcext:value-type="float">
            <text:p>0.013063</text:p>
          </table:table-cell>
          <table:table-cell table:number-columns-repeated="5"/>
        </table:table-row>
        <table:table-row table:style-name="ro2">
          <table:table-cell office:value-type="float" office:value="94200" calcext:value-type="float">
            <text:p>94200</text:p>
          </table:table-cell>
          <table:table-cell office:value-type="float" office:value="0.012974" calcext:value-type="float">
            <text:p>0.012974</text:p>
          </table:table-cell>
          <table:table-cell office:value-type="float" office:value="1.014702" calcext:value-type="float">
            <text:p>1.014702</text:p>
          </table:table-cell>
          <table:table-cell office:value-type="float" office:value="0.012974" calcext:value-type="float">
            <text:p>0.012974</text:p>
          </table:table-cell>
          <table:table-cell table:number-columns-repeated="5"/>
        </table:table-row>
        <table:table-row table:style-name="ro2">
          <table:table-cell office:value-type="float" office:value="94300" calcext:value-type="float">
            <text:p>94300</text:p>
          </table:table-cell>
          <table:table-cell office:value-type="float" office:value="0.012995" calcext:value-type="float">
            <text:p>0.012995</text:p>
          </table:table-cell>
          <table:table-cell office:value-type="float" office:value="1.013153" calcext:value-type="float">
            <text:p>1.013153</text:p>
          </table:table-cell>
          <table:table-cell office:value-type="float" office:value="0.012995" calcext:value-type="float">
            <text:p>0.012995</text:p>
          </table:table-cell>
          <table:table-cell table:number-columns-repeated="5"/>
        </table:table-row>
        <table:table-row table:style-name="ro2">
          <table:table-cell office:value-type="float" office:value="94400" calcext:value-type="float">
            <text:p>94400</text:p>
          </table:table-cell>
          <table:table-cell office:value-type="float" office:value="0.012985" calcext:value-type="float">
            <text:p>0.012985</text:p>
          </table:table-cell>
          <table:table-cell office:value-type="float" office:value="1.01395" calcext:value-type="float">
            <text:p>1.01395</text:p>
          </table:table-cell>
          <table:table-cell office:value-type="float" office:value="0.012985" calcext:value-type="float">
            <text:p>0.012985</text:p>
          </table:table-cell>
          <table:table-cell table:number-columns-repeated="5"/>
        </table:table-row>
        <table:table-row table:style-name="ro2">
          <table:table-cell office:value-type="float" office:value="94500" calcext:value-type="float">
            <text:p>94500</text:p>
          </table:table-cell>
          <table:table-cell office:value-type="float" office:value="0.013082" calcext:value-type="float">
            <text:p>0.013082</text:p>
          </table:table-cell>
          <table:table-cell office:value-type="float" office:value="1.019713" calcext:value-type="float">
            <text:p>1.019713</text:p>
          </table:table-cell>
          <table:table-cell office:value-type="float" office:value="0.013082" calcext:value-type="float">
            <text:p>0.013082</text:p>
          </table:table-cell>
          <table:table-cell table:number-columns-repeated="5"/>
        </table:table-row>
        <table:table-row table:style-name="ro2">
          <table:table-cell office:value-type="float" office:value="94600" calcext:value-type="float">
            <text:p>94600</text:p>
          </table:table-cell>
          <table:table-cell office:value-type="float" office:value="0.012953" calcext:value-type="float">
            <text:p>0.012953</text:p>
          </table:table-cell>
          <table:table-cell office:value-type="float" office:value="1.023136" calcext:value-type="float">
            <text:p>1.023136</text:p>
          </table:table-cell>
          <table:table-cell office:value-type="float" office:value="0.012953" calcext:value-type="float">
            <text:p>0.012953</text:p>
          </table:table-cell>
          <table:table-cell table:number-columns-repeated="5"/>
        </table:table-row>
        <table:table-row table:style-name="ro2">
          <table:table-cell office:value-type="float" office:value="94700" calcext:value-type="float">
            <text:p>94700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1.026638" calcext:value-type="float">
            <text:p>1.026638</text:p>
          </table:table-cell>
          <table:table-cell office:value-type="float" office:value="0.012921" calcext:value-type="float">
            <text:p>0.012921</text:p>
          </table:table-cell>
          <table:table-cell table:number-columns-repeated="5"/>
        </table:table-row>
        <table:table-row table:style-name="ro2">
          <table:table-cell office:value-type="float" office:value="94800" calcext:value-type="float">
            <text:p>94800</text:p>
          </table:table-cell>
          <table:table-cell office:value-type="float" office:value="0.012916" calcext:value-type="float">
            <text:p>0.012916</text:p>
          </table:table-cell>
          <table:table-cell office:value-type="float" office:value="1.029334" calcext:value-type="float">
            <text:p>1.029334</text:p>
          </table:table-cell>
          <table:table-cell office:value-type="float" office:value="0.012916" calcext:value-type="float">
            <text:p>0.012916</text:p>
          </table:table-cell>
          <table:table-cell table:number-columns-repeated="5"/>
        </table:table-row>
        <table:table-row table:style-name="ro2">
          <table:table-cell office:value-type="float" office:value="94900" calcext:value-type="float">
            <text:p>94900</text:p>
          </table:table-cell>
          <table:table-cell office:value-type="float" office:value="0.012957" calcext:value-type="float">
            <text:p>0.012957</text:p>
          </table:table-cell>
          <table:table-cell office:value-type="float" office:value="1.032397" calcext:value-type="float">
            <text:p>1.032397</text:p>
          </table:table-cell>
          <table:table-cell office:value-type="float" office:value="0.012957" calcext:value-type="float">
            <text:p>0.012957</text:p>
          </table:table-cell>
          <table:table-cell table:number-columns-repeated="5"/>
        </table:table-row>
        <table:table-row table:style-name="ro2">
          <table:table-cell office:value-type="float" office:value="95000" calcext:value-type="float">
            <text:p>95000</text:p>
          </table:table-cell>
          <table:table-cell office:value-type="float" office:value="0.012992" calcext:value-type="float">
            <text:p>0.012992</text:p>
          </table:table-cell>
          <table:table-cell office:value-type="float" office:value="1.036721" calcext:value-type="float">
            <text:p>1.036721</text:p>
          </table:table-cell>
          <table:table-cell office:value-type="float" office:value="0.012992" calcext:value-type="float">
            <text:p>0.012992</text:p>
          </table:table-cell>
          <table:table-cell table:number-columns-repeated="5"/>
        </table:table-row>
        <table:table-row table:style-name="ro2">
          <table:table-cell office:value-type="float" office:value="95100" calcext:value-type="float">
            <text:p>95100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1.038367" calcext:value-type="float">
            <text:p>1.038367</text:p>
          </table:table-cell>
          <table:table-cell office:value-type="float" office:value="0.01295" calcext:value-type="float">
            <text:p>0.01295</text:p>
          </table:table-cell>
          <table:table-cell table:number-columns-repeated="5"/>
        </table:table-row>
        <table:table-row table:style-name="ro2">
          <table:table-cell office:value-type="float" office:value="95200" calcext:value-type="float">
            <text:p>95200</text:p>
          </table:table-cell>
          <table:table-cell office:value-type="float" office:value="0.013157" calcext:value-type="float">
            <text:p>0.013157</text:p>
          </table:table-cell>
          <table:table-cell office:value-type="float" office:value="1.046642" calcext:value-type="float">
            <text:p>1.046642</text:p>
          </table:table-cell>
          <table:table-cell office:value-type="float" office:value="0.013157" calcext:value-type="float">
            <text:p>0.013157</text:p>
          </table:table-cell>
          <table:table-cell table:number-columns-repeated="5"/>
        </table:table-row>
        <table:table-row table:style-name="ro2">
          <table:table-cell office:value-type="float" office:value="95300" calcext:value-type="float">
            <text:p>95300</text:p>
          </table:table-cell>
          <table:table-cell office:value-type="float" office:value="0.013196" calcext:value-type="float">
            <text:p>0.013196</text:p>
          </table:table-cell>
          <table:table-cell office:value-type="float" office:value="1.052626" calcext:value-type="float">
            <text:p>1.052626</text:p>
          </table:table-cell>
          <table:table-cell office:value-type="float" office:value="0.013196" calcext:value-type="float">
            <text:p>0.013196</text:p>
          </table:table-cell>
          <table:table-cell table:number-columns-repeated="5"/>
        </table:table-row>
        <table:table-row table:style-name="ro2">
          <table:table-cell office:value-type="float" office:value="95400" calcext:value-type="float">
            <text:p>95400</text:p>
          </table:table-cell>
          <table:table-cell office:value-type="float" office:value="0.013065" calcext:value-type="float">
            <text:p>0.013065</text:p>
          </table:table-cell>
          <table:table-cell office:value-type="float" office:value="1.038614" calcext:value-type="float">
            <text:p>1.038614</text:p>
          </table:table-cell>
          <table:table-cell office:value-type="float" office:value="0.013065" calcext:value-type="float">
            <text:p>0.013065</text:p>
          </table:table-cell>
          <table:table-cell table:number-columns-repeated="5"/>
        </table:table-row>
        <table:table-row table:style-name="ro2">
          <table:table-cell office:value-type="float" office:value="95500" calcext:value-type="float">
            <text:p>95500</text:p>
          </table:table-cell>
          <table:table-cell office:value-type="float" office:value="0.012967" calcext:value-type="float">
            <text:p>0.012967</text:p>
          </table:table-cell>
          <table:table-cell office:value-type="float" office:value="1.036304" calcext:value-type="float">
            <text:p>1.036304</text:p>
          </table:table-cell>
          <table:table-cell office:value-type="float" office:value="0.012967" calcext:value-type="float">
            <text:p>0.012967</text:p>
          </table:table-cell>
          <table:table-cell table:number-columns-repeated="5"/>
        </table:table-row>
        <table:table-row table:style-name="ro2">
          <table:table-cell office:value-type="float" office:value="95600" calcext:value-type="float">
            <text:p>95600</text:p>
          </table:table-cell>
          <table:table-cell office:value-type="float" office:value="0.013221" calcext:value-type="float">
            <text:p>0.013221</text:p>
          </table:table-cell>
          <table:table-cell office:value-type="float" office:value="1.040453" calcext:value-type="float">
            <text:p>1.040453</text:p>
          </table:table-cell>
          <table:table-cell office:value-type="float" office:value="0.013221" calcext:value-type="float">
            <text:p>0.013221</text:p>
          </table:table-cell>
          <table:table-cell table:number-columns-repeated="5"/>
        </table:table-row>
        <table:table-row table:style-name="ro2">
          <table:table-cell office:value-type="float" office:value="95700" calcext:value-type="float">
            <text:p>95700</text:p>
          </table:table-cell>
          <table:table-cell office:value-type="float" office:value="0.013185" calcext:value-type="float">
            <text:p>0.013185</text:p>
          </table:table-cell>
          <table:table-cell office:value-type="float" office:value="1.041034" calcext:value-type="float">
            <text:p>1.041034</text:p>
          </table:table-cell>
          <table:table-cell office:value-type="float" office:value="0.013185" calcext:value-type="float">
            <text:p>0.013185</text:p>
          </table:table-cell>
          <table:table-cell table:number-columns-repeated="5"/>
        </table:table-row>
        <table:table-row table:style-name="ro2">
          <table:table-cell office:value-type="float" office:value="95800" calcext:value-type="float">
            <text:p>95800</text:p>
          </table:table-cell>
          <table:table-cell office:value-type="float" office:value="0.012978" calcext:value-type="float">
            <text:p>0.012978</text:p>
          </table:table-cell>
          <table:table-cell office:value-type="float" office:value="1.04344" calcext:value-type="float">
            <text:p>1.04344</text:p>
          </table:table-cell>
          <table:table-cell office:value-type="float" office:value="0.012978" calcext:value-type="float">
            <text:p>0.012978</text:p>
          </table:table-cell>
          <table:table-cell table:number-columns-repeated="5"/>
        </table:table-row>
        <table:table-row table:style-name="ro2">
          <table:table-cell office:value-type="float" office:value="95900" calcext:value-type="float">
            <text:p>95900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1.043288" calcext:value-type="float">
            <text:p>1.043288</text:p>
          </table:table-cell>
          <table:table-cell office:value-type="float" office:value="0.013001" calcext:value-type="float">
            <text:p>0.013001</text:p>
          </table:table-cell>
          <table:table-cell table:number-columns-repeated="5"/>
        </table:table-row>
        <table:table-row table:style-name="ro2">
          <table:table-cell office:value-type="float" office:value="96000" calcext:value-type="float">
            <text:p>96000</text:p>
          </table:table-cell>
          <table:table-cell office:value-type="float" office:value="0.013412" calcext:value-type="float">
            <text:p>0.013412</text:p>
          </table:table-cell>
          <table:table-cell office:value-type="float" office:value="1.05383" calcext:value-type="float">
            <text:p>1.05383</text:p>
          </table:table-cell>
          <table:table-cell office:value-type="float" office:value="0.013412" calcext:value-type="float">
            <text:p>0.013412</text:p>
          </table:table-cell>
          <table:table-cell table:number-columns-repeated="5"/>
        </table:table-row>
        <table:table-row table:style-name="ro2">
          <table:table-cell office:value-type="float" office:value="96100" calcext:value-type="float">
            <text:p>96100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1.050745" calcext:value-type="float">
            <text:p>1.050745</text:p>
          </table:table-cell>
          <table:table-cell office:value-type="float" office:value="0.013125" calcext:value-type="float">
            <text:p>0.013125</text:p>
          </table:table-cell>
          <table:table-cell table:number-columns-repeated="5"/>
        </table:table-row>
        <table:table-row table:style-name="ro2">
          <table:table-cell office:value-type="float" office:value="96200" calcext:value-type="float">
            <text:p>96200</text:p>
          </table:table-cell>
          <table:table-cell office:value-type="float" office:value="0.013054" calcext:value-type="float">
            <text:p>0.013054</text:p>
          </table:table-cell>
          <table:table-cell office:value-type="float" office:value="1.054602" calcext:value-type="float">
            <text:p>1.054602</text:p>
          </table:table-cell>
          <table:table-cell office:value-type="float" office:value="0.013054" calcext:value-type="float">
            <text:p>0.013054</text:p>
          </table:table-cell>
          <table:table-cell table:number-columns-repeated="5"/>
        </table:table-row>
        <table:table-row table:style-name="ro2">
          <table:table-cell office:value-type="float" office:value="96300" calcext:value-type="float">
            <text:p>96300</text:p>
          </table:table-cell>
          <table:table-cell office:value-type="float" office:value="0.013251" calcext:value-type="float">
            <text:p>0.013251</text:p>
          </table:table-cell>
          <table:table-cell office:value-type="float" office:value="1.056878" calcext:value-type="float">
            <text:p>1.056878</text:p>
          </table:table-cell>
          <table:table-cell office:value-type="float" office:value="0.013251" calcext:value-type="float">
            <text:p>0.013251</text:p>
          </table:table-cell>
          <table:table-cell table:number-columns-repeated="5"/>
        </table:table-row>
        <table:table-row table:style-name="ro2">
          <table:table-cell office:value-type="float" office:value="96400" calcext:value-type="float">
            <text:p>96400</text:p>
          </table:table-cell>
          <table:table-cell office:value-type="float" office:value="0.013077" calcext:value-type="float">
            <text:p>0.013077</text:p>
          </table:table-cell>
          <table:table-cell office:value-type="float" office:value="1.056072" calcext:value-type="float">
            <text:p>1.056072</text:p>
          </table:table-cell>
          <table:table-cell office:value-type="float" office:value="0.013077" calcext:value-type="float">
            <text:p>0.013077</text:p>
          </table:table-cell>
          <table:table-cell table:number-columns-repeated="5"/>
        </table:table-row>
        <table:table-row table:style-name="ro2">
          <table:table-cell office:value-type="float" office:value="96500" calcext:value-type="float">
            <text:p>96500</text:p>
          </table:table-cell>
          <table:table-cell office:value-type="float" office:value="0.013093" calcext:value-type="float">
            <text:p>0.013093</text:p>
          </table:table-cell>
          <table:table-cell office:value-type="float" office:value="1.059402" calcext:value-type="float">
            <text:p>1.059402</text:p>
          </table:table-cell>
          <table:table-cell office:value-type="float" office:value="0.013093" calcext:value-type="float">
            <text:p>0.013093</text:p>
          </table:table-cell>
          <table:table-cell table:number-columns-repeated="5"/>
        </table:table-row>
        <table:table-row table:style-name="ro2">
          <table:table-cell office:value-type="float" office:value="96600" calcext:value-type="float">
            <text:p>96600</text:p>
          </table:table-cell>
          <table:table-cell office:value-type="float" office:value="0.013159" calcext:value-type="float">
            <text:p>0.013159</text:p>
          </table:table-cell>
          <table:table-cell office:value-type="float" office:value="1.062232" calcext:value-type="float">
            <text:p>1.062232</text:p>
          </table:table-cell>
          <table:table-cell office:value-type="float" office:value="0.013159" calcext:value-type="float">
            <text:p>0.013159</text:p>
          </table:table-cell>
          <table:table-cell table:number-columns-repeated="5"/>
        </table:table-row>
        <table:table-row table:style-name="ro2">
          <table:table-cell office:value-type="float" office:value="96700" calcext:value-type="float">
            <text:p>96700</text:p>
          </table:table-cell>
          <table:table-cell office:value-type="float" office:value="0.013193" calcext:value-type="float">
            <text:p>0.013193</text:p>
          </table:table-cell>
          <table:table-cell office:value-type="float" office:value="1.069369" calcext:value-type="float">
            <text:p>1.069369</text:p>
          </table:table-cell>
          <table:table-cell office:value-type="float" office:value="0.013193" calcext:value-type="float">
            <text:p>0.013193</text:p>
          </table:table-cell>
          <table:table-cell table:number-columns-repeated="5"/>
        </table:table-row>
        <table:table-row table:style-name="ro2">
          <table:table-cell office:value-type="float" office:value="96800" calcext:value-type="float">
            <text:p>96800</text:p>
          </table:table-cell>
          <table:table-cell office:value-type="float" office:value="0.0137" calcext:value-type="float">
            <text:p>0.0137</text:p>
          </table:table-cell>
          <table:table-cell office:value-type="float" office:value="1.068897" calcext:value-type="float">
            <text:p>1.068897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2">
          <table:table-cell office:value-type="float" office:value="96900" calcext:value-type="float">
            <text:p>96900</text:p>
          </table:table-cell>
          <table:table-cell office:value-type="float" office:value="0.013303" calcext:value-type="float">
            <text:p>0.013303</text:p>
          </table:table-cell>
          <table:table-cell office:value-type="float" office:value="1.067133" calcext:value-type="float">
            <text:p>1.067133</text:p>
          </table:table-cell>
          <table:table-cell office:value-type="float" office:value="0.013303" calcext:value-type="float">
            <text:p>0.013303</text:p>
          </table:table-cell>
          <table:table-cell table:number-columns-repeated="5"/>
        </table:table-row>
        <table:table-row table:style-name="ro2">
          <table:table-cell office:value-type="float" office:value="97000" calcext:value-type="float">
            <text:p>97000</text:p>
          </table:table-cell>
          <table:table-cell office:value-type="float" office:value="0.013265" calcext:value-type="float">
            <text:p>0.013265</text:p>
          </table:table-cell>
          <table:table-cell office:value-type="float" office:value="1.067072" calcext:value-type="float">
            <text:p>1.067072</text:p>
          </table:table-cell>
          <table:table-cell office:value-type="float" office:value="0.013265" calcext:value-type="float">
            <text:p>0.013265</text:p>
          </table:table-cell>
          <table:table-cell table:number-columns-repeated="5"/>
        </table:table-row>
        <table:table-row table:style-name="ro2">
          <table:table-cell office:value-type="float" office:value="97100" calcext:value-type="float">
            <text:p>97100</text:p>
          </table:table-cell>
          <table:table-cell office:value-type="float" office:value="0.013287" calcext:value-type="float">
            <text:p>0.013287</text:p>
          </table:table-cell>
          <table:table-cell office:value-type="float" office:value="1.073548" calcext:value-type="float">
            <text:p>1.073548</text:p>
          </table:table-cell>
          <table:table-cell office:value-type="float" office:value="0.013287" calcext:value-type="float">
            <text:p>0.013287</text:p>
          </table:table-cell>
          <table:table-cell table:number-columns-repeated="5"/>
        </table:table-row>
        <table:table-row table:style-name="ro2">
          <table:table-cell office:value-type="float" office:value="97200" calcext:value-type="float">
            <text:p>97200</text:p>
          </table:table-cell>
          <table:table-cell office:value-type="float" office:value="0.013431" calcext:value-type="float">
            <text:p>0.013431</text:p>
          </table:table-cell>
          <table:table-cell office:value-type="float" office:value="1.071302" calcext:value-type="float">
            <text:p>1.071302</text:p>
          </table:table-cell>
          <table:table-cell office:value-type="float" office:value="0.013431" calcext:value-type="float">
            <text:p>0.013431</text:p>
          </table:table-cell>
          <table:table-cell table:number-columns-repeated="5"/>
        </table:table-row>
        <table:table-row table:style-name="ro2">
          <table:table-cell office:value-type="float" office:value="97300" calcext:value-type="float">
            <text:p>97300</text:p>
          </table:table-cell>
          <table:table-cell office:value-type="float" office:value="0.013877" calcext:value-type="float">
            <text:p>0.013877</text:p>
          </table:table-cell>
          <table:table-cell office:value-type="float" office:value="1.075315" calcext:value-type="float">
            <text:p>1.075315</text:p>
          </table:table-cell>
          <table:table-cell office:value-type="float" office:value="0.013877" calcext:value-type="float">
            <text:p>0.013877</text:p>
          </table:table-cell>
          <table:table-cell table:number-columns-repeated="5"/>
        </table:table-row>
        <table:table-row table:style-name="ro2">
          <table:table-cell office:value-type="float" office:value="97400" calcext:value-type="float">
            <text:p>97400</text:p>
          </table:table-cell>
          <table:table-cell office:value-type="float" office:value="0.013356" calcext:value-type="float">
            <text:p>0.013356</text:p>
          </table:table-cell>
          <table:table-cell office:value-type="float" office:value="1.080324" calcext:value-type="float">
            <text:p>1.080324</text:p>
          </table:table-cell>
          <table:table-cell office:value-type="float" office:value="0.013356" calcext:value-type="float">
            <text:p>0.013356</text:p>
          </table:table-cell>
          <table:table-cell table:number-columns-repeated="5"/>
        </table:table-row>
        <table:table-row table:style-name="ro2">
          <table:table-cell office:value-type="float" office:value="97500" calcext:value-type="float">
            <text:p>97500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1.079535" calcext:value-type="float">
            <text:p>1.079535</text:p>
          </table:table-cell>
          <table:table-cell office:value-type="float" office:value="0.013298" calcext:value-type="float">
            <text:p>0.013298</text:p>
          </table:table-cell>
          <table:table-cell table:number-columns-repeated="5"/>
        </table:table-row>
        <table:table-row table:style-name="ro2">
          <table:table-cell office:value-type="float" office:value="97600" calcext:value-type="float">
            <text:p>97600</text:p>
          </table:table-cell>
          <table:table-cell office:value-type="float" office:value="0.013197" calcext:value-type="float">
            <text:p>0.013197</text:p>
          </table:table-cell>
          <table:table-cell office:value-type="float" office:value="1.092866" calcext:value-type="float">
            <text:p>1.092866</text:p>
          </table:table-cell>
          <table:table-cell office:value-type="float" office:value="0.013197" calcext:value-type="float">
            <text:p>0.013197</text:p>
          </table:table-cell>
          <table:table-cell table:number-columns-repeated="5"/>
        </table:table-row>
        <table:table-row table:style-name="ro2">
          <table:table-cell office:value-type="float" office:value="97700" calcext:value-type="float">
            <text:p>97700</text:p>
          </table:table-cell>
          <table:table-cell office:value-type="float" office:value="0.013332" calcext:value-type="float">
            <text:p>0.013332</text:p>
          </table:table-cell>
          <table:table-cell office:value-type="float" office:value="1.094041" calcext:value-type="float">
            <text:p>1.094041</text:p>
          </table:table-cell>
          <table:table-cell office:value-type="float" office:value="0.013332" calcext:value-type="float">
            <text:p>0.013332</text:p>
          </table:table-cell>
          <table:table-cell table:number-columns-repeated="5"/>
        </table:table-row>
        <table:table-row table:style-name="ro2">
          <table:table-cell office:value-type="float" office:value="97800" calcext:value-type="float">
            <text:p>97800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1.085321" calcext:value-type="float">
            <text:p>1.085321</text:p>
          </table:table-cell>
          <table:table-cell office:value-type="float" office:value="0.01321" calcext:value-type="float">
            <text:p>0.01321</text:p>
          </table:table-cell>
          <table:table-cell table:number-columns-repeated="5"/>
        </table:table-row>
        <table:table-row table:style-name="ro2">
          <table:table-cell office:value-type="float" office:value="97900" calcext:value-type="float">
            <text:p>97900</text:p>
          </table:table-cell>
          <table:table-cell office:value-type="float" office:value="0.013328" calcext:value-type="float">
            <text:p>0.013328</text:p>
          </table:table-cell>
          <table:table-cell office:value-type="float" office:value="1.08712" calcext:value-type="float">
            <text:p>1.08712</text:p>
          </table:table-cell>
          <table:table-cell office:value-type="float" office:value="0.013328" calcext:value-type="float">
            <text:p>0.013328</text:p>
          </table:table-cell>
          <table:table-cell table:number-columns-repeated="5"/>
        </table:table-row>
        <table:table-row table:style-name="ro2">
          <table:table-cell office:value-type="float" office:value="98000" calcext:value-type="float">
            <text:p>98000</text:p>
          </table:table-cell>
          <table:table-cell office:value-type="float" office:value="0.013514" calcext:value-type="float">
            <text:p>0.013514</text:p>
          </table:table-cell>
          <table:table-cell office:value-type="float" office:value="1.090975" calcext:value-type="float">
            <text:p>1.090975</text:p>
          </table:table-cell>
          <table:table-cell office:value-type="float" office:value="0.013514" calcext:value-type="float">
            <text:p>0.013514</text:p>
          </table:table-cell>
          <table:table-cell table:number-columns-repeated="5"/>
        </table:table-row>
        <table:table-row table:style-name="ro2">
          <table:table-cell office:value-type="float" office:value="98100" calcext:value-type="float">
            <text:p>98100</text:p>
          </table:table-cell>
          <table:table-cell office:value-type="float" office:value="0.013382" calcext:value-type="float">
            <text:p>0.013382</text:p>
          </table:table-cell>
          <table:table-cell office:value-type="float" office:value="1.090431" calcext:value-type="float">
            <text:p>1.090431</text:p>
          </table:table-cell>
          <table:table-cell office:value-type="float" office:value="0.013382" calcext:value-type="float">
            <text:p>0.013382</text:p>
          </table:table-cell>
          <table:table-cell table:number-columns-repeated="5"/>
        </table:table-row>
        <table:table-row table:style-name="ro2">
          <table:table-cell office:value-type="float" office:value="98200" calcext:value-type="float">
            <text:p>98200</text:p>
          </table:table-cell>
          <table:table-cell office:value-type="float" office:value="0.013399" calcext:value-type="float">
            <text:p>0.013399</text:p>
          </table:table-cell>
          <table:table-cell office:value-type="float" office:value="1.097388" calcext:value-type="float">
            <text:p>1.097388</text:p>
          </table:table-cell>
          <table:table-cell office:value-type="float" office:value="0.013399" calcext:value-type="float">
            <text:p>0.013399</text:p>
          </table:table-cell>
          <table:table-cell table:number-columns-repeated="5"/>
        </table:table-row>
        <table:table-row table:style-name="ro2">
          <table:table-cell office:value-type="float" office:value="98300" calcext:value-type="float">
            <text:p>98300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1.109939" calcext:value-type="float">
            <text:p>1.109939</text:p>
          </table:table-cell>
          <table:table-cell office:value-type="float" office:value="0.01346" calcext:value-type="float">
            <text:p>0.01346</text:p>
          </table:table-cell>
          <table:table-cell table:number-columns-repeated="5"/>
        </table:table-row>
        <table:table-row table:style-name="ro2">
          <table:table-cell office:value-type="float" office:value="98400" calcext:value-type="float">
            <text:p>98400</text:p>
          </table:table-cell>
          <table:table-cell office:value-type="float" office:value="0.013363" calcext:value-type="float">
            <text:p>0.013363</text:p>
          </table:table-cell>
          <table:table-cell office:value-type="float" office:value="1.113801" calcext:value-type="float">
            <text:p>1.113801</text:p>
          </table:table-cell>
          <table:table-cell office:value-type="float" office:value="0.013363" calcext:value-type="float">
            <text:p>0.013363</text:p>
          </table:table-cell>
          <table:table-cell table:number-columns-repeated="5"/>
        </table:table-row>
        <table:table-row table:style-name="ro2">
          <table:table-cell office:value-type="float" office:value="98500" calcext:value-type="float">
            <text:p>98500</text:p>
          </table:table-cell>
          <table:table-cell office:value-type="float" office:value="0.013621" calcext:value-type="float">
            <text:p>0.013621</text:p>
          </table:table-cell>
          <table:table-cell office:value-type="float" office:value="1.145948" calcext:value-type="float">
            <text:p>1.145948</text:p>
          </table:table-cell>
          <table:table-cell office:value-type="float" office:value="0.013621" calcext:value-type="float">
            <text:p>0.013621</text:p>
          </table:table-cell>
          <table:table-cell table:number-columns-repeated="5"/>
        </table:table-row>
        <table:table-row table:style-name="ro2">
          <table:table-cell office:value-type="float" office:value="98600" calcext:value-type="float">
            <text:p>98600</text:p>
          </table:table-cell>
          <table:table-cell office:value-type="float" office:value="0.013857" calcext:value-type="float">
            <text:p>0.013857</text:p>
          </table:table-cell>
          <table:table-cell office:value-type="float" office:value="1.10234" calcext:value-type="float">
            <text:p>1.10234</text:p>
          </table:table-cell>
          <table:table-cell office:value-type="float" office:value="0.013857" calcext:value-type="float">
            <text:p>0.013857</text:p>
          </table:table-cell>
          <table:table-cell table:number-columns-repeated="5"/>
        </table:table-row>
        <table:table-row table:style-name="ro2">
          <table:table-cell office:value-type="float" office:value="98700" calcext:value-type="float">
            <text:p>98700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1.109935" calcext:value-type="float">
            <text:p>1.109935</text:p>
          </table:table-cell>
          <table:table-cell office:value-type="float" office:value="0.013597" calcext:value-type="float">
            <text:p>0.013597</text:p>
          </table:table-cell>
          <table:table-cell table:number-columns-repeated="5"/>
        </table:table-row>
        <table:table-row table:style-name="ro2">
          <table:table-cell office:value-type="float" office:value="98800" calcext:value-type="float">
            <text:p>98800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1.132781" calcext:value-type="float">
            <text:p>1.132781</text:p>
          </table:table-cell>
          <table:table-cell office:value-type="float" office:value="0.01352" calcext:value-type="float">
            <text:p>0.01352</text:p>
          </table:table-cell>
          <table:table-cell table:number-columns-repeated="5"/>
        </table:table-row>
        <table:table-row table:style-name="ro2">
          <table:table-cell office:value-type="float" office:value="98900" calcext:value-type="float">
            <text:p>98900</text:p>
          </table:table-cell>
          <table:table-cell office:value-type="float" office:value="0.013928" calcext:value-type="float">
            <text:p>0.013928</text:p>
          </table:table-cell>
          <table:table-cell office:value-type="float" office:value="1.127387" calcext:value-type="float">
            <text:p>1.127387</text:p>
          </table:table-cell>
          <table:table-cell office:value-type="float" office:value="0.013928" calcext:value-type="float">
            <text:p>0.013928</text:p>
          </table:table-cell>
          <table:table-cell table:number-columns-repeated="5"/>
        </table:table-row>
        <table:table-row table:style-name="ro2">
          <table:table-cell office:value-type="float" office:value="99000" calcext:value-type="float">
            <text:p>99000</text:p>
          </table:table-cell>
          <table:table-cell office:value-type="float" office:value="0.013421" calcext:value-type="float">
            <text:p>0.013421</text:p>
          </table:table-cell>
          <table:table-cell office:value-type="float" office:value="1.113445" calcext:value-type="float">
            <text:p>1.113445</text:p>
          </table:table-cell>
          <table:table-cell office:value-type="float" office:value="0.013421" calcext:value-type="float">
            <text:p>0.013421</text:p>
          </table:table-cell>
          <table:table-cell table:number-columns-repeated="5"/>
        </table:table-row>
        <table:table-row table:style-name="ro2">
          <table:table-cell office:value-type="float" office:value="99100" calcext:value-type="float">
            <text:p>99100</text:p>
          </table:table-cell>
          <table:table-cell office:value-type="float" office:value="0.013877" calcext:value-type="float">
            <text:p>0.013877</text:p>
          </table:table-cell>
          <table:table-cell office:value-type="float" office:value="1.13079" calcext:value-type="float">
            <text:p>1.13079</text:p>
          </table:table-cell>
          <table:table-cell office:value-type="float" office:value="0.013877" calcext:value-type="float">
            <text:p>0.013877</text:p>
          </table:table-cell>
          <table:table-cell table:number-columns-repeated="5"/>
        </table:table-row>
        <table:table-row table:style-name="ro2">
          <table:table-cell office:value-type="float" office:value="99200" calcext:value-type="float">
            <text:p>99200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1.113475" calcext:value-type="float">
            <text:p>1.113475</text:p>
          </table:table-cell>
          <table:table-cell office:value-type="float" office:value="0.01388" calcext:value-type="float">
            <text:p>0.01388</text:p>
          </table:table-cell>
          <table:table-cell table:number-columns-repeated="5"/>
        </table:table-row>
        <table:table-row table:style-name="ro2">
          <table:table-cell office:value-type="float" office:value="99300" calcext:value-type="float">
            <text:p>99300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1.129132" calcext:value-type="float">
            <text:p>1.129132</text:p>
          </table:table-cell>
          <table:table-cell office:value-type="float" office:value="0.013604" calcext:value-type="float">
            <text:p>0.013604</text:p>
          </table:table-cell>
          <table:table-cell table:number-columns-repeated="5"/>
        </table:table-row>
        <table:table-row table:style-name="ro2">
          <table:table-cell office:value-type="float" office:value="99400" calcext:value-type="float">
            <text:p>99400</text:p>
          </table:table-cell>
          <table:table-cell office:value-type="float" office:value="0.013591" calcext:value-type="float">
            <text:p>0.013591</text:p>
          </table:table-cell>
          <table:table-cell office:value-type="float" office:value="1.142815" calcext:value-type="float">
            <text:p>1.142815</text:p>
          </table:table-cell>
          <table:table-cell office:value-type="float" office:value="0.013591" calcext:value-type="float">
            <text:p>0.013591</text:p>
          </table:table-cell>
          <table:table-cell table:number-columns-repeated="5"/>
        </table:table-row>
        <table:table-row table:style-name="ro2">
          <table:table-cell office:value-type="float" office:value="99500" calcext:value-type="float">
            <text:p>99500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1.167973" calcext:value-type="float">
            <text:p>1.167973</text:p>
          </table:table-cell>
          <table:table-cell office:value-type="float" office:value="0.01411" calcext:value-type="float">
            <text:p>0.01411</text:p>
          </table:table-cell>
          <table:table-cell table:number-columns-repeated="5"/>
        </table:table-row>
        <table:table-row table:style-name="ro2">
          <table:table-cell office:value-type="float" office:value="99600" calcext:value-type="float">
            <text:p>99600</text:p>
          </table:table-cell>
          <table:table-cell office:value-type="float" office:value="0.014719" calcext:value-type="float">
            <text:p>0.014719</text:p>
          </table:table-cell>
          <table:table-cell office:value-type="float" office:value="1.144395" calcext:value-type="float">
            <text:p>1.144395</text:p>
          </table:table-cell>
          <table:table-cell office:value-type="float" office:value="0.014719" calcext:value-type="float">
            <text:p>0.014719</text:p>
          </table:table-cell>
          <table:table-cell table:number-columns-repeated="5"/>
        </table:table-row>
        <table:table-row table:style-name="ro2">
          <table:table-cell office:value-type="float" office:value="99700" calcext:value-type="float">
            <text:p>99700</text:p>
          </table:table-cell>
          <table:table-cell office:value-type="float" office:value="0.013569" calcext:value-type="float">
            <text:p>0.013569</text:p>
          </table:table-cell>
          <table:table-cell office:value-type="float" office:value="1.125548" calcext:value-type="float">
            <text:p>1.125548</text:p>
          </table:table-cell>
          <table:table-cell office:value-type="float" office:value="0.013569" calcext:value-type="float">
            <text:p>0.013569</text:p>
          </table:table-cell>
          <table:table-cell table:number-columns-repeated="5"/>
        </table:table-row>
        <table:table-row table:style-name="ro2">
          <table:table-cell office:value-type="float" office:value="99800" calcext:value-type="float">
            <text:p>99800</text:p>
          </table:table-cell>
          <table:table-cell office:value-type="float" office:value="0.013777" calcext:value-type="float">
            <text:p>0.013777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0.013777" calcext:value-type="float">
            <text:p>0.013777</text:p>
          </table:table-cell>
          <table:table-cell table:number-columns-repeated="5"/>
        </table:table-row>
        <table:table-row table:style-name="ro2">
          <table:table-cell office:value-type="float" office:value="99900" calcext:value-type="float">
            <text:p>99900</text:p>
          </table:table-cell>
          <table:table-cell office:value-type="float" office:value="0.013707" calcext:value-type="float">
            <text:p>0.013707</text:p>
          </table:table-cell>
          <table:table-cell office:value-type="float" office:value="1.128605" calcext:value-type="float">
            <text:p>1.128605</text:p>
          </table:table-cell>
          <table:table-cell office:value-type="float" office:value="0.013707" calcext:value-type="float">
            <text:p>0.013707</text:p>
          </table:table-cell>
          <table:table-cell table:number-columns-repeated="5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14002" calcext:value-type="float">
            <text:p>0.014002</text:p>
          </table:table-cell>
          <table:table-cell office:value-type="float" office:value="1.133469" calcext:value-type="float">
            <text:p>1.133469</text:p>
          </table:table-cell>
          <table:table-cell office:value-type="float" office:value="0.014002" calcext:value-type="float">
            <text:p>0.0140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 style:data-style-name="N2" text:time-value="09:38:26.191748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3:15:15.099876987</meta:creation-date>
    <dc:date>2023-02-14T09:50:29.670002111</dc:date>
    <meta:editing-duration>PT18M22S</meta:editing-duration>
    <meta:editing-cycles>6</meta:editing-cycles>
    <meta:generator>LibreOffice/6.4.7.2$Linux_X86_64 LibreOffice_project/40$Build-2</meta:generator>
    <meta:document-statistic meta:table-count="1" meta:cell-count="40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66cm" xlink:href=".." xlink:type="simple" chart:class="chart:scatter" chart:style-name="ch1">
        <chart:legend chart:legend-position="end" svg:x="12.952cm" svg:y="4.184cm" style:legend-expansion="high" chart:style-name="ch2"/>
        <chart:plot-area chart:style-name="ch3" table:cell-range-address="Sheet1.D1:Sheet1.D1001" chart:data-source-has-labels="row" svg:x="1.793cm" svg:y="0.294cm" svg:width="12.314cm" svg:height="8.609cm">
          <chartooo:coordinate-region svg:x="2.891cm" svg:y="0.493cm" svg:width="10.844cm" svg:height="7.7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001" chart:label-cell-address="Sheet1.D1:Sheet1.D1" chart:class="chart:scatte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">
                <text:p>0.00003</text:p>
                <draw:g>
                  <svg:desc>Sheet1.D2:Sheet1.D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22">
                <text:p>0.0003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55">
                <text:p>0.000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83">
                <text:p>0.0003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42">
                <text:p>0.000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54">
                <text:p>0.000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72">
                <text:p>0.000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88">
                <text:p>0.000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534">
                <text:p>0.000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19">
                <text:p>0.000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548">
                <text:p>0.000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76">
                <text:p>0.000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89">
                <text:p>0.000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92">
                <text:p>0.0005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645">
                <text:p>0.0006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64">
                <text:p>0.0006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49">
                <text:p>0.000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711">
                <text:p>0.0007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692">
                <text:p>0.000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732">
                <text:p>0.000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777">
                <text:p>0.0007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73">
                <text:p>0.00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44">
                <text:p>0.000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759">
                <text:p>0.000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772">
                <text:p>0.0007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801">
                <text:p>0.0008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883">
                <text:p>0.0008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026">
                <text:p>0.001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016">
                <text:p>0.001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016">
                <text:p>0.001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048">
                <text:p>0.001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061">
                <text:p>0.0010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195">
                <text:p>0.001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164">
                <text:p>0.0011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198">
                <text:p>0.001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192">
                <text:p>0.001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167">
                <text:p>0.001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182">
                <text:p>0.0011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249">
                <text:p>0.001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206">
                <text:p>0.001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271">
                <text:p>0.001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312">
                <text:p>0.001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402">
                <text:p>0.0014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408">
                <text:p>0.001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426">
                <text:p>0.001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417">
                <text:p>0.0014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512">
                <text:p>0.001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454">
                <text:p>0.0014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504">
                <text:p>0.0015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539">
                <text:p>0.001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534">
                <text:p>0.001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659">
                <text:p>0.0016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672">
                <text:p>0.001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759">
                <text:p>0.0017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714">
                <text:p>0.0017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737">
                <text:p>0.0017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762">
                <text:p>0.0017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858">
                <text:p>0.0018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856">
                <text:p>0.0018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807">
                <text:p>0.0018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936">
                <text:p>0.001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939">
                <text:p>0.0019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914">
                <text:p>0.001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932">
                <text:p>0.0019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909">
                <text:p>0.0019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012">
                <text:p>0.0020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993">
                <text:p>0.0019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966">
                <text:p>0.0019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959">
                <text:p>0.001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968">
                <text:p>0.0019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009">
                <text:p>0.0020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118">
                <text:p>0.002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037">
                <text:p>0.002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127">
                <text:p>0.0021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141">
                <text:p>0.0021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165">
                <text:p>0.002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173">
                <text:p>0.002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235">
                <text:p>0.0022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133">
                <text:p>0.0021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227">
                <text:p>0.0022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214">
                <text:p>0.0022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194">
                <text:p>0.0021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269">
                <text:p>0.0022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219">
                <text:p>0.0022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239">
                <text:p>0.0022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299">
                <text:p>0.0022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307">
                <text:p>0.0023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296">
                <text:p>0.0022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261">
                <text:p>0.0022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334">
                <text:p>0.002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404">
                <text:p>0.0024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374">
                <text:p>0.002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555">
                <text:p>0.002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384">
                <text:p>0.0023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389">
                <text:p>0.0023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487">
                <text:p>0.0024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468">
                <text:p>0.0024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474">
                <text:p>0.002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472">
                <text:p>0.0024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475">
                <text:p>0.0024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503">
                <text:p>0.0025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495">
                <text:p>0.002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525">
                <text:p>0.0025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481">
                <text:p>0.0024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491">
                <text:p>0.0024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549">
                <text:p>0.0025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551">
                <text:p>0.0025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525">
                <text:p>0.0025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543">
                <text:p>0.0025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619">
                <text:p>0.002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602">
                <text:p>0.0026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773">
                <text:p>0.0027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643">
                <text:p>0.0026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918">
                <text:p>0.0029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676">
                <text:p>0.0026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814">
                <text:p>0.0028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695">
                <text:p>0.0026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737">
                <text:p>0.0027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763">
                <text:p>0.0027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745">
                <text:p>0.0027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754">
                <text:p>0.0027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741">
                <text:p>0.0027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755">
                <text:p>0.002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768">
                <text:p>0.0027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818">
                <text:p>0.0028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848">
                <text:p>0.0028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941">
                <text:p>0.0029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813">
                <text:p>0.002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862">
                <text:p>0.002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879">
                <text:p>0.0028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864">
                <text:p>0.0028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942">
                <text:p>0.0029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884">
                <text:p>0.0028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933">
                <text:p>0.0029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001">
                <text:p>0.003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984">
                <text:p>0.0029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979">
                <text:p>0.0029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213">
                <text:p>0.0032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996">
                <text:p>0.0029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977">
                <text:p>0.0029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045">
                <text:p>0.0030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033">
                <text:p>0.0030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013">
                <text:p>0.0030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3066">
                <text:p>0.0030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082">
                <text:p>0.0030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078">
                <text:p>0.0030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376">
                <text:p>0.0033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396">
                <text:p>0.0033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18">
                <text:p>0.003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191">
                <text:p>0.0031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201">
                <text:p>0.0032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342">
                <text:p>0.0033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282">
                <text:p>0.0032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284">
                <text:p>0.0032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316">
                <text:p>0.0033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346">
                <text:p>0.0033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335">
                <text:p>0.0033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348">
                <text:p>0.003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346">
                <text:p>0.003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355">
                <text:p>0.0033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416">
                <text:p>0.0034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427">
                <text:p>0.0034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463">
                <text:p>0.0034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503">
                <text:p>0.0035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501">
                <text:p>0.0035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506">
                <text:p>0.0035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51">
                <text:p>0.003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554">
                <text:p>0.0035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542">
                <text:p>0.0035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583">
                <text:p>0.0035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558">
                <text:p>0.0035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601">
                <text:p>0.0036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612">
                <text:p>0.003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3647">
                <text:p>0.0036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664">
                <text:p>0.0036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657">
                <text:p>0.0036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715">
                <text:p>0.0037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727">
                <text:p>0.0037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789">
                <text:p>0.0037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764">
                <text:p>0.0037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3801">
                <text:p>0.0038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871">
                <text:p>0.0038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815">
                <text:p>0.0038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872">
                <text:p>0.0038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3869">
                <text:p>0.0038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919">
                <text:p>0.0039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985">
                <text:p>0.0039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958">
                <text:p>0.0039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996">
                <text:p>0.0039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983">
                <text:p>0.0039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4014">
                <text:p>0.0040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4011">
                <text:p>0.0040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4058">
                <text:p>0.0040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4032">
                <text:p>0.0040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4081">
                <text:p>0.0040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422">
                <text:p>0.004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4109">
                <text:p>0.0041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4104">
                <text:p>0.0041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4119">
                <text:p>0.004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4128">
                <text:p>0.0041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4166">
                <text:p>0.0041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4145">
                <text:p>0.0041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4183">
                <text:p>0.0041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4193">
                <text:p>0.0041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4282">
                <text:p>0.0042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4254">
                <text:p>0.0042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4259">
                <text:p>0.0042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4246">
                <text:p>0.0042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4377">
                <text:p>0.0043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431">
                <text:p>0.004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4333">
                <text:p>0.004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434">
                <text:p>0.004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437">
                <text:p>0.004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435">
                <text:p>0.004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4445">
                <text:p>0.0044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4574">
                <text:p>0.0045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4453">
                <text:p>0.0044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4438">
                <text:p>0.0044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4527">
                <text:p>0.0045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4493">
                <text:p>0.0044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4496">
                <text:p>0.0044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4513">
                <text:p>0.0045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4511">
                <text:p>0.0045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4512">
                <text:p>0.0045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456">
                <text:p>0.004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4587">
                <text:p>0.0045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4575">
                <text:p>0.0045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4609">
                <text:p>0.0046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4581">
                <text:p>0.0045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4626">
                <text:p>0.0046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4678">
                <text:p>0.0046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4626">
                <text:p>0.004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4631">
                <text:p>0.0046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4687">
                <text:p>0.0046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65">
                <text:p>0.004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4693">
                <text:p>0.0046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661">
                <text:p>0.0046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4698">
                <text:p>0.0046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676">
                <text:p>0.004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4777">
                <text:p>0.0047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4745">
                <text:p>0.0047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4775">
                <text:p>0.0047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4821">
                <text:p>0.0048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4798">
                <text:p>0.0047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4808">
                <text:p>0.0048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4868">
                <text:p>0.0048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4856">
                <text:p>0.0048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4848">
                <text:p>0.0048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4862">
                <text:p>0.0048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4859">
                <text:p>0.0048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4933">
                <text:p>0.0049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4946">
                <text:p>0.0049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932">
                <text:p>0.0049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055">
                <text:p>0.005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078">
                <text:p>0.0050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4974">
                <text:p>0.004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4984">
                <text:p>0.0049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503">
                <text:p>0.005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5001">
                <text:p>0.005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5043">
                <text:p>0.0050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5055">
                <text:p>0.0050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5063">
                <text:p>0.0050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073">
                <text:p>0.0050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5058">
                <text:p>0.0050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5117">
                <text:p>0.0051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5098">
                <text:p>0.0050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5113">
                <text:p>0.0051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522">
                <text:p>0.005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516">
                <text:p>0.005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5169">
                <text:p>0.0051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5202">
                <text:p>0.0052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515">
                <text:p>0.005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5221">
                <text:p>0.0052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5211">
                <text:p>0.0052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5201">
                <text:p>0.0052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5354">
                <text:p>0.0053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5182">
                <text:p>0.0051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197">
                <text:p>0.0051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5245">
                <text:p>0.0052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5241">
                <text:p>0.0052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5294">
                <text:p>0.0052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528">
                <text:p>0.005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5294">
                <text:p>0.0052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5319">
                <text:p>0.0053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5339">
                <text:p>0.0053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5353">
                <text:p>0.0053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5424">
                <text:p>0.0054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5517">
                <text:p>0.0055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5403">
                <text:p>0.0054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5477">
                <text:p>0.0054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5486">
                <text:p>0.0054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5447">
                <text:p>0.0054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5491">
                <text:p>0.0054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5483">
                <text:p>0.0054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5628">
                <text:p>0.0056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5579">
                <text:p>0.0055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5525">
                <text:p>0.0055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5667">
                <text:p>0.0056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5679">
                <text:p>0.0056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5573">
                <text:p>0.0055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5586">
                <text:p>0.0055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5626">
                <text:p>0.0056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5804">
                <text:p>0.0058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5656">
                <text:p>0.0056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567">
                <text:p>0.005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5695">
                <text:p>0.0056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5707">
                <text:p>0.0057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5701">
                <text:p>0.0057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5818">
                <text:p>0.0058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578">
                <text:p>0.005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5735">
                <text:p>0.0057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5763">
                <text:p>0.0057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5748">
                <text:p>0.0057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5814">
                <text:p>0.0058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5846">
                <text:p>0.0058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5832">
                <text:p>0.0058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5801">
                <text:p>0.0058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582">
                <text:p>0.005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5866">
                <text:p>0.0058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5856">
                <text:p>0.0058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5889">
                <text:p>0.0058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5869">
                <text:p>0.0058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5883">
                <text:p>0.0058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5943">
                <text:p>0.0059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929">
                <text:p>0.0059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02">
                <text:p>0.006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6465">
                <text:p>0.0064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197">
                <text:p>0.0061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224">
                <text:p>0.0062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6063">
                <text:p>0.0060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006">
                <text:p>0.0060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035">
                <text:p>0.0060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6059">
                <text:p>0.0060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6041">
                <text:p>0.0060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6116">
                <text:p>0.0061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6086">
                <text:p>0.0060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6074">
                <text:p>0.0060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6087">
                <text:p>0.0060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6231">
                <text:p>0.0062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6122">
                <text:p>0.0061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6153">
                <text:p>0.0061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6145">
                <text:p>0.0061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6183">
                <text:p>0.0061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6158">
                <text:p>0.0061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6361">
                <text:p>0.0063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6482">
                <text:p>0.0064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6472">
                <text:p>0.0064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6361">
                <text:p>0.0063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6514">
                <text:p>0.0065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6493">
                <text:p>0.0064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655">
                <text:p>0.006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6521">
                <text:p>0.0065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6872">
                <text:p>0.0068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6329">
                <text:p>0.0063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6463">
                <text:p>0.0064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6429">
                <text:p>0.0064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666">
                <text:p>0.006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6314">
                <text:p>0.0063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6425">
                <text:p>0.0064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6376">
                <text:p>0.0063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6443">
                <text:p>0.0064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6431">
                <text:p>0.0064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6837">
                <text:p>0.0068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6479">
                <text:p>0.0064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6573">
                <text:p>0.0065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6576">
                <text:p>0.0065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6557">
                <text:p>0.0065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6594">
                <text:p>0.0065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655">
                <text:p>0.006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6622">
                <text:p>0.0066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6749">
                <text:p>0.0067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6664">
                <text:p>0.0066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6668">
                <text:p>0.0066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6734">
                <text:p>0.0067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666">
                <text:p>0.006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6804">
                <text:p>0.0068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6755">
                <text:p>0.0067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6694">
                <text:p>0.0066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6726">
                <text:p>0.0067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6764">
                <text:p>0.0067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6886">
                <text:p>0.0068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6898">
                <text:p>0.0068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6753">
                <text:p>0.0067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6794">
                <text:p>0.0067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6813">
                <text:p>0.0068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6793">
                <text:p>0.0067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6971">
                <text:p>0.0069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6832">
                <text:p>0.0068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6845">
                <text:p>0.0068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6868">
                <text:p>0.0068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6956">
                <text:p>0.0069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7056">
                <text:p>0.0070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6902">
                <text:p>0.0069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6899">
                <text:p>0.0068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6926">
                <text:p>0.0069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6909">
                <text:p>0.0069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6945">
                <text:p>0.0069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6986">
                <text:p>0.0069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6968">
                <text:p>0.0069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7014">
                <text:p>0.0070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7046">
                <text:p>0.0070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7058">
                <text:p>0.0070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7095">
                <text:p>0.0070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7095">
                <text:p>0.0070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7274">
                <text:p>0.0072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7232">
                <text:p>0.0072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7107">
                <text:p>0.0071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7142">
                <text:p>0.0071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713">
                <text:p>0.007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7139">
                <text:p>0.0071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718">
                <text:p>0.007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7263">
                <text:p>0.0072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7206">
                <text:p>0.0072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7284">
                <text:p>0.0072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7257">
                <text:p>0.0072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7291">
                <text:p>0.0072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7353">
                <text:p>0.0073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7289">
                <text:p>0.0072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7309">
                <text:p>0.0073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7321">
                <text:p>0.0073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7333">
                <text:p>0.0073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7333">
                <text:p>0.007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7346">
                <text:p>0.0073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7342">
                <text:p>0.0073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7371">
                <text:p>0.0073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7436">
                <text:p>0.0074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7462">
                <text:p>0.0074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7367">
                <text:p>0.0073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7384">
                <text:p>0.0073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7387">
                <text:p>0.0073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7419">
                <text:p>0.007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7404">
                <text:p>0.0074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7397">
                <text:p>0.0073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741">
                <text:p>0.007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7469">
                <text:p>0.0074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751">
                <text:p>0.007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7502">
                <text:p>0.0075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7682">
                <text:p>0.0076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7908">
                <text:p>0.0079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7573">
                <text:p>0.0075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7544">
                <text:p>0.0075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7567">
                <text:p>0.0075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7606">
                <text:p>0.0076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7786">
                <text:p>0.0077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774">
                <text:p>0.007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7784">
                <text:p>0.0077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7683">
                <text:p>0.0076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7972">
                <text:p>0.0079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7865">
                <text:p>0.0078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7743">
                <text:p>0.0077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7783">
                <text:p>0.0077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7767">
                <text:p>0.0077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778">
                <text:p>0.007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7789">
                <text:p>0.0077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7788">
                <text:p>0.0077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7843">
                <text:p>0.0078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7839">
                <text:p>0.0078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7852">
                <text:p>0.0078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7936">
                <text:p>0.0079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8144">
                <text:p>0.0081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7925">
                <text:p>0.0079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7936">
                <text:p>0.0079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7969">
                <text:p>0.0079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7931">
                <text:p>0.0079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8001">
                <text:p>0.0080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8032">
                <text:p>0.0080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8076">
                <text:p>0.0080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8021">
                <text:p>0.0080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8004">
                <text:p>0.0080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804">
                <text:p>0.008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8054">
                <text:p>0.0080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806">
                <text:p>0.008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8073">
                <text:p>0.0080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808">
                <text:p>0.008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823">
                <text:p>0.008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8202">
                <text:p>0.0082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813">
                <text:p>0.008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8183">
                <text:p>0.0081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8145">
                <text:p>0.0081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8169">
                <text:p>0.0081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8151">
                <text:p>0.0081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8221">
                <text:p>0.0082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8213">
                <text:p>0.0082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8247">
                <text:p>0.0082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8233">
                <text:p>0.0082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8253">
                <text:p>0.0082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8253">
                <text:p>0.0082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8301">
                <text:p>0.0083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833">
                <text:p>0.008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8271">
                <text:p>0.0082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8366">
                <text:p>0.0083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8355">
                <text:p>0.0083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8306">
                <text:p>0.0083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8326">
                <text:p>0.0083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8354">
                <text:p>0.0083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8352">
                <text:p>0.0083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8413">
                <text:p>0.0084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8362">
                <text:p>0.0083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8373">
                <text:p>0.0083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8404">
                <text:p>0.0084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8468">
                <text:p>0.00846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8405">
                <text:p>0.0084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8435">
                <text:p>0.0084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8456">
                <text:p>0.0084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8505">
                <text:p>0.0085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8554">
                <text:p>0.0085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8461">
                <text:p>0.0084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8743">
                <text:p>0.0087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8518">
                <text:p>0.0085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8541">
                <text:p>0.0085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8487">
                <text:p>0.0084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8532">
                <text:p>0.0085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8723">
                <text:p>0.0087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8755">
                <text:p>0.0087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8627">
                <text:p>0.0086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8702">
                <text:p>0.0087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8642">
                <text:p>0.0086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8625">
                <text:p>0.0086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8654">
                <text:p>0.0086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8722">
                <text:p>0.0087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8692">
                <text:p>0.0086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8697">
                <text:p>0.0086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8762">
                <text:p>0.0087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8735">
                <text:p>0.0087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8762">
                <text:p>0.0087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8801">
                <text:p>0.0088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9062">
                <text:p>0.0090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8818">
                <text:p>0.0088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8919">
                <text:p>0.0089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8975">
                <text:p>0.0089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8847">
                <text:p>0.0088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8895">
                <text:p>0.00889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9045">
                <text:p>0.0090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9042">
                <text:p>0.0090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925">
                <text:p>0.009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9003">
                <text:p>0.0090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9073">
                <text:p>0.0090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9606">
                <text:p>0.0096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9041">
                <text:p>0.0090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9182">
                <text:p>0.0091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9089">
                <text:p>0.0090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9066">
                <text:p>0.0090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936">
                <text:p>0.009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9296">
                <text:p>0.0092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9188">
                <text:p>0.0091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9192">
                <text:p>0.0091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9564">
                <text:p>0.0095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9333">
                <text:p>0.0093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9239">
                <text:p>0.0092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9619">
                <text:p>0.0096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9625">
                <text:p>0.0096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9424">
                <text:p>0.0094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9248">
                <text:p>0.0092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9277">
                <text:p>0.0092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9341">
                <text:p>0.0093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9329">
                <text:p>0.0093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9368">
                <text:p>0.0093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9379">
                <text:p>0.0093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9407">
                <text:p>0.0094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9381">
                <text:p>0.0093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9446">
                <text:p>0.0094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9418">
                <text:p>0.0094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9441">
                <text:p>0.0094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9433">
                <text:p>0.0094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9515">
                <text:p>0.0095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9515">
                <text:p>0.0095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007">
                <text:p>0.010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9728">
                <text:p>0.0097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9582">
                <text:p>0.0095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9661">
                <text:p>0.0096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9589">
                <text:p>0.0095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9579">
                <text:p>0.0095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9591">
                <text:p>0.0095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9671">
                <text:p>0.0096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9638">
                <text:p>0.0096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9645">
                <text:p>0.0096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9713">
                <text:p>0.0097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9668">
                <text:p>0.0096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9737">
                <text:p>0.0097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979">
                <text:p>0.009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9761">
                <text:p>0.0097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10106">
                <text:p>0.0101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9997">
                <text:p>0.0099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9894">
                <text:p>0.0098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9746">
                <text:p>0.0097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9724">
                <text:p>0.0097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9739">
                <text:p>0.0097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976">
                <text:p>0.009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9777">
                <text:p>0.0097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9834">
                <text:p>0.0098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9933">
                <text:p>0.0099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9873">
                <text:p>0.00987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993">
                <text:p>0.009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0118">
                <text:p>0.0101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10001">
                <text:p>0.0100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9946">
                <text:p>0.0099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0004">
                <text:p>0.0100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9971">
                <text:p>0.0099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0042">
                <text:p>0.0100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0065">
                <text:p>0.0100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0047">
                <text:p>0.0100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0396">
                <text:p>0.0103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0047">
                <text:p>0.010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10051">
                <text:p>0.01005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10067">
                <text:p>0.0100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0102">
                <text:p>0.0101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10151">
                <text:p>0.0101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0195">
                <text:p>0.0101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0325">
                <text:p>0.0103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0178">
                <text:p>0.01017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10404">
                <text:p>0.0104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0257">
                <text:p>0.0102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10222">
                <text:p>0.0102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0508">
                <text:p>0.0105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10274">
                <text:p>0.0102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0294">
                <text:p>0.0102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10342">
                <text:p>0.0103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0326">
                <text:p>0.0103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1033">
                <text:p>0.010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0336">
                <text:p>0.0103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0339">
                <text:p>0.0103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10393">
                <text:p>0.0103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0489">
                <text:p>0.0104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10393">
                <text:p>0.0103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10473">
                <text:p>0.01047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0416">
                <text:p>0.0104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1045">
                <text:p>0.010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0487">
                <text:p>0.01048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0538">
                <text:p>0.0105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0644">
                <text:p>0.0106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0732">
                <text:p>0.0107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0621">
                <text:p>0.0106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10598">
                <text:p>0.0105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10823">
                <text:p>0.0108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10809">
                <text:p>0.0108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10658">
                <text:p>0.0106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0622">
                <text:p>0.0106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10657">
                <text:p>0.0106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0613">
                <text:p>0.0106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11198">
                <text:p>0.01119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0936">
                <text:p>0.0109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10924">
                <text:p>0.0109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0734">
                <text:p>0.0107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0711">
                <text:p>0.0107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0786">
                <text:p>0.0107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0847">
                <text:p>0.0108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0831">
                <text:p>0.0108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077">
                <text:p>0.010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1239">
                <text:p>0.0112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0795">
                <text:p>0.0107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086">
                <text:p>0.010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0797">
                <text:p>0.0107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0819">
                <text:p>0.0108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0827">
                <text:p>0.01082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0907">
                <text:p>0.0109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087">
                <text:p>0.010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0902">
                <text:p>0.010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089">
                <text:p>0.010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0876">
                <text:p>0.0108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0886">
                <text:p>0.0108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0905">
                <text:p>0.0109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0909">
                <text:p>0.0109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0922">
                <text:p>0.0109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097">
                <text:p>0.010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089">
                <text:p>0.010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0982">
                <text:p>0.0109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0969">
                <text:p>0.0109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1093">
                <text:p>0.01109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0988">
                <text:p>0.0109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1102">
                <text:p>0.0111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1057">
                <text:p>0.0110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1098">
                <text:p>0.01109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1125">
                <text:p>0.011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1557">
                <text:p>0.0115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11266">
                <text:p>0.0112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11156">
                <text:p>0.0111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1276">
                <text:p>0.0112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11477">
                <text:p>0.0114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11862">
                <text:p>0.0118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1556">
                <text:p>0.0115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11212">
                <text:p>0.0112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1407">
                <text:p>0.0114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1502">
                <text:p>0.0115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1283">
                <text:p>0.0112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1561">
                <text:p>0.01156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11458">
                <text:p>0.0114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1878">
                <text:p>0.01187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11644">
                <text:p>0.0116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1394">
                <text:p>0.0113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1648">
                <text:p>0.0116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11655">
                <text:p>0.0116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11843">
                <text:p>0.0118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2269">
                <text:p>0.0122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1607">
                <text:p>0.0116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201">
                <text:p>0.012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11514">
                <text:p>0.0115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1189">
                <text:p>0.011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2139">
                <text:p>0.0121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1532">
                <text:p>0.0115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1613">
                <text:p>0.0116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11641">
                <text:p>0.01164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11645">
                <text:p>0.0116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1639">
                <text:p>0.01163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2077">
                <text:p>0.0120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12186">
                <text:p>0.0121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2016">
                <text:p>0.0120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11653">
                <text:p>0.0116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251">
                <text:p>0.012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12017">
                <text:p>0.0120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2278">
                <text:p>0.01227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11806">
                <text:p>0.0118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1835">
                <text:p>0.0118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11806">
                <text:p>0.01180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12038">
                <text:p>0.0120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11908">
                <text:p>0.0119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11819">
                <text:p>0.0118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2035">
                <text:p>0.0120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12284">
                <text:p>0.0122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1198">
                <text:p>0.011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12424">
                <text:p>0.0124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2358">
                <text:p>0.0123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1949">
                <text:p>0.0119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2167">
                <text:p>0.0121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12337">
                <text:p>0.0123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13081">
                <text:p>0.0130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12545">
                <text:p>0.0125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12445">
                <text:p>0.0124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12277">
                <text:p>0.01227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12363">
                <text:p>0.0123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12357">
                <text:p>0.01235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2476">
                <text:p>0.0124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12135">
                <text:p>0.0121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12055">
                <text:p>0.0120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1217">
                <text:p>0.012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2485">
                <text:p>0.01248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2372">
                <text:p>0.0123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2597">
                <text:p>0.0125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1213">
                <text:p>0.012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12495">
                <text:p>0.0124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2859">
                <text:p>0.0128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12643">
                <text:p>0.0126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2349">
                <text:p>0.0123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12377">
                <text:p>0.0123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12463">
                <text:p>0.0124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12407">
                <text:p>0.0124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12362">
                <text:p>0.0123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2715">
                <text:p>0.0127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267">
                <text:p>0.012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12934">
                <text:p>0.0129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12646">
                <text:p>0.01264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12453">
                <text:p>0.0124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13128">
                <text:p>0.0131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12463">
                <text:p>0.01246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12539">
                <text:p>0.0125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12554">
                <text:p>0.0125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12653">
                <text:p>0.0126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2423">
                <text:p>0.0124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2487">
                <text:p>0.0124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3193">
                <text:p>0.0131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3129">
                <text:p>0.0131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295">
                <text:p>0.012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2608">
                <text:p>0.0126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2729">
                <text:p>0.0127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2463">
                <text:p>0.0124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2602">
                <text:p>0.0126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2772">
                <text:p>0.0127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2538">
                <text:p>0.0125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2829">
                <text:p>0.0128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2737">
                <text:p>0.0127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262">
                <text:p>0.012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2585">
                <text:p>0.0125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2601">
                <text:p>0.0126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2796">
                <text:p>0.0127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3551">
                <text:p>0.0135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3498">
                <text:p>0.0134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2801">
                <text:p>0.0128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3049">
                <text:p>0.0130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2767">
                <text:p>0.0127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2912">
                <text:p>0.0129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3032">
                <text:p>0.0130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3619">
                <text:p>0.0136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2947">
                <text:p>0.0129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2971">
                <text:p>0.0129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4454">
                <text:p>0.01445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3063">
                <text:p>0.01306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2974">
                <text:p>0.01297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2995">
                <text:p>0.0129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2985">
                <text:p>0.01298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3082">
                <text:p>0.0130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2953">
                <text:p>0.0129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2921">
                <text:p>0.0129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2916">
                <text:p>0.0129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2957">
                <text:p>0.0129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2992">
                <text:p>0.0129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295">
                <text:p>0.0129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3157">
                <text:p>0.01315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3065">
                <text:p>0.0130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12967">
                <text:p>0.0129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13221">
                <text:p>0.0132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13185">
                <text:p>0.0131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12978">
                <text:p>0.01297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13001">
                <text:p>0.0130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13412">
                <text:p>0.0134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3125">
                <text:p>0.0131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3054">
                <text:p>0.0130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3251">
                <text:p>0.0132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3077">
                <text:p>0.0130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3093">
                <text:p>0.01309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13159">
                <text:p>0.01315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3193">
                <text:p>0.01319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13303">
                <text:p>0.0133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13265">
                <text:p>0.01326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13287">
                <text:p>0.0132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13431">
                <text:p>0.0134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3877">
                <text:p>0.0138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13356">
                <text:p>0.0133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3298">
                <text:p>0.0132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3197">
                <text:p>0.01319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3332">
                <text:p>0.0133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321">
                <text:p>0.013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3328">
                <text:p>0.0133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3514">
                <text:p>0.0135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3382">
                <text:p>0.01338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3399">
                <text:p>0.01339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346">
                <text:p>0.013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3363">
                <text:p>0.01336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3621">
                <text:p>0.0136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3857">
                <text:p>0.0138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3597">
                <text:p>0.01359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352">
                <text:p>0.013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3928">
                <text:p>0.0139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3421">
                <text:p>0.0134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3877">
                <text:p>0.0138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388">
                <text:p>0.013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3604">
                <text:p>0.0136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4719">
                <text:p>0.0147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3569">
                <text:p>0.0135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3777">
                <text:p>0.01377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3707">
                <text:p>0.0137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4002">
                <text:p>0.014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66cm" xlink:href=".." xlink:type="simple" chart:class="chart:scatter" chart:style-name="ch1">
        <chart:legend chart:legend-position="end" svg:x="13.005cm" svg:y="4.184cm" style:legend-expansion="high" chart:style-name="ch2"/>
        <chart:plot-area chart:style-name="ch3" table:cell-range-address="Sheet1.C1:Sheet1.C1001" chart:data-source-has-labels="row" svg:x="0.319cm" svg:y="0.05cm" svg:width="12.367cm" svg:height="8.61cm">
          <chartooo:coordinate-region svg:x="1.046cm" svg:y="0.25cm" svg:width="11.268cm" svg:height="7.7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01" chart:label-cell-address="Sheet1.C1:Sheet1.C1" chart:class="chart:scatte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6">
                <text:p>0.000016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615">
                <text:p>0.000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64">
                <text:p>0.000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39">
                <text:p>0.000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03">
                <text:p>0.0012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294">
                <text:p>0.001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498">
                <text:p>0.001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673">
                <text:p>0.001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818">
                <text:p>0.001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889">
                <text:p>0.001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956">
                <text:p>0.0019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047">
                <text:p>0.002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156">
                <text:p>0.002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286">
                <text:p>0.002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595">
                <text:p>0.002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585">
                <text:p>0.002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625">
                <text:p>0.002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836">
                <text:p>0.002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008">
                <text:p>0.003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093">
                <text:p>0.0030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159">
                <text:p>0.0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321">
                <text:p>0.003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773">
                <text:p>0.003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642">
                <text:p>0.003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993">
                <text:p>0.003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157">
                <text:p>0.004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473">
                <text:p>0.0044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546">
                <text:p>0.004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691">
                <text:p>0.0046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805">
                <text:p>0.004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4955">
                <text:p>0.004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5575">
                <text:p>0.0055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363">
                <text:p>0.005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492">
                <text:p>0.005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5764">
                <text:p>0.005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6245">
                <text:p>0.006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6382">
                <text:p>0.0063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6422">
                <text:p>0.006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888">
                <text:p>0.006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056">
                <text:p>0.0070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067">
                <text:p>0.0070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181">
                <text:p>0.007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508">
                <text:p>0.007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675">
                <text:p>0.0076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854">
                <text:p>0.007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12">
                <text:p>0.00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696">
                <text:p>0.008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473">
                <text:p>0.008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719">
                <text:p>0.008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809">
                <text:p>0.008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814">
                <text:p>0.0088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414">
                <text:p>0.009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596">
                <text:p>0.009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967">
                <text:p>0.009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118">
                <text:p>0.010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0217">
                <text:p>0.0102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0798">
                <text:p>0.010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0558">
                <text:p>0.010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902">
                <text:p>0.010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301">
                <text:p>0.011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1393">
                <text:p>0.011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823">
                <text:p>0.0118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759">
                <text:p>0.0117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421">
                <text:p>0.0124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365">
                <text:p>0.0123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862">
                <text:p>0.012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792">
                <text:p>0.0127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3053">
                <text:p>0.013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349">
                <text:p>0.0133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3488">
                <text:p>0.013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3872">
                <text:p>0.013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4578">
                <text:p>0.0145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081">
                <text:p>0.015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4985">
                <text:p>0.014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158">
                <text:p>0.0151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268">
                <text:p>0.015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848">
                <text:p>0.0158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759">
                <text:p>0.015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436">
                <text:p>0.016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596">
                <text:p>0.016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7206">
                <text:p>0.0172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7324">
                <text:p>0.0173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7353">
                <text:p>0.01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7921">
                <text:p>0.017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7834">
                <text:p>0.0178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8073">
                <text:p>0.018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549">
                <text:p>0.018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73">
                <text:p>0.01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964">
                <text:p>0.0189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9547">
                <text:p>0.0195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9646">
                <text:p>0.019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0411">
                <text:p>0.020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0743">
                <text:p>0.020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0792">
                <text:p>0.020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2005">
                <text:p>0.0220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1482">
                <text:p>0.0214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2141">
                <text:p>0.0221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2312">
                <text:p>0.0223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2554">
                <text:p>0.0225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3074">
                <text:p>0.0230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3238">
                <text:p>0.023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362">
                <text:p>0.023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4186">
                <text:p>0.024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4101">
                <text:p>0.024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4167">
                <text:p>0.0241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4433">
                <text:p>0.0244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4945">
                <text:p>0.0249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4952">
                <text:p>0.024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5439">
                <text:p>0.0254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6056">
                <text:p>0.0260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6255">
                <text:p>0.026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6804">
                <text:p>0.0268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7029">
                <text:p>0.0270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791">
                <text:p>0.027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836">
                <text:p>0.02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422">
                <text:p>0.028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8684">
                <text:p>0.028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9093">
                <text:p>0.029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355">
                <text:p>0.0293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0073">
                <text:p>0.0300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0309">
                <text:p>0.0303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0526">
                <text:p>0.0305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1037">
                <text:p>0.0310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1406">
                <text:p>0.0314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2733">
                <text:p>0.0327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3327">
                <text:p>0.033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3102">
                <text:p>0.033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3161">
                <text:p>0.0331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3376">
                <text:p>0.033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4087">
                <text:p>0.034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923">
                <text:p>0.0349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6151">
                <text:p>0.036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5606">
                <text:p>0.0356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5803">
                <text:p>0.0358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627">
                <text:p>0.036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6191">
                <text:p>0.0361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648">
                <text:p>0.03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6614">
                <text:p>0.0366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7645">
                <text:p>0.037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7867">
                <text:p>0.0378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8226">
                <text:p>0.0382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8823">
                <text:p>0.0388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888">
                <text:p>0.038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9795">
                <text:p>0.0397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0077">
                <text:p>0.0400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0601">
                <text:p>0.0406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0358">
                <text:p>0.0403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1479">
                <text:p>0.041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1538">
                <text:p>0.0415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2236">
                <text:p>0.0422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2667">
                <text:p>0.042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2725">
                <text:p>0.0427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3493">
                <text:p>0.0434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4188">
                <text:p>0.0441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4221">
                <text:p>0.044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5343">
                <text:p>0.045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5064">
                <text:p>0.045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5642">
                <text:p>0.045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5821">
                <text:p>0.0458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6923">
                <text:p>0.0469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6991">
                <text:p>0.046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7864">
                <text:p>0.0478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8379">
                <text:p>0.0483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8762">
                <text:p>0.0487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9098">
                <text:p>0.0490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9498">
                <text:p>0.0494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49662">
                <text:p>0.0496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0307">
                <text:p>0.050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0633">
                <text:p>0.0506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1486">
                <text:p>0.0514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1334">
                <text:p>0.0513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2296">
                <text:p>0.0522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2432">
                <text:p>0.0524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3483">
                <text:p>0.0534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54117">
                <text:p>0.054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4724">
                <text:p>0.0547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4851">
                <text:p>0.0548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5215">
                <text:p>0.0552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5927">
                <text:p>0.0559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56467">
                <text:p>0.0564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6856">
                <text:p>0.0568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57726">
                <text:p>0.0577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58188">
                <text:p>0.0581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8409">
                <text:p>0.0584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9346">
                <text:p>0.0593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59251">
                <text:p>0.0592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60021">
                <text:p>0.0600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60845">
                <text:p>0.0608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1257">
                <text:p>0.0612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1725">
                <text:p>0.061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62412">
                <text:p>0.0624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2746">
                <text:p>0.062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3112">
                <text:p>0.063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4012">
                <text:p>0.0640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6462">
                <text:p>0.064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64735">
                <text:p>0.0647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5639">
                <text:p>0.065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8002">
                <text:p>0.0680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7747">
                <text:p>0.0677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782">
                <text:p>0.067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8181">
                <text:p>0.0681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8396">
                <text:p>0.0683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2896">
                <text:p>0.0728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9134">
                <text:p>0.0691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9754">
                <text:p>0.0697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70472">
                <text:p>0.0704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0675">
                <text:p>0.070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1575">
                <text:p>0.0715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2024">
                <text:p>0.0720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4135">
                <text:p>0.074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7037">
                <text:p>0.077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77006">
                <text:p>0.0770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5308">
                <text:p>0.0753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75794">
                <text:p>0.0757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6107">
                <text:p>0.0761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6562">
                <text:p>0.0765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9503">
                <text:p>0.0795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8126">
                <text:p>0.0781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78517">
                <text:p>0.0785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8228">
                <text:p>0.078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78975">
                <text:p>0.0789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9801">
                <text:p>0.0798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0373">
                <text:p>0.0803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1209">
                <text:p>0.0812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1557">
                <text:p>0.0815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2384">
                <text:p>0.0823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3027">
                <text:p>0.0830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3231">
                <text:p>0.0832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3636">
                <text:p>0.0836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84931">
                <text:p>0.0849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4887">
                <text:p>0.0848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5743">
                <text:p>0.0857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6724">
                <text:p>0.0867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6671">
                <text:p>0.0866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87839">
                <text:p>0.0878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8514">
                <text:p>0.088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9046">
                <text:p>0.0890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89534">
                <text:p>0.0895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1333">
                <text:p>0.091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0742">
                <text:p>0.0907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171">
                <text:p>0.091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2892">
                <text:p>0.0928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3666">
                <text:p>0.0936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4452">
                <text:p>0.0944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95311">
                <text:p>0.0953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95538">
                <text:p>0.0955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96111">
                <text:p>0.0961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9637">
                <text:p>0.096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97177">
                <text:p>0.0971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8745">
                <text:p>0.098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8723">
                <text:p>0.0987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8807">
                <text:p>0.0988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0285">
                <text:p>0.1002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00641">
                <text:p>0.1006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01943">
                <text:p>0.1019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2496">
                <text:p>0.102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02407">
                <text:p>0.1024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03809">
                <text:p>0.1038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384">
                <text:p>0.103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5405">
                <text:p>0.1054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4989">
                <text:p>0.1049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06823">
                <text:p>0.1068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7278">
                <text:p>0.1072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08858">
                <text:p>0.1088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858">
                <text:p>0.108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09956">
                <text:p>0.1099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09961">
                <text:p>0.1099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11464">
                <text:p>0.111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13726">
                <text:p>0.1137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14564">
                <text:p>0.1145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12688">
                <text:p>0.1126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13025">
                <text:p>0.1130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13196">
                <text:p>0.1131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1468">
                <text:p>0.114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1577">
                <text:p>0.115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16464">
                <text:p>0.1164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17238">
                <text:p>0.1172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1658">
                <text:p>0.116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17968">
                <text:p>0.1179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8885">
                <text:p>0.1188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0098">
                <text:p>0.1200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092">
                <text:p>0.120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161">
                <text:p>0.121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2159">
                <text:p>0.1221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2549">
                <text:p>0.1225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23792">
                <text:p>0.1237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2462">
                <text:p>0.124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4595">
                <text:p>0.1245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25225">
                <text:p>0.1252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26703">
                <text:p>0.1267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26976">
                <text:p>0.126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28356">
                <text:p>0.1283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28368">
                <text:p>0.1283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28661">
                <text:p>0.1286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9827">
                <text:p>0.129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175">
                <text:p>0.131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3153">
                <text:p>0.131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2596">
                <text:p>0.1325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292">
                <text:p>0.132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4066">
                <text:p>0.1340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3466">
                <text:p>0.134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5726">
                <text:p>0.1357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8292">
                <text:p>0.1382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971">
                <text:p>0.139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8829">
                <text:p>0.1388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8604">
                <text:p>0.1386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41311">
                <text:p>0.1413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41231">
                <text:p>0.1412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42185">
                <text:p>0.1421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3183">
                <text:p>0.1431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2955">
                <text:p>0.1429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4093">
                <text:p>0.1440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4434">
                <text:p>0.1444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5701">
                <text:p>0.1457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5915">
                <text:p>0.1459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6506">
                <text:p>0.1465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8137">
                <text:p>0.1481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8109">
                <text:p>0.1481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9162">
                <text:p>0.1491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0158">
                <text:p>0.150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52267">
                <text:p>0.1522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51469">
                <text:p>0.1514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5252">
                <text:p>0.152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5329">
                <text:p>0.153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55319">
                <text:p>0.1553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54613">
                <text:p>0.1546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55789">
                <text:p>0.1557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5702">
                <text:p>0.157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57767">
                <text:p>0.1577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58765">
                <text:p>0.1587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59476">
                <text:p>0.1594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6113">
                <text:p>0.16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61589">
                <text:p>0.1615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61149">
                <text:p>0.1611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63366">
                <text:p>0.163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66272">
                <text:p>0.1662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65629">
                <text:p>0.1656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66985">
                <text:p>0.1669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65821">
                <text:p>0.1658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67823">
                <text:p>0.1678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67849">
                <text:p>0.1678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67903">
                <text:p>0.1679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6975">
                <text:p>0.169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70123">
                <text:p>0.170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71496">
                <text:p>0.1714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72047">
                <text:p>0.1720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74127">
                <text:p>0.1741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73851">
                <text:p>0.1738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75195">
                <text:p>0.175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76992">
                <text:p>0.1769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76561">
                <text:p>0.1765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77898">
                <text:p>0.1778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78306">
                <text:p>0.1783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79005">
                <text:p>0.179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79778">
                <text:p>0.1797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82217">
                <text:p>0.1822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8357">
                <text:p>0.183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83542">
                <text:p>0.1835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83986">
                <text:p>0.1839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85784">
                <text:p>0.1857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85697">
                <text:p>0.1856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88761">
                <text:p>0.1887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88645">
                <text:p>0.1886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88524">
                <text:p>0.1885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90721">
                <text:p>0.1907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90981">
                <text:p>0.1909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91649">
                <text:p>0.1916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93529">
                <text:p>0.1935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93736">
                <text:p>0.1937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94105">
                <text:p>0.1941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96119">
                <text:p>0.1961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97206">
                <text:p>0.1972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98758">
                <text:p>0.1987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97764">
                <text:p>0.1977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999">
                <text:p>0.19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00477">
                <text:p>0.2004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2284">
                <text:p>0.2022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02917">
                <text:p>0.2029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0328">
                <text:p>0.203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05014">
                <text:p>0.2050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05315">
                <text:p>0.2053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06729">
                <text:p>0.2067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07852">
                <text:p>0.2078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08161">
                <text:p>0.2081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0955">
                <text:p>0.209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10686">
                <text:p>0.2106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11583">
                <text:p>0.2115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14084">
                <text:p>0.2140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18704">
                <text:p>0.218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16158">
                <text:p>0.2161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17551">
                <text:p>0.2175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1793">
                <text:p>0.217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21113">
                <text:p>0.2211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21573">
                <text:p>0.2215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20919">
                <text:p>0.2209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20106">
                <text:p>0.2201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21594">
                <text:p>0.2215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22371">
                <text:p>0.2223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24154">
                <text:p>0.2241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25002">
                <text:p>0.2250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24989">
                <text:p>0.2249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27589">
                <text:p>0.2275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27292">
                <text:p>0.2272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27831">
                <text:p>0.2278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30398">
                <text:p>0.2303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3124">
                <text:p>0.231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31524">
                <text:p>0.2315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32632">
                <text:p>0.2326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33655">
                <text:p>0.2336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34693">
                <text:p>0.2346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36767">
                <text:p>0.2367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37684">
                <text:p>0.2376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38222">
                <text:p>0.2382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382">
                <text:p>0.23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39695">
                <text:p>0.2396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42235">
                <text:p>0.242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47923">
                <text:p>0.2479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1254">
                <text:p>0.2512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54882">
                <text:p>0.2548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49837">
                <text:p>0.2498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50611">
                <text:p>0.2506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47131">
                <text:p>0.2471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50233">
                <text:p>0.2502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50871">
                <text:p>0.2508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51727">
                <text:p>0.2517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52323">
                <text:p>0.2523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53624">
                <text:p>0.2536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56081">
                <text:p>0.2560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55058">
                <text:p>0.2550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57274">
                <text:p>0.2572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57298">
                <text:p>0.2572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59428">
                <text:p>0.2594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59818">
                <text:p>0.2598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60476">
                <text:p>0.2604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61461">
                <text:p>0.2614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63632">
                <text:p>0.2636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67959">
                <text:p>0.2679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73803">
                <text:p>0.2738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72158">
                <text:p>0.2721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69073">
                <text:p>0.2690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83648">
                <text:p>0.2836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82174">
                <text:p>0.2821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7825">
                <text:p>0.278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75944">
                <text:p>0.2759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88523">
                <text:p>0.2885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90044">
                <text:p>0.2900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8192">
                <text:p>0.281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81289">
                <text:p>0.2812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82628">
                <text:p>0.2826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80135">
                <text:p>0.2801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81803">
                <text:p>0.2818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80892">
                <text:p>0.2808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83318">
                <text:p>0.2833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84458">
                <text:p>0.2844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84951">
                <text:p>0.2849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86079">
                <text:p>0.2860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87261">
                <text:p>0.2872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87364">
                <text:p>0.2873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89874">
                <text:p>0.2898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89946">
                <text:p>0.2899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92314">
                <text:p>0.2923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92122">
                <text:p>0.2921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93968">
                <text:p>0.2939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9547">
                <text:p>0.295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96525">
                <text:p>0.2965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97748">
                <text:p>0.2977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99861">
                <text:p>0.2998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99906">
                <text:p>0.2999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03816">
                <text:p>0.3038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01754">
                <text:p>0.3017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02893">
                <text:p>0.3028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03909">
                <text:p>0.3039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0582">
                <text:p>0.305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06247">
                <text:p>0.3062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15208">
                <text:p>0.3152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09277">
                <text:p>0.3092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10008">
                <text:p>0.3100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12268">
                <text:p>0.3122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1319">
                <text:p>0.313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13004">
                <text:p>0.3130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14483">
                <text:p>0.3144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16078">
                <text:p>0.3160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17763">
                <text:p>0.3177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17911">
                <text:p>0.3179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22216">
                <text:p>0.3222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21837">
                <text:p>0.3218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22635">
                <text:p>0.3226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22916">
                <text:p>0.3229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24688">
                <text:p>0.3246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25223">
                <text:p>0.3252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28015">
                <text:p>0.3280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28657">
                <text:p>0.3286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2937">
                <text:p>0.329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30895">
                <text:p>0.3308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33904">
                <text:p>0.3339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34154">
                <text:p>0.3341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33683">
                <text:p>0.3336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36176">
                <text:p>0.3361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37015">
                <text:p>0.3370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38247">
                <text:p>0.3382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3965">
                <text:p>0.339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4048">
                <text:p>0.340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42905">
                <text:p>0.3429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42711">
                <text:p>0.3427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45083">
                <text:p>0.3450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45992">
                <text:p>0.3459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46328">
                <text:p>0.3463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48297">
                <text:p>0.3482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48794">
                <text:p>0.3487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51476">
                <text:p>0.3514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51947">
                <text:p>0.3519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53295">
                <text:p>0.3532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5415">
                <text:p>0.354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55704">
                <text:p>0.355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57712">
                <text:p>0.3577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58214">
                <text:p>0.3582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60165">
                <text:p>0.3601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60177">
                <text:p>0.3601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61287">
                <text:p>0.3612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63538">
                <text:p>0.3635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65073">
                <text:p>0.3650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65744">
                <text:p>0.3657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68348">
                <text:p>0.3683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68586">
                <text:p>0.3685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70752">
                <text:p>0.3707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71675">
                <text:p>0.3716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72195">
                <text:p>0.3721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75043">
                <text:p>0.3750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75533">
                <text:p>0.3755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76488">
                <text:p>0.3764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7761">
                <text:p>0.377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78514">
                <text:p>0.3785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79914">
                <text:p>0.3799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82184">
                <text:p>0.3821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83285">
                <text:p>0.3832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87979">
                <text:p>0.3879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90332">
                <text:p>0.3903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87233">
                <text:p>0.3872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88577">
                <text:p>0.3885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89268">
                <text:p>0.3892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907">
                <text:p>0.39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93668">
                <text:p>0.3936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97576">
                <text:p>0.3975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00964">
                <text:p>0.4009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0091">
                <text:p>0.400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04309">
                <text:p>0.4043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05321">
                <text:p>0.4053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01951">
                <text:p>0.4019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03653">
                <text:p>0.4036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03362">
                <text:p>0.4033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04687">
                <text:p>0.4046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04785">
                <text:p>0.4047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08298">
                <text:p>0.4082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0963">
                <text:p>0.40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09453">
                <text:p>0.4094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11276">
                <text:p>0.4112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13188">
                <text:p>0.4131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19098">
                <text:p>0.4190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16126">
                <text:p>0.4161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16843">
                <text:p>0.4168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1802">
                <text:p>0.418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18939">
                <text:p>0.4189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22739">
                <text:p>0.4227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22959">
                <text:p>0.4229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24272">
                <text:p>0.4242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24478">
                <text:p>0.4244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26495">
                <text:p>0.4264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27585">
                <text:p>0.4275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28264">
                <text:p>0.4282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31587">
                <text:p>0.4315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33425">
                <text:p>0.4334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36194">
                <text:p>0.436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36512">
                <text:p>0.4365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43711">
                <text:p>0.4437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38816">
                <text:p>0.4388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38524">
                <text:p>0.4385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40103">
                <text:p>0.4401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41695">
                <text:p>0.4416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42741">
                <text:p>0.44274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44164">
                <text:p>0.4441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45876">
                <text:p>0.4458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48575">
                <text:p>0.4485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4988">
                <text:p>0.449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49405">
                <text:p>0.4494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52942">
                <text:p>0.4529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54138">
                <text:p>0.454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54723">
                <text:p>0.4547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56562">
                <text:p>0.4565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58317">
                <text:p>0.4583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5931">
                <text:p>0.459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6053">
                <text:p>0.460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63305">
                <text:p>0.4633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62577">
                <text:p>0.4625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6561">
                <text:p>0.465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66244">
                <text:p>0.4662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67979">
                <text:p>0.4679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6869">
                <text:p>0.468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72331">
                <text:p>0.4723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72565">
                <text:p>0.4725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73888">
                <text:p>0.4738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75496">
                <text:p>0.4754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7598">
                <text:p>0.475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77379">
                <text:p>0.47737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84403">
                <text:p>0.4844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81238">
                <text:p>0.4812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8285">
                <text:p>0.482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83587">
                <text:p>0.4835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85044">
                <text:p>0.48504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87013">
                <text:p>0.4870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89128">
                <text:p>0.4891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89571">
                <text:p>0.4895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91646">
                <text:p>0.4916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92453">
                <text:p>0.4924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94501">
                <text:p>0.4945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95713">
                <text:p>0.4957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97385">
                <text:p>0.4973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99265">
                <text:p>0.4992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500919">
                <text:p>0.5009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0267">
                <text:p>0.502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503908">
                <text:p>0.5039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505442">
                <text:p>0.5054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506284">
                <text:p>0.5062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509428">
                <text:p>0.5094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511866">
                <text:p>0.5118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511948">
                <text:p>0.5119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514134">
                <text:p>0.5141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51452">
                <text:p>0.514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517955">
                <text:p>0.5179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516343">
                <text:p>0.5163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518309">
                <text:p>0.5183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520501">
                <text:p>0.5205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528064">
                <text:p>0.5280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534406">
                <text:p>0.5344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531616">
                <text:p>0.5316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542034">
                <text:p>0.5420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549638">
                <text:p>0.5496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536597">
                <text:p>0.5365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531321">
                <text:p>0.5313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544533">
                <text:p>0.5445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55407">
                <text:p>0.554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538142">
                <text:p>0.5381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539938">
                <text:p>0.5399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53889">
                <text:p>0.53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540119">
                <text:p>0.5401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555847">
                <text:p>0.5558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555336">
                <text:p>0.5553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550148">
                <text:p>0.5501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549392">
                <text:p>0.5493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547193">
                <text:p>0.5471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568331">
                <text:p>0.5683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56091">
                <text:p>0.560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6599">
                <text:p>0.565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556893">
                <text:p>0.5568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569465">
                <text:p>0.5694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569914">
                <text:p>0.5699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566068">
                <text:p>0.5660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63469">
                <text:p>0.5634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5629">
                <text:p>0.56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563021">
                <text:p>0.5630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570185">
                <text:p>0.5701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569044">
                <text:p>0.5690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568486">
                <text:p>0.5684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69781">
                <text:p>0.56978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572597">
                <text:p>0.5725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573212">
                <text:p>0.5732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574959">
                <text:p>0.5749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577225">
                <text:p>0.5772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578848">
                <text:p>0.5788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58254">
                <text:p>0.582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579694">
                <text:p>0.5796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586427">
                <text:p>0.5864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08065">
                <text:p>0.6080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0292">
                <text:p>0.602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591127">
                <text:p>0.5911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591348">
                <text:p>0.5913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592257">
                <text:p>0.5922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95346">
                <text:p>0.5953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597915">
                <text:p>0.5979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597172">
                <text:p>0.5971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00484">
                <text:p>0.6004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603133">
                <text:p>0.6031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603747">
                <text:p>0.6037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604895">
                <text:p>0.6048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05382">
                <text:p>0.6053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0913">
                <text:p>0.609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610422">
                <text:p>0.6104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610027">
                <text:p>0.6100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611515">
                <text:p>0.6115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19351">
                <text:p>0.6193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638802">
                <text:p>0.6388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617181">
                <text:p>0.6171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618269">
                <text:p>0.61826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20825">
                <text:p>0.6208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620725">
                <text:p>0.6207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622421">
                <text:p>0.6224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623616">
                <text:p>0.6236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25633">
                <text:p>0.6256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628649">
                <text:p>0.6286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2919">
                <text:p>0.629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30776">
                <text:p>0.63077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632901">
                <text:p>0.6329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638266">
                <text:p>0.6382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38572">
                <text:p>0.6385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39353">
                <text:p>0.639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639589">
                <text:p>0.6395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643209">
                <text:p>0.6432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643088">
                <text:p>0.6430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646251">
                <text:p>0.6462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649817">
                <text:p>0.6498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648291">
                <text:p>0.6482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49616">
                <text:p>0.6496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651868">
                <text:p>0.6518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652281">
                <text:p>0.6522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653375">
                <text:p>0.6533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65736">
                <text:p>0.657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659171">
                <text:p>0.6591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660925">
                <text:p>0.6609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62184">
                <text:p>0.6621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63647">
                <text:p>0.6636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664265">
                <text:p>0.6642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66939">
                <text:p>0.6669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67696">
                <text:p>0.6676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668764">
                <text:p>0.6687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671359">
                <text:p>0.6713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672788">
                <text:p>0.6727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76071">
                <text:p>0.6760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679063">
                <text:p>0.6790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677204">
                <text:p>0.6772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679664">
                <text:p>0.6796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81689">
                <text:p>0.6816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687932">
                <text:p>0.6879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68664">
                <text:p>0.686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687555">
                <text:p>0.6875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90499">
                <text:p>0.6904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689952">
                <text:p>0.6899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92847">
                <text:p>0.6928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693727">
                <text:p>0.6937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02822">
                <text:p>0.7028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00358">
                <text:p>0.7003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12174">
                <text:p>0.7121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15429">
                <text:p>0.7154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04337">
                <text:p>0.7043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08319">
                <text:p>0.7083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07462">
                <text:p>0.7074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10165">
                <text:p>0.7101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10534">
                <text:p>0.7105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11253">
                <text:p>0.7112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27395">
                <text:p>0.7273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27182">
                <text:p>0.72718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41669">
                <text:p>0.7416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20858">
                <text:p>0.7208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25715">
                <text:p>0.7257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23007">
                <text:p>0.7230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23518">
                <text:p>0.7235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27018">
                <text:p>0.7270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2754">
                <text:p>0.727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31876">
                <text:p>0.7318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3197">
                <text:p>0.731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37565">
                <text:p>0.7375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735982">
                <text:p>0.7359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3669">
                <text:p>0.736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74001">
                <text:p>0.74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43963">
                <text:p>0.7439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44534">
                <text:p>0.7445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45202">
                <text:p>0.7452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46145">
                <text:p>0.7461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47807">
                <text:p>0.7478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50817">
                <text:p>0.7508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51646">
                <text:p>0.7516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57488">
                <text:p>0.7574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55279">
                <text:p>0.7552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61462">
                <text:p>0.7614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60028">
                <text:p>0.7600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62293">
                <text:p>0.7622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6345">
                <text:p>0.763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65336">
                <text:p>0.7653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66495">
                <text:p>0.7664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71285">
                <text:p>0.7712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69806">
                <text:p>0.7698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71644">
                <text:p>0.7716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783801">
                <text:p>0.7838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85309">
                <text:p>0.7853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11426">
                <text:p>0.8114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89417">
                <text:p>0.7894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91013">
                <text:p>0.7910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84416">
                <text:p>0.7844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790002">
                <text:p>0.7900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79194">
                <text:p>0.791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89229">
                <text:p>0.7892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795115">
                <text:p>0.7951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17634">
                <text:p>0.8176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797254">
                <text:p>0.79725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97604">
                <text:p>0.7976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02591">
                <text:p>0.8025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29713">
                <text:p>0.8297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18328">
                <text:p>0.8183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06055">
                <text:p>0.8060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08305">
                <text:p>0.8083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1807">
                <text:p>0.8418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2514">
                <text:p>0.825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27664">
                <text:p>0.8276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2197">
                <text:p>0.821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28998">
                <text:p>0.82899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2224">
                <text:p>0.8422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884">
                <text:p>0.8488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6661">
                <text:p>0.8466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3103">
                <text:p>0.8431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35211">
                <text:p>0.8352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30183">
                <text:p>0.8301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36802">
                <text:p>0.8368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38891">
                <text:p>0.8388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35246">
                <text:p>0.8352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38525">
                <text:p>0.8385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39904">
                <text:p>0.8399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41247">
                <text:p>0.8412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75549">
                <text:p>0.8755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79654">
                <text:p>0.8796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59695">
                <text:p>0.8596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1354">
                <text:p>0.8613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90169">
                <text:p>0.8901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74076">
                <text:p>0.8740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70507">
                <text:p>0.8705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94822">
                <text:p>0.8948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70016">
                <text:p>0.8700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74789">
                <text:p>0.87478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561">
                <text:p>0.8656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6641">
                <text:p>0.8666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65638">
                <text:p>0.8656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69914">
                <text:p>0.8699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2931">
                <text:p>0.8729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81848">
                <text:p>0.8818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06995">
                <text:p>0.9069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96428">
                <text:p>0.8964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92708">
                <text:p>0.8927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05733">
                <text:p>0.9057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02356">
                <text:p>0.90235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20199">
                <text:p>0.9201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908645">
                <text:p>0.9086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901319">
                <text:p>0.9013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17203">
                <text:p>0.91720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921173">
                <text:p>0.9211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918996">
                <text:p>0.9189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23425">
                <text:p>0.9234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21195">
                <text:p>0.9211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17875">
                <text:p>0.9178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07521">
                <text:p>0.9075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17909">
                <text:p>0.9179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26627">
                <text:p>0.92662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32151">
                <text:p>0.9321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925317">
                <text:p>0.9253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27847">
                <text:p>0.9278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54256">
                <text:p>0.9542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31921">
                <text:p>0.9319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954247">
                <text:p>0.95424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37282">
                <text:p>0.9372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34773">
                <text:p>0.9347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43944">
                <text:p>0.9439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31593">
                <text:p>0.9315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56823">
                <text:p>0.9568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52126">
                <text:p>0.9521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64403">
                <text:p>0.9644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65948">
                <text:p>0.9659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58563">
                <text:p>0.9585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53936">
                <text:p>0.9539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48712">
                <text:p>0.9487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41072">
                <text:p>0.9410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43535">
                <text:p>0.9435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45191">
                <text:p>0.9451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4903">
                <text:p>0.949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78799">
                <text:p>0.9787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67843">
                <text:p>0.9678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86942">
                <text:p>0.98694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59167">
                <text:p>0.9591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59553">
                <text:p>0.9595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86219">
                <text:p>0.9862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64385">
                <text:p>0.9643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65824">
                <text:p>0.9658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69754">
                <text:p>0.9697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7069">
                <text:p>0.970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7162">
                <text:p>0.971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72739">
                <text:p>0.9727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74023">
                <text:p>0.9740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81084">
                <text:p>0.9810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79969">
                <text:p>0.9799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017618">
                <text:p>1.0176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026051">
                <text:p>1.0260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93391">
                <text:p>0.9933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008956">
                <text:p>1.0089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010112">
                <text:p>1.0101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93186">
                <text:p>0.9931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94693">
                <text:p>0.9946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014555">
                <text:p>1.0145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0457">
                <text:p>1.04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038703">
                <text:p>1.0387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011632">
                <text:p>1.0116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041755">
                <text:p>1.0417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030086">
                <text:p>1.0300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021599">
                <text:p>1.02159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014702">
                <text:p>1.01470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013153">
                <text:p>1.01315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019713">
                <text:p>1.0197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023136">
                <text:p>1.0231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026638">
                <text:p>1.0266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029334">
                <text:p>1.0293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032397">
                <text:p>1.0323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036721">
                <text:p>1.0367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038367">
                <text:p>1.0383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046642">
                <text:p>1.0466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052626">
                <text:p>1.0526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038614">
                <text:p>1.0386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036304">
                <text:p>1.03630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040453">
                <text:p>1.0404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041034">
                <text:p>1.0410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04344">
                <text:p>1.043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043288">
                <text:p>1.0432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05383">
                <text:p>1.053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050745">
                <text:p>1.0507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054602">
                <text:p>1.05460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056878">
                <text:p>1.0568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056072">
                <text:p>1.0560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059402">
                <text:p>1.0594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062232">
                <text:p>1.0622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069369">
                <text:p>1.0693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068897">
                <text:p>1.0688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067133">
                <text:p>1.0671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067072">
                <text:p>1.0670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073548">
                <text:p>1.0735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071302">
                <text:p>1.07130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075315">
                <text:p>1.0753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080324">
                <text:p>1.0803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079535">
                <text:p>1.0795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092866">
                <text:p>1.0928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94041">
                <text:p>1.0940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085321">
                <text:p>1.0853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08712">
                <text:p>1.087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090975">
                <text:p>1.0909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090431">
                <text:p>1.0904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097388">
                <text:p>1.0973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109939">
                <text:p>1.1099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113801">
                <text:p>1.1138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145948">
                <text:p>1.1459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10234">
                <text:p>1.102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109935">
                <text:p>1.1099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132781">
                <text:p>1.1327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127387">
                <text:p>1.1273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113445">
                <text:p>1.1134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13079">
                <text:p>1.130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113475">
                <text:p>1.1134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129132">
                <text:p>1.1291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142815">
                <text:p>1.1428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167973">
                <text:p>1.16797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144395">
                <text:p>1.1443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125548">
                <text:p>1.12554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12788">
                <text:p>1.127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128605">
                <text:p>1.1286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133469">
                <text:p>1.133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